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4fa" officeooo:paragraph-rsid="001804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tter analysis for capture thread</text:p>
      <text:p text:style-name="P1">Jitter for frame 1 is <text:s text:c="3"/>0.00604</text:p>
      <text:p text:style-name="P1">Jitter for frame 2 is <text:s text:c="2"/>-0.00185</text:p>
      <text:p text:style-name="P1">Jitter for frame 3 is <text:s text:c="2"/>-0.00077</text:p>
      <text:p text:style-name="P1">Jitter for frame 4 is <text:s text:c="2"/>-0.00192</text:p>
      <text:p text:style-name="P1">Jitter for frame 5 is <text:s text:c="2"/>-0.00036</text:p>
      <text:p text:style-name="P1">Jitter for frame 6 is <text:s text:c="2"/>-0.00373</text:p>
      <text:p text:style-name="P1">Jitter for frame 7 is <text:s text:c="2"/>-0.00194</text:p>
      <text:p text:style-name="P1">Jitter for frame 8 is <text:s text:c="2"/>-0.00391</text:p>
      <text:p text:style-name="P1">Jitter for frame 9 is <text:s text:c="3"/>0.00326</text:p>
      <text:p text:style-name="P1">Jitter for frame 10 is <text:s text:c="3"/>0.00014</text:p>
      <text:p text:style-name="P1">Jitter for frame 11 is <text:s text:c="2"/>-0.00193</text:p>
      <text:p text:style-name="P1">Jitter for frame 12 is <text:s text:c="3"/>0.00248</text:p>
      <text:p text:style-name="P1">Jitter for frame 13 is <text:s text:c="2"/>-0.00414</text:p>
      <text:p text:style-name="P1">Jitter for frame 14 is <text:s text:c="2"/>-0.00010</text:p>
      <text:p text:style-name="P1">Jitter for frame 15 is <text:s text:c="2"/>-0.00216</text:p>
      <text:p text:style-name="P1">Jitter for frame 16 is <text:s text:c="2"/>-0.00323</text:p>
      <text:p text:style-name="P1">Jitter for frame 17 is <text:s text:c="2"/>-0.00270</text:p>
      <text:p text:style-name="P1">Jitter for frame 18 is <text:s text:c="2"/>-0.00339</text:p>
      <text:p text:style-name="P1">Jitter for frame 19 is <text:s text:c="2"/>-0.00234</text:p>
      <text:p text:style-name="P1">Jitter for frame 20 is <text:s text:c="2"/>-0.00352</text:p>
      <text:p text:style-name="P1">Jitter for frame 21 is <text:s text:c="3"/>0.00081</text:p>
      <text:p text:style-name="P1">Jitter for frame 22 is <text:s text:c="2"/>-0.00133</text:p>
      <text:p text:style-name="P1">Jitter for frame 23 is <text:s text:c="2"/>-0.00268</text:p>
      <text:p text:style-name="P1">Jitter for frame 24 is <text:s text:c="2"/>-0.00465</text:p>
      <text:p text:style-name="P1">Jitter for frame 25 is <text:s text:c="2"/>-0.00417</text:p>
      <text:p text:style-name="P1">Jitter for frame 26 is <text:s text:c="2"/>-0.00339</text:p>
      <text:p text:style-name="P1">Jitter for frame 27 is <text:s text:c="2"/>-0.00258</text:p>
      <text:p text:style-name="P1">Jitter for frame 28 is <text:s text:c="2"/>-0.00333</text:p>
      <text:p text:style-name="P1">Jitter for frame 29 is <text:s text:c="2"/>-0.00227</text:p>
      <text:p text:style-name="P1">Jitter for frame 30 is <text:s text:c="2"/>-0.00370</text:p>
      <text:p text:style-name="P1">Jitter for frame 31 is <text:s text:c="2"/>-0.00176</text:p>
      <text:p text:style-name="P1">Jitter for frame 32 is <text:s text:c="2"/>-0.00146</text:p>
      <text:p text:style-name="P1">Jitter for frame 33 is <text:s text:c="2"/>-0.00178</text:p>
      <text:p text:style-name="P1">Jitter for frame 34 is <text:s text:c="2"/>-0.00418</text:p>
      <text:p text:style-name="P1">Jitter for frame 35 is <text:s text:c="2"/>-0.00287</text:p>
      <text:p text:style-name="P1">Jitter for frame 36 is <text:s text:c="2"/>-0.00181</text:p>
      <text:p text:style-name="P1">Jitter for frame 37 is <text:s text:c="2"/>-0.00364</text:p>
      <text:p text:style-name="P1">Jitter for frame 38 is <text:s text:c="2"/>-0.00386</text:p>
      <text:p text:style-name="P1">Jitter for frame 39 is <text:s text:c="2"/>-0.00382</text:p>
      <text:p text:style-name="P1">Jitter for frame 40 is <text:s text:c="2"/>-0.00409</text:p>
      <text:p text:style-name="P1">Jitter for frame 41 is <text:s text:c="2"/>-0.00383</text:p>
      <text:p text:style-name="P1">Jitter for frame 42 is <text:s text:c="2"/>-0.00151</text:p>
      <text:p text:style-name="P1">Jitter for frame 43 is <text:s text:c="2"/>-0.00149</text:p>
      <text:p text:style-name="P1">Jitter for frame 44 is <text:s text:c="2"/>-0.00147</text:p>
      <text:p text:style-name="P1">Jitter for frame 45 is <text:s text:c="2"/>-0.00292</text:p>
      <text:p text:style-name="P1">Jitter for frame 46 is <text:s text:c="2"/>-0.00408</text:p>
      <text:p text:style-name="P1">Jitter for frame 47 is <text:s text:c="2"/>-0.00390</text:p>
      <text:p text:style-name="P1">Jitter for frame 48 is <text:s text:c="2"/>-0.00027</text:p>
      <text:p text:style-name="P1"><text:soft-page-break/>Jitter for frame 49 is <text:s text:c="2"/>-0.00185</text:p>
      <text:p text:style-name="P1">Jitter for frame 50 is <text:s text:c="2"/>-0.00346</text:p>
      <text:p text:style-name="P1">Jitter for frame 51 is <text:s text:c="2"/>-0.00014</text:p>
      <text:p text:style-name="P1">Jitter for frame 52 is <text:s text:c="3"/>0.00050</text:p>
      <text:p text:style-name="P1">Jitter for frame 53 is <text:s text:c="2"/>-0.00063</text:p>
      <text:p text:style-name="P1">Jitter for frame 54 is <text:s text:c="3"/>0.00052</text:p>
      <text:p text:style-name="P1">Jitter for frame 55 is <text:s text:c="2"/>-0.00392</text:p>
      <text:p text:style-name="P1">Jitter for frame 56 is <text:s text:c="2"/>-0.00350</text:p>
      <text:p text:style-name="P1">Jitter for frame 57 is <text:s text:c="3"/>0.00214</text:p>
      <text:p text:style-name="P1">Jitter for frame 58 is <text:s text:c="2"/>-0.00158</text:p>
      <text:p text:style-name="P1">Jitter for frame 59 is <text:s text:c="2"/>-0.00423</text:p>
      <text:p text:style-name="P1">Jitter for frame 60 is <text:s text:c="2"/>-0.00449</text:p>
      <text:p text:style-name="P1">Jitter for frame 61 is <text:s text:c="2"/>-0.00209</text:p>
      <text:p text:style-name="P1">Jitter for frame 62 is <text:s text:c="3"/>0.00336</text:p>
      <text:p text:style-name="P1">Jitter for frame 63 is <text:s text:c="2"/>-0.00224</text:p>
      <text:p text:style-name="P1">Jitter for frame 64 is <text:s text:c="2"/>-0.00291</text:p>
      <text:p text:style-name="P1">Jitter for frame 65 is <text:s text:c="2"/>-0.00394</text:p>
      <text:p text:style-name="P1">Jitter for frame 66 is <text:s text:c="2"/>-0.00214</text:p>
      <text:p text:style-name="P1">Jitter for frame 67 is <text:s text:c="2"/>-0.00332</text:p>
      <text:p text:style-name="P1">Jitter for frame 68 is <text:s text:c="2"/>-0.00310</text:p>
      <text:p text:style-name="P1">Jitter for frame 69 is <text:s text:c="2"/>-0.00399</text:p>
      <text:p text:style-name="P1">Jitter for frame 70 is <text:s text:c="2"/>-0.00079</text:p>
      <text:p text:style-name="P1">Jitter for frame 71 is <text:s text:c="2"/>-0.00346</text:p>
      <text:p text:style-name="P1">Jitter for frame 72 is <text:s text:c="2"/>-0.00291</text:p>
      <text:p text:style-name="P1">Jitter for frame 73 is <text:s text:c="3"/>0.00164</text:p>
      <text:p text:style-name="P1">Jitter for frame 74 is <text:s text:c="2"/>-0.00173</text:p>
      <text:p text:style-name="P1">Jitter for frame 75 is <text:s text:c="3"/>0.00003</text:p>
      <text:p text:style-name="P1">Jitter for frame 76 is <text:s text:c="2"/>-0.00295</text:p>
      <text:p text:style-name="P1">Jitter for frame 77 is <text:s text:c="2"/>-0.00258</text:p>
      <text:p text:style-name="P1">Jitter for frame 78 is <text:s text:c="2"/>-0.00364</text:p>
      <text:p text:style-name="P1">Jitter for frame 79 is <text:s text:c="2"/>-0.00397</text:p>
      <text:p text:style-name="P1">Jitter for frame 80 is <text:s text:c="2"/>-0.00172</text:p>
      <text:p text:style-name="P1">Jitter for frame 81 is <text:s text:c="2"/>-0.00095</text:p>
      <text:p text:style-name="P1">Jitter for frame 82 is <text:s text:c="2"/>-0.00202</text:p>
      <text:p text:style-name="P1">Jitter for frame 83 is <text:s text:c="2"/>-0.00327</text:p>
      <text:p text:style-name="P1">Jitter for frame 84 is <text:s text:c="2"/>-0.00341</text:p>
      <text:p text:style-name="P1">Jitter for frame 85 is <text:s text:c="2"/>-0.00149</text:p>
      <text:p text:style-name="P1">Jitter for frame 86 is <text:s text:c="2"/>-0.00355</text:p>
      <text:p text:style-name="P1">Jitter for frame 87 is <text:s text:c="2"/>-0.00339</text:p>
      <text:p text:style-name="P1">Jitter for frame 88 is <text:s text:c="2"/>-0.00220</text:p>
      <text:p text:style-name="P1">Jitter for frame 89 is <text:s text:c="3"/>0.00516</text:p>
      <text:p text:style-name="P1">Jitter for frame 90 is <text:s text:c="2"/>-0.00183</text:p>
      <text:p text:style-name="P1">Jitter for frame 91 is <text:s text:c="3"/>0.00325</text:p>
      <text:p text:style-name="P1">Jitter for frame 92 is <text:s text:c="2"/>-0.00368</text:p>
      <text:p text:style-name="P1">Jitter for frame 93 is <text:s text:c="2"/>-0.00252</text:p>
      <text:p text:style-name="P1">Jitter for frame 94 is <text:s text:c="2"/>-0.00383</text:p>
      <text:p text:style-name="P1">Jitter for frame 95 is <text:s text:c="2"/>-0.00146</text:p>
      <text:p text:style-name="P1">Jitter for frame 96 is <text:s text:c="2"/>-0.00204</text:p>
      <text:p text:style-name="P1">Jitter for frame 97 is <text:s text:c="2"/>-0.00183</text:p>
      <text:p text:style-name="P1"><text:soft-page-break/>Jitter for frame 98 is <text:s text:c="2"/>-0.00370</text:p>
      <text:p text:style-name="P1">Jitter for frame 99 is <text:s text:c="3"/>0.00134</text:p>
      <text:p text:style-name="P1">Jitter for frame 100 is <text:s text:c="3"/>0.00597</text:p>
      <text:p text:style-name="P1">Jitter for frame 101 is <text:s text:c="3"/>0.00281</text:p>
      <text:p text:style-name="P1">Jitter for frame 102 is <text:s text:c="3"/>0.00784</text:p>
      <text:p text:style-name="P1">Jitter for frame 103 is <text:s text:c="2"/>-0.00318</text:p>
      <text:p text:style-name="P1">Jitter for frame 104 is <text:s text:c="3"/>0.00039</text:p>
      <text:p text:style-name="P1">Jitter for frame 105 is <text:s text:c="2"/>-0.00433</text:p>
      <text:p text:style-name="P1">Jitter for frame 106 is <text:s text:c="3"/>0.00386</text:p>
      <text:p text:style-name="P1">Jitter for frame 107 is <text:s text:c="2"/>-0.00410</text:p>
      <text:p text:style-name="P1">Jitter for frame 108 is <text:s text:c="3"/>0.00493</text:p>
      <text:p text:style-name="P1">Jitter for frame 109 is <text:s text:c="2"/>-0.00294</text:p>
      <text:p text:style-name="P1">Jitter for frame 110 is <text:s text:c="2"/>-0.00181</text:p>
      <text:p text:style-name="P1">Jitter for frame 111 is <text:s text:c="2"/>-0.00289</text:p>
      <text:p text:style-name="P1">Jitter for frame 112 is <text:s text:c="3"/>0.00250</text:p>
      <text:p text:style-name="P1">Jitter for frame 113 is <text:s text:c="3"/>0.00341</text:p>
      <text:p text:style-name="P1">Jitter for frame 114 is <text:s text:c="2"/>-0.00108</text:p>
      <text:p text:style-name="P1">Jitter for frame 115 is <text:s text:c="3"/>0.00526</text:p>
      <text:p text:style-name="P1">Jitter for frame 116 is <text:s text:c="3"/>0.00243</text:p>
      <text:p text:style-name="P1">Jitter for frame 117 is <text:s text:c="2"/>-0.00423</text:p>
      <text:p text:style-name="P1">Jitter for frame 118 is <text:s text:c="3"/>0.00147</text:p>
      <text:p text:style-name="P1">Jitter for frame 119 is <text:s text:c="3"/>0.00284</text:p>
      <text:p text:style-name="P1">Jitter for frame 120 is <text:s text:c="2"/>-0.00244</text:p>
      <text:p text:style-name="P1">Jitter for frame 121 is <text:s text:c="2"/>-0.00153</text:p>
      <text:p text:style-name="P1">Jitter for frame 122 is <text:s text:c="3"/>0.00339</text:p>
      <text:p text:style-name="P1">Jitter for frame 123 is <text:s text:c="2"/>-0.00047</text:p>
      <text:p text:style-name="P1">Jitter for frame 124 is <text:s text:c="3"/>0.00296</text:p>
      <text:p text:style-name="P1">Jitter for frame 125 is <text:s text:c="2"/>-0.00355</text:p>
      <text:p text:style-name="P1">Jitter for frame 126 is <text:s text:c="2"/>-0.00361</text:p>
      <text:p text:style-name="P1">Jitter for frame 127 is <text:s text:c="2"/>-0.00273</text:p>
      <text:p text:style-name="P1">Jitter for frame 128 is <text:s text:c="2"/>-0.00243</text:p>
      <text:p text:style-name="P1">Jitter for frame 129 is <text:s text:c="2"/>-0.00252</text:p>
      <text:p text:style-name="P1">Jitter for frame 130 is <text:s text:c="2"/>-0.00079</text:p>
      <text:p text:style-name="P1">Jitter for frame 131 is <text:s text:c="2"/>-0.00105</text:p>
      <text:p text:style-name="P1">Jitter for frame 132 is <text:s text:c="3"/>0.00683</text:p>
      <text:p text:style-name="P1">Jitter for frame 133 is <text:s text:c="3"/>0.00215</text:p>
      <text:p text:style-name="P1">Jitter for frame 134 is <text:s text:c="3"/>0.01118</text:p>
      <text:p text:style-name="P1">Jitter for frame 135 is <text:s text:c="2"/>-0.00204</text:p>
      <text:p text:style-name="P1">Jitter for frame 136 is <text:s text:c="2"/>-0.00281</text:p>
      <text:p text:style-name="P1">Jitter for frame 137 is <text:s text:c="2"/>-0.00242</text:p>
      <text:p text:style-name="P1">Jitter for frame 138 is <text:s text:c="2"/>-0.00159</text:p>
      <text:p text:style-name="P1">Jitter for frame 139 is <text:s text:c="3"/>0.00404</text:p>
      <text:p text:style-name="P1">Jitter for frame 140 is <text:s text:c="2"/>-0.00058</text:p>
      <text:p text:style-name="P1">Jitter for frame 141 is <text:s text:c="2"/>-0.00164</text:p>
      <text:p text:style-name="P1">Jitter for frame 142 is <text:s text:c="2"/>-0.00026</text:p>
      <text:p text:style-name="P1">Jitter for frame 143 is <text:s text:c="2"/>-0.00147</text:p>
      <text:p text:style-name="P1">Jitter for frame 144 is <text:s text:c="2"/>-0.00186</text:p>
      <text:p text:style-name="P1">Jitter for frame 145 is <text:s text:c="2"/>-0.00028</text:p>
      <text:p text:style-name="P1">Jitter for frame 146 is <text:s text:c="2"/>-0.00218</text:p>
      <text:p text:style-name="P1"><text:soft-page-break/>Jitter for frame 147 is <text:s text:c="2"/>-0.00177</text:p>
      <text:p text:style-name="P1">Jitter for frame 148 is <text:s text:c="2"/>-0.00156</text:p>
      <text:p text:style-name="P1">Jitter for frame 149 is <text:s text:c="3"/>0.00399</text:p>
      <text:p text:style-name="P1">Jitter for frame 150 is <text:s text:c="3"/>0.00230</text:p>
      <text:p text:style-name="P1">Jitter for frame 151 is <text:s text:c="3"/>0.00621</text:p>
      <text:p text:style-name="P1">Jitter for frame 152 is <text:s text:c="2"/>-0.00365</text:p>
      <text:p text:style-name="P1">Jitter for frame 153 is <text:s text:c="2"/>-0.00397</text:p>
      <text:p text:style-name="P1">Jitter for frame 154 is <text:s text:c="3"/>0.00385</text:p>
      <text:p text:style-name="P1">Jitter for frame 155 is <text:s text:c="3"/>0.00388</text:p>
      <text:p text:style-name="P1">Jitter for frame 156 is <text:s text:c="2"/>-0.00016</text:p>
      <text:p text:style-name="P1">Jitter for frame 157 is <text:s text:c="2"/>-0.00274</text:p>
      <text:p text:style-name="P1">Jitter for frame 158 is <text:s text:c="2"/>-0.00361</text:p>
      <text:p text:style-name="P1">Jitter for frame 159 is <text:s text:c="2"/>-0.00441</text:p>
      <text:p text:style-name="P1">Jitter for frame 160 is <text:s text:c="2"/>-0.00179</text:p>
      <text:p text:style-name="P1">Jitter for frame 161 is <text:s text:c="2"/>-0.00297</text:p>
      <text:p text:style-name="P1">Jitter for frame 162 is <text:s text:c="2"/>-0.00031</text:p>
      <text:p text:style-name="P1">Jitter for frame 163 is <text:s text:c="3"/>0.00615</text:p>
      <text:p text:style-name="P1">Jitter for frame 164 is <text:s text:c="2"/>-0.00148</text:p>
      <text:p text:style-name="P1">Jitter for frame 165 is <text:s text:c="2"/>-0.00102</text:p>
      <text:p text:style-name="P1">Jitter for frame 166 is <text:s text:c="3"/>0.00398</text:p>
      <text:p text:style-name="P1">Jitter for frame 167 is <text:s text:c="2"/>-0.00448</text:p>
      <text:p text:style-name="P1">Jitter for frame 168 is <text:s text:c="3"/>0.00335</text:p>
      <text:p text:style-name="P1">Jitter for frame 169 is <text:s text:c="3"/>0.00350</text:p>
      <text:p text:style-name="P1">Jitter for frame 170 is <text:s text:c="3"/>0.00153</text:p>
      <text:p text:style-name="P1">Jitter for frame 171 is <text:s text:c="3"/>0.00412</text:p>
      <text:p text:style-name="P1">Jitter for frame 172 is <text:s text:c="2"/>-0.00461</text:p>
      <text:p text:style-name="P1">Jitter for frame 173 is <text:s text:c="2"/>-0.00400</text:p>
      <text:p text:style-name="P1">Jitter for frame 174 is <text:s text:c="2"/>-0.00255</text:p>
      <text:p text:style-name="P1">Jitter for frame 175 is <text:s text:c="2"/>-0.00059</text:p>
      <text:p text:style-name="P1">Jitter for frame 176 is <text:s text:c="3"/>0.00131</text:p>
      <text:p text:style-name="P1">Jitter for frame 177 is <text:s text:c="2"/>-0.00137</text:p>
      <text:p text:style-name="P1">Jitter for frame 178 is <text:s text:c="3"/>0.01924</text:p>
      <text:p text:style-name="P1">Jitter for frame 179 is <text:s text:c="2"/>-0.00161</text:p>
      <text:p text:style-name="P1">Jitter for frame 180 is <text:s text:c="3"/>0.00057</text:p>
      <text:p text:style-name="P1">Jitter for frame 181 is <text:s text:c="2"/>-0.00185</text:p>
      <text:p text:style-name="P1">Jitter for frame 182 is <text:s text:c="2"/>-0.00314</text:p>
      <text:p text:style-name="P1">Jitter for frame 183 is <text:s text:c="2"/>-0.00417</text:p>
      <text:p text:style-name="P1">Jitter for frame 184 is <text:s text:c="2"/>-0.00340</text:p>
      <text:p text:style-name="P1">Jitter for frame 185 is <text:s text:c="2"/>-0.00266</text:p>
      <text:p text:style-name="P1">Jitter for frame 186 is <text:s text:c="2"/>-0.00192</text:p>
      <text:p text:style-name="P1">Jitter for frame 187 is <text:s text:c="2"/>-0.00158</text:p>
      <text:p text:style-name="P1">Jitter for frame 188 is <text:s text:c="2"/>-0.00195</text:p>
      <text:p text:style-name="P1">Jitter for frame 189 is <text:s text:c="2"/>-0.00352</text:p>
      <text:p text:style-name="P1">Jitter for frame 190 is <text:s text:c="3"/>0.00500</text:p>
      <text:p text:style-name="P1">Jitter for frame 191 is <text:s text:c="3"/>0.00068</text:p>
      <text:p text:style-name="P1">Jitter for frame 192 is <text:s text:c="3"/>0.00516</text:p>
      <text:p text:style-name="P1">Jitter for frame 193 is <text:s text:c="3"/>0.00361</text:p>
      <text:p text:style-name="P1">Jitter for frame 194 is <text:s text:c="3"/>0.00063</text:p>
      <text:p text:style-name="P1">Jitter for frame 195 is <text:s text:c="2"/>-0.00046</text:p>
      <text:p text:style-name="P1"><text:soft-page-break/>Jitter for frame 196 is <text:s text:c="2"/>-0.00447</text:p>
      <text:p text:style-name="P1">Jitter for frame 197 is <text:s text:c="3"/>0.00529</text:p>
      <text:p text:style-name="P1">Jitter for frame 198 is <text:s text:c="2"/>-0.00249</text:p>
      <text:p text:style-name="P1">Jitter for frame 199 is <text:s text:c="3"/>0.00268</text:p>
      <text:p text:style-name="P1">Jitter for frame 200 is <text:s text:c="2"/>-0.00431</text:p>
      <text:p text:style-name="P1">Jitter for frame 201 is <text:s text:c="3"/>0.00303</text:p>
      <text:p text:style-name="P1">Jitter for frame 202 is <text:s text:c="2"/>-0.00354</text:p>
      <text:p text:style-name="P1">Jitter for frame 203 is <text:s text:c="2"/>-0.00230</text:p>
      <text:p text:style-name="P1">Jitter for frame 204 is <text:s text:c="3"/>0.00098</text:p>
      <text:p text:style-name="P1">Jitter for frame 205 is <text:s text:c="3"/>0.00249</text:p>
      <text:p text:style-name="P1">Jitter for frame 206 is <text:s text:c="2"/>-0.00285</text:p>
      <text:p text:style-name="P1">Jitter for frame 207 is <text:s text:c="2"/>-0.00009</text:p>
      <text:p text:style-name="P1">Jitter for frame 208 is <text:s text:c="2"/>-0.00175</text:p>
      <text:p text:style-name="P1">Jitter for frame 209 is <text:s text:c="3"/>0.00568</text:p>
      <text:p text:style-name="P1">Jitter for frame 210 is <text:s text:c="2"/>-0.00221</text:p>
      <text:p text:style-name="P1">Jitter for frame 211 is <text:s text:c="2"/>-0.00362</text:p>
      <text:p text:style-name="P1">Jitter for frame 212 is <text:s text:c="3"/>0.00224</text:p>
      <text:p text:style-name="P1">Jitter for frame 213 is <text:s text:c="2"/>-0.00426</text:p>
      <text:p text:style-name="P1">Jitter for frame 214 is <text:s text:c="2"/>-0.00315</text:p>
      <text:p text:style-name="P1">Jitter for frame 215 is <text:s text:c="2"/>-0.00376</text:p>
      <text:p text:style-name="P1">Jitter for frame 216 is <text:s text:c="2"/>-0.00124</text:p>
      <text:p text:style-name="P1">Jitter for frame 217 is <text:s text:c="2"/>-0.00109</text:p>
      <text:p text:style-name="P1">Jitter for frame 218 is <text:s text:c="3"/>0.00323</text:p>
      <text:p text:style-name="P1">Jitter for frame 219 is <text:s text:c="2"/>-0.00256</text:p>
      <text:p text:style-name="P1">Jitter for frame 220 is <text:s text:c="3"/>0.00250</text:p>
      <text:p text:style-name="P1">Jitter for frame 221 is <text:s text:c="3"/>0.00450</text:p>
      <text:p text:style-name="P1">Jitter for frame 222 is <text:s text:c="2"/>-0.00248</text:p>
      <text:p text:style-name="P1">Jitter for frame 223 is <text:s text:c="2"/>-0.00214</text:p>
      <text:p text:style-name="P1">Jitter for frame 224 is <text:s text:c="2"/>-0.00373</text:p>
      <text:p text:style-name="P1">Jitter for frame 225 is <text:s text:c="2"/>-0.00237</text:p>
      <text:p text:style-name="P1">Jitter for frame 226 is <text:s text:c="2"/>-0.00383</text:p>
      <text:p text:style-name="P1">Jitter for frame 227 is <text:s text:c="2"/>-0.00314</text:p>
      <text:p text:style-name="P1">Jitter for frame 228 is <text:s text:c="2"/>-0.00353</text:p>
      <text:p text:style-name="P1">Jitter for frame 229 is <text:s text:c="2"/>-0.00370</text:p>
      <text:p text:style-name="P1">Jitter for frame 230 is <text:s text:c="2"/>-0.00397</text:p>
      <text:p text:style-name="P1">Jitter for frame 231 is <text:s text:c="2"/>-0.00386</text:p>
      <text:p text:style-name="P1">Jitter for frame 232 is <text:s text:c="2"/>-0.00426</text:p>
      <text:p text:style-name="P1">Jitter for frame 233 is <text:s text:c="2"/>-0.00372</text:p>
      <text:p text:style-name="P1">Jitter for frame 234 is <text:s text:c="2"/>-0.00409</text:p>
      <text:p text:style-name="P1">Jitter for frame 235 is <text:s text:c="2"/>-0.00348</text:p>
      <text:p text:style-name="P1">Jitter for frame 236 is <text:s text:c="3"/>0.00409</text:p>
      <text:p text:style-name="P1">Jitter for frame 237 is <text:s text:c="2"/>-0.00417</text:p>
      <text:p text:style-name="P1">Jitter for frame 238 is <text:s text:c="2"/>-0.00266</text:p>
      <text:p text:style-name="P1">Jitter for frame 239 is <text:s text:c="2"/>-0.00343</text:p>
      <text:p text:style-name="P1">Jitter for frame 240 is <text:s text:c="2"/>-0.00316</text:p>
      <text:p text:style-name="P1">Jitter for frame 241 is <text:s text:c="2"/>-0.00315</text:p>
      <text:p text:style-name="P1">Jitter for frame 242 is <text:s text:c="2"/>-0.00396</text:p>
      <text:p text:style-name="P1">Jitter for frame 243 is <text:s text:c="2"/>-0.00268</text:p>
      <text:p text:style-name="P1">Jitter for frame 244 is <text:s text:c="2"/>-0.00381</text:p>
      <text:p text:style-name="P1"><text:soft-page-break/>Jitter for frame 245 is <text:s text:c="2"/>-0.00241</text:p>
      <text:p text:style-name="P1">Jitter for frame 246 is <text:s text:c="2"/>-0.00370</text:p>
      <text:p text:style-name="P1">Jitter for frame 247 is <text:s text:c="2"/>-0.00367</text:p>
      <text:p text:style-name="P1">Jitter for frame 248 is <text:s text:c="3"/>0.00144</text:p>
      <text:p text:style-name="P1">Jitter for frame 249 is <text:s text:c="2"/>-0.00224</text:p>
      <text:p text:style-name="P1">Jitter for frame 250 is <text:s text:c="2"/>-0.00338</text:p>
      <text:p text:style-name="P1">Jitter for frame 251 is <text:s text:c="2"/>-0.00414</text:p>
      <text:p text:style-name="P1">Jitter for frame 252 is <text:s text:c="2"/>-0.00273</text:p>
      <text:p text:style-name="P1">Jitter for frame 253 is <text:s text:c="2"/>-0.00424</text:p>
      <text:p text:style-name="P1">Jitter for frame 254 is <text:s text:c="2"/>-0.00128</text:p>
      <text:p text:style-name="P1">Jitter for frame 255 is <text:s text:c="2"/>-0.00159</text:p>
      <text:p text:style-name="P1">Jitter for frame 256 is <text:s text:c="2"/>-0.00186</text:p>
      <text:p text:style-name="P1">Jitter for frame 257 is <text:s text:c="2"/>-0.00071</text:p>
      <text:p text:style-name="P1">Jitter for frame 258 is <text:s text:c="2"/>-0.00339</text:p>
      <text:p text:style-name="P1">Jitter for frame 259 is <text:s text:c="2"/>-0.00158</text:p>
      <text:p text:style-name="P1">Jitter for frame 260 is <text:s text:c="2"/>-0.00421</text:p>
      <text:p text:style-name="P1">Jitter for frame 261 is <text:s text:c="2"/>-0.00247</text:p>
      <text:p text:style-name="P1">Jitter for frame 262 is <text:s text:c="2"/>-0.00227</text:p>
      <text:p text:style-name="P1">Jitter for frame 263 is <text:s text:c="2"/>-0.00417</text:p>
      <text:p text:style-name="P1">Jitter for frame 264 is <text:s text:c="2"/>-0.00399</text:p>
      <text:p text:style-name="P1">Jitter for frame 265 is <text:s text:c="2"/>-0.00413</text:p>
      <text:p text:style-name="P1">Jitter for frame 266 is <text:s text:c="2"/>-0.00354</text:p>
      <text:p text:style-name="P1">Jitter for frame 267 is <text:s text:c="2"/>-0.00239</text:p>
      <text:p text:style-name="P1">Jitter for frame 268 is <text:s text:c="2"/>-0.00282</text:p>
      <text:p text:style-name="P1">Jitter for frame 269 is <text:s text:c="2"/>-0.00254</text:p>
      <text:p text:style-name="P1">Jitter for frame 270 is <text:s text:c="2"/>-0.00411</text:p>
      <text:p text:style-name="P1">Jitter for frame 271 is <text:s text:c="2"/>-0.00424</text:p>
      <text:p text:style-name="P1">Jitter for frame 272 is <text:s text:c="2"/>-0.00413</text:p>
      <text:p text:style-name="P1">Jitter for frame 273 is <text:s text:c="2"/>-0.00379</text:p>
      <text:p text:style-name="P1">Jitter for frame 274 is <text:s text:c="2"/>-0.00270</text:p>
      <text:p text:style-name="P1">Jitter for frame 275 is <text:s text:c="2"/>-0.00260</text:p>
      <text:p text:style-name="P1">Jitter for frame 276 is <text:s text:c="2"/>-0.00416</text:p>
      <text:p text:style-name="P1">Jitter for frame 277 is <text:s text:c="2"/>-0.00343</text:p>
      <text:p text:style-name="P1">Jitter for frame 278 is <text:s text:c="2"/>-0.00139</text:p>
      <text:p text:style-name="P1">Jitter for frame 279 is <text:s text:c="2"/>-0.00022</text:p>
      <text:p text:style-name="P1">Jitter for frame 280 is <text:s text:c="2"/>-0.00348</text:p>
      <text:p text:style-name="P1">Jitter for frame 281 is <text:s text:c="2"/>-0.00362</text:p>
      <text:p text:style-name="P1">Jitter for frame 282 is <text:s text:c="2"/>-0.00323</text:p>
      <text:p text:style-name="P1">Jitter for frame 283 is <text:s text:c="2"/>-0.00411</text:p>
      <text:p text:style-name="P1">Jitter for frame 284 is <text:s text:c="2"/>-0.00375</text:p>
      <text:p text:style-name="P1">Jitter for frame 285 is <text:s text:c="2"/>-0.00210</text:p>
      <text:p text:style-name="P1">Jitter for frame 286 is <text:s text:c="2"/>-0.00382</text:p>
      <text:p text:style-name="P1">Jitter for frame 287 is <text:s text:c="3"/>0.00356</text:p>
      <text:p text:style-name="P1">Jitter for frame 288 is <text:s text:c="3"/>0.00300</text:p>
      <text:p text:style-name="P1">Jitter for frame 289 is <text:s text:c="3"/>0.00370</text:p>
      <text:p text:style-name="P1">Jitter for frame 290 is <text:s text:c="2"/>-0.00422</text:p>
      <text:p text:style-name="P1">Jitter for frame 291 is <text:s text:c="2"/>-0.00262</text:p>
      <text:p text:style-name="P1">Jitter for frame 292 is <text:s text:c="2"/>-0.00276</text:p>
      <text:p text:style-name="P1">Jitter for frame 293 is <text:s text:c="2"/>-0.00202</text:p>
      <text:p text:style-name="P1"><text:soft-page-break/>Jitter for frame 294 is <text:s text:c="2"/>-0.00227</text:p>
      <text:p text:style-name="P1">Jitter for frame 295 is <text:s text:c="2"/>-0.00317</text:p>
      <text:p text:style-name="P1">Jitter for frame 296 is <text:s text:c="2"/>-0.00236</text:p>
      <text:p text:style-name="P1">Jitter for frame 297 is <text:s text:c="3"/>0.00205</text:p>
      <text:p text:style-name="P1">Jitter for frame 298 is <text:s text:c="3"/>0.00186</text:p>
      <text:p text:style-name="P1">Jitter for frame 299 is <text:s text:c="3"/>0.00442</text:p>
      <text:p text:style-name="P1">Jitter for frame 300 is <text:s text:c="3"/>0.00664</text:p>
      <text:p text:style-name="P1">Jitter for frame 301 is <text:s text:c="3"/>0.02708</text:p>
      <text:p text:style-name="P1">Jitter for frame 302 is <text:s text:c="2"/>-0.00102</text:p>
      <text:p text:style-name="P1">Jitter for frame 303 is <text:s text:c="3"/>0.00005</text:p>
      <text:p text:style-name="P1">Jitter for frame 304 is <text:s text:c="3"/>0.01467</text:p>
      <text:p text:style-name="P1">Jitter for frame 305 is <text:s text:c="2"/>-0.00208</text:p>
      <text:p text:style-name="P1">Jitter for frame 306 is <text:s text:c="3"/>0.00221</text:p>
      <text:p text:style-name="P1">Jitter for frame 307 is <text:s text:c="3"/>0.00755</text:p>
      <text:p text:style-name="P1">Jitter for frame 308 is <text:s text:c="2"/>-0.00261</text:p>
      <text:p text:style-name="P1">Jitter for frame 309 is <text:s text:c="3"/>0.03352</text:p>
      <text:p text:style-name="P1">Jitter for frame 310 is <text:s text:c="2"/>-0.00371</text:p>
      <text:p text:style-name="P1">Jitter for frame 311 is <text:s text:c="3"/>0.01209</text:p>
      <text:p text:style-name="P1">Jitter for frame 312 is <text:s text:c="3"/>0.00212</text:p>
      <text:p text:style-name="P1">Jitter for frame 313 is <text:s text:c="3"/>0.02222</text:p>
      <text:p text:style-name="P1">Jitter for frame 314 is <text:s text:c="2"/>-0.00324</text:p>
      <text:p text:style-name="P1">Jitter for frame 315 is <text:s text:c="3"/>0.00052</text:p>
      <text:p text:style-name="P1">Jitter for frame 316 is <text:s text:c="2"/>-0.00251</text:p>
      <text:p text:style-name="P1">Jitter for frame 317 is <text:s text:c="3"/>0.01573</text:p>
      <text:p text:style-name="P1">Jitter for frame 318 is <text:s text:c="2"/>-0.00393</text:p>
      <text:p text:style-name="P1">Jitter for frame 319 is <text:s text:c="2"/>-0.00413</text:p>
      <text:p text:style-name="P1">Jitter for frame 320 is <text:s text:c="3"/>0.02814</text:p>
      <text:p text:style-name="P1">Jitter for frame 321 is <text:s text:c="3"/>0.03276</text:p>
      <text:p text:style-name="P1">Jitter for frame 322 is <text:s text:c="3"/>0.02435</text:p>
      <text:p text:style-name="P1">Jitter for frame 323 is <text:s text:c="2"/>-0.00271</text:p>
      <text:p text:style-name="P1">Jitter for frame 324 is <text:s text:c="3"/>0.00107</text:p>
      <text:p text:style-name="P1">Jitter for frame 325 is <text:s text:c="3"/>0.05061</text:p>
      <text:p text:style-name="P1">Jitter for frame 326 is <text:s text:c="2"/>-0.00155</text:p>
      <text:p text:style-name="P1">Jitter for frame 327 is <text:s text:c="3"/>0.00127</text:p>
      <text:p text:style-name="P1">Jitter for frame 328 is <text:s text:c="3"/>0.01569</text:p>
      <text:p text:style-name="P1">Jitter for frame 329 is <text:s text:c="2"/>-0.00236</text:p>
      <text:p text:style-name="P1">Jitter for frame 330 is <text:s text:c="2"/>-0.00256</text:p>
      <text:p text:style-name="P1">Jitter for frame 331 is <text:s text:c="2"/>-0.00226</text:p>
      <text:p text:style-name="P1">Jitter for frame 332 is <text:s text:c="3"/>0.01570</text:p>
      <text:p text:style-name="P1">Jitter for frame 333 is <text:s text:c="2"/>-0.00349</text:p>
      <text:p text:style-name="P1">Jitter for frame 334 is <text:s text:c="3"/>0.00698</text:p>
      <text:p text:style-name="P1">Jitter for frame 335 is <text:s text:c="2"/>-0.00360</text:p>
      <text:p text:style-name="P1">Jitter for frame 336 is <text:s text:c="2"/>-0.00182</text:p>
      <text:p text:style-name="P1">Jitter for frame 337 is <text:s text:c="3"/>0.02569</text:p>
      <text:p text:style-name="P1">Jitter for frame 338 is <text:s text:c="2"/>-0.00290</text:p>
      <text:p text:style-name="P1">Jitter for frame 339 is <text:s text:c="2"/>-0.00355</text:p>
      <text:p text:style-name="P1">Jitter for frame 340 is <text:s text:c="2"/>-0.00175</text:p>
      <text:p text:style-name="P1">Jitter for frame 341 is <text:s text:c="3"/>0.08531</text:p>
      <text:p text:style-name="P1">Jitter for frame 342 is <text:s text:c="2"/>-0.00325</text:p>
      <text:p text:style-name="P1"><text:soft-page-break/>Jitter for frame 343 is <text:s text:c="2"/>-0.00316</text:p>
      <text:p text:style-name="P1">Jitter for frame 344 is <text:s text:c="2"/>-0.00068</text:p>
      <text:p text:style-name="P1">Jitter for frame 345 is <text:s text:c="3"/>0.02660</text:p>
      <text:p text:style-name="P1">Jitter for frame 346 is <text:s text:c="2"/>-0.00219</text:p>
      <text:p text:style-name="P1">Jitter for frame 347 is <text:s text:c="3"/>0.00079</text:p>
      <text:p text:style-name="P1">Jitter for frame 348 is <text:s text:c="3"/>0.02087</text:p>
      <text:p text:style-name="P1">Jitter for frame 349 is <text:s text:c="3"/>0.00178</text:p>
      <text:p text:style-name="P1">Jitter for frame 350 is <text:s text:c="2"/>-0.00178</text:p>
      <text:p text:style-name="P1">Jitter for frame 351 is <text:s text:c="2"/>-0.00108</text:p>
      <text:p text:style-name="P1">Jitter for frame 352 is <text:s text:c="3"/>0.02070</text:p>
      <text:p text:style-name="P1">Jitter for frame 353 is <text:s text:c="3"/>0.00229</text:p>
      <text:p text:style-name="P1">Jitter for frame 354 is <text:s text:c="2"/>-0.00399</text:p>
      <text:p text:style-name="P1">Jitter for frame 355 is <text:s text:c="3"/>0.02229</text:p>
      <text:p text:style-name="P1">Jitter for frame 356 is <text:s text:c="3"/>0.01817</text:p>
      <text:p text:style-name="P1">Jitter for frame 357 is <text:s text:c="3"/>0.01088</text:p>
      <text:p text:style-name="P1">Jitter for frame 358 is <text:s text:c="3"/>0.00080</text:p>
      <text:p text:style-name="P1">Jitter for frame 359 is <text:s text:c="2"/>-0.00226</text:p>
      <text:p text:style-name="P1">Jitter for frame 360 is <text:s text:c="3"/>0.02595</text:p>
      <text:p text:style-name="P1">Jitter for frame 361 is <text:s text:c="2"/>-0.00268</text:p>
      <text:p text:style-name="P1">Jitter for frame 362 is <text:s text:c="2"/>-0.00232</text:p>
      <text:p text:style-name="P1">Jitter for frame 363 is <text:s text:c="2"/>-0.00350</text:p>
      <text:p text:style-name="P1">Jitter for frame 364 is <text:s text:c="2"/>-0.00174</text:p>
      <text:p text:style-name="P1">Jitter for frame 365 is <text:s text:c="3"/>0.00085</text:p>
      <text:p text:style-name="P1">Jitter for frame 366 is <text:s text:c="3"/>0.01713</text:p>
      <text:p text:style-name="P1">Jitter for frame 367 is <text:s text:c="2"/>-0.00250</text:p>
      <text:p text:style-name="P1">Jitter for frame 368 is <text:s text:c="2"/>-0.00378</text:p>
      <text:p text:style-name="P1">Jitter for frame 369 is <text:s text:c="2"/>-0.00217</text:p>
      <text:p text:style-name="P1">Jitter for frame 370 is <text:s text:c="2"/>-0.00271</text:p>
      <text:p text:style-name="P1">Jitter for frame 371 is <text:s text:c="2"/>-0.00385</text:p>
      <text:p text:style-name="P1">Jitter for frame 372 is <text:s text:c="2"/>-0.00173</text:p>
      <text:p text:style-name="P1">Jitter for frame 373 is <text:s text:c="2"/>-0.00347</text:p>
      <text:p text:style-name="P1">Jitter for frame 374 is <text:s text:c="3"/>0.00565</text:p>
      <text:p text:style-name="P1">Jitter for frame 375 is <text:s text:c="2"/>-0.00319</text:p>
      <text:p text:style-name="P1">Jitter for frame 376 is <text:s text:c="2"/>-0.00221</text:p>
      <text:p text:style-name="P1">Jitter for frame 377 is <text:s text:c="2"/>-0.00069</text:p>
      <text:p text:style-name="P1">Jitter for frame 378 is <text:s text:c="3"/>0.00127</text:p>
      <text:p text:style-name="P1">Jitter for frame 379 is <text:s text:c="2"/>-0.00057</text:p>
      <text:p text:style-name="P1">Jitter for frame 380 is <text:s text:c="2"/>-0.00015</text:p>
      <text:p text:style-name="P1">Jitter for frame 381 is <text:s text:c="3"/>0.01670</text:p>
      <text:p text:style-name="P1">Jitter for frame 382 is <text:s text:c="2"/>-0.00166</text:p>
      <text:p text:style-name="P1">Jitter for frame 383 is <text:s text:c="2"/>-0.00337</text:p>
      <text:p text:style-name="P1">Jitter for frame 384 is <text:s text:c="2"/>-0.00024</text:p>
      <text:p text:style-name="P1">Jitter for frame 385 is <text:s text:c="3"/>0.00755</text:p>
      <text:p text:style-name="P1">Jitter for frame 386 is <text:s text:c="2"/>-0.98221</text:p>
      <text:p text:style-name="P1">Jitter for frame 387 is <text:s text:c="2"/>-0.00365</text:p>
      <text:p text:style-name="P1">Jitter for frame 388 is <text:s text:c="2"/>-0.00287</text:p>
      <text:p text:style-name="P1">Jitter for frame 389 is <text:s text:c="3"/>0.01086</text:p>
      <text:p text:style-name="P1">Jitter for frame 390 is <text:s text:c="3"/>0.00713</text:p>
      <text:p text:style-name="P1">Jitter for frame 391 is <text:s text:c="3"/>0.01045</text:p>
      <text:p text:style-name="P1"><text:soft-page-break/>Jitter for frame 392 is <text:s text:c="3"/>0.00507</text:p>
      <text:p text:style-name="P1">Jitter for frame 393 is <text:s text:c="3"/>0.01759</text:p>
      <text:p text:style-name="P1">Jitter for frame 394 is <text:s text:c="3"/>0.00303</text:p>
      <text:p text:style-name="P1">Jitter for frame 395 is <text:s text:c="2"/>-0.00272</text:p>
      <text:p text:style-name="P1">Jitter for frame 396 is <text:s text:c="2"/>-0.00081</text:p>
      <text:p text:style-name="P1">Jitter for frame 397 is <text:s text:c="3"/>0.02027</text:p>
      <text:p text:style-name="P1">Jitter for frame 398 is <text:s text:c="2"/>-0.00149</text:p>
      <text:p text:style-name="P1">Jitter for frame 399 is <text:s text:c="3"/>0.00320</text:p>
      <text:p text:style-name="P1">Jitter for frame 400 is <text:s text:c="2"/>-0.00081</text:p>
      <text:p text:style-name="P1">Jitter for frame 401 is <text:s text:c="3"/>0.01272</text:p>
      <text:p text:style-name="P1">Jitter for frame 402 is <text:s text:c="3"/>0.00101</text:p>
      <text:p text:style-name="P1">Jitter for frame 403 is <text:s text:c="3"/>0.01578</text:p>
      <text:p text:style-name="P1">Jitter for frame 404 is <text:s text:c="3"/>0.00707</text:p>
      <text:p text:style-name="P1">Jitter for frame 405 is <text:s text:c="2"/>-0.00359</text:p>
      <text:p text:style-name="P1">Jitter for frame 406 is <text:s text:c="2"/>-0.00290</text:p>
      <text:p text:style-name="P1">Jitter for frame 407 is <text:s text:c="2"/>-0.00029</text:p>
      <text:p text:style-name="P1">Jitter for frame 408 is <text:s text:c="3"/>0.00682</text:p>
      <text:p text:style-name="P1">Jitter for frame 409 is <text:s text:c="3"/>0.01595</text:p>
      <text:p text:style-name="P1">Jitter for frame 410 is <text:s text:c="2"/>-0.00233</text:p>
      <text:p text:style-name="P1">Jitter for frame 411 is <text:s text:c="2"/>-0.00441</text:p>
      <text:p text:style-name="P1">Jitter for frame 412 is <text:s text:c="2"/>-0.00391</text:p>
      <text:p text:style-name="P1">Jitter for frame 413 is <text:s text:c="3"/>0.01044</text:p>
      <text:p text:style-name="P1">Jitter for frame 414 is <text:s text:c="2"/>-0.00377</text:p>
      <text:p text:style-name="P1">Jitter for frame 415 is <text:s text:c="2"/>-0.00449</text:p>
      <text:p text:style-name="P1">Jitter for frame 416 is <text:s text:c="2"/>-0.00367</text:p>
      <text:p text:style-name="P1">Jitter for frame 417 is <text:s text:c="3"/>0.01361</text:p>
      <text:p text:style-name="P1">Jitter for frame 418 is <text:s text:c="2"/>-0.00441</text:p>
      <text:p text:style-name="P1">Jitter for frame 419 is <text:s text:c="2"/>-0.00446</text:p>
      <text:p text:style-name="P1">Jitter for frame 420 is <text:s text:c="2"/>-0.00238</text:p>
      <text:p text:style-name="P1">Jitter for frame 421 is <text:s text:c="3"/>0.01338</text:p>
      <text:p text:style-name="P1">Jitter for frame 422 is <text:s text:c="2"/>-0.00237</text:p>
      <text:p text:style-name="P1">Jitter for frame 423 is <text:s text:c="3"/>0.00370</text:p>
      <text:p text:style-name="P1">Jitter for frame 424 is <text:s text:c="2"/>-0.00268</text:p>
      <text:p text:style-name="P1">Jitter for frame 425 is <text:s text:c="2"/>-0.00385</text:p>
      <text:p text:style-name="P1">Jitter for frame 426 is <text:s text:c="2"/>-0.00318</text:p>
      <text:p text:style-name="P1">Jitter for frame 427 is <text:s text:c="3"/>0.01179</text:p>
      <text:p text:style-name="P1">Jitter for frame 428 is <text:s text:c="2"/>-0.00199</text:p>
      <text:p text:style-name="P1">Jitter for frame 429 is <text:s text:c="2"/>-0.00347</text:p>
      <text:p text:style-name="P1">Jitter for frame 430 is <text:s text:c="2"/>-0.00222</text:p>
      <text:p text:style-name="P1">Jitter for frame 431 is <text:s text:c="3"/>0.01041</text:p>
      <text:p text:style-name="P1">Jitter for frame 432 is <text:s text:c="2"/>-0.00362</text:p>
      <text:p text:style-name="P1">Jitter for frame 433 is <text:s text:c="2"/>-0.00234</text:p>
      <text:p text:style-name="P1">Jitter for frame 434 is <text:s text:c="2"/>-0.00227</text:p>
      <text:p text:style-name="P1">Jitter for frame 435 is <text:s text:c="2"/>-0.00406</text:p>
      <text:p text:style-name="P1">Jitter for frame 436 is <text:s text:c="2"/>-0.00212</text:p>
      <text:p text:style-name="P1">Jitter for frame 437 is <text:s text:c="3"/>0.01110</text:p>
      <text:p text:style-name="P1">Jitter for frame 438 is <text:s text:c="3"/>0.00276</text:p>
      <text:p text:style-name="P1">Jitter for frame 439 is <text:s text:c="2"/>-0.00395</text:p>
      <text:p text:style-name="P1">Jitter for frame 440 is <text:s text:c="3"/>0.00729</text:p>
      <text:p text:style-name="P1"><text:soft-page-break/>Jitter for frame 441 is <text:s text:c="2"/>-0.00275</text:p>
      <text:p text:style-name="P1">Jitter for frame 442 is <text:s text:c="2"/>-0.00195</text:p>
      <text:p text:style-name="P1">Jitter for frame 443 is <text:s text:c="2"/>-0.00398</text:p>
      <text:p text:style-name="P1">Jitter for frame 444 is <text:s text:c="2"/>-0.00401</text:p>
      <text:p text:style-name="P1">Jitter for frame 445 is <text:s text:c="2"/>-0.00404</text:p>
      <text:p text:style-name="P1">Jitter for frame 446 is <text:s text:c="2"/>-0.00254</text:p>
      <text:p text:style-name="P1">Jitter for frame 447 is <text:s text:c="3"/>0.00530</text:p>
      <text:p text:style-name="P1">Jitter for frame 448 is <text:s text:c="2"/>-0.00380</text:p>
      <text:p text:style-name="P1">Jitter for frame 449 is <text:s text:c="2"/>-0.00433</text:p>
      <text:p text:style-name="P1">Jitter for frame 450 is <text:s text:c="2"/>-0.00357</text:p>
      <text:p text:style-name="P1">Jitter for frame 451 is <text:s text:c="3"/>0.01202</text:p>
      <text:p text:style-name="P1">Jitter for frame 452 is <text:s text:c="2"/>-0.00383</text:p>
      <text:p text:style-name="P1">Jitter for frame 453 is <text:s text:c="2"/>-0.00426</text:p>
      <text:p text:style-name="P1">Jitter for frame 454 is <text:s text:c="2"/>-0.00187</text:p>
      <text:p text:style-name="P1">Jitter for frame 455 is <text:s text:c="3"/>0.01204</text:p>
      <text:p text:style-name="P1">Jitter for frame 456 is <text:s text:c="2"/>-0.00306</text:p>
      <text:p text:style-name="P1">Jitter for frame 457 is <text:s text:c="2"/>-0.00132</text:p>
      <text:p text:style-name="P1">Jitter for frame 458 is <text:s text:c="2"/>-0.00223</text:p>
      <text:p text:style-name="P1">Jitter for frame 459 is <text:s text:c="2"/>-0.00243</text:p>
      <text:p text:style-name="P1">Jitter for frame 460 is <text:s text:c="2"/>-0.00443</text:p>
      <text:p text:style-name="P1">Jitter for frame 461 is <text:s text:c="2"/>-0.00301</text:p>
      <text:p text:style-name="P1">Jitter for frame 462 is <text:s text:c="2"/>-0.00246</text:p>
      <text:p text:style-name="P1">Jitter for frame 463 is <text:s text:c="2"/>-0.00334</text:p>
      <text:p text:style-name="P1">Jitter for frame 464 is <text:s text:c="3"/>0.00759</text:p>
      <text:p text:style-name="P1">Jitter for frame 465 is <text:s text:c="2"/>-0.00270</text:p>
      <text:p text:style-name="P1">Jitter for frame 466 is <text:s text:c="2"/>-0.00264</text:p>
      <text:p text:style-name="P1">Jitter for frame 467 is <text:s text:c="2"/>-0.00409</text:p>
      <text:p text:style-name="P1">Jitter for frame 468 is <text:s text:c="3"/>0.01154</text:p>
      <text:p text:style-name="P1">Jitter for frame 469 is <text:s text:c="2"/>-0.00378</text:p>
      <text:p text:style-name="P1">Jitter for frame 470 is <text:s text:c="2"/>-0.00337</text:p>
      <text:p text:style-name="P1">Jitter for frame 471 is <text:s text:c="2"/>-0.00283</text:p>
      <text:p text:style-name="P1">Jitter for frame 472 is <text:s text:c="2"/>-0.00308</text:p>
      <text:p text:style-name="P1">Jitter for frame 473 is <text:s text:c="3"/>0.00689</text:p>
      <text:p text:style-name="P1">Jitter for frame 474 is <text:s text:c="3"/>0.01045</text:p>
      <text:p text:style-name="P1">Jitter for frame 475 is <text:s text:c="2"/>-0.00244</text:p>
      <text:p text:style-name="P1">Jitter for frame 476 is <text:s text:c="2"/>-0.00278</text:p>
      <text:p text:style-name="P1">Jitter for frame 477 is <text:s text:c="2"/>-0.00390</text:p>
      <text:p text:style-name="P1">Jitter for frame 478 is <text:s text:c="3"/>0.01125</text:p>
      <text:p text:style-name="P1">Jitter for frame 479 is <text:s text:c="2"/>-0.00388</text:p>
      <text:p text:style-name="P1">Jitter for frame 480 is <text:s text:c="2"/>-0.00423</text:p>
      <text:p text:style-name="P1">Jitter for frame 481 is <text:s text:c="2"/>-0.00290</text:p>
      <text:p text:style-name="P1">Jitter for frame 482 is <text:s text:c="2"/>-0.00315</text:p>
      <text:p text:style-name="P1">Jitter for frame 483 is <text:s text:c="3"/>0.00798</text:p>
      <text:p text:style-name="P1">Jitter for frame 484 is <text:s text:c="2"/>-0.00218</text:p>
      <text:p text:style-name="P1">Jitter for frame 485 is <text:s text:c="2"/>-0.00328</text:p>
      <text:p text:style-name="P1">Jitter for frame 486 is <text:s text:c="2"/>-0.00386</text:p>
      <text:p text:style-name="P1">Jitter for frame 487 is <text:s text:c="3"/>0.01170</text:p>
      <text:p text:style-name="P1">Jitter for frame 488 is <text:s text:c="2"/>-0.00396</text:p>
      <text:p text:style-name="P1">Jitter for frame 489 is <text:s text:c="2"/>-0.00413</text:p>
      <text:p text:style-name="P1"><text:soft-page-break/>Jitter for frame 490 is <text:s text:c="2"/>-0.00422</text:p>
      <text:p text:style-name="P1">Jitter for frame 491 is <text:s text:c="3"/>0.00633</text:p>
      <text:p text:style-name="P1">Jitter for frame 492 is <text:s text:c="2"/>-0.00419</text:p>
      <text:p text:style-name="P1">Jitter for frame 493 is <text:s text:c="3"/>0.00676</text:p>
      <text:p text:style-name="P1">Jitter for frame 494 is <text:s text:c="2"/>-0.00346</text:p>
      <text:p text:style-name="P1">Jitter for frame 495 is <text:s text:c="2"/>-0.00254</text:p>
      <text:p text:style-name="P1">Jitter for frame 496 is <text:s text:c="2"/>-0.00207</text:p>
      <text:p text:style-name="P1">Jitter for frame 497 is <text:s text:c="3"/>0.01064</text:p>
      <text:p text:style-name="P1">Jitter for frame 498 is <text:s text:c="2"/>-0.00264</text:p>
      <text:p text:style-name="P1">Jitter for frame 499 is <text:s text:c="2"/>-0.00358</text:p>
      <text:p text:style-name="P1">Jitter for frame 500 is <text:s text:c="2"/>-0.00276</text:p>
      <text:p text:style-name="P1">Jitter for frame 501 is <text:s text:c="3"/>0.01111</text:p>
      <text:p text:style-name="P1">Jitter for frame 502 is <text:s text:c="2"/>-0.00414</text:p>
      <text:p text:style-name="P1">Jitter for frame 503 is <text:s text:c="2"/>-0.00405</text:p>
      <text:p text:style-name="P1">Jitter for frame 504 is <text:s text:c="2"/>-0.00394</text:p>
      <text:p text:style-name="P1">Jitter for frame 505 is <text:s text:c="3"/>0.01232</text:p>
      <text:p text:style-name="P1">Jitter for frame 506 is <text:s text:c="2"/>-0.00180</text:p>
      <text:p text:style-name="P1">Jitter for frame 507 is <text:s text:c="2"/>-0.00277</text:p>
      <text:p text:style-name="P1">Jitter for frame 508 is <text:s text:c="2"/>-0.00422</text:p>
      <text:p text:style-name="P1">Jitter for frame 509 is <text:s text:c="2"/>-0.00388</text:p>
      <text:p text:style-name="P1">Jitter for frame 510 is <text:s text:c="2"/>-0.00262</text:p>
      <text:p text:style-name="P1">Jitter for frame 511 is <text:s text:c="3"/>0.00875</text:p>
      <text:p text:style-name="P1">Jitter for frame 512 is <text:s text:c="2"/>-0.00236</text:p>
      <text:p text:style-name="P1">Jitter for frame 513 is <text:s text:c="2"/>-0.00207</text:p>
      <text:p text:style-name="P1">Jitter for frame 514 is <text:s text:c="3"/>0.00838</text:p>
      <text:p text:style-name="P1">Jitter for frame 515 is <text:s text:c="3"/>0.00941</text:p>
      <text:p text:style-name="P1">Jitter for frame 516 is <text:s text:c="2"/>-0.00389</text:p>
      <text:p text:style-name="P1">Jitter for frame 517 is <text:s text:c="2"/>-0.00427</text:p>
      <text:p text:style-name="P1">Jitter for frame 518 is <text:s text:c="2"/>-0.00295</text:p>
      <text:p text:style-name="P1">Jitter for frame 519 is <text:s text:c="3"/>0.00641</text:p>
      <text:p text:style-name="P1">Jitter for frame 520 is <text:s text:c="2"/>-0.00399</text:p>
      <text:p text:style-name="P1">Jitter for frame 521 is <text:s text:c="2"/>-0.00326</text:p>
      <text:p text:style-name="P1">Jitter for frame 522 is <text:s text:c="2"/>-0.00436</text:p>
      <text:p text:style-name="P1">Jitter for frame 523 is <text:s text:c="3"/>0.00379</text:p>
      <text:p text:style-name="P1">Jitter for frame 524 is <text:s text:c="2"/>-0.00270</text:p>
      <text:p text:style-name="P1">Jitter for frame 525 is <text:s text:c="2"/>-0.00277</text:p>
      <text:p text:style-name="P1">Jitter for frame 526 is <text:s text:c="2"/>-0.00333</text:p>
      <text:p text:style-name="P1">Jitter for frame 527 is <text:s text:c="3"/>0.01092</text:p>
      <text:p text:style-name="P1">Jitter for frame 528 is <text:s text:c="2"/>-0.00309</text:p>
      <text:p text:style-name="P1">Jitter for frame 529 is <text:s text:c="2"/>-0.00399</text:p>
      <text:p text:style-name="P1">Jitter for frame 530 is <text:s text:c="2"/>-0.00409</text:p>
      <text:p text:style-name="P1">Jitter for frame 531 is <text:s text:c="3"/>0.01339</text:p>
      <text:p text:style-name="P1">Jitter for frame 532 is <text:s text:c="2"/>-0.00236</text:p>
      <text:p text:style-name="P1">Jitter for frame 533 is <text:s text:c="2"/>-0.00248</text:p>
      <text:p text:style-name="P1">Jitter for frame 534 is <text:s text:c="3"/>0.00503</text:p>
      <text:p text:style-name="P1">Jitter for frame 535 is <text:s text:c="2"/>-0.00399</text:p>
      <text:p text:style-name="P1">Jitter for frame 536 is <text:s text:c="2"/>-0.00383</text:p>
      <text:p text:style-name="P1">Jitter for frame 537 is <text:s text:c="2"/>-0.00398</text:p>
      <text:p text:style-name="P1">Jitter for frame 538 is <text:s text:c="2"/>-0.00158</text:p>
      <text:p text:style-name="P1"><text:soft-page-break/>Jitter for frame 539 is <text:s text:c="2"/>-0.00380</text:p>
      <text:p text:style-name="P1">Jitter for frame 540 is <text:s text:c="2"/>-0.00413</text:p>
      <text:p text:style-name="P1">Jitter for frame 541 is <text:s text:c="2"/>-0.00312</text:p>
      <text:p text:style-name="P1">Jitter for frame 542 is <text:s text:c="2"/>-0.00188</text:p>
      <text:p text:style-name="P1">Jitter for frame 543 is <text:s text:c="3"/>0.00041</text:p>
      <text:p text:style-name="P1">Jitter for frame 544 is <text:s text:c="2"/>-0.00409</text:p>
      <text:p text:style-name="P1">Jitter for frame 545 is <text:s text:c="2"/>-0.00470</text:p>
      <text:p text:style-name="P1">Jitter for frame 546 is <text:s text:c="3"/>0.00834</text:p>
      <text:p text:style-name="P1">Jitter for frame 547 is <text:s text:c="3"/>0.00082</text:p>
      <text:p text:style-name="P1">Jitter for frame 548 is <text:s text:c="2"/>-0.00182</text:p>
      <text:p text:style-name="P1">Jitter for frame 549 is <text:s text:c="2"/>-0.00209</text:p>
      <text:p text:style-name="P1">Jitter for frame 550 is <text:s text:c="2"/>-0.00301</text:p>
      <text:p text:style-name="P1">Jitter for frame 551 is <text:s text:c="3"/>0.01146</text:p>
      <text:p text:style-name="P1">Jitter for frame 552 is <text:s text:c="2"/>-0.00115</text:p>
      <text:p text:style-name="P1">Jitter for frame 553 is <text:s text:c="3"/>0.01364</text:p>
      <text:p text:style-name="P1">Jitter for frame 554 is <text:s text:c="2"/>-0.00129</text:p>
      <text:p text:style-name="P1">Jitter for frame 555 is <text:s text:c="2"/>-0.00441</text:p>
      <text:p text:style-name="P1">Jitter for frame 556 is <text:s text:c="3"/>0.00950</text:p>
      <text:p text:style-name="P1">Jitter for frame 557 is <text:s text:c="2"/>-0.00393</text:p>
      <text:p text:style-name="P1">Jitter for frame 558 is <text:s text:c="2"/>-0.00440</text:p>
      <text:p text:style-name="P1">Jitter for frame 559 is <text:s text:c="2"/>-0.00416</text:p>
      <text:p text:style-name="P1">Jitter for frame 560 is <text:s text:c="3"/>0.00418</text:p>
      <text:p text:style-name="P1">Jitter for frame 561 is <text:s text:c="3"/>0.00063</text:p>
      <text:p text:style-name="P1">Jitter for frame 562 is <text:s text:c="2"/>-0.00423</text:p>
      <text:p text:style-name="P1">Jitter for frame 563 is <text:s text:c="2"/>-0.00415</text:p>
      <text:p text:style-name="P1">Jitter for frame 564 is <text:s text:c="3"/>0.00983</text:p>
      <text:p text:style-name="P1">Jitter for frame 565 is <text:s text:c="2"/>-0.00265</text:p>
      <text:p text:style-name="P1">Jitter for frame 566 is <text:s text:c="2"/>-0.00346</text:p>
      <text:p text:style-name="P1">Jitter for frame 567 is <text:s text:c="2"/>-0.00373</text:p>
      <text:p text:style-name="P1">Jitter for frame 568 is <text:s text:c="2"/>-0.00301</text:p>
      <text:p text:style-name="P1">Jitter for frame 569 is <text:s text:c="3"/>0.00136</text:p>
      <text:p text:style-name="P1">Jitter for frame 570 is <text:s text:c="3"/>0.00910</text:p>
      <text:p text:style-name="P1">Jitter for frame 571 is <text:s text:c="2"/>-0.00457</text:p>
      <text:p text:style-name="P1">Jitter for frame 572 is <text:s text:c="2"/>-0.00337</text:p>
      <text:p text:style-name="P1">Jitter for frame 573 is <text:s text:c="2"/>-0.00365</text:p>
      <text:p text:style-name="P1">Jitter for frame 574 is <text:s text:c="3"/>0.01395</text:p>
      <text:p text:style-name="P1">Jitter for frame 575 is <text:s text:c="2"/>-0.00313</text:p>
      <text:p text:style-name="P1">Jitter for frame 576 is <text:s text:c="2"/>-0.00223</text:p>
      <text:p text:style-name="P1">Jitter for frame 577 is <text:s text:c="2"/>-0.00223</text:p>
      <text:p text:style-name="P1">Jitter for frame 578 is <text:s text:c="2"/>-0.00182</text:p>
      <text:p text:style-name="P1">Jitter for frame 579 is <text:s text:c="3"/>0.00340</text:p>
      <text:p text:style-name="P1">Jitter for frame 580 is <text:s text:c="2"/>-0.00235</text:p>
      <text:p text:style-name="P1">Jitter for frame 581 is <text:s text:c="2"/>-0.00186</text:p>
      <text:p text:style-name="P1">Jitter for frame 582 is <text:s text:c="2"/>-0.00275</text:p>
      <text:p text:style-name="P1">Jitter for frame 583 is <text:s text:c="3"/>0.00930</text:p>
      <text:p text:style-name="P1">Jitter for frame 584 is <text:s text:c="2"/>-0.00192</text:p>
      <text:p text:style-name="P1">Jitter for frame 585 is <text:s text:c="2"/>-0.00296</text:p>
      <text:p text:style-name="P1">Jitter for frame 586 is <text:s text:c="2"/>-0.00279</text:p>
      <text:p text:style-name="P1">Jitter for frame 587 is <text:s text:c="3"/>0.00982</text:p>
      <text:p text:style-name="P1"><text:soft-page-break/>Jitter for frame 588 is <text:s text:c="2"/>-0.00306</text:p>
      <text:p text:style-name="P1">Jitter for frame 589 is <text:s text:c="2"/>-0.00393</text:p>
      <text:p text:style-name="P1">Jitter for frame 590 is <text:s text:c="2"/>-0.00272</text:p>
      <text:p text:style-name="P1">Jitter for frame 591 is <text:s text:c="3"/>0.00544</text:p>
      <text:p text:style-name="P1">Jitter for frame 592 is <text:s text:c="2"/>-0.00374</text:p>
      <text:p text:style-name="P1">Jitter for frame 593 is <text:s text:c="2"/>-0.00204</text:p>
      <text:p text:style-name="P1">Jitter for frame 594 is <text:s text:c="2"/>-0.00202</text:p>
      <text:p text:style-name="P1">Jitter for frame 595 is <text:s text:c="3"/>0.00933</text:p>
      <text:p text:style-name="P1">Jitter for frame 596 is <text:s text:c="2"/>-0.00283</text:p>
      <text:p text:style-name="P1">Jitter for frame 597 is <text:s text:c="2"/>-0.00301</text:p>
      <text:p text:style-name="P1">Jitter for frame 598 is <text:s text:c="2"/>-0.00264</text:p>
      <text:p text:style-name="P1">Jitter for frame 599 is <text:s text:c="3"/>0.01067</text:p>
      <text:p text:style-name="P1">Jitter for frame 600 is <text:s text:c="2"/>-0.00368</text:p>
      <text:p text:style-name="P1">Jitter for frame 601 is <text:s text:c="2"/>-0.00359</text:p>
      <text:p text:style-name="P1">Jitter for frame 602 is <text:s text:c="2"/>-0.00422</text:p>
      <text:p text:style-name="P1">Jitter for frame 603 is <text:s text:c="2"/>-0.00333</text:p>
      <text:p text:style-name="P1">Jitter for frame 604 is <text:s text:c="3"/>0.00936</text:p>
      <text:p text:style-name="P1">Jitter for frame 605 is <text:s text:c="2"/>-0.00255</text:p>
      <text:p text:style-name="P1">Jitter for frame 606 is <text:s text:c="2"/>-0.00353</text:p>
      <text:p text:style-name="P1">Jitter for frame 607 is <text:s text:c="2"/>-0.00239</text:p>
      <text:p text:style-name="P1">Jitter for frame 608 is <text:s text:c="2"/>-0.00071</text:p>
      <text:p text:style-name="P1">Jitter for frame 609 is <text:s text:c="3"/>0.00318</text:p>
      <text:p text:style-name="P1">Jitter for frame 610 is <text:s text:c="2"/>-0.00373</text:p>
      <text:p text:style-name="P1">Jitter for frame 611 is <text:s text:c="2"/>-0.00294</text:p>
      <text:p text:style-name="P1">Jitter for frame 612 is <text:s text:c="3"/>0.00014</text:p>
      <text:p text:style-name="P1">Jitter for frame 613 is <text:s text:c="2"/>-0.00159</text:p>
      <text:p text:style-name="P1">Jitter for frame 614 is <text:s text:c="2"/>-0.00038</text:p>
      <text:p text:style-name="P1">Jitter for frame 615 is <text:s text:c="3"/>0.00711</text:p>
      <text:p text:style-name="P1">Jitter for frame 616 is <text:s text:c="2"/>-0.00221</text:p>
      <text:p text:style-name="P1">Jitter for frame 617 is <text:s text:c="2"/>-0.00268</text:p>
      <text:p text:style-name="P1">Jitter for frame 618 is <text:s text:c="3"/>0.00075</text:p>
      <text:p text:style-name="P1">Jitter for frame 619 is <text:s text:c="2"/>-0.00302</text:p>
      <text:p text:style-name="P1">Jitter for frame 620 is <text:s text:c="3"/>0.01212</text:p>
      <text:p text:style-name="P1">Jitter for frame 621 is <text:s text:c="2"/>-0.00183</text:p>
      <text:p text:style-name="P1">Jitter for frame 622 is <text:s text:c="2"/>-0.00026</text:p>
      <text:p text:style-name="P1">Jitter for frame 623 is <text:s text:c="2"/>-0.00218</text:p>
      <text:p text:style-name="P1">Jitter for frame 624 is <text:s text:c="2"/>-0.00349</text:p>
      <text:p text:style-name="P1">Jitter for frame 625 is <text:s text:c="2"/>-0.00101</text:p>
      <text:p text:style-name="P1">Jitter for frame 626 is <text:s text:c="3"/>0.00648</text:p>
      <text:p text:style-name="P1">Jitter for frame 627 is <text:s text:c="2"/>-0.00140</text:p>
      <text:p text:style-name="P1">Jitter for frame 628 is <text:s text:c="2"/>-0.00424</text:p>
      <text:p text:style-name="P1">Jitter for frame 629 is <text:s text:c="2"/>-0.00094</text:p>
      <text:p text:style-name="P1">Jitter for frame 630 is <text:s text:c="2"/>-0.00363</text:p>
      <text:p text:style-name="P1">Jitter for frame 631 is <text:s text:c="2"/>-0.00383</text:p>
      <text:p text:style-name="P1">Jitter for frame 632 is <text:s text:c="3"/>0.01107</text:p>
      <text:p text:style-name="P1">Jitter for frame 633 is <text:s text:c="2"/>-0.00196</text:p>
      <text:p text:style-name="P1">Jitter for frame 634 is <text:s text:c="2"/>-0.00190</text:p>
      <text:p text:style-name="P1">Jitter for frame 635 is <text:s text:c="3"/>0.00030</text:p>
      <text:p text:style-name="P1">Jitter for frame 636 is <text:s text:c="3"/>0.00102</text:p>
      <text:p text:style-name="P1"><text:soft-page-break/>Jitter for frame 637 is <text:s text:c="3"/>0.00765</text:p>
      <text:p text:style-name="P1">Jitter for frame 638 is <text:s text:c="3"/>0.00093</text:p>
      <text:p text:style-name="P1">Jitter for frame 639 is <text:s text:c="2"/>-0.00341</text:p>
      <text:p text:style-name="P1">Jitter for frame 640 is <text:s text:c="2"/>-0.00072</text:p>
      <text:p text:style-name="P1">Jitter for frame 641 is <text:s text:c="3"/>0.00532</text:p>
      <text:p text:style-name="P1">Jitter for frame 642 is <text:s text:c="2"/>-0.00170</text:p>
      <text:p text:style-name="P1">Jitter for frame 643 is <text:s text:c="2"/>-0.00210</text:p>
      <text:p text:style-name="P1">Jitter for frame 644 is <text:s text:c="2"/>-0.00273</text:p>
      <text:p text:style-name="P1">Jitter for frame 645 is <text:s text:c="3"/>0.00868</text:p>
      <text:p text:style-name="P1">Jitter for frame 646 is <text:s text:c="2"/>-0.00248</text:p>
      <text:p text:style-name="P1">Jitter for frame 647 is <text:s text:c="2"/>-0.00288</text:p>
      <text:p text:style-name="P1">Jitter for frame 648 is <text:s text:c="2"/>-0.00236</text:p>
      <text:p text:style-name="P1">Jitter for frame 649 is <text:s text:c="2"/>-0.00347</text:p>
      <text:p text:style-name="P1">Jitter for frame 650 is <text:s text:c="3"/>0.02721</text:p>
      <text:p text:style-name="P1">Jitter for frame 651 is <text:s text:c="2"/>-0.00241</text:p>
      <text:p text:style-name="P1">Jitter for frame 652 is <text:s text:c="3"/>0.00000</text:p>
      <text:p text:style-name="P1">Jitter for frame 653 is <text:s text:c="2"/>-0.00244</text:p>
      <text:p text:style-name="P1">Jitter for frame 654 is <text:s text:c="3"/>0.01824</text:p>
      <text:p text:style-name="P1">Jitter for frame 655 is <text:s text:c="2"/>-0.00207</text:p>
      <text:p text:style-name="P1">Jitter for frame 656 is <text:s text:c="2"/>-0.00408</text:p>
      <text:p text:style-name="P1">Jitter for frame 657 is <text:s text:c="2"/>-0.00365</text:p>
      <text:p text:style-name="P1">Jitter for frame 658 is <text:s text:c="3"/>0.01188</text:p>
      <text:p text:style-name="P1">Jitter for frame 659 is <text:s text:c="2"/>-0.00325</text:p>
      <text:p text:style-name="P1">Jitter for frame 660 is <text:s text:c="2"/>-0.00360</text:p>
      <text:p text:style-name="P1">Jitter for frame 661 is <text:s text:c="2"/>-0.00167</text:p>
      <text:p text:style-name="P1">Jitter for frame 662 is <text:s text:c="3"/>0.00398</text:p>
      <text:p text:style-name="P1">Jitter for frame 663 is <text:s text:c="2"/>-0.00152</text:p>
      <text:p text:style-name="P1">Jitter for frame 664 is <text:s text:c="2"/>-0.00372</text:p>
      <text:p text:style-name="P1">Jitter for frame 665 is <text:s text:c="2"/>-0.00357</text:p>
      <text:p text:style-name="P1">Jitter for frame 666 is <text:s text:c="2"/>-0.00089</text:p>
      <text:p text:style-name="P1">Jitter for frame 667 is <text:s text:c="2"/>-0.00373</text:p>
      <text:p text:style-name="P1">Jitter for frame 668 is <text:s text:c="3"/>0.01010</text:p>
      <text:p text:style-name="P1">Jitter for frame 669 is <text:s text:c="2"/>-0.00388</text:p>
      <text:p text:style-name="P1">Jitter for frame 670 is <text:s text:c="2"/>-0.00369</text:p>
      <text:p text:style-name="P1">Jitter for frame 671 is <text:s text:c="2"/>-0.00382</text:p>
      <text:p text:style-name="P1">Jitter for frame 672 is <text:s text:c="3"/>0.00239</text:p>
      <text:p text:style-name="P1">Jitter for frame 673 is <text:s text:c="2"/>-0.00362</text:p>
      <text:p text:style-name="P1">Jitter for frame 674 is <text:s text:c="2"/>-0.00223</text:p>
      <text:p text:style-name="P1">Jitter for frame 675 is <text:s text:c="2"/>-0.00311</text:p>
      <text:p text:style-name="P1">Jitter for frame 676 is <text:s text:c="2"/>-0.00214</text:p>
      <text:p text:style-name="P1">Jitter for frame 677 is <text:s text:c="2"/>-0.00370</text:p>
      <text:p text:style-name="P1">Jitter for frame 678 is <text:s text:c="2"/>-0.00286</text:p>
      <text:p text:style-name="P1">Jitter for frame 679 is <text:s text:c="2"/>-0.00263</text:p>
      <text:p text:style-name="P1">Jitter for frame 680 is <text:s text:c="2"/>-0.00344</text:p>
      <text:p text:style-name="P1">Jitter for frame 681 is <text:s text:c="2"/>-0.00431</text:p>
      <text:p text:style-name="P1">Jitter for frame 682 is <text:s text:c="2"/>-0.00391</text:p>
      <text:p text:style-name="P1">Jitter for frame 683 is <text:s text:c="2"/>-0.00313</text:p>
      <text:p text:style-name="P1">Jitter for frame 684 is <text:s text:c="3"/>0.00010</text:p>
      <text:p text:style-name="P1">Jitter for frame 685 is <text:s text:c="3"/>0.00020</text:p>
      <text:p text:style-name="P1"><text:soft-page-break/>Jitter for frame 686 is <text:s text:c="2"/>-0.00232</text:p>
      <text:p text:style-name="P1">Jitter for frame 687 is <text:s text:c="2"/>-0.00385</text:p>
      <text:p text:style-name="P1">Jitter for frame 688 is <text:s text:c="2"/>-0.00215</text:p>
      <text:p text:style-name="P1">Jitter for frame 689 is <text:s text:c="3"/>0.00848</text:p>
      <text:p text:style-name="P1">Jitter for frame 690 is <text:s text:c="2"/>-0.00168</text:p>
      <text:p text:style-name="P1">Jitter for frame 691 is <text:s text:c="2"/>-0.00450</text:p>
      <text:p text:style-name="P1">Jitter for frame 692 is <text:s text:c="3"/>0.00216</text:p>
      <text:p text:style-name="P1">Jitter for frame 693 is <text:s text:c="3"/>0.00627</text:p>
      <text:p text:style-name="P1">Jitter for frame 694 is <text:s text:c="2"/>-0.00337</text:p>
      <text:p text:style-name="P1">Jitter for frame 695 is <text:s text:c="3"/>0.00116</text:p>
      <text:p text:style-name="P1">Jitter for frame 696 is <text:s text:c="2"/>-0.00365</text:p>
      <text:p text:style-name="P1">Jitter for frame 697 is <text:s text:c="2"/>-0.00223</text:p>
      <text:p text:style-name="P1">Jitter for frame 698 is <text:s text:c="2"/>-0.00172</text:p>
      <text:p text:style-name="P1">Jitter for frame 699 is <text:s text:c="2"/>-0.00353</text:p>
      <text:p text:style-name="P1">Jitter for frame 700 is <text:s text:c="3"/>0.01679</text:p>
      <text:p text:style-name="P1">Jitter for frame 701 is <text:s text:c="2"/>-0.00152</text:p>
      <text:p text:style-name="P1">Jitter for frame 702 is <text:s text:c="2"/>-0.00394</text:p>
      <text:p text:style-name="P1">Jitter for frame 703 is <text:s text:c="3"/>0.00045</text:p>
      <text:p text:style-name="P1">Jitter for frame 704 is <text:s text:c="3"/>0.00711</text:p>
      <text:p text:style-name="P1">Jitter for frame 705 is <text:s text:c="2"/>-0.00233</text:p>
      <text:p text:style-name="P1">Jitter for frame 706 is <text:s text:c="2"/>-0.00120</text:p>
      <text:p text:style-name="P1">Jitter for frame 707 is <text:s text:c="2"/>-0.00290</text:p>
      <text:p text:style-name="P1">Jitter for frame 708 is <text:s text:c="2"/>-0.00237</text:p>
      <text:p text:style-name="P1">Jitter for frame 709 is <text:s text:c="3"/>0.01372</text:p>
      <text:p text:style-name="P1">Jitter for frame 710 is <text:s text:c="2"/>-0.00045</text:p>
      <text:p text:style-name="P1">Jitter for frame 711 is <text:s text:c="2"/>-0.00382</text:p>
      <text:p text:style-name="P1">Jitter for frame 712 is <text:s text:c="2"/>-0.00278</text:p>
      <text:p text:style-name="P1">Jitter for frame 713 is <text:s text:c="3"/>0.00915</text:p>
      <text:p text:style-name="P1">Jitter for frame 714 is <text:s text:c="2"/>-0.00175</text:p>
      <text:p text:style-name="P1">Jitter for frame 715 is <text:s text:c="2"/>-0.00186</text:p>
      <text:p text:style-name="P1">Jitter for frame 716 is <text:s text:c="2"/>-0.00380</text:p>
      <text:p text:style-name="P1">Jitter for frame 717 is <text:s text:c="3"/>0.00099</text:p>
      <text:p text:style-name="P1">Jitter for frame 718 is <text:s text:c="2"/>-0.00229</text:p>
      <text:p text:style-name="P1">Jitter for frame 719 is <text:s text:c="2"/>-0.00267</text:p>
      <text:p text:style-name="P1">Jitter for frame 720 is <text:s text:c="2"/>-0.00424</text:p>
      <text:p text:style-name="P1">Jitter for frame 721 is <text:s text:c="3"/>0.00950</text:p>
      <text:p text:style-name="P1">Jitter for frame 722 is <text:s text:c="2"/>-0.00289</text:p>
      <text:p text:style-name="P1">Jitter for frame 723 is <text:s text:c="2"/>-0.00392</text:p>
      <text:p text:style-name="P1">Jitter for frame 724 is <text:s text:c="2"/>-0.00369</text:p>
      <text:p text:style-name="P1">Jitter for frame 725 is <text:s text:c="3"/>0.01081</text:p>
      <text:p text:style-name="P1">Jitter for frame 726 is <text:s text:c="2"/>-0.00209</text:p>
      <text:p text:style-name="P1">Jitter for frame 727 is <text:s text:c="3"/>0.00005</text:p>
      <text:p text:style-name="P1">Jitter for frame 728 is <text:s text:c="2"/>-0.00386</text:p>
      <text:p text:style-name="P1">Jitter for frame 729 is <text:s text:c="3"/>0.00798</text:p>
      <text:p text:style-name="P1">Jitter for frame 730 is <text:s text:c="2"/>-0.00098</text:p>
      <text:p text:style-name="P1">Jitter for frame 731 is <text:s text:c="3"/>0.00864</text:p>
      <text:p text:style-name="P1">Jitter for frame 732 is <text:s text:c="2"/>-0.00262</text:p>
      <text:p text:style-name="P1">Jitter for frame 733 is <text:s text:c="3"/>0.00539</text:p>
      <text:p text:style-name="P1">Jitter for frame 734 is <text:s text:c="2"/>-0.00190</text:p>
      <text:p text:style-name="P1"><text:soft-page-break/>Jitter for frame 735 is <text:s text:c="2"/>-0.00367</text:p>
      <text:p text:style-name="P1">Jitter for frame 736 is <text:s text:c="2"/>-0.00329</text:p>
      <text:p text:style-name="P1">Jitter for frame 737 is <text:s text:c="2"/>-0.00289</text:p>
      <text:p text:style-name="P1">Jitter for frame 738 is <text:s text:c="2"/>-0.00050</text:p>
      <text:p text:style-name="P1">Jitter for frame 739 is <text:s text:c="2"/>-0.00216</text:p>
      <text:p text:style-name="P1">Jitter for frame 740 is <text:s text:c="2"/>-0.00199</text:p>
      <text:p text:style-name="P1">Jitter for frame 741 is <text:s text:c="3"/>0.00024</text:p>
      <text:p text:style-name="P1">Jitter for frame 742 is <text:s text:c="2"/>-0.00254</text:p>
      <text:p text:style-name="P1">Jitter for frame 743 is <text:s text:c="3"/>0.00098</text:p>
      <text:p text:style-name="P1">Jitter for frame 744 is <text:s text:c="2"/>-0.00050</text:p>
      <text:p text:style-name="P1">Jitter for frame 745 is <text:s text:c="2"/>-0.00314</text:p>
      <text:p text:style-name="P1">Jitter for frame 746 is <text:s text:c="2"/>-0.00472</text:p>
      <text:p text:style-name="P1">Jitter for frame 747 is <text:s text:c="2"/>-0.00364</text:p>
      <text:p text:style-name="P1">Jitter for frame 748 is <text:s text:c="3"/>0.00138</text:p>
      <text:p text:style-name="P1">Jitter for frame 749 is <text:s text:c="2"/>-0.00208</text:p>
      <text:p text:style-name="P1">Jitter for frame 750 is <text:s text:c="2"/>-0.00193</text:p>
      <text:p text:style-name="P1">Jitter for frame 751 is <text:s text:c="3"/>0.00237</text:p>
      <text:p text:style-name="P1">Jitter for frame 752 is <text:s text:c="2"/>-0.00287</text:p>
      <text:p text:style-name="P1">Jitter for frame 753 is <text:s text:c="2"/>-0.00213</text:p>
      <text:p text:style-name="P1">Jitter for frame 754 is <text:s text:c="2"/>-0.00161</text:p>
      <text:p text:style-name="P1">Jitter for frame 755 is <text:s text:c="3"/>0.00465</text:p>
      <text:p text:style-name="P1">Jitter for frame 756 is <text:s text:c="2"/>-0.00110</text:p>
      <text:p text:style-name="P1">Jitter for frame 757 is <text:s text:c="2"/>-0.00012</text:p>
      <text:p text:style-name="P1">Jitter for frame 758 is <text:s text:c="2"/>-0.00091</text:p>
      <text:p text:style-name="P1">Jitter for frame 759 is <text:s text:c="3"/>0.00116</text:p>
      <text:p text:style-name="P1">Jitter for frame 760 is <text:s text:c="2"/>-0.00125</text:p>
      <text:p text:style-name="P1">Jitter for frame 761 is <text:s text:c="2"/>-0.00322</text:p>
      <text:p text:style-name="P1">Jitter for frame 762 is <text:s text:c="2"/>-0.00229</text:p>
      <text:p text:style-name="P1">Jitter for frame 763 is <text:s text:c="2"/>-0.00021</text:p>
      <text:p text:style-name="P1">Jitter for frame 764 is <text:s text:c="3"/>0.00143</text:p>
      <text:p text:style-name="P1">Jitter for frame 765 is <text:s text:c="3"/>0.00200</text:p>
      <text:p text:style-name="P1">Jitter for frame 766 is <text:s text:c="3"/>0.00212</text:p>
      <text:p text:style-name="P1">Jitter for frame 767 is <text:s text:c="3"/>0.00225</text:p>
      <text:p text:style-name="P1">Jitter for frame 768 is <text:s text:c="3"/>0.00263</text:p>
      <text:p text:style-name="P1">Jitter for frame 769 is <text:s text:c="3"/>0.00258</text:p>
      <text:p text:style-name="P1">Jitter for frame 770 is <text:s text:c="3"/>0.00033</text:p>
      <text:p text:style-name="P1">Jitter for frame 771 is <text:s text:c="2"/>-0.00184</text:p>
      <text:p text:style-name="P1">Jitter for frame 772 is <text:s text:c="2"/>-0.00177</text:p>
      <text:p text:style-name="P1">Jitter for frame 773 is <text:s text:c="2"/>-0.00433</text:p>
      <text:p text:style-name="P1">Jitter for frame 774 is <text:s text:c="2"/>-0.00028</text:p>
      <text:p text:style-name="P1">Jitter for frame 775 is <text:s text:c="2"/>-0.00243</text:p>
      <text:p text:style-name="P1">Jitter for frame 776 is <text:s text:c="3"/>0.00006</text:p>
      <text:p text:style-name="P1">Jitter for frame 777 is <text:s text:c="2"/>-0.00164</text:p>
      <text:p text:style-name="P1">Jitter for frame 778 is <text:s text:c="2"/>-0.00056</text:p>
      <text:p text:style-name="P1">Jitter for frame 779 is <text:s text:c="2"/>-0.00148</text:p>
      <text:p text:style-name="P1">Jitter for frame 780 is <text:s text:c="3"/>0.00225</text:p>
      <text:p text:style-name="P1">Jitter for frame 781 is <text:s text:c="3"/>0.00174</text:p>
      <text:p text:style-name="P1">Jitter for frame 782 is <text:s text:c="2"/>-0.00063</text:p>
      <text:p text:style-name="P1">Jitter for frame 783 is <text:s text:c="3"/>0.00130</text:p>
      <text:p text:style-name="P1"><text:soft-page-break/>Jitter for frame 784 is <text:s text:c="2"/>-0.00324</text:p>
      <text:p text:style-name="P1">Jitter for frame 785 is <text:s text:c="2"/>-0.00009</text:p>
      <text:p text:style-name="P1">Jitter for frame 786 is <text:s text:c="3"/>0.00140</text:p>
      <text:p text:style-name="P1">Jitter for frame 787 is <text:s text:c="2"/>-0.00073</text:p>
      <text:p text:style-name="P1">Jitter for frame 788 is <text:s text:c="3"/>0.00055</text:p>
      <text:p text:style-name="P1">Jitter for frame 789 is <text:s text:c="2"/>-0.00083</text:p>
      <text:p text:style-name="P1">Jitter for frame 790 is <text:s text:c="3"/>0.00145</text:p>
      <text:p text:style-name="P1">Jitter for frame 791 is <text:s text:c="2"/>-0.00191</text:p>
      <text:p text:style-name="P1">Jitter for frame 792 is <text:s text:c="3"/>0.00003</text:p>
      <text:p text:style-name="P1">Jitter for frame 793 is <text:s text:c="3"/>0.00105</text:p>
      <text:p text:style-name="P1">Jitter for frame 794 is <text:s text:c="3"/>0.00087</text:p>
      <text:p text:style-name="P1">Jitter for frame 795 is <text:s text:c="3"/>0.00277</text:p>
      <text:p text:style-name="P1">Jitter for frame 796 is <text:s text:c="3"/>0.00329</text:p>
      <text:p text:style-name="P1">Jitter for frame 797 is <text:s text:c="3"/>0.00190</text:p>
      <text:p text:style-name="P1">Jitter for frame 798 is <text:s text:c="3"/>0.00033</text:p>
      <text:p text:style-name="P1">Jitter for frame 799 is <text:s text:c="2"/>-0.00205</text:p>
      <text:p text:style-name="P1">Jitter for frame 800 is <text:s text:c="2"/>-0.00181</text:p>
      <text:p text:style-name="P1">Jitter for frame 801 is <text:s text:c="2"/>-0.00272</text:p>
      <text:p text:style-name="P1">Jitter for frame 802 is <text:s text:c="3"/>0.00142</text:p>
      <text:p text:style-name="P1">Jitter for frame 803 is <text:s text:c="2"/>-0.00157</text:p>
      <text:p text:style-name="P1">Jitter for frame 804 is <text:s text:c="3"/>0.00138</text:p>
      <text:p text:style-name="P1">Jitter for frame 805 is <text:s text:c="2"/>-0.00029</text:p>
      <text:p text:style-name="P1">Jitter for frame 806 is <text:s text:c="2"/>-0.00455</text:p>
      <text:p text:style-name="P1">Jitter for frame 807 is <text:s text:c="2"/>-0.00214</text:p>
      <text:p text:style-name="P1">Jitter for frame 808 is <text:s text:c="3"/>0.00115</text:p>
      <text:p text:style-name="P1">Jitter for frame 809 is <text:s text:c="3"/>0.00894</text:p>
      <text:p text:style-name="P1">Jitter for frame 810 is <text:s text:c="2"/>-0.00143</text:p>
      <text:p text:style-name="P1">Jitter for frame 811 is <text:s text:c="2"/>-0.00138</text:p>
      <text:p text:style-name="P1">Jitter for frame 812 is <text:s text:c="2"/>-0.00091</text:p>
      <text:p text:style-name="P1">Jitter for frame 813 is <text:s text:c="3"/>0.00210</text:p>
      <text:p text:style-name="P1">Jitter for frame 814 is <text:s text:c="3"/>0.00169</text:p>
      <text:p text:style-name="P1">Jitter for frame 815 is <text:s text:c="3"/>0.00073</text:p>
      <text:p text:style-name="P1">Jitter for frame 816 is <text:s text:c="3"/>0.00300</text:p>
      <text:p text:style-name="P1">Jitter for frame 817 is <text:s text:c="2"/>-0.00188</text:p>
      <text:p text:style-name="P1">Jitter for frame 818 is <text:s text:c="2"/>-0.00336</text:p>
      <text:p text:style-name="P1">Jitter for frame 819 is <text:s text:c="3"/>0.00203</text:p>
      <text:p text:style-name="P1">Jitter for frame 820 is <text:s text:c="2"/>-0.00197</text:p>
      <text:p text:style-name="P1">Jitter for frame 821 is <text:s text:c="3"/>0.00152</text:p>
      <text:p text:style-name="P1">Jitter for frame 822 is <text:s text:c="3"/>0.00284</text:p>
      <text:p text:style-name="P1">Jitter for frame 823 is <text:s text:c="3"/>0.00226</text:p>
      <text:p text:style-name="P1">Jitter for frame 824 is <text:s text:c="2"/>-0.00189</text:p>
      <text:p text:style-name="P1">Jitter for frame 825 is <text:s text:c="2"/>-0.00061</text:p>
      <text:p text:style-name="P1">Jitter for frame 826 is <text:s text:c="3"/>0.00209</text:p>
      <text:p text:style-name="P1">Jitter for frame 827 is <text:s text:c="2"/>-0.00015</text:p>
      <text:p text:style-name="P1">Jitter for frame 828 is <text:s text:c="2"/>-0.00024</text:p>
      <text:p text:style-name="P1">Jitter for frame 829 is <text:s text:c="2"/>-0.00141</text:p>
      <text:p text:style-name="P1">Jitter for frame 830 is <text:s text:c="2"/>-0.00230</text:p>
      <text:p text:style-name="P1">Jitter for frame 831 is <text:s text:c="2"/>-0.00205</text:p>
      <text:p text:style-name="P1">Jitter for frame 832 is <text:s text:c="2"/>-0.00078</text:p>
      <text:p text:style-name="P1"><text:soft-page-break/>Jitter for frame 833 is <text:s text:c="2"/>-0.00311</text:p>
      <text:p text:style-name="P1">Jitter for frame 834 is <text:s text:c="2"/>-0.00132</text:p>
      <text:p text:style-name="P1">Jitter for frame 835 is <text:s text:c="2"/>-0.00173</text:p>
      <text:p text:style-name="P1">Jitter for frame 836 is <text:s text:c="3"/>0.00009</text:p>
      <text:p text:style-name="P1">Jitter for frame 837 is <text:s text:c="3"/>0.00189</text:p>
      <text:p text:style-name="P1">Jitter for frame 838 is <text:s text:c="3"/>0.00139</text:p>
      <text:p text:style-name="P1">Jitter for frame 839 is <text:s text:c="3"/>0.00010</text:p>
      <text:p text:style-name="P1">Jitter for frame 840 is <text:s text:c="2"/>-0.00100</text:p>
      <text:p text:style-name="P1">Jitter for frame 841 is <text:s text:c="2"/>-0.00056</text:p>
      <text:p text:style-name="P1">Jitter for frame 842 is <text:s text:c="2"/>-0.00049</text:p>
      <text:p text:style-name="P1">Jitter for frame 843 is <text:s text:c="3"/>0.00208</text:p>
      <text:p text:style-name="P1">Jitter for frame 844 is <text:s text:c="3"/>0.00035</text:p>
      <text:p text:style-name="P1">Jitter for frame 845 is <text:s text:c="2"/>-0.00038</text:p>
      <text:p text:style-name="P1">Jitter for frame 846 is <text:s text:c="2"/>-0.00351</text:p>
      <text:p text:style-name="P1">Jitter for frame 847 is <text:s text:c="3"/>0.00047</text:p>
      <text:p text:style-name="P1">Jitter for frame 848 is <text:s text:c="3"/>0.00162</text:p>
      <text:p text:style-name="P1">Jitter for frame 849 is <text:s text:c="2"/>-0.00260</text:p>
      <text:p text:style-name="P1">Jitter for frame 850 is <text:s text:c="2"/>-0.00485</text:p>
      <text:p text:style-name="P1">Jitter for frame 851 is <text:s text:c="2"/>-0.00178</text:p>
      <text:p text:style-name="P1">Jitter for frame 852 is <text:s text:c="3"/>0.00130</text:p>
      <text:p text:style-name="P1">Jitter for frame 853 is <text:s text:c="2"/>-0.00370</text:p>
      <text:p text:style-name="P1">Jitter for frame 854 is <text:s text:c="3"/>0.00531</text:p>
      <text:p text:style-name="P1">Jitter for frame 855 is <text:s text:c="3"/>0.00063</text:p>
      <text:p text:style-name="P1">Jitter for frame 856 is <text:s text:c="3"/>0.00015</text:p>
      <text:p text:style-name="P1">Jitter for frame 857 is <text:s text:c="2"/>-0.00276</text:p>
      <text:p text:style-name="P1">Jitter for frame 858 is <text:s text:c="2"/>-0.00438</text:p>
      <text:p text:style-name="P1">Jitter for frame 859 is <text:s text:c="2"/>-0.00441</text:p>
      <text:p text:style-name="P1">Jitter for frame 860 is <text:s text:c="2"/>-0.00407</text:p>
      <text:p text:style-name="P1">Jitter for frame 861 is <text:s text:c="2"/>-0.00375</text:p>
      <text:p text:style-name="P1">Jitter for frame 862 is <text:s text:c="3"/>0.00658</text:p>
      <text:p text:style-name="P1">Jitter for frame 863 is <text:s text:c="2"/>-0.00444</text:p>
      <text:p text:style-name="P1">Jitter for frame 864 is <text:s text:c="3"/>0.00843</text:p>
      <text:p text:style-name="P1">Jitter for frame 865 is <text:s text:c="2"/>-0.00393</text:p>
      <text:p text:style-name="P1">Jitter for frame 866 is <text:s text:c="3"/>0.00221</text:p>
      <text:p text:style-name="P1">Jitter for frame 867 is <text:s text:c="3"/>0.00037</text:p>
      <text:p text:style-name="P1">Jitter for frame 868 is <text:s text:c="3"/>0.00366</text:p>
      <text:p text:style-name="P1">Jitter for frame 869 is <text:s text:c="2"/>-0.00358</text:p>
      <text:p text:style-name="P1">Jitter for frame 870 is <text:s text:c="2"/>-0.00211</text:p>
      <text:p text:style-name="P1">Jitter for frame 871 is <text:s text:c="2"/>-0.00429</text:p>
      <text:p text:style-name="P1">Jitter for frame 872 is <text:s text:c="2"/>-0.00192</text:p>
      <text:p text:style-name="P1">Jitter for frame 873 is <text:s text:c="2"/>-0.00251</text:p>
      <text:p text:style-name="P1">Jitter for frame 874 is <text:s text:c="3"/>0.00562</text:p>
      <text:p text:style-name="P1">Jitter for frame 875 is <text:s text:c="2"/>-0.00328</text:p>
      <text:p text:style-name="P1">Jitter for frame 876 is <text:s text:c="3"/>0.00098</text:p>
      <text:p text:style-name="P1">Jitter for frame 877 is <text:s text:c="2"/>-0.00282</text:p>
      <text:p text:style-name="P1">Jitter for frame 878 is <text:s text:c="2"/>-0.00245</text:p>
      <text:p text:style-name="P1">Jitter for frame 879 is <text:s text:c="2"/>-0.00310</text:p>
      <text:p text:style-name="P1">Jitter for frame 880 is <text:s text:c="2"/>-0.00174</text:p>
      <text:p text:style-name="P1">Jitter for frame 881 is <text:s text:c="2"/>-0.00413</text:p>
      <text:p text:style-name="P1"><text:soft-page-break/>Jitter for frame 882 is <text:s text:c="2"/>-0.00252</text:p>
      <text:p text:style-name="P1">Jitter for frame 883 is <text:s text:c="3"/>0.00248</text:p>
      <text:p text:style-name="P1">Jitter for frame 884 is <text:s text:c="3"/>0.00590</text:p>
      <text:p text:style-name="P1">Jitter for frame 885 is <text:s text:c="2"/>-0.00299</text:p>
      <text:p text:style-name="P1">Jitter for frame 886 is <text:s text:c="3"/>0.00756</text:p>
      <text:p text:style-name="P1">Jitter for frame 887 is <text:s text:c="2"/>-0.00300</text:p>
      <text:p text:style-name="P1">Jitter for frame 888 is <text:s text:c="2"/>-0.00297</text:p>
      <text:p text:style-name="P1">Jitter for frame 889 is <text:s text:c="3"/>0.02020</text:p>
      <text:p text:style-name="P1">Jitter for frame 890 is <text:s text:c="2"/>-0.00253</text:p>
      <text:p text:style-name="P1">Jitter for frame 891 is <text:s text:c="3"/>0.00083</text:p>
      <text:p text:style-name="P1">Jitter for frame 892 is <text:s text:c="3"/>0.01044</text:p>
      <text:p text:style-name="P1">Jitter for frame 893 is <text:s text:c="3"/>0.00564</text:p>
      <text:p text:style-name="P1">Jitter for frame 894 is <text:s text:c="3"/>0.00117</text:p>
      <text:p text:style-name="P1">Jitter for frame 895 is <text:s text:c="3"/>0.00067</text:p>
      <text:p text:style-name="P1">Jitter for frame 896 is <text:s text:c="3"/>0.00246</text:p>
      <text:p text:style-name="P1">Jitter for frame 897 is <text:s text:c="2"/>-0.00255</text:p>
      <text:p text:style-name="P1">Jitter for frame 898 is <text:s text:c="2"/>-0.00491</text:p>
      <text:p text:style-name="P1">Jitter for frame 899 is <text:s text:c="3"/>0.00266</text:p>
      <text:p text:style-name="P1">Jitter for frame 900 is <text:s text:c="2"/>-0.00308</text:p>
      <text:p text:style-name="P1">Jitter for frame 901 is <text:s text:c="3"/>0.00048</text:p>
      <text:p text:style-name="P1">Jitter for frame 902 is <text:s text:c="2"/>-0.00186</text:p>
      <text:p text:style-name="P1">Jitter for frame 903 is <text:s text:c="3"/>0.00041</text:p>
      <text:p text:style-name="P1">Jitter for frame 904 is <text:s text:c="2"/>-0.00266</text:p>
      <text:p text:style-name="P1">Jitter for frame 905 is <text:s text:c="2"/>-0.00180</text:p>
      <text:p text:style-name="P1">Jitter for frame 906 is <text:s text:c="3"/>0.00054</text:p>
      <text:p text:style-name="P1">Jitter for frame 907 is <text:s text:c="2"/>-0.00465</text:p>
      <text:p text:style-name="P1">Jitter for frame 908 is <text:s text:c="2"/>-0.00417</text:p>
      <text:p text:style-name="P1">Jitter for frame 909 is <text:s text:c="2"/>-0.00072</text:p>
      <text:p text:style-name="P1">Jitter for frame 910 is <text:s text:c="3"/>0.00048</text:p>
      <text:p text:style-name="P1">Jitter for frame 911 is <text:s text:c="2"/>-0.00035</text:p>
      <text:p text:style-name="P1">Jitter for frame 912 is <text:s text:c="2"/>-0.00223</text:p>
      <text:p text:style-name="P1">Jitter for frame 913 is <text:s text:c="2"/>-0.00298</text:p>
      <text:p text:style-name="P1">Jitter for frame 914 is <text:s text:c="2"/>-0.00431</text:p>
      <text:p text:style-name="P1">Jitter for frame 915 is <text:s text:c="2"/>-0.00191</text:p>
      <text:p text:style-name="P1">Jitter for frame 916 is <text:s text:c="2"/>-0.00298</text:p>
      <text:p text:style-name="P1">Jitter for frame 917 is <text:s text:c="3"/>0.00617</text:p>
      <text:p text:style-name="P1">Jitter for frame 918 is <text:s text:c="2"/>-0.00466</text:p>
      <text:p text:style-name="P1">Jitter for frame 919 is <text:s text:c="3"/>0.00082</text:p>
      <text:p text:style-name="P1">Jitter for frame 920 is <text:s text:c="2"/>-0.00323</text:p>
      <text:p text:style-name="P1">Jitter for frame 921 is <text:s text:c="2"/>-0.00322</text:p>
      <text:p text:style-name="P1">Jitter for frame 922 is <text:s text:c="2"/>-0.00406</text:p>
      <text:p text:style-name="P1">Jitter for frame 923 is <text:s text:c="2"/>-0.00292</text:p>
      <text:p text:style-name="P1">Jitter for frame 924 is <text:s text:c="2"/>-0.00202</text:p>
      <text:p text:style-name="P1">Jitter for frame 925 is <text:s text:c="2"/>-0.00353</text:p>
      <text:p text:style-name="P1">Jitter for frame 926 is <text:s text:c="3"/>0.00201</text:p>
      <text:p text:style-name="P1">Jitter for frame 927 is <text:s text:c="2"/>-0.00433</text:p>
      <text:p text:style-name="P1">Jitter for frame 928 is <text:s text:c="2"/>-0.00412</text:p>
      <text:p text:style-name="P1">Jitter for frame 929 is <text:s text:c="2"/>-0.00421</text:p>
      <text:p text:style-name="P1">Jitter for frame 930 is <text:s text:c="2"/>-0.00437</text:p>
      <text:p text:style-name="P1"><text:soft-page-break/>Jitter for frame 931 is <text:s text:c="2"/>-0.00331</text:p>
      <text:p text:style-name="P1">Jitter for frame 932 is <text:s text:c="2"/>-0.00212</text:p>
      <text:p text:style-name="P1">Jitter for frame 933 is <text:s text:c="2"/>-0.00251</text:p>
      <text:p text:style-name="P1">Jitter for frame 934 is <text:s text:c="2"/>-0.00497</text:p>
      <text:p text:style-name="P1">Jitter for frame 935 is <text:s text:c="2"/>-0.00456</text:p>
      <text:p text:style-name="P1">Jitter for frame 936 is <text:s text:c="2"/>-0.00305</text:p>
      <text:p text:style-name="P1">Jitter for frame 937 is <text:s text:c="2"/>-0.00452</text:p>
      <text:p text:style-name="P1">Jitter for frame 938 is <text:s text:c="2"/>-0.00441</text:p>
      <text:p text:style-name="P1">Jitter for frame 939 is <text:s text:c="3"/>0.00007</text:p>
      <text:p text:style-name="P1">Jitter for frame 940 is <text:s text:c="2"/>-0.00247</text:p>
      <text:p text:style-name="P1">Jitter for frame 941 is <text:s text:c="2"/>-0.00228</text:p>
      <text:p text:style-name="P1">Jitter for frame 942 is <text:s text:c="2"/>-0.00437</text:p>
      <text:p text:style-name="P1">Jitter for frame 943 is <text:s text:c="2"/>-0.00464</text:p>
      <text:p text:style-name="P1">Jitter for frame 944 is <text:s text:c="2"/>-0.00212</text:p>
      <text:p text:style-name="P1">Jitter for frame 945 is <text:s text:c="3"/>0.00160</text:p>
      <text:p text:style-name="P1">Jitter for frame 946 is <text:s text:c="2"/>-0.00324</text:p>
      <text:p text:style-name="P1">Jitter for frame 947 is <text:s text:c="2"/>-0.00155</text:p>
      <text:p text:style-name="P1">Jitter for frame 948 is <text:s text:c="3"/>0.00538</text:p>
      <text:p text:style-name="P1">Jitter for frame 949 is <text:s text:c="2"/>-0.00468</text:p>
      <text:p text:style-name="P1">Jitter for frame 950 is <text:s text:c="2"/>-0.00256</text:p>
      <text:p text:style-name="P1">Jitter for frame 951 is <text:s text:c="2"/>-0.00428</text:p>
      <text:p text:style-name="P1">Jitter for frame 952 is <text:s text:c="3"/>0.00101</text:p>
      <text:p text:style-name="P1">Jitter for frame 953 is <text:s text:c="2"/>-0.00453</text:p>
      <text:p text:style-name="P1">Jitter for frame 954 is <text:s text:c="2"/>-0.00228</text:p>
      <text:p text:style-name="P1">Jitter for frame 955 is <text:s text:c="2"/>-0.00200</text:p>
      <text:p text:style-name="P1">Jitter for frame 956 is <text:s text:c="2"/>-0.00203</text:p>
      <text:p text:style-name="P1">Jitter for frame 957 is <text:s text:c="2"/>-0.00172</text:p>
      <text:p text:style-name="P1">Jitter for frame 958 is <text:s text:c="2"/>-0.00341</text:p>
      <text:p text:style-name="P1">Jitter for frame 959 is <text:s text:c="2"/>-0.00023</text:p>
      <text:p text:style-name="P1">Jitter for frame 960 is <text:s text:c="2"/>-0.00054</text:p>
      <text:p text:style-name="P1">Jitter for frame 961 is <text:s text:c="2"/>-0.00482</text:p>
      <text:p text:style-name="P1">Jitter for frame 962 is <text:s text:c="2"/>-0.00249</text:p>
      <text:p text:style-name="P1">Jitter for frame 963 is <text:s text:c="2"/>-0.00246</text:p>
      <text:p text:style-name="P1">Jitter for frame 964 is <text:s text:c="2"/>-0.00269</text:p>
      <text:p text:style-name="P1">Jitter for frame 965 is <text:s text:c="2"/>-0.00424</text:p>
      <text:p text:style-name="P1">Jitter for frame 966 is <text:s text:c="2"/>-0.00497</text:p>
      <text:p text:style-name="P1">Jitter for frame 967 is <text:s text:c="2"/>-0.00192</text:p>
      <text:p text:style-name="P1">Jitter for frame 968 is <text:s text:c="3"/>0.00160</text:p>
      <text:p text:style-name="P1">Jitter for frame 969 is <text:s text:c="3"/>0.00257</text:p>
      <text:p text:style-name="P1">Jitter for frame 970 is <text:s text:c="2"/>-0.00281</text:p>
      <text:p text:style-name="P1">Jitter for frame 971 is <text:s text:c="2"/>-0.00196</text:p>
      <text:p text:style-name="P1">Jitter for frame 972 is <text:s text:c="2"/>-0.00194</text:p>
      <text:p text:style-name="P1">Jitter for frame 973 is <text:s text:c="2"/>-0.00465</text:p>
      <text:p text:style-name="P1">Jitter for frame 974 is <text:s text:c="2"/>-0.00154</text:p>
      <text:p text:style-name="P1">Jitter for frame 975 is <text:s text:c="3"/>0.00049</text:p>
      <text:p text:style-name="P1">Jitter for frame 976 is <text:s text:c="3"/>0.00005</text:p>
      <text:p text:style-name="P1">Jitter for frame 977 is <text:s text:c="3"/>0.00029</text:p>
      <text:p text:style-name="P1">Jitter for frame 978 is <text:s text:c="2"/>-0.00484</text:p>
      <text:p text:style-name="P1">Jitter for frame 979 is <text:s text:c="2"/>-0.00069</text:p>
      <text:p text:style-name="P1"><text:soft-page-break/>Jitter for frame 980 is <text:s text:c="3"/>0.00097</text:p>
      <text:p text:style-name="P1">Jitter for frame 981 is <text:s text:c="3"/>0.00036</text:p>
      <text:p text:style-name="P1">Jitter for frame 982 is <text:s text:c="3"/>0.00017</text:p>
      <text:p text:style-name="P1">Jitter for frame 983 is <text:s text:c="2"/>-0.00402</text:p>
      <text:p text:style-name="P1">Jitter for frame 984 is <text:s text:c="2"/>-0.00444</text:p>
      <text:p text:style-name="P1">Jitter for frame 985 is <text:s text:c="2"/>-0.00256</text:p>
      <text:p text:style-name="P1">Jitter for frame 986 is <text:s text:c="2"/>-0.00243</text:p>
      <text:p text:style-name="P1">Jitter for frame 987 is <text:s text:c="3"/>0.00041</text:p>
      <text:p text:style-name="P1">Jitter for frame 988 is <text:s text:c="2"/>-0.00434</text:p>
      <text:p text:style-name="P1">Jitter for frame 989 is <text:s text:c="2"/>-0.00117</text:p>
      <text:p text:style-name="P1">Jitter for frame 990 is <text:s text:c="2"/>-0.00112</text:p>
      <text:p text:style-name="P1">Jitter for frame 991 is <text:s text:c="2"/>-0.00440</text:p>
      <text:p text:style-name="P1">Jitter for frame 992 is <text:s text:c="3"/>0.00167</text:p>
      <text:p text:style-name="P1">Jitter for frame 993 is <text:s text:c="3"/>0.00192</text:p>
      <text:p text:style-name="P1">Jitter for frame 994 is <text:s text:c="2"/>-0.00003</text:p>
      <text:p text:style-name="P1">Jitter for frame 995 is <text:s text:c="2"/>-0.00309</text:p>
      <text:p text:style-name="P1">Jitter for frame 996 is <text:s text:c="2"/>-0.00145</text:p>
      <text:p text:style-name="P1">Jitter for frame 997 is <text:s text:c="2"/>-0.00321</text:p>
      <text:p text:style-name="P1">Jitter for frame 998 is <text:s text:c="2"/>-0.00226</text:p>
      <text:p text:style-name="P1">Jitter for frame 999 is <text:s text:c="2"/>-0.00474</text:p>
      <text:p text:style-name="P1">Jitter for frame 1000 is <text:s text:c="2"/>-0.00346</text:p>
      <text:p text:style-name="P1">Jitter for frame 1001 is <text:s text:c="2"/>-0.00486</text:p>
      <text:p text:style-name="P1">Jitter for frame 1002 is <text:s text:c="2"/>-0.00397</text:p>
      <text:p text:style-name="P1">Jitter for frame 1003 is <text:s text:c="2"/>-0.00117</text:p>
      <text:p text:style-name="P1">Jitter for frame 1004 is <text:s text:c="3"/>0.00489</text:p>
      <text:p text:style-name="P1">Jitter for frame 1005 is <text:s text:c="3"/>0.00548</text:p>
      <text:p text:style-name="P1">Jitter for frame 1006 is <text:s text:c="3"/>0.00378</text:p>
      <text:p text:style-name="P1">Jitter for frame 1007 is <text:s text:c="3"/>0.00382</text:p>
      <text:p text:style-name="P1">Jitter for frame 1008 is <text:s text:c="3"/>0.00131</text:p>
      <text:p text:style-name="P1">Jitter for frame 1009 is <text:s text:c="3"/>0.00016</text:p>
      <text:p text:style-name="P1">Jitter for frame 1010 is <text:s text:c="2"/>-0.00036</text:p>
      <text:p text:style-name="P1">Jitter for frame 1011 is <text:s text:c="3"/>0.00044</text:p>
      <text:p text:style-name="P1">Jitter for frame 1012 is <text:s text:c="2"/>-0.00010</text:p>
      <text:p text:style-name="P1">Jitter for frame 1013 is <text:s text:c="3"/>0.00028</text:p>
      <text:p text:style-name="P1">Jitter for frame 1014 is <text:s text:c="3"/>0.00052</text:p>
      <text:p text:style-name="P1">Jitter for frame 1015 is <text:s text:c="2"/>-0.00480</text:p>
      <text:p text:style-name="P1">Jitter for frame 1016 is <text:s text:c="2"/>-0.00025</text:p>
      <text:p text:style-name="P1">Jitter for frame 1017 is <text:s text:c="2"/>-0.00280</text:p>
      <text:p text:style-name="P1">Jitter for frame 1018 is <text:s text:c="2"/>-0.00232</text:p>
      <text:p text:style-name="P1">Jitter for frame 1019 is <text:s text:c="2"/>-0.00223</text:p>
      <text:p text:style-name="P1">Jitter for frame 1020 is <text:s text:c="3"/>0.00585</text:p>
      <text:p text:style-name="P1">Jitter for frame 1021 is <text:s text:c="2"/>-0.00017</text:p>
      <text:p text:style-name="P1">Jitter for frame 1022 is <text:s text:c="2"/>-0.00163</text:p>
      <text:p text:style-name="P1">Jitter for frame 1023 is <text:s text:c="3"/>0.00484</text:p>
      <text:p text:style-name="P1">Jitter for frame 1024 is <text:s text:c="3"/>0.00050</text:p>
      <text:p text:style-name="P1">Jitter for frame 1025 is <text:s text:c="3"/>0.00080</text:p>
      <text:p text:style-name="P1">Jitter for frame 1026 is <text:s text:c="2"/>-0.00414</text:p>
      <text:p text:style-name="P1">Jitter for frame 1027 is <text:s text:c="2"/>-0.00455</text:p>
      <text:p text:style-name="P1">Jitter for frame 1028 is <text:s text:c="2"/>-0.00240</text:p>
      <text:p text:style-name="P1"><text:soft-page-break/>Jitter for frame 1029 is <text:s text:c="3"/>0.00518</text:p>
      <text:p text:style-name="P1">Jitter for frame 1030 is <text:s text:c="3"/>0.00548</text:p>
      <text:p text:style-name="P1">Jitter for frame 1031 is <text:s text:c="3"/>0.00205</text:p>
      <text:p text:style-name="P1">Jitter for frame 1032 is <text:s text:c="2"/>-0.00399</text:p>
      <text:p text:style-name="P1">Jitter for frame 1033 is <text:s text:c="3"/>0.00060</text:p>
      <text:p text:style-name="P1">Jitter for frame 1034 is <text:s text:c="2"/>-0.00009</text:p>
      <text:p text:style-name="P1">Jitter for frame 1035 is <text:s text:c="2"/>-0.00326</text:p>
      <text:p text:style-name="P1">Jitter for frame 1036 is <text:s text:c="3"/>0.00256</text:p>
      <text:p text:style-name="P1">Jitter for frame 1037 is <text:s text:c="2"/>-0.00327</text:p>
      <text:p text:style-name="P1">Jitter for frame 1038 is <text:s text:c="2"/>-0.00025</text:p>
      <text:p text:style-name="P1">Jitter for frame 1039 is <text:s text:c="3"/>0.00575</text:p>
      <text:p text:style-name="P1">Jitter for frame 1040 is <text:s text:c="3"/>0.00077</text:p>
      <text:p text:style-name="P1">Jitter for frame 1041 is <text:s text:c="2"/>-0.00022</text:p>
      <text:p text:style-name="P1">Jitter for frame 1042 is <text:s text:c="3"/>0.00095</text:p>
      <text:p text:style-name="P1">Jitter for frame 1043 is <text:s text:c="3"/>0.00110</text:p>
      <text:p text:style-name="P1">Jitter for frame 1044 is <text:s text:c="2"/>-0.00373</text:p>
      <text:p text:style-name="P1">Jitter for frame 1045 is <text:s text:c="2"/>-0.00029</text:p>
      <text:p text:style-name="P1">Jitter for frame 1046 is <text:s text:c="2"/>-0.00436</text:p>
      <text:p text:style-name="P1">Jitter for frame 1047 is <text:s text:c="3"/>0.00186</text:p>
      <text:p text:style-name="P1">Jitter for frame 1048 is <text:s text:c="3"/>0.00071</text:p>
      <text:p text:style-name="P1">Jitter for frame 1049 is <text:s text:c="3"/>0.00121</text:p>
      <text:p text:style-name="P1">Jitter for frame 1050 is <text:s text:c="2"/>-0.00062</text:p>
      <text:p text:style-name="P1">Jitter for frame 1051 is <text:s text:c="3"/>0.00074</text:p>
      <text:p text:style-name="P1">Jitter for frame 1052 is <text:s text:c="2"/>-0.00488</text:p>
      <text:p text:style-name="P1">Jitter for frame 1053 is <text:s text:c="2"/>-0.00437</text:p>
      <text:p text:style-name="P1">Jitter for frame 1054 is <text:s text:c="2"/>-0.00263</text:p>
      <text:p text:style-name="P1">Jitter for frame 1055 is <text:s text:c="2"/>-0.00377</text:p>
      <text:p text:style-name="P1">Jitter for frame 1056 is <text:s text:c="2"/>-0.00053</text:p>
      <text:p text:style-name="P1">Jitter for frame 1057 is <text:s text:c="3"/>0.00022</text:p>
      <text:p text:style-name="P1">Jitter for frame 1058 is <text:s text:c="3"/>0.00183</text:p>
      <text:p text:style-name="P1">Jitter for frame 1059 is <text:s text:c="3"/>0.00095</text:p>
      <text:p text:style-name="P1">Jitter for frame 1060 is <text:s text:c="2"/>-0.00238</text:p>
      <text:p text:style-name="P1">Jitter for frame 1061 is <text:s text:c="3"/>0.00371</text:p>
      <text:p text:style-name="P1">Jitter for frame 1062 is <text:s text:c="3"/>0.00585</text:p>
      <text:p text:style-name="P1">Jitter for frame 1063 is <text:s text:c="3"/>0.00562</text:p>
      <text:p text:style-name="P1">Jitter for frame 1064 is <text:s text:c="3"/>0.00505</text:p>
      <text:p text:style-name="P1">Jitter for frame 1065 is <text:s text:c="3"/>0.00001</text:p>
      <text:p text:style-name="P1">Jitter for frame 1066 is <text:s text:c="3"/>0.00072</text:p>
      <text:p text:style-name="P1">Jitter for frame 1067 is <text:s text:c="3"/>0.00029</text:p>
      <text:p text:style-name="P1">Jitter for frame 1068 is <text:s text:c="2"/>-0.00003</text:p>
      <text:p text:style-name="P1">Jitter for frame 1069 is <text:s text:c="3"/>0.00011</text:p>
      <text:p text:style-name="P1">Jitter for frame 1070 is <text:s text:c="3"/>0.00019</text:p>
      <text:p text:style-name="P1">Jitter for frame 1071 is <text:s text:c="3"/>0.00119</text:p>
      <text:p text:style-name="P1">Jitter for frame 1072 is <text:s text:c="3"/>0.00025</text:p>
      <text:p text:style-name="P1">Jitter for frame 1073 is <text:s text:c="3"/>0.00054</text:p>
      <text:p text:style-name="P1">Jitter for frame 1074 is <text:s text:c="2"/>-0.00159</text:p>
      <text:p text:style-name="P1">Jitter for frame 1075 is <text:s text:c="2"/>-0.00300</text:p>
      <text:p text:style-name="P1">Jitter for frame 1076 is <text:s text:c="2"/>-0.00265</text:p>
      <text:p text:style-name="P1">Jitter for frame 1077 is <text:s text:c="3"/>0.00011</text:p>
      <text:p text:style-name="P1"><text:soft-page-break/>Jitter for frame 1078 is <text:s text:c="3"/>0.00088</text:p>
      <text:p text:style-name="P1">Jitter for frame 1079 is <text:s text:c="3"/>0.00190</text:p>
      <text:p text:style-name="P1">Jitter for frame 1080 is <text:s text:c="2"/>-0.00338</text:p>
      <text:p text:style-name="P1">Jitter for frame 1081 is <text:s text:c="3"/>0.00174</text:p>
      <text:p text:style-name="P1">Jitter for frame 1082 is <text:s text:c="2"/>-0.00072</text:p>
      <text:p text:style-name="P1">Jitter for frame 1083 is <text:s text:c="2"/>-0.00005</text:p>
      <text:p text:style-name="P1">Jitter for frame 1084 is <text:s text:c="3"/>0.00077</text:p>
      <text:p text:style-name="P1">Jitter for frame 1085 is <text:s text:c="2"/>-0.00178</text:p>
      <text:p text:style-name="P1">Jitter for frame 1086 is <text:s text:c="2"/>-0.00223</text:p>
      <text:p text:style-name="P1">Jitter for frame 1087 is <text:s text:c="2"/>-0.00041</text:p>
      <text:p text:style-name="P1">Jitter for frame 1088 is <text:s text:c="2"/>-0.00459</text:p>
      <text:p text:style-name="P1">Jitter for frame 1089 is <text:s text:c="3"/>0.00498</text:p>
      <text:p text:style-name="P1">Jitter for frame 1090 is <text:s text:c="3"/>0.00285</text:p>
      <text:p text:style-name="P1">Jitter for frame 1091 is <text:s text:c="2"/>-0.00272</text:p>
      <text:p text:style-name="P1">Jitter for frame 1092 is <text:s text:c="2"/>-0.00238</text:p>
      <text:p text:style-name="P1">Jitter for frame 1093 is <text:s text:c="3"/>0.00620</text:p>
      <text:p text:style-name="P1">Jitter for frame 1094 is <text:s text:c="3"/>0.00050</text:p>
      <text:p text:style-name="P1">Jitter for frame 1095 is <text:s text:c="3"/>0.00216</text:p>
      <text:p text:style-name="P1">Jitter for frame 1096 is <text:s text:c="2"/>-0.00470</text:p>
      <text:p text:style-name="P1">Jitter for frame 1097 is <text:s text:c="2"/>-0.00462</text:p>
      <text:p text:style-name="P1">Jitter for frame 1098 is <text:s text:c="2"/>-0.00407</text:p>
      <text:p text:style-name="P1">Jitter for frame 1099 is <text:s text:c="3"/>0.01455</text:p>
      <text:p text:style-name="P1">Jitter for frame 1100 is <text:s text:c="2"/>-0.00486</text:p>
      <text:p text:style-name="P1">Jitter for frame 1101 is <text:s text:c="2"/>-0.00077</text:p>
      <text:p text:style-name="P1">Jitter for frame 1102 is <text:s text:c="3"/>0.00044</text:p>
      <text:p text:style-name="P1">Jitter for frame 1103 is <text:s text:c="2"/>-0.00220</text:p>
      <text:p text:style-name="P1">Jitter for frame 1104 is <text:s text:c="2"/>-0.00438</text:p>
      <text:p text:style-name="P1">Jitter for frame 1105 is <text:s text:c="3"/>0.00505</text:p>
      <text:p text:style-name="P1">Jitter for frame 1106 is <text:s text:c="3"/>0.00333</text:p>
      <text:p text:style-name="P1">Jitter for frame 1107 is <text:s text:c="2"/>-0.00271</text:p>
      <text:p text:style-name="P1">Jitter for frame 1108 is <text:s text:c="3"/>0.00080</text:p>
      <text:p text:style-name="P1">Jitter for frame 1109 is <text:s text:c="3"/>0.00043</text:p>
      <text:p text:style-name="P1">Jitter for frame 1110 is <text:s text:c="3"/>0.00136</text:p>
      <text:p text:style-name="P1">Jitter for frame 1111 is <text:s text:c="3"/>0.00074</text:p>
      <text:p text:style-name="P1">Jitter for frame 1112 is <text:s text:c="3"/>0.00076</text:p>
      <text:p text:style-name="P1">Jitter for frame 1113 is <text:s text:c="3"/>0.00098</text:p>
      <text:p text:style-name="P1">Jitter for frame 1114 is <text:s text:c="3"/>0.00008</text:p>
      <text:p text:style-name="P1">Jitter for frame 1115 is <text:s text:c="2"/>-0.00043</text:p>
      <text:p text:style-name="P1">Jitter for frame 1116 is <text:s text:c="3"/>0.00030</text:p>
      <text:p text:style-name="P1">Jitter for frame 1117 is <text:s text:c="3"/>0.00017</text:p>
      <text:p text:style-name="P1">Jitter for frame 1118 is <text:s text:c="2"/>-0.00448</text:p>
      <text:p text:style-name="P1">Jitter for frame 1119 is <text:s text:c="3"/>0.00032</text:p>
      <text:p text:style-name="P1">Jitter for frame 1120 is <text:s text:c="2"/>-0.00102</text:p>
      <text:p text:style-name="P1">Jitter for frame 1121 is <text:s text:c="3"/>0.00108</text:p>
      <text:p text:style-name="P1">Jitter for frame 1122 is <text:s text:c="3"/>0.00244</text:p>
      <text:p text:style-name="P1">Jitter for frame 1123 is <text:s text:c="3"/>0.00067</text:p>
      <text:p text:style-name="P1">Jitter for frame 1124 is <text:s text:c="2"/>-0.00109</text:p>
      <text:p text:style-name="P1">Jitter for frame 1125 is <text:s text:c="2"/>-0.00355</text:p>
      <text:p text:style-name="P1">Jitter for frame 1126 is <text:s text:c="3"/>0.00317</text:p>
      <text:p text:style-name="P1"><text:soft-page-break/>Jitter for frame 1127 is <text:s text:c="2"/>-0.00473</text:p>
      <text:p text:style-name="P1">Jitter for frame 1128 is <text:s text:c="2"/>-0.00439</text:p>
      <text:p text:style-name="P1">Jitter for frame 1129 is <text:s text:c="2"/>-0.00456</text:p>
      <text:p text:style-name="P1">Jitter for frame 1130 is <text:s text:c="3"/>0.00029</text:p>
      <text:p text:style-name="P1">Jitter for frame 1131 is <text:s text:c="3"/>0.01157</text:p>
      <text:p text:style-name="P1">Jitter for frame 1132 is <text:s text:c="2"/>-0.00153</text:p>
      <text:p text:style-name="P1">Jitter for frame 1133 is <text:s text:c="3"/>0.00136</text:p>
      <text:p text:style-name="P1">Jitter for frame 1134 is <text:s text:c="2"/>-0.00031</text:p>
      <text:p text:style-name="P1">Jitter for frame 1135 is <text:s text:c="3"/>0.00058</text:p>
      <text:p text:style-name="P1">Jitter for frame 1136 is <text:s text:c="3"/>0.00460</text:p>
      <text:p text:style-name="P1">Jitter for frame 1137 is <text:s text:c="2"/>-0.00232</text:p>
      <text:p text:style-name="P1">Jitter for frame 1138 is <text:s text:c="2"/>-0.00376</text:p>
      <text:p text:style-name="P1">Jitter for frame 1139 is <text:s text:c="3"/>0.00067</text:p>
      <text:p text:style-name="P1">Jitter for frame 1140 is <text:s text:c="3"/>0.00017</text:p>
      <text:p text:style-name="P1">Jitter for frame 1141 is <text:s text:c="3"/>0.00045</text:p>
      <text:p text:style-name="P1">Jitter for frame 1142 is <text:s text:c="2"/>-0.00080</text:p>
      <text:p text:style-name="P1">Jitter for frame 1143 is <text:s text:c="2"/>-0.00245</text:p>
      <text:p text:style-name="P1">Jitter for frame 1144 is <text:s text:c="3"/>0.00238</text:p>
      <text:p text:style-name="P1">Jitter for frame 1145 is <text:s text:c="3"/>0.00261</text:p>
      <text:p text:style-name="P1">Jitter for frame 1146 is <text:s text:c="3"/>0.00016</text:p>
      <text:p text:style-name="P1">Jitter for frame 1147 is <text:s text:c="2"/>-0.00287</text:p>
      <text:p text:style-name="P1">Jitter for frame 1148 is <text:s text:c="3"/>0.00039</text:p>
      <text:p text:style-name="P1">Jitter for frame 1149 is <text:s text:c="2"/>-0.00255</text:p>
      <text:p text:style-name="P1">Jitter for frame 1150 is <text:s text:c="2"/>-0.00492</text:p>
      <text:p text:style-name="P1">Jitter for frame 1151 is <text:s text:c="3"/>0.00036</text:p>
      <text:p text:style-name="P1">Jitter for frame 1152 is <text:s text:c="3"/>0.00286</text:p>
      <text:p text:style-name="P1">Jitter for frame 1153 is <text:s text:c="3"/>0.00056</text:p>
      <text:p text:style-name="P1">Jitter for frame 1154 is <text:s text:c="3"/>0.00281</text:p>
      <text:p text:style-name="P1">Jitter for frame 1155 is <text:s text:c="2"/>-0.00006</text:p>
      <text:p text:style-name="P1">Jitter for frame 1156 is <text:s text:c="2"/>-0.00074</text:p>
      <text:p text:style-name="P1">Jitter for frame 1157 is <text:s text:c="2"/>-0.00484</text:p>
      <text:p text:style-name="P1">Jitter for frame 1158 is <text:s text:c="3"/>0.00199</text:p>
      <text:p text:style-name="P1">Jitter for frame 1159 is <text:s text:c="2"/>-0.00470</text:p>
      <text:p text:style-name="P1">Jitter for frame 1160 is <text:s text:c="2"/>-0.00481</text:p>
      <text:p text:style-name="P1">Jitter for frame 1161 is <text:s text:c="3"/>0.00028</text:p>
      <text:p text:style-name="P1">Jitter for frame 1162 is <text:s text:c="3"/>0.00029</text:p>
      <text:p text:style-name="P1">Jitter for frame 1163 is <text:s text:c="2"/>-0.00105</text:p>
      <text:p text:style-name="P1">Jitter for frame 1164 is <text:s text:c="3"/>0.00534</text:p>
      <text:p text:style-name="P1">Jitter for frame 1165 is <text:s text:c="3"/>0.00537</text:p>
      <text:p text:style-name="P1">Jitter for frame 1166 is <text:s text:c="3"/>0.00552</text:p>
      <text:p text:style-name="P1">Jitter for frame 1167 is <text:s text:c="2"/>-0.00426</text:p>
      <text:p text:style-name="P1">Jitter for frame 1168 is <text:s text:c="3"/>0.00483</text:p>
      <text:p text:style-name="P1">Jitter for frame 1169 is <text:s text:c="2"/>-0.00379</text:p>
      <text:p text:style-name="P1">Jitter for frame 1170 is <text:s text:c="3"/>0.00232</text:p>
      <text:p text:style-name="P1">Jitter for frame 1171 is <text:s text:c="3"/>0.00073</text:p>
      <text:p text:style-name="P1">Jitter for frame 1172 is <text:s text:c="2"/>-0.00010</text:p>
      <text:p text:style-name="P1">Jitter for frame 1173 is <text:s text:c="2"/>-0.00242</text:p>
      <text:p text:style-name="P1">Jitter for frame 1174 is <text:s text:c="2"/>-0.00132</text:p>
      <text:p text:style-name="P1">Jitter for frame 1175 is <text:s text:c="2"/>-0.00389</text:p>
      <text:p text:style-name="P1"><text:soft-page-break/>Jitter for frame 1176 is <text:s text:c="3"/>0.00641</text:p>
      <text:p text:style-name="P1">Jitter for frame 1177 is <text:s text:c="3"/>0.00399</text:p>
      <text:p text:style-name="P1">Jitter for frame 1178 is <text:s text:c="2"/>-0.00026</text:p>
      <text:p text:style-name="P1">Jitter for frame 1179 is <text:s text:c="2"/>-0.00417</text:p>
      <text:p text:style-name="P1">Jitter for frame 1180 is <text:s text:c="3"/>0.00497</text:p>
      <text:p text:style-name="P1">Jitter for frame 1181 is <text:s text:c="3"/>0.00025</text:p>
      <text:p text:style-name="P1">Jitter for frame 1182 is <text:s text:c="2"/>-0.00469</text:p>
      <text:p text:style-name="P1">Jitter for frame 1183 is <text:s text:c="3"/>0.00115</text:p>
      <text:p text:style-name="P1">Jitter for frame 1184 is <text:s text:c="2"/>-0.00032</text:p>
      <text:p text:style-name="P1">Jitter for frame 1185 is <text:s text:c="2"/>-0.00161</text:p>
      <text:p text:style-name="P1">Jitter for frame 1186 is <text:s text:c="3"/>0.00082</text:p>
      <text:p text:style-name="P1">Jitter for frame 1187 is <text:s text:c="3"/>0.00120</text:p>
      <text:p text:style-name="P1">Jitter for frame 1188 is <text:s text:c="2"/>-0.00155</text:p>
      <text:p text:style-name="P1">Jitter for frame 1189 is <text:s text:c="2"/>-0.00152</text:p>
      <text:p text:style-name="P1">Jitter for frame 1190 is <text:s text:c="3"/>0.00192</text:p>
      <text:p text:style-name="P1">Jitter for frame 1191 is <text:s text:c="3"/>0.00077</text:p>
      <text:p text:style-name="P1">Jitter for frame 1192 is <text:s text:c="2"/>-0.00215</text:p>
      <text:p text:style-name="P1">Jitter for frame 1193 is <text:s text:c="3"/>0.00027</text:p>
      <text:p text:style-name="P1">Jitter for frame 1194 is <text:s text:c="3"/>0.00092</text:p>
      <text:p text:style-name="P1">Jitter for frame 1195 is <text:s text:c="3"/>0.00052</text:p>
      <text:p text:style-name="P1">Jitter for frame 1196 is <text:s text:c="3"/>0.00095</text:p>
      <text:p text:style-name="P1">Jitter for frame 1197 is <text:s text:c="2"/>-0.00037</text:p>
      <text:p text:style-name="P1">Jitter for frame 1198 is <text:s text:c="2"/>-0.00445</text:p>
      <text:p text:style-name="P1">Jitter for frame 1199 is <text:s text:c="2"/>-0.00409</text:p>
      <text:p text:style-name="P1">Jitter for frame 1200 is <text:s text:c="3"/>0.00589</text:p>
      <text:p text:style-name="P1">Jitter for frame 1201 is <text:s text:c="3"/>0.00167</text:p>
      <text:p text:style-name="P1">Jitter for frame 1202 is <text:s text:c="3"/>0.00098</text:p>
      <text:p text:style-name="P1">Jitter for frame 1203 is <text:s text:c="2"/>-0.00141</text:p>
      <text:p text:style-name="P1">Jitter for frame 1204 is <text:s text:c="2"/>-0.00274</text:p>
      <text:p text:style-name="P1">Jitter for frame 1205 is <text:s text:c="2"/>-0.00407</text:p>
      <text:p text:style-name="P1">Jitter for frame 1206 is <text:s text:c="3"/>0.00600</text:p>
      <text:p text:style-name="P1">Jitter for frame 1207 is <text:s text:c="2"/>-0.00369</text:p>
      <text:p text:style-name="P1">Jitter for frame 1208 is <text:s text:c="3"/>0.00523</text:p>
      <text:p text:style-name="P1">Jitter for frame 1209 is <text:s text:c="2"/>-0.00446</text:p>
      <text:p text:style-name="P1">Jitter for frame 1210 is <text:s text:c="3"/>0.00681</text:p>
      <text:p text:style-name="P1">Jitter for frame 1211 is <text:s text:c="3"/>0.00143</text:p>
      <text:p text:style-name="P1">Jitter for frame 1212 is <text:s text:c="3"/>0.00108</text:p>
      <text:p text:style-name="P1">Jitter for frame 1213 is <text:s text:c="3"/>0.00023</text:p>
      <text:p text:style-name="P1">Jitter for frame 1214 is <text:s text:c="3"/>0.00056</text:p>
      <text:p text:style-name="P1">Jitter for frame 1215 is <text:s text:c="2"/>-0.00007</text:p>
      <text:p text:style-name="P1">Jitter for frame 1216 is <text:s text:c="3"/>0.00026</text:p>
      <text:p text:style-name="P1">Jitter for frame 1217 is <text:s text:c="2"/>-0.00272</text:p>
      <text:p text:style-name="P1">Jitter for frame 1218 is <text:s text:c="2"/>-0.00382</text:p>
      <text:p text:style-name="P1">Jitter for frame 1219 is <text:s text:c="2"/>-0.00078</text:p>
      <text:p text:style-name="P1">Jitter for frame 1220 is <text:s text:c="2"/>-0.00151</text:p>
      <text:p text:style-name="P1">Jitter for frame 1221 is <text:s text:c="3"/>0.00177</text:p>
      <text:p text:style-name="P1">Jitter for frame 1222 is <text:s text:c="3"/>0.00510</text:p>
      <text:p text:style-name="P1">Jitter for frame 1223 is <text:s text:c="3"/>0.00069</text:p>
      <text:p text:style-name="P1">Jitter for frame 1224 is <text:s text:c="3"/>0.00396</text:p>
      <text:p text:style-name="P1"><text:soft-page-break/>Jitter for frame 1225 is <text:s text:c="2"/>-0.00007</text:p>
      <text:p text:style-name="P1">Jitter for frame 1226 is <text:s text:c="2"/>-0.00245</text:p>
      <text:p text:style-name="P1">Jitter for frame 1227 is <text:s text:c="2"/>-0.00029</text:p>
      <text:p text:style-name="P1">Jitter for frame 1228 is <text:s text:c="2"/>-0.00015</text:p>
      <text:p text:style-name="P1">Jitter for frame 1229 is <text:s text:c="2"/>-0.00347</text:p>
      <text:p text:style-name="P1">Jitter for frame 1230 is <text:s text:c="2"/>-0.00464</text:p>
      <text:p text:style-name="P1">Jitter for frame 1231 is <text:s text:c="2"/>-0.00484</text:p>
      <text:p text:style-name="P1">Jitter for frame 1232 is <text:s text:c="3"/>0.00663</text:p>
      <text:p text:style-name="P1">Jitter for frame 1233 is <text:s text:c="3"/>0.00312</text:p>
      <text:p text:style-name="P1">Jitter for frame 1234 is <text:s text:c="3"/>0.00345</text:p>
      <text:p text:style-name="P1">Jitter for frame 1235 is <text:s text:c="2"/>-0.00365</text:p>
      <text:p text:style-name="P1">Jitter for frame 1236 is <text:s text:c="2"/>-0.00002</text:p>
      <text:p text:style-name="P1">Jitter for frame 1237 is <text:s text:c="2"/>-0.00108</text:p>
      <text:p text:style-name="P1">Jitter for frame 1238 is <text:s text:c="2"/>-0.00491</text:p>
      <text:p text:style-name="P1">Jitter for frame 1239 is <text:s text:c="2"/>-0.00351</text:p>
      <text:p text:style-name="P1">Jitter for frame 1240 is <text:s text:c="3"/>0.00230</text:p>
      <text:p text:style-name="P1">Jitter for frame 1241 is <text:s text:c="3"/>0.00360</text:p>
      <text:p text:style-name="P1">Jitter for frame 1242 is <text:s text:c="3"/>0.00097</text:p>
      <text:p text:style-name="P1">Jitter for frame 1243 is <text:s text:c="3"/>0.00140</text:p>
      <text:p text:style-name="P1">Jitter for frame 1244 is <text:s text:c="3"/>0.00212</text:p>
      <text:p text:style-name="P1">Jitter for frame 1245 is <text:s text:c="2"/>-0.00033</text:p>
      <text:p text:style-name="P1">Jitter for frame 1246 is <text:s text:c="2"/>-0.00148</text:p>
      <text:p text:style-name="P1">Jitter for frame 1247 is <text:s text:c="2"/>-0.00224</text:p>
      <text:p text:style-name="P1">Jitter for frame 1248 is <text:s text:c="2"/>-0.00178</text:p>
      <text:p text:style-name="P1">Jitter for frame 1249 is <text:s text:c="3"/>0.00163</text:p>
      <text:p text:style-name="P1">Jitter for frame 1250 is <text:s text:c="2"/>-0.00155</text:p>
      <text:p text:style-name="P1">Jitter for frame 1251 is <text:s text:c="2"/>-0.00394</text:p>
      <text:p text:style-name="P1">Jitter for frame 1252 is <text:s text:c="3"/>0.00481</text:p>
      <text:p text:style-name="P1">Jitter for frame 1253 is <text:s text:c="3"/>0.00312</text:p>
      <text:p text:style-name="P1">Jitter for frame 1254 is <text:s text:c="3"/>0.00011</text:p>
      <text:p text:style-name="P1">Jitter for frame 1255 is <text:s text:c="3"/>0.00013</text:p>
      <text:p text:style-name="P1">Jitter for frame 1256 is <text:s text:c="3"/>0.00007</text:p>
      <text:p text:style-name="P1">Jitter for frame 1257 is <text:s text:c="2"/>-0.00460</text:p>
      <text:p text:style-name="P1">Jitter for frame 1258 is <text:s text:c="3"/>0.00007</text:p>
      <text:p text:style-name="P1">Jitter for frame 1259 is <text:s text:c="3"/>0.00023</text:p>
      <text:p text:style-name="P1">Jitter for frame 1260 is <text:s text:c="3"/>0.00024</text:p>
      <text:p text:style-name="P1">Jitter for frame 1261 is <text:s text:c="3"/>0.00336</text:p>
      <text:p text:style-name="P1">Jitter for frame 1262 is <text:s text:c="3"/>0.00330</text:p>
      <text:p text:style-name="P1">Jitter for frame 1263 is <text:s text:c="2"/>-0.00011</text:p>
      <text:p text:style-name="P1">Jitter for frame 1264 is <text:s text:c="2"/>-0.00481</text:p>
      <text:p text:style-name="P1">Jitter for frame 1265 is <text:s text:c="2"/>-0.00464</text:p>
      <text:p text:style-name="P1">Jitter for frame 1266 is <text:s text:c="3"/>0.00219</text:p>
      <text:p text:style-name="P1">Jitter for frame 1267 is <text:s text:c="3"/>0.00105</text:p>
      <text:p text:style-name="P1">Jitter for frame 1268 is <text:s text:c="2"/>-0.00051</text:p>
      <text:p text:style-name="P1">Jitter for frame 1269 is <text:s text:c="2"/>-0.00452</text:p>
      <text:p text:style-name="P1">Jitter for frame 1270 is <text:s text:c="2"/>-0.00484</text:p>
      <text:p text:style-name="P1">Jitter for frame 1271 is <text:s text:c="2"/>-0.00269</text:p>
      <text:p text:style-name="P1">Jitter for frame 1272 is <text:s text:c="2"/>-0.00171</text:p>
      <text:p text:style-name="P1">Jitter for frame 1273 is <text:s text:c="2"/>-0.00038</text:p>
      <text:p text:style-name="P1"><text:soft-page-break/>Jitter for frame 1274 is <text:s text:c="2"/>-0.00201</text:p>
      <text:p text:style-name="P1">Jitter for frame 1275 is <text:s text:c="3"/>0.00004</text:p>
      <text:p text:style-name="P1">Jitter for frame 1276 is <text:s text:c="3"/>0.00117</text:p>
      <text:p text:style-name="P1">Jitter for frame 1277 is <text:s text:c="3"/>0.00032</text:p>
      <text:p text:style-name="P1">Jitter for frame 1278 is <text:s text:c="2"/>-0.00007</text:p>
      <text:p text:style-name="P1">Jitter for frame 1279 is <text:s text:c="3"/>0.00235</text:p>
      <text:p text:style-name="P1">Jitter for frame 1280 is <text:s text:c="3"/>0.00271</text:p>
      <text:p text:style-name="P1">Jitter for frame 1281 is <text:s text:c="2"/>-0.00311</text:p>
      <text:p text:style-name="P1">Jitter for frame 1282 is <text:s text:c="3"/>0.00064</text:p>
      <text:p text:style-name="P1">Jitter for frame 1283 is <text:s text:c="2"/>-0.00031</text:p>
      <text:p text:style-name="P1">Jitter for frame 1284 is <text:s text:c="2"/>-0.00067</text:p>
      <text:p text:style-name="P1">Jitter for frame 1285 is <text:s text:c="2"/>-0.00170</text:p>
      <text:p text:style-name="P1">Jitter for frame 1286 is <text:s text:c="3"/>0.00286</text:p>
      <text:p text:style-name="P1">Jitter for frame 1287 is <text:s text:c="3"/>0.00136</text:p>
      <text:p text:style-name="P1">Jitter for frame 1288 is <text:s text:c="3"/>0.00921</text:p>
      <text:p text:style-name="P1">Jitter for frame 1289 is <text:s text:c="3"/>0.00609</text:p>
      <text:p text:style-name="P1">Jitter for frame 1290 is <text:s text:c="2"/>-0.00055</text:p>
      <text:p text:style-name="P1">Jitter for frame 1291 is <text:s text:c="3"/>0.00205</text:p>
      <text:p text:style-name="P1">Jitter for frame 1292 is <text:s text:c="2"/>-0.00019</text:p>
      <text:p text:style-name="P1">Jitter for frame 1293 is <text:s text:c="2"/>-0.00131</text:p>
      <text:p text:style-name="P1">Jitter for frame 1294 is <text:s text:c="3"/>0.00171</text:p>
      <text:p text:style-name="P1">Jitter for frame 1295 is <text:s text:c="2"/>-0.00197</text:p>
      <text:p text:style-name="P1">Jitter for frame 1296 is <text:s text:c="2"/>-0.00253</text:p>
      <text:p text:style-name="P1">Jitter for frame 1297 is <text:s text:c="3"/>0.00085</text:p>
      <text:p text:style-name="P1">Jitter for frame 1298 is <text:s text:c="3"/>0.00205</text:p>
      <text:p text:style-name="P1">Jitter for frame 1299 is <text:s text:c="2"/>-0.00064</text:p>
      <text:p text:style-name="P1">Jitter for frame 1300 is <text:s text:c="2"/>-0.00073</text:p>
      <text:p text:style-name="P1">Jitter for frame 1301 is <text:s text:c="3"/>0.00168</text:p>
      <text:p text:style-name="P1">Jitter for frame 1302 is <text:s text:c="3"/>0.00007</text:p>
      <text:p text:style-name="P1">Jitter for frame 1303 is <text:s text:c="2"/>-0.00294</text:p>
      <text:p text:style-name="P1">Jitter for frame 1304 is <text:s text:c="2"/>-0.00244</text:p>
      <text:p text:style-name="P1">Jitter for frame 1305 is <text:s text:c="3"/>0.00006</text:p>
      <text:p text:style-name="P1">Jitter for frame 1306 is <text:s text:c="2"/>-0.00009</text:p>
      <text:p text:style-name="P1">Jitter for frame 1307 is <text:s text:c="2"/>-0.00104</text:p>
      <text:p text:style-name="P1">Jitter for frame 1308 is <text:s text:c="2"/>-0.00048</text:p>
      <text:p text:style-name="P1">Jitter for frame 1309 is <text:s text:c="2"/>-0.00119</text:p>
      <text:p text:style-name="P1">Jitter for frame 1310 is <text:s text:c="2"/>-0.00038</text:p>
      <text:p text:style-name="P1">Jitter for frame 1311 is <text:s text:c="2"/>-0.00045</text:p>
      <text:p text:style-name="P1">Jitter for frame 1312 is <text:s text:c="3"/>0.00001</text:p>
      <text:p text:style-name="P1">Jitter for frame 1313 is <text:s text:c="2"/>-0.00150</text:p>
      <text:p text:style-name="P1">Jitter for frame 1314 is <text:s text:c="3"/>0.00108</text:p>
      <text:p text:style-name="P1">Jitter for frame 1315 is <text:s text:c="3"/>0.00053</text:p>
      <text:p text:style-name="P1">Jitter for frame 1316 is <text:s text:c="2"/>-0.00087</text:p>
      <text:p text:style-name="P1">Jitter for frame 1317 is <text:s text:c="2"/>-0.00080</text:p>
      <text:p text:style-name="P1">Jitter for frame 1318 is <text:s text:c="2"/>-0.00019</text:p>
      <text:p text:style-name="P1">Jitter for frame 1319 is <text:s text:c="2"/>-0.00063</text:p>
      <text:p text:style-name="P1">Jitter for frame 1320 is <text:s text:c="3"/>0.00028</text:p>
      <text:p text:style-name="P1">Jitter for frame 1321 is <text:s text:c="2"/>-0.00011</text:p>
      <text:p text:style-name="P1">Jitter for frame 1322 is <text:s text:c="2"/>-0.00356</text:p>
      <text:p text:style-name="P1"><text:soft-page-break/>Jitter for frame 1323 is <text:s text:c="2"/>-0.00169</text:p>
      <text:p text:style-name="P1">Jitter for frame 1324 is <text:s text:c="2"/>-0.00396</text:p>
      <text:p text:style-name="P1">Jitter for frame 1325 is <text:s text:c="2"/>-0.00131</text:p>
      <text:p text:style-name="P1">Jitter for frame 1326 is <text:s text:c="2"/>-0.00420</text:p>
      <text:p text:style-name="P1">Jitter for frame 1327 is <text:s text:c="3"/>0.00713</text:p>
      <text:p text:style-name="P1">Jitter for frame 1328 is <text:s text:c="2"/>-0.00003</text:p>
      <text:p text:style-name="P1">Jitter for frame 1329 is <text:s text:c="2"/>-0.00058</text:p>
      <text:p text:style-name="P1">Jitter for frame 1330 is <text:s text:c="3"/>0.00059</text:p>
      <text:p text:style-name="P1">Jitter for frame 1331 is <text:s text:c="3"/>0.00745</text:p>
      <text:p text:style-name="P1">Jitter for frame 1332 is <text:s text:c="2"/>-0.00407</text:p>
      <text:p text:style-name="P1">Jitter for frame 1333 is <text:s text:c="2"/>-0.00188</text:p>
      <text:p text:style-name="P1">Jitter for frame 1334 is <text:s text:c="3"/>0.01237</text:p>
      <text:p text:style-name="P1">Jitter for frame 1335 is <text:s text:c="3"/>0.00093</text:p>
      <text:p text:style-name="P1">Jitter for frame 1336 is <text:s text:c="3"/>0.00239</text:p>
      <text:p text:style-name="P1">Jitter for frame 1337 is <text:s text:c="3"/>0.01274</text:p>
      <text:p text:style-name="P1">Jitter for frame 1338 is <text:s text:c="3"/>0.00186</text:p>
      <text:p text:style-name="P1">Jitter for frame 1339 is <text:s text:c="3"/>0.00179</text:p>
      <text:p text:style-name="P1">Jitter for frame 1340 is <text:s text:c="2"/>-0.00156</text:p>
      <text:p text:style-name="P1">Jitter for frame 1341 is <text:s text:c="2"/>-0.00032</text:p>
      <text:p text:style-name="P1">Jitter for frame 1342 is <text:s text:c="3"/>0.00212</text:p>
      <text:p text:style-name="P1">Jitter for frame 1343 is <text:s text:c="3"/>0.00014</text:p>
      <text:p text:style-name="P1">Jitter for frame 1344 is <text:s text:c="3"/>0.41132</text:p>
      <text:p text:style-name="P1">Jitter for frame 1345 is <text:s text:c="2"/>-0.00311</text:p>
      <text:p text:style-name="P1">Jitter for frame 1346 is <text:s text:c="2"/>-0.00248</text:p>
      <text:p text:style-name="P1">Jitter for frame 1347 is <text:s text:c="2"/>-0.00144</text:p>
      <text:p text:style-name="P1">Jitter for frame 1348 is <text:s text:c="2"/>-0.00435</text:p>
      <text:p text:style-name="P1">Jitter for frame 1349 is <text:s text:c="2"/>-0.00303</text:p>
      <text:p text:style-name="P1">Jitter for frame 1350 is <text:s text:c="2"/>-0.00219</text:p>
      <text:p text:style-name="P1">Jitter for frame 1351 is <text:s text:c="2"/>-0.00425</text:p>
      <text:p text:style-name="P1">Jitter for frame 1352 is <text:s text:c="2"/>-0.00280</text:p>
      <text:p text:style-name="P1">Jitter for frame 1353 is <text:s text:c="2"/>-0.00234</text:p>
      <text:p text:style-name="P1">Jitter for frame 1354 is <text:s text:c="2"/>-0.00264</text:p>
      <text:p text:style-name="P1">Jitter for frame 1355 is <text:s text:c="2"/>-0.00147</text:p>
      <text:p text:style-name="P1">Jitter for frame 1356 is <text:s text:c="2"/>-0.00256</text:p>
      <text:p text:style-name="P1">Jitter for frame 1357 is <text:s text:c="3"/>0.00257</text:p>
      <text:p text:style-name="P1">Jitter for frame 1358 is <text:s text:c="2"/>-0.00280</text:p>
      <text:p text:style-name="P1">Jitter for frame 1359 is <text:s text:c="2"/>-0.00332</text:p>
      <text:p text:style-name="P1">Jitter for frame 1360 is <text:s text:c="2"/>-0.00336</text:p>
      <text:p text:style-name="P1">Jitter for frame 1361 is <text:s text:c="2"/>-0.00247</text:p>
      <text:p text:style-name="P1">Jitter for frame 1362 is <text:s text:c="2"/>-0.00323</text:p>
      <text:p text:style-name="P1">Jitter for frame 1363 is <text:s text:c="2"/>-0.00248</text:p>
      <text:p text:style-name="P1">Jitter for frame 1364 is <text:s text:c="2"/>-0.00377</text:p>
      <text:p text:style-name="P1">Jitter for frame 1365 is <text:s text:c="2"/>-0.00337</text:p>
      <text:p text:style-name="P1">Jitter for frame 1366 is <text:s text:c="2"/>-0.00374</text:p>
      <text:p text:style-name="P1">Jitter for frame 1367 is <text:s text:c="2"/>-0.00380</text:p>
      <text:p text:style-name="P1">Jitter for frame 1368 is <text:s text:c="2"/>-0.00424</text:p>
      <text:p text:style-name="P1">Jitter for frame 1369 is <text:s text:c="2"/>-0.00410</text:p>
      <text:p text:style-name="P1">Jitter for frame 1370 is <text:s text:c="2"/>-0.00268</text:p>
      <text:p text:style-name="P1">Jitter for frame 1371 is <text:s text:c="2"/>-0.00422</text:p>
      <text:p text:style-name="P1"><text:soft-page-break/>Jitter for frame 1372 is <text:s text:c="2"/>-0.00290</text:p>
      <text:p text:style-name="P1">Jitter for frame 1373 is <text:s text:c="2"/>-0.00209</text:p>
      <text:p text:style-name="P1">Jitter for frame 1374 is <text:s text:c="2"/>-0.00268</text:p>
      <text:p text:style-name="P1">Jitter for frame 1375 is <text:s text:c="2"/>-0.00272</text:p>
      <text:p text:style-name="P1">Jitter for frame 1376 is <text:s text:c="2"/>-0.00342</text:p>
      <text:p text:style-name="P1">Jitter for frame 1377 is <text:s text:c="2"/>-0.00275</text:p>
      <text:p text:style-name="P1">Jitter for frame 1378 is <text:s text:c="2"/>-0.00404</text:p>
      <text:p text:style-name="P1">Jitter for frame 1379 is <text:s text:c="2"/>-0.00395</text:p>
      <text:p text:style-name="P1">Jitter for frame 1380 is <text:s text:c="2"/>-0.00249</text:p>
      <text:p text:style-name="P1">Jitter for frame 1381 is <text:s text:c="3"/>0.00198</text:p>
      <text:p text:style-name="P1">Jitter for frame 1382 is <text:s text:c="2"/>-0.00450</text:p>
      <text:p text:style-name="P1">Jitter for frame 1383 is <text:s text:c="2"/>-0.00354</text:p>
      <text:p text:style-name="P1">Jitter for frame 1384 is <text:s text:c="2"/>-0.00265</text:p>
      <text:p text:style-name="P1">Jitter for frame 1385 is <text:s text:c="2"/>-0.00223</text:p>
      <text:p text:style-name="P1">Jitter for frame 1386 is <text:s text:c="2"/>-0.00290</text:p>
      <text:p text:style-name="P1">Jitter for frame 1387 is <text:s text:c="2"/>-0.00381</text:p>
      <text:p text:style-name="P1">Jitter for frame 1388 is <text:s text:c="2"/>-0.00249</text:p>
      <text:p text:style-name="P1">Jitter for frame 1389 is <text:s text:c="2"/>-0.00279</text:p>
      <text:p text:style-name="P1">Jitter for frame 1390 is <text:s text:c="2"/>-0.00311</text:p>
      <text:p text:style-name="P1">Jitter for frame 1391 is <text:s text:c="3"/>0.00117</text:p>
      <text:p text:style-name="P1">Jitter for frame 1392 is <text:s text:c="3"/>0.00043</text:p>
      <text:p text:style-name="P1">Jitter for frame 1393 is <text:s text:c="2"/>-0.00261</text:p>
      <text:p text:style-name="P1">Jitter for frame 1394 is <text:s text:c="2"/>-0.00365</text:p>
      <text:p text:style-name="P1">Jitter for frame 1395 is <text:s text:c="2"/>-0.00290</text:p>
      <text:p text:style-name="P1">Jitter for frame 1396 is <text:s text:c="2"/>-0.00404</text:p>
      <text:p text:style-name="P1">Jitter for frame 1397 is <text:s text:c="2"/>-0.00356</text:p>
      <text:p text:style-name="P1">Jitter for frame 1398 is <text:s text:c="2"/>-0.00345</text:p>
      <text:p text:style-name="P1">Jitter for frame 1399 is <text:s text:c="2"/>-0.00356</text:p>
      <text:p text:style-name="P1">Jitter for frame 1400 is <text:s text:c="2"/>-0.00301</text:p>
      <text:p text:style-name="P1">Jitter for frame 1401 is <text:s text:c="2"/>-0.00314</text:p>
      <text:p text:style-name="P1">Jitter for frame 1402 is <text:s text:c="2"/>-0.00375</text:p>
      <text:p text:style-name="P1">Jitter for frame 1403 is <text:s text:c="2"/>-0.00246</text:p>
      <text:p text:style-name="P1">Jitter for frame 1404 is <text:s text:c="2"/>-0.00389</text:p>
      <text:p text:style-name="P1">Jitter for frame 1405 is <text:s text:c="2"/>-0.00343</text:p>
      <text:p text:style-name="P1">Jitter for frame 1406 is <text:s text:c="2"/>-0.00303</text:p>
      <text:p text:style-name="P1">Jitter for frame 1407 is <text:s text:c="2"/>-0.00432</text:p>
      <text:p text:style-name="P1">Jitter for frame 1408 is <text:s text:c="2"/>-0.00437</text:p>
      <text:p text:style-name="P1">Jitter for frame 1409 is <text:s text:c="2"/>-0.00327</text:p>
      <text:p text:style-name="P1">Jitter for frame 1410 is <text:s text:c="2"/>-0.00397</text:p>
      <text:p text:style-name="P1">Jitter for frame 1411 is <text:s text:c="2"/>-0.00130</text:p>
      <text:p text:style-name="P1">Jitter for frame 1412 is <text:s text:c="2"/>-0.00218</text:p>
      <text:p text:style-name="P1">Jitter for frame 1413 is <text:s text:c="2"/>-0.00124</text:p>
      <text:p text:style-name="P1">Jitter for frame 1414 is <text:s text:c="2"/>-0.00201</text:p>
      <text:p text:style-name="P1">Jitter for frame 1415 is <text:s text:c="2"/>-0.00206</text:p>
      <text:p text:style-name="P1">Jitter for frame 1416 is <text:s text:c="2"/>-0.00262</text:p>
      <text:p text:style-name="P1">Jitter for frame 1417 is <text:s text:c="2"/>-0.00332</text:p>
      <text:p text:style-name="P1">Jitter for frame 1418 is <text:s text:c="2"/>-0.00153</text:p>
      <text:p text:style-name="P1">Jitter for frame 1419 is <text:s text:c="3"/>0.00086</text:p>
      <text:p text:style-name="P1">Jitter for frame 1420 is <text:s text:c="2"/>-0.00345</text:p>
      <text:p text:style-name="P1"><text:soft-page-break/>Jitter for frame 1421 is <text:s text:c="3"/>0.00106</text:p>
      <text:p text:style-name="P1">Jitter for frame 1422 is <text:s text:c="3"/>0.00123</text:p>
      <text:p text:style-name="P1">Jitter for frame 1423 is <text:s text:c="3"/>0.00181</text:p>
      <text:p text:style-name="P1">Jitter for frame 1424 is <text:s text:c="2"/>-0.00047</text:p>
      <text:p text:style-name="P1">Jitter for frame 1425 is <text:s text:c="2"/>-0.00170</text:p>
      <text:p text:style-name="P1">Jitter for frame 1426 is <text:s text:c="2"/>-0.00228</text:p>
      <text:p text:style-name="P1">Jitter for frame 1427 is <text:s text:c="3"/>0.00603</text:p>
      <text:p text:style-name="P1">Jitter for frame 1428 is <text:s text:c="3"/>0.00186</text:p>
      <text:p text:style-name="P1">Jitter for frame 1429 is <text:s text:c="3"/>0.00092</text:p>
      <text:p text:style-name="P1">Jitter for frame 1430 is <text:s text:c="2"/>-0.00189</text:p>
      <text:p text:style-name="P1">Jitter for frame 1431 is <text:s text:c="2"/>-0.00448</text:p>
      <text:p text:style-name="P1">Jitter for frame 1432 is <text:s text:c="2"/>-0.00370</text:p>
      <text:p text:style-name="P1">Jitter for frame 1433 is <text:s text:c="3"/>0.00028</text:p>
      <text:p text:style-name="P1">Jitter for frame 1434 is <text:s text:c="3"/>0.00021</text:p>
      <text:p text:style-name="P1">Jitter for frame 1435 is <text:s text:c="3"/>0.00345</text:p>
      <text:p text:style-name="P1">Jitter for frame 1436 is <text:s text:c="3"/>0.00124</text:p>
      <text:p text:style-name="P1">Jitter for frame 1437 is <text:s text:c="2"/>-0.00181</text:p>
      <text:p text:style-name="P1">Jitter for frame 1438 is <text:s text:c="2"/>-0.00490</text:p>
      <text:p text:style-name="P1">Jitter for frame 1439 is <text:s text:c="2"/>-0.00419</text:p>
      <text:p text:style-name="P1">Jitter for frame 1440 is <text:s text:c="3"/>0.00011</text:p>
      <text:p text:style-name="P1">Jitter for frame 1441 is <text:s text:c="3"/>0.00272</text:p>
      <text:p text:style-name="P1">Jitter for frame 1442 is <text:s text:c="2"/>-0.00317</text:p>
      <text:p text:style-name="P1">Jitter for frame 1443 is <text:s text:c="2"/>-0.00474</text:p>
      <text:p text:style-name="P1">Jitter for frame 1444 is <text:s text:c="2"/>-0.00445</text:p>
      <text:p text:style-name="P1">Jitter for frame 1445 is <text:s text:c="3"/>0.02198</text:p>
      <text:p text:style-name="P1">Jitter for frame 1446 is <text:s text:c="2"/>-0.00467</text:p>
      <text:p text:style-name="P1">Jitter for frame 1447 is <text:s text:c="2"/>-0.00153</text:p>
      <text:p text:style-name="P1">Jitter for frame 1448 is <text:s text:c="2"/>-0.00426</text:p>
      <text:p text:style-name="P1">Jitter for frame 1449 is <text:s text:c="2"/>-0.00210</text:p>
      <text:p text:style-name="P1">Jitter for frame 1450 is <text:s text:c="2"/>-0.00304</text:p>
      <text:p text:style-name="P1">Jitter for frame 1451 is <text:s text:c="2"/>-0.00426</text:p>
      <text:p text:style-name="P1">Jitter for frame 1452 is <text:s text:c="3"/>0.00004</text:p>
      <text:p text:style-name="P1">Jitter for frame 1453 is <text:s text:c="3"/>0.00066</text:p>
      <text:p text:style-name="P1">Jitter for frame 1454 is <text:s text:c="3"/>0.00173</text:p>
      <text:p text:style-name="P1">Jitter for frame 1455 is <text:s text:c="3"/>0.00125</text:p>
      <text:p text:style-name="P1">Jitter for frame 1456 is <text:s text:c="2"/>-0.00155</text:p>
      <text:p text:style-name="P1">Jitter for frame 1457 is <text:s text:c="3"/>0.00668</text:p>
      <text:p text:style-name="P1">Jitter for frame 1458 is <text:s text:c="2"/>-0.00151</text:p>
      <text:p text:style-name="P1">Jitter for frame 1459 is <text:s text:c="2"/>-0.00280</text:p>
      <text:p text:style-name="P1">Jitter for frame 1460 is <text:s text:c="2"/>-0.00232</text:p>
      <text:p text:style-name="P1">Jitter for frame 1461 is <text:s text:c="2"/>-0.00289</text:p>
      <text:p text:style-name="P1">Jitter for frame 1462 is <text:s text:c="2"/>-0.00397</text:p>
      <text:p text:style-name="P1">Jitter for frame 1463 is <text:s text:c="2"/>-0.00167</text:p>
      <text:p text:style-name="P1">Jitter for frame 1464 is <text:s text:c="3"/>0.00145</text:p>
      <text:p text:style-name="P1">Jitter for frame 1465 is <text:s text:c="3"/>0.00375</text:p>
      <text:p text:style-name="P1">Jitter for frame 1466 is <text:s text:c="3"/>0.00180</text:p>
      <text:p text:style-name="P1">Jitter for frame 1467 is <text:s text:c="3"/>0.00057</text:p>
      <text:p text:style-name="P1">Jitter for frame 1468 is <text:s text:c="2"/>-0.00296</text:p>
      <text:p text:style-name="P1">Jitter for frame 1469 is <text:s text:c="2"/>-0.00484</text:p>
      <text:p text:style-name="P1"><text:soft-page-break/>Jitter for frame 1470 is <text:s text:c="2"/>-0.00233</text:p>
      <text:p text:style-name="P1">Jitter for frame 1471 is <text:s text:c="3"/>0.00036</text:p>
      <text:p text:style-name="P1">Jitter for frame 1472 is <text:s text:c="3"/>0.01093</text:p>
      <text:p text:style-name="P1">Jitter for frame 1473 is <text:s text:c="3"/>0.00864</text:p>
      <text:p text:style-name="P1">Jitter for frame 1474 is <text:s text:c="2"/>-0.00248</text:p>
      <text:p text:style-name="P1">Jitter for frame 1475 is <text:s text:c="2"/>-0.00491</text:p>
      <text:p text:style-name="P1">Jitter for frame 1476 is <text:s text:c="2"/>-0.00415</text:p>
      <text:p text:style-name="P1">Jitter for frame 1477 is <text:s text:c="2"/>-0.00236</text:p>
      <text:p text:style-name="P1">Jitter for frame 1478 is <text:s text:c="2"/>-0.00466</text:p>
      <text:p text:style-name="P1">Jitter for frame 1479 is <text:s text:c="3"/>0.00122</text:p>
      <text:p text:style-name="P1">Jitter for frame 1480 is <text:s text:c="2"/>-0.00336</text:p>
      <text:p text:style-name="P1">Jitter for frame 1481 is <text:s text:c="3"/>0.00081</text:p>
      <text:p text:style-name="P1">Jitter for frame 1482 is <text:s text:c="3"/>0.00036</text:p>
      <text:p text:style-name="P1">Jitter for frame 1483 is <text:s text:c="2"/>-0.00092</text:p>
      <text:p text:style-name="P1">Jitter for frame 1484 is <text:s text:c="2"/>-0.00013</text:p>
      <text:p text:style-name="P1">Jitter for frame 1485 is <text:s text:c="2"/>-0.00481</text:p>
      <text:p text:style-name="P1">Jitter for frame 1486 is <text:s text:c="3"/>0.00033</text:p>
      <text:p text:style-name="P1">Jitter for frame 1487 is <text:s text:c="2"/>-0.00231</text:p>
      <text:p text:style-name="P1">Jitter for frame 1488 is <text:s text:c="3"/>0.00109</text:p>
      <text:p text:style-name="P1">Jitter for frame 1489 is <text:s text:c="2"/>-0.00136</text:p>
      <text:p text:style-name="P1">Jitter for frame 1490 is <text:s text:c="2"/>-0.00436</text:p>
      <text:p text:style-name="P1">Jitter for frame 1491 is <text:s text:c="2"/>-0.00406</text:p>
      <text:p text:style-name="P1">Jitter for frame 1492 is <text:s text:c="2"/>-0.00274</text:p>
      <text:p text:style-name="P1">Jitter for frame 1493 is <text:s text:c="2"/>-0.00318</text:p>
      <text:p text:style-name="P1">Jitter for frame 1494 is <text:s text:c="2"/>-0.00288</text:p>
      <text:p text:style-name="P1">Jitter for frame 1495 is <text:s text:c="2"/>-0.00447</text:p>
      <text:p text:style-name="P1">Jitter for frame 1496 is <text:s text:c="3"/>0.00048</text:p>
      <text:p text:style-name="P1">Jitter for frame 1497 is <text:s text:c="2"/>-0.00393</text:p>
      <text:p text:style-name="P1">Jitter for frame 1498 is <text:s text:c="3"/>0.00024</text:p>
      <text:p text:style-name="P1">Jitter for frame 1499 is <text:s text:c="3"/>0.00252</text:p>
      <text:p text:style-name="P1">Jitter for frame 1500 is <text:s text:c="3"/>0.00117</text:p>
      <text:p text:style-name="P1">Jitter for frame 1501 is <text:s text:c="2"/>-0.00320</text:p>
      <text:p text:style-name="P1">Jitter for frame 1502 is <text:s text:c="2"/>-0.00436</text:p>
      <text:p text:style-name="P1">Jitter for frame 1503 is <text:s text:c="2"/>-0.00462</text:p>
      <text:p text:style-name="P1">Jitter for frame 1504 is <text:s text:c="2"/>-0.00322</text:p>
      <text:p text:style-name="P1">Jitter for frame 1505 is <text:s text:c="2"/>-0.00280</text:p>
      <text:p text:style-name="P1">Jitter for frame 1506 is <text:s text:c="2"/>-0.00434</text:p>
      <text:p text:style-name="P1">Jitter for frame 1507 is <text:s text:c="2"/>-0.00101</text:p>
      <text:p text:style-name="P1">Jitter for frame 1508 is <text:s text:c="2"/>-0.00293</text:p>
      <text:p text:style-name="P1">Jitter for frame 1509 is <text:s text:c="2"/>-0.00331</text:p>
      <text:p text:style-name="P1">Jitter for frame 1510 is <text:s text:c="2"/>-0.00391</text:p>
      <text:p text:style-name="P1">Jitter for frame 1511 is <text:s text:c="2"/>-0.00431</text:p>
      <text:p text:style-name="P1">Jitter for frame 1512 is <text:s text:c="3"/>0.00407</text:p>
      <text:p text:style-name="P1">Jitter for frame 1513 is <text:s text:c="3"/>0.00021</text:p>
      <text:p text:style-name="P1">Jitter for frame 1514 is <text:s text:c="2"/>-0.00466</text:p>
      <text:p text:style-name="P1">Jitter for frame 1515 is <text:s text:c="2"/>-0.00313</text:p>
      <text:p text:style-name="P1">Jitter for frame 1516 is <text:s text:c="2"/>-0.00448</text:p>
      <text:p text:style-name="P1">Jitter for frame 1517 is <text:s text:c="2"/>-0.00426</text:p>
      <text:p text:style-name="P1">Jitter for frame 1518 is <text:s text:c="2"/>-0.00351</text:p>
      <text:p text:style-name="P1"><text:soft-page-break/>Jitter for frame 1519 is <text:s text:c="2"/>-0.00222</text:p>
      <text:p text:style-name="P1">Jitter for frame 1520 is <text:s text:c="2"/>-0.00355</text:p>
      <text:p text:style-name="P1">Jitter for frame 1521 is <text:s text:c="3"/>0.00183</text:p>
      <text:p text:style-name="P1">Jitter for frame 1522 is <text:s text:c="2"/>-0.00398</text:p>
      <text:p text:style-name="P1">Jitter for frame 1523 is <text:s text:c="2"/>-0.00484</text:p>
      <text:p text:style-name="P1">Jitter for frame 1524 is <text:s text:c="2"/>-0.00468</text:p>
      <text:p text:style-name="P1">Jitter for frame 1525 is <text:s text:c="2"/>-0.00227</text:p>
      <text:p text:style-name="P1">Jitter for frame 1526 is <text:s text:c="2"/>-0.00385</text:p>
      <text:p text:style-name="P1">Jitter for frame 1527 is <text:s text:c="3"/>0.01869</text:p>
      <text:p text:style-name="P1">Jitter for frame 1528 is <text:s text:c="2"/>-0.00310</text:p>
      <text:p text:style-name="P1">Jitter for frame 1529 is <text:s text:c="2"/>-0.00419</text:p>
      <text:p text:style-name="P1">Jitter for frame 1530 is <text:s text:c="2"/>-0.00306</text:p>
      <text:p text:style-name="P1">Jitter for frame 1531 is <text:s text:c="2"/>-0.00298</text:p>
      <text:p text:style-name="P1">Jitter for frame 1532 is <text:s text:c="2"/>-0.00248</text:p>
      <text:p text:style-name="P1">Jitter for frame 1533 is <text:s text:c="2"/>-0.00432</text:p>
      <text:p text:style-name="P1">Jitter for frame 1534 is <text:s text:c="2"/>-0.00421</text:p>
      <text:p text:style-name="P1">Jitter for frame 1535 is <text:s text:c="3"/>0.00079</text:p>
      <text:p text:style-name="P1">Jitter for frame 1536 is <text:s text:c="2"/>-0.00433</text:p>
      <text:p text:style-name="P1">Jitter for frame 1537 is <text:s text:c="2"/>-0.00110</text:p>
      <text:p text:style-name="P1">Jitter for frame 1538 is <text:s text:c="2"/>-0.00435</text:p>
      <text:p text:style-name="P1">Jitter for frame 1539 is <text:s text:c="3"/>0.00195</text:p>
      <text:p text:style-name="P1">Jitter for frame 1540 is <text:s text:c="2"/>-0.00371</text:p>
      <text:p text:style-name="P1">Jitter for frame 1541 is <text:s text:c="3"/>0.00237</text:p>
      <text:p text:style-name="P1">Jitter for frame 1542 is <text:s text:c="2"/>-0.00405</text:p>
      <text:p text:style-name="P1">Jitter for frame 1543 is <text:s text:c="3"/>0.00131</text:p>
      <text:p text:style-name="P1">Jitter for frame 1544 is <text:s text:c="2"/>-0.00471</text:p>
      <text:p text:style-name="P1">Jitter for frame 1545 is <text:s text:c="2"/>-0.00316</text:p>
      <text:p text:style-name="P1">Jitter for frame 1546 is <text:s text:c="2"/>-0.00240</text:p>
      <text:p text:style-name="P1">Jitter for frame 1547 is <text:s text:c="3"/>0.00251</text:p>
      <text:p text:style-name="P1">Jitter for frame 1548 is <text:s text:c="2"/>-0.00466</text:p>
      <text:p text:style-name="P1">Jitter for frame 1549 is <text:s text:c="3"/>0.00111</text:p>
      <text:p text:style-name="P1">Jitter for frame 1550 is <text:s text:c="2"/>-0.00245</text:p>
      <text:p text:style-name="P1">Jitter for frame 1551 is <text:s text:c="2"/>-0.00241</text:p>
      <text:p text:style-name="P1">Jitter for frame 1552 is <text:s text:c="2"/>-0.00210</text:p>
      <text:p text:style-name="P1">Jitter for frame 1553 is <text:s text:c="3"/>0.00277</text:p>
      <text:p text:style-name="P1">Jitter for frame 1554 is <text:s text:c="2"/>-0.00211</text:p>
      <text:p text:style-name="P1">Jitter for frame 1555 is <text:s text:c="2"/>-0.00218</text:p>
      <text:p text:style-name="P1">Jitter for frame 1556 is <text:s text:c="3"/>0.00150</text:p>
      <text:p text:style-name="P1">Jitter for frame 1557 is <text:s text:c="3"/>0.00261</text:p>
      <text:p text:style-name="P1">Jitter for frame 1558 is <text:s text:c="2"/>-0.00074</text:p>
      <text:p text:style-name="P1">Jitter for frame 1559 is <text:s text:c="3"/>0.00299</text:p>
      <text:p text:style-name="P1">Jitter for frame 1560 is <text:s text:c="2"/>-0.00302</text:p>
      <text:p text:style-name="P1">Jitter for frame 1561 is <text:s text:c="2"/>-0.00206</text:p>
      <text:p text:style-name="P1">Jitter for frame 1562 is <text:s text:c="2"/>-0.00355</text:p>
      <text:p text:style-name="P1">Jitter for frame 1563 is <text:s text:c="2"/>-0.00233</text:p>
      <text:p text:style-name="P1">Jitter for frame 1564 is <text:s text:c="2"/>-0.00443</text:p>
      <text:p text:style-name="P1">Jitter for frame 1565 is <text:s text:c="3"/>0.00475</text:p>
      <text:p text:style-name="P1">Jitter for frame 1566 is <text:s text:c="3"/>0.00265</text:p>
      <text:p text:style-name="P1">Jitter for frame 1567 is <text:s text:c="2"/>-0.00192</text:p>
      <text:p text:style-name="P1"><text:soft-page-break/>Jitter for frame 1568 is <text:s text:c="2"/>-0.00294</text:p>
      <text:p text:style-name="P1">Jitter for frame 1569 is <text:s text:c="2"/>-0.00213</text:p>
      <text:p text:style-name="P1">Jitter for frame 1570 is <text:s text:c="2"/>-0.00370</text:p>
      <text:p text:style-name="P1">Jitter for frame 1571 is <text:s text:c="3"/>0.00305</text:p>
      <text:p text:style-name="P1">Jitter for frame 1572 is <text:s text:c="3"/>0.00168</text:p>
      <text:p text:style-name="P1">Jitter for frame 1573 is <text:s text:c="2"/>-0.00201</text:p>
      <text:p text:style-name="P1">Jitter for frame 1574 is <text:s text:c="2"/>-0.00197</text:p>
      <text:p text:style-name="P1">Jitter for frame 1575 is <text:s text:c="2"/>-0.00116</text:p>
      <text:p text:style-name="P1">Jitter for frame 1576 is <text:s text:c="3"/>0.00200</text:p>
      <text:p text:style-name="P1">Jitter for frame 1577 is <text:s text:c="2"/>-0.00484</text:p>
      <text:p text:style-name="P1">Jitter for frame 1578 is <text:s text:c="3"/>0.00163</text:p>
      <text:p text:style-name="P1">Jitter for frame 1579 is <text:s text:c="2"/>-0.00237</text:p>
      <text:p text:style-name="P1">Jitter for frame 1580 is <text:s text:c="2"/>-0.00153</text:p>
      <text:p text:style-name="P1">Jitter for frame 1581 is <text:s text:c="2"/>-0.00196</text:p>
      <text:p text:style-name="P1">Jitter for frame 1582 is <text:s text:c="3"/>0.00308</text:p>
      <text:p text:style-name="P1">Jitter for frame 1583 is <text:s text:c="2"/>-0.00221</text:p>
      <text:p text:style-name="P1">Jitter for frame 1584 is <text:s text:c="3"/>0.00004</text:p>
      <text:p text:style-name="P1">Jitter for frame 1585 is <text:s text:c="2"/>-0.00248</text:p>
      <text:p text:style-name="P1">Jitter for frame 1586 is <text:s text:c="3"/>0.00210</text:p>
      <text:p text:style-name="P1">Jitter for frame 1587 is <text:s text:c="2"/>-0.00317</text:p>
      <text:p text:style-name="P1">Jitter for frame 1588 is <text:s text:c="2"/>-0.00469</text:p>
      <text:p text:style-name="P1">Jitter for frame 1589 is <text:s text:c="3"/>0.00064</text:p>
      <text:p text:style-name="P1">Jitter for frame 1590 is <text:s text:c="3"/>0.00059</text:p>
      <text:p text:style-name="P1">Jitter for frame 1591 is <text:s text:c="3"/>0.00014</text:p>
      <text:p text:style-name="P1">Jitter for frame 1592 is <text:s text:c="2"/>-0.00107</text:p>
      <text:p text:style-name="P1">Jitter for frame 1593 is <text:s text:c="2"/>-0.00221</text:p>
      <text:p text:style-name="P1">Jitter for frame 1594 is <text:s text:c="2"/>-0.00230</text:p>
      <text:p text:style-name="P1">Jitter for frame 1595 is <text:s text:c="3"/>0.00222</text:p>
      <text:p text:style-name="P1">Jitter for frame 1596 is <text:s text:c="3"/>0.00046</text:p>
      <text:p text:style-name="P1">Jitter for frame 1597 is <text:s text:c="2"/>-0.00229</text:p>
      <text:p text:style-name="P1">Jitter for frame 1598 is <text:s text:c="2"/>-0.00488</text:p>
      <text:p text:style-name="P1">Jitter for frame 1599 is <text:s text:c="2"/>-0.00391</text:p>
      <text:p text:style-name="P1">Jitter for frame 1600 is <text:s text:c="3"/>0.00269</text:p>
      <text:p text:style-name="P1">Jitter for frame 1601 is <text:s text:c="2"/>-0.00381</text:p>
      <text:p text:style-name="P1">Jitter for frame 1602 is <text:s text:c="3"/>0.00024</text:p>
      <text:p text:style-name="P1">Jitter for frame 1603 is <text:s text:c="2"/>-0.00102</text:p>
      <text:p text:style-name="P1">Jitter for frame 1604 is <text:s text:c="2"/>-0.00014</text:p>
      <text:p text:style-name="P1">Jitter for frame 1605 is <text:s text:c="2"/>-0.00448</text:p>
      <text:p text:style-name="P1">Jitter for frame 1606 is <text:s text:c="2"/>-0.00102</text:p>
      <text:p text:style-name="P1">Jitter for frame 1607 is <text:s text:c="2"/>-0.00231</text:p>
      <text:p text:style-name="P1">Jitter for frame 1608 is <text:s text:c="2"/>-0.00456</text:p>
      <text:p text:style-name="P1">Jitter for frame 1609 is <text:s text:c="3"/>0.00399</text:p>
      <text:p text:style-name="P1">Jitter for frame 1610 is <text:s text:c="3"/>0.00082</text:p>
      <text:p text:style-name="P1">Jitter for frame 1611 is <text:s text:c="2"/>-0.00059</text:p>
      <text:p text:style-name="P1">Jitter for frame 1612 is <text:s text:c="3"/>0.00217</text:p>
      <text:p text:style-name="P1">Jitter for frame 1613 is <text:s text:c="3"/>0.00121</text:p>
      <text:p text:style-name="P1">Jitter for frame 1614 is <text:s text:c="3"/>0.00107</text:p>
      <text:p text:style-name="P1">Jitter for frame 1615 is <text:s text:c="3"/>0.00208</text:p>
      <text:p text:style-name="P1">Jitter for frame 1616 is <text:s text:c="2"/>-0.00085</text:p>
      <text:p text:style-name="P1"><text:soft-page-break/>Jitter for frame 1617 is <text:s text:c="3"/>0.00169</text:p>
      <text:p text:style-name="P1">Jitter for frame 1618 is <text:s text:c="3"/>0.00221</text:p>
      <text:p text:style-name="P1">Jitter for frame 1619 is <text:s text:c="2"/>-0.00010</text:p>
      <text:p text:style-name="P1">Jitter for frame 1620 is <text:s text:c="3"/>0.00295</text:p>
      <text:p text:style-name="P1">Jitter for frame 1621 is <text:s text:c="3"/>0.00229</text:p>
      <text:p text:style-name="P1">Jitter for frame 1622 is <text:s text:c="3"/>0.00111</text:p>
      <text:p text:style-name="P1">Jitter for frame 1623 is <text:s text:c="2"/>-0.00101</text:p>
      <text:p text:style-name="P1">Jitter for frame 1624 is <text:s text:c="3"/>0.01388</text:p>
      <text:p text:style-name="P1">Jitter for frame 1625 is <text:s text:c="3"/>0.00171</text:p>
      <text:p text:style-name="P1">Jitter for frame 1626 is <text:s text:c="2"/>-0.00132</text:p>
      <text:p text:style-name="P1">Jitter for frame 1627 is <text:s text:c="3"/>0.00224</text:p>
      <text:p text:style-name="P1">Jitter for frame 1628 is <text:s text:c="2"/>-0.00060</text:p>
      <text:p text:style-name="P1">Jitter for frame 1629 is <text:s text:c="2"/>-0.00041</text:p>
      <text:p text:style-name="P1">Jitter for frame 1630 is <text:s text:c="3"/>0.00082</text:p>
      <text:p text:style-name="P1">Jitter for frame 1631 is <text:s text:c="3"/>0.00026</text:p>
      <text:p text:style-name="P1">Jitter for frame 1632 is <text:s text:c="3"/>0.00119</text:p>
      <text:p text:style-name="P1">Jitter for frame 1633 is <text:s text:c="2"/>-0.00120</text:p>
      <text:p text:style-name="P1">Jitter for frame 1634 is <text:s text:c="3"/>0.00246</text:p>
      <text:p text:style-name="P1">Jitter for frame 1635 is <text:s text:c="3"/>0.00013</text:p>
      <text:p text:style-name="P1">Jitter for frame 1636 is <text:s text:c="3"/>0.00131</text:p>
      <text:p text:style-name="P1">Jitter for frame 1637 is <text:s text:c="2"/>-0.00077</text:p>
      <text:p text:style-name="P1">Jitter for frame 1638 is <text:s text:c="2"/>-0.00010</text:p>
      <text:p text:style-name="P1">Jitter for frame 1639 is <text:s text:c="2"/>-0.00166</text:p>
      <text:p text:style-name="P1">Jitter for frame 1640 is <text:s text:c="2"/>-0.00179</text:p>
      <text:p text:style-name="P1">Jitter for frame 1641 is <text:s text:c="2"/>-0.00131</text:p>
      <text:p text:style-name="P1">Jitter for frame 1642 is <text:s text:c="2"/>-0.00300</text:p>
      <text:p text:style-name="P1">Jitter for frame 1643 is <text:s text:c="2"/>-0.00408</text:p>
      <text:p text:style-name="P1">Jitter for frame 1644 is <text:s text:c="2"/>-0.00315</text:p>
      <text:p text:style-name="P1">Jitter for frame 1645 is <text:s text:c="3"/>0.00100</text:p>
      <text:p text:style-name="P1">Jitter for frame 1646 is <text:s text:c="2"/>-0.00150</text:p>
      <text:p text:style-name="P1">Jitter for frame 1647 is <text:s text:c="3"/>0.00100</text:p>
      <text:p text:style-name="P1">Jitter for frame 1648 is <text:s text:c="2"/>-0.00050</text:p>
      <text:p text:style-name="P1">Jitter for frame 1649 is <text:s text:c="3"/>0.00049</text:p>
      <text:p text:style-name="P1">Jitter for frame 1650 is <text:s text:c="3"/>0.00179</text:p>
      <text:p text:style-name="P1">Jitter for frame 1651 is <text:s text:c="3"/>0.00033</text:p>
      <text:p text:style-name="P1">Jitter for frame 1652 is <text:s text:c="2"/>-0.00067</text:p>
      <text:p text:style-name="P1">Jitter for frame 1653 is <text:s text:c="3"/>0.00135</text:p>
      <text:p text:style-name="P1">Jitter for frame 1654 is <text:s text:c="2"/>-0.00072</text:p>
      <text:p text:style-name="P1">Jitter for frame 1655 is <text:s text:c="2"/>-0.00103</text:p>
      <text:p text:style-name="P1">Jitter for frame 1656 is <text:s text:c="3"/>0.00090</text:p>
      <text:p text:style-name="P1">Jitter for frame 1657 is <text:s text:c="3"/>0.00006</text:p>
      <text:p text:style-name="P1">Jitter for frame 1658 is <text:s text:c="2"/>-0.00164</text:p>
      <text:p text:style-name="P1">Jitter for frame 1659 is <text:s text:c="3"/>0.00331</text:p>
      <text:p text:style-name="P1">Jitter for frame 1660 is <text:s text:c="2"/>-0.00256</text:p>
      <text:p text:style-name="P1">Jitter for frame 1661 is <text:s text:c="3"/>0.00159</text:p>
      <text:p text:style-name="P1">Jitter for frame 1662 is <text:s text:c="2"/>-0.00077</text:p>
      <text:p text:style-name="P1">Jitter for frame 1663 is <text:s text:c="2"/>-0.00012</text:p>
      <text:p text:style-name="P1">Jitter for frame 1664 is <text:s text:c="2"/>-0.00154</text:p>
      <text:p text:style-name="P1">Jitter for frame 1665 is <text:s text:c="3"/>0.00059</text:p>
      <text:p text:style-name="P1"><text:soft-page-break/>Jitter for frame 1666 is <text:s text:c="2"/>-0.00245</text:p>
      <text:p text:style-name="P1">Jitter for frame 1667 is <text:s text:c="3"/>0.00142</text:p>
      <text:p text:style-name="P1">Jitter for frame 1668 is <text:s text:c="2"/>-0.00000</text:p>
      <text:p text:style-name="P1">Jitter for frame 1669 is <text:s text:c="3"/>0.00205</text:p>
      <text:p text:style-name="P1">Jitter for frame 1670 is <text:s text:c="2"/>-0.00171</text:p>
      <text:p text:style-name="P1">Jitter for frame 1671 is <text:s text:c="3"/>0.00042</text:p>
      <text:p text:style-name="P1">Jitter for frame 1672 is <text:s text:c="3"/>0.00147</text:p>
      <text:p text:style-name="P1">Jitter for frame 1673 is <text:s text:c="3"/>0.00209</text:p>
      <text:p text:style-name="P1">Jitter for frame 1674 is <text:s text:c="3"/>0.00187</text:p>
      <text:p text:style-name="P1">Jitter for frame 1675 is <text:s text:c="3"/>0.00215</text:p>
      <text:p text:style-name="P1">Jitter for frame 1676 is <text:s text:c="3"/>0.00048</text:p>
      <text:p text:style-name="P1">Jitter for frame 1677 is <text:s text:c="2"/>-0.00018</text:p>
      <text:p text:style-name="P1">Jitter for frame 1678 is <text:s text:c="3"/>0.00044</text:p>
      <text:p text:style-name="P1">Jitter for frame 1679 is <text:s text:c="2"/>-0.00160</text:p>
      <text:p text:style-name="P1">Jitter for frame 1680 is <text:s text:c="2"/>-0.00293</text:p>
      <text:p text:style-name="P1">Jitter for frame 1681 is <text:s text:c="3"/>0.00047</text:p>
      <text:p text:style-name="P1">Jitter for frame 1682 is <text:s text:c="2"/>-0.00123</text:p>
      <text:p text:style-name="P1">Jitter for frame 1683 is <text:s text:c="3"/>0.00083</text:p>
      <text:p text:style-name="P1">Jitter for frame 1684 is <text:s text:c="2"/>-0.00296</text:p>
      <text:p text:style-name="P1">Jitter for frame 1685 is <text:s text:c="2"/>-0.00035</text:p>
      <text:p text:style-name="P1">Jitter for frame 1686 is <text:s text:c="2"/>-0.00151</text:p>
      <text:p text:style-name="P1">Jitter for frame 1687 is <text:s text:c="2"/>-0.00134</text:p>
      <text:p text:style-name="P1">Jitter for frame 1688 is <text:s text:c="2"/>-0.00189</text:p>
      <text:p text:style-name="P1">Jitter for frame 1689 is <text:s text:c="2"/>-0.00004</text:p>
      <text:p text:style-name="P1">Jitter for frame 1690 is <text:s text:c="2"/>-0.00191</text:p>
      <text:p text:style-name="P1">Jitter for frame 1691 is <text:s text:c="2"/>-0.00178</text:p>
      <text:p text:style-name="P1">Jitter for frame 1692 is <text:s text:c="3"/>0.00286</text:p>
      <text:p text:style-name="P1">Jitter for frame 1693 is <text:s text:c="3"/>0.00208</text:p>
      <text:p text:style-name="P1">Jitter for frame 1694 is <text:s text:c="3"/>0.00108</text:p>
      <text:p text:style-name="P1">Jitter for frame 1695 is <text:s text:c="3"/>0.00194</text:p>
      <text:p text:style-name="P1">Jitter for frame 1696 is <text:s text:c="2"/>-0.00182</text:p>
      <text:p text:style-name="P1">Jitter for frame 1697 is <text:s text:c="3"/>0.00015</text:p>
      <text:p text:style-name="P1">Jitter for frame 1698 is <text:s text:c="2"/>-0.00351</text:p>
      <text:p text:style-name="P1">Jitter for frame 1699 is <text:s text:c="2"/>-0.00301</text:p>
      <text:p text:style-name="P1">Jitter for frame 1700 is <text:s text:c="2"/>-0.00052</text:p>
      <text:p text:style-name="P1">Jitter for frame 1701 is <text:s text:c="2"/>-0.00029</text:p>
      <text:p text:style-name="P1">Jitter for frame 1702 is <text:s text:c="3"/>0.00141</text:p>
      <text:p text:style-name="P1">Jitter for frame 1703 is <text:s text:c="3"/>0.00141</text:p>
      <text:p text:style-name="P1">Jitter for frame 1704 is <text:s text:c="2"/>-0.00207</text:p>
      <text:p text:style-name="P1">Jitter for frame 1705 is <text:s text:c="2"/>-0.00001</text:p>
      <text:p text:style-name="P1">Jitter for frame 1706 is <text:s text:c="2"/>-0.00048</text:p>
      <text:p text:style-name="P1">Jitter for frame 1707 is <text:s text:c="3"/>0.00021</text:p>
      <text:p text:style-name="P1">Jitter for frame 1708 is <text:s text:c="3"/>0.00215</text:p>
      <text:p text:style-name="P1">Jitter for frame 1709 is <text:s text:c="3"/>0.00098</text:p>
      <text:p text:style-name="P1">Jitter for frame 1710 is <text:s text:c="2"/>-0.00180</text:p>
      <text:p text:style-name="P1">Jitter for frame 1711 is <text:s text:c="3"/>0.00101</text:p>
      <text:p text:style-name="P1">Jitter for frame 1712 is <text:s text:c="2"/>-0.00097</text:p>
      <text:p text:style-name="P1">Jitter for frame 1713 is <text:s text:c="2"/>-0.00209</text:p>
      <text:p text:style-name="P1">Jitter for frame 1714 is <text:s text:c="3"/>0.00158</text:p>
      <text:p text:style-name="P1"><text:soft-page-break/>Jitter for frame 1715 is <text:s text:c="3"/>0.00074</text:p>
      <text:p text:style-name="P1">Jitter for frame 1716 is <text:s text:c="3"/>0.00022</text:p>
      <text:p text:style-name="P1">Jitter for frame 1717 is <text:s text:c="3"/>0.00062</text:p>
      <text:p text:style-name="P1">Jitter for frame 1718 is <text:s text:c="2"/>-0.00008</text:p>
      <text:p text:style-name="P1">Jitter for frame 1719 is <text:s text:c="3"/>0.00044</text:p>
      <text:p text:style-name="P1">Jitter for frame 1720 is <text:s text:c="3"/>0.00043</text:p>
      <text:p text:style-name="P1">Jitter for frame 1721 is <text:s text:c="2"/>-0.00135</text:p>
      <text:p text:style-name="P1">Jitter for frame 1722 is <text:s text:c="3"/>0.00045</text:p>
      <text:p text:style-name="P1">Jitter for frame 1723 is <text:s text:c="3"/>0.00097</text:p>
      <text:p text:style-name="P1">Jitter for frame 1724 is <text:s text:c="2"/>-0.00179</text:p>
      <text:p text:style-name="P1">Jitter for frame 1725 is <text:s text:c="2"/>-0.00137</text:p>
      <text:p text:style-name="P1">Jitter for frame 1726 is <text:s text:c="3"/>0.00252</text:p>
      <text:p text:style-name="P1">Jitter for frame 1727 is <text:s text:c="3"/>0.00237</text:p>
      <text:p text:style-name="P1">Jitter for frame 1728 is <text:s text:c="3"/>0.00028</text:p>
      <text:p text:style-name="P1">Jitter for frame 1729 is <text:s text:c="2"/>-0.00179</text:p>
      <text:p text:style-name="P1">Jitter for frame 1730 is <text:s text:c="2"/>-0.00173</text:p>
      <text:p text:style-name="P1">Jitter for frame 1731 is <text:s text:c="3"/>0.00217</text:p>
      <text:p text:style-name="P1">Jitter for frame 1732 is <text:s text:c="3"/>0.00216</text:p>
      <text:p text:style-name="P1">Jitter for frame 1733 is <text:s text:c="3"/>0.00159</text:p>
      <text:p text:style-name="P1">Jitter for frame 1734 is <text:s text:c="2"/>-0.00302</text:p>
      <text:p text:style-name="P1">Jitter for frame 1735 is <text:s text:c="3"/>0.00093</text:p>
      <text:p text:style-name="P1">Jitter for frame 1736 is <text:s text:c="2"/>-0.00162</text:p>
      <text:p text:style-name="P1">Jitter for frame 1737 is <text:s text:c="3"/>0.00027</text:p>
      <text:p text:style-name="P1">Jitter for frame 1738 is <text:s text:c="2"/>-0.00140</text:p>
      <text:p text:style-name="P1">Jitter for frame 1739 is <text:s text:c="3"/>0.00088</text:p>
      <text:p text:style-name="P1">Jitter for frame 1740 is <text:s text:c="3"/>0.00187</text:p>
      <text:p text:style-name="P1">Jitter for frame 1741 is <text:s text:c="2"/>-0.00079</text:p>
      <text:p text:style-name="P1">Jitter for frame 1742 is <text:s text:c="3"/>0.00070</text:p>
      <text:p text:style-name="P1">Jitter for frame 1743 is <text:s text:c="3"/>0.00063</text:p>
      <text:p text:style-name="P1">Jitter for frame 1744 is <text:s text:c="3"/>0.00082</text:p>
      <text:p text:style-name="P1">Jitter for frame 1745 is <text:s text:c="2"/>-0.00182</text:p>
      <text:p text:style-name="P1">Jitter for frame 1746 is <text:s text:c="2"/>-0.00141</text:p>
      <text:p text:style-name="P1">Jitter for frame 1747 is <text:s text:c="2"/>-0.00334</text:p>
      <text:p text:style-name="P1">Jitter for frame 1748 is <text:s text:c="2"/>-0.00229</text:p>
      <text:p text:style-name="P1">Jitter for frame 1749 is <text:s text:c="2"/>-0.00063</text:p>
      <text:p text:style-name="P1">Jitter for frame 1750 is <text:s text:c="2"/>-0.00029</text:p>
      <text:p text:style-name="P1">Jitter for frame 1751 is <text:s text:c="2"/>-0.00243</text:p>
      <text:p text:style-name="P1">Jitter for frame 1752 is <text:s text:c="2"/>-0.00013</text:p>
      <text:p text:style-name="P1">Jitter for frame 1753 is <text:s text:c="3"/>0.00006</text:p>
      <text:p text:style-name="P1">Jitter for frame 1754 is <text:s text:c="2"/>-0.00232</text:p>
      <text:p text:style-name="P1">Jitter for frame 1755 is <text:s text:c="3"/>0.00005</text:p>
      <text:p text:style-name="P1">Jitter for frame 1756 is <text:s text:c="2"/>-0.00416</text:p>
      <text:p text:style-name="P1">Jitter for frame 1757 is <text:s text:c="2"/>-0.00109</text:p>
      <text:p text:style-name="P1">Jitter for frame 1758 is <text:s text:c="2"/>-0.00099</text:p>
      <text:p text:style-name="P1">Jitter for frame 1759 is <text:s text:c="2"/>-0.00018</text:p>
      <text:p text:style-name="P1">Jitter for frame 1760 is <text:s text:c="2"/>-0.00494</text:p>
      <text:p text:style-name="P1">Jitter for frame 1761 is <text:s text:c="2"/>-0.00430</text:p>
      <text:p text:style-name="P1">Jitter for frame 1762 is <text:s text:c="2"/>-0.00178</text:p>
      <text:p text:style-name="P1">Jitter for frame 1763 is <text:s text:c="3"/>0.00181</text:p>
      <text:p text:style-name="P1"><text:soft-page-break/>Jitter for frame 1764 is <text:s text:c="3"/>0.00020</text:p>
      <text:p text:style-name="P1">Jitter for frame 1765 is <text:s text:c="2"/>-0.00057</text:p>
      <text:p text:style-name="P1">Jitter for frame 1766 is <text:s text:c="2"/>-0.00080</text:p>
      <text:p text:style-name="P1">Jitter for frame 1767 is <text:s text:c="2"/>-0.00051</text:p>
      <text:p text:style-name="P1">Jitter for frame 1768 is <text:s text:c="2"/>-0.00400</text:p>
      <text:p text:style-name="P1">Jitter for frame 1769 is <text:s text:c="2"/>-0.00389</text:p>
      <text:p text:style-name="P1">Jitter for frame 1770 is <text:s text:c="2"/>-0.00136</text:p>
      <text:p text:style-name="P1">Jitter for frame 1771 is <text:s text:c="2"/>-0.00243</text:p>
      <text:p text:style-name="P1">Jitter for frame 1772 is <text:s text:c="2"/>-0.00043</text:p>
      <text:p text:style-name="P1">Jitter for frame 1773 is <text:s text:c="2"/>-0.00273</text:p>
      <text:p text:style-name="P1">Jitter for frame 1774 is <text:s text:c="2"/>-0.00431</text:p>
      <text:p text:style-name="P1">Jitter for frame 1775 is <text:s text:c="2"/>-0.00270</text:p>
      <text:p text:style-name="P1">Jitter for frame 1776 is <text:s text:c="2"/>-0.00265</text:p>
      <text:p text:style-name="P1">Jitter for frame 1777 is <text:s text:c="2"/>-0.00217</text:p>
      <text:p text:style-name="P1">Jitter for frame 1778 is <text:s text:c="2"/>-0.00364</text:p>
      <text:p text:style-name="P1">Jitter for frame 1779 is <text:s text:c="2"/>-0.00083</text:p>
      <text:p text:style-name="P1">Jitter for frame 1780 is <text:s text:c="2"/>-0.00006</text:p>
      <text:p text:style-name="P1">Jitter for frame 1781 is <text:s text:c="2"/>-0.00224</text:p>
      <text:p text:style-name="P1">Jitter for frame 1782 is <text:s text:c="2"/>-0.00056</text:p>
      <text:p text:style-name="P1">Jitter for frame 1783 is <text:s text:c="2"/>-0.00394</text:p>
      <text:p text:style-name="P1">Jitter for frame 1784 is <text:s text:c="2"/>-0.00291</text:p>
      <text:p text:style-name="P1">Jitter for frame 1785 is <text:s text:c="2"/>-0.00349</text:p>
      <text:p text:style-name="P1">Jitter for frame 1786 is <text:s text:c="2"/>-0.00434</text:p>
      <text:p text:style-name="P1">Jitter for frame 1787 is <text:s text:c="2"/>-0.00350</text:p>
      <text:p text:style-name="P1">Jitter for frame 1788 is <text:s text:c="2"/>-0.00219</text:p>
      <text:p text:style-name="P1">Jitter for frame 1789 is <text:s text:c="2"/>-0.00038</text:p>
      <text:p text:style-name="P1">Jitter for frame 1790 is <text:s text:c="2"/>-0.00366</text:p>
      <text:p text:style-name="P1">Jitter for frame 1791 is <text:s text:c="3"/>0.00042</text:p>
      <text:p text:style-name="P1">Jitter for frame 1792 is <text:s text:c="2"/>-0.00278</text:p>
      <text:p text:style-name="P1">Jitter for frame 1793 is <text:s text:c="2"/>-0.00217</text:p>
      <text:p text:style-name="P1">Jitter for frame 1794 is <text:s text:c="2"/>-0.00313</text:p>
      <text:p text:style-name="P1">Jitter for frame 1795 is <text:s text:c="2"/>-0.00072</text:p>
      <text:p text:style-name="P1">Jitter for frame 1796 is <text:s text:c="2"/>-0.00017</text:p>
      <text:p text:style-name="P1">Jitter for frame 1797 is <text:s text:c="2"/>-0.00150</text:p>
      <text:p text:style-name="P1">Jitter for frame 1798 is <text:s text:c="2"/>-0.00353</text:p>
      <text:p text:style-name="P1">Jitter for frame 1799 is <text:s text:c="2"/>-0.00313</text:p>
      <text:p text:style-name="P1">Jitter for frame 1800 is <text:s text:c="2"/>-0.00224</text:p>
      <text:p text:style-name="P1">Jitter for frame 1801 is <text:s text:c="2"/>-0.00120</text:p>
      <text:p text:style-name="P1">Jitter for frame 1802 is <text:s text:c="2"/>-0.00164</text:p>
      <text:p text:style-name="P1">Jitter for frame 1803 is <text:s text:c="2"/>-0.00214</text:p>
      <text:p text:style-name="P1">Jitter for frame 1804 is <text:s text:c="2"/>-0.00271</text:p>
      <text:p text:style-name="P1">Jitter for frame 1805 is <text:s text:c="2"/>-0.00363</text:p>
      <text:p text:style-name="P1">Total latency= <text:s/>-1.09176</text:p>
      <text:p text:style-name="P1">average jitter = -0.00060</text:p>
      <text:p text:style-name="P1">Now jitter for compression thread</text:p>
      <text:p text:style-name="P1">jitter for frame 1 is <text:s text:c="3"/>0.00083</text:p>
      <text:p text:style-name="P1">jitter for frame 2 is <text:s text:c="3"/>0.00052</text:p>
      <text:p text:style-name="P1">jitter for frame 3 is <text:s text:c="2"/>-0.00223</text:p>
      <text:p text:style-name="P1">jitter for frame 4 is <text:s text:c="2"/>-0.00021</text:p>
      <text:p text:style-name="P1"><text:soft-page-break/>jitter for frame 5 is <text:s text:c="2"/>-0.00226</text:p>
      <text:p text:style-name="P1">jitter for frame 6 is <text:s text:c="2"/>-0.00157</text:p>
      <text:p text:style-name="P1">jitter for frame 7 is <text:s text:c="3"/>0.00012</text:p>
      <text:p text:style-name="P1">jitter for frame 8 is <text:s text:c="2"/>-0.00133</text:p>
      <text:p text:style-name="P1">jitter for frame 9 is <text:s text:c="2"/>-0.00144</text:p>
      <text:p text:style-name="P1">jitter for frame 10 is <text:s text:c="2"/>-0.00161</text:p>
      <text:p text:style-name="P1">jitter for frame 11 is <text:s text:c="2"/>-0.00120</text:p>
      <text:p text:style-name="P1">jitter for frame 12 is <text:s text:c="2"/>-0.00041</text:p>
      <text:p text:style-name="P1">jitter for frame 13 is <text:s text:c="2"/>-0.00147</text:p>
      <text:p text:style-name="P1">jitter for frame 14 is <text:s text:c="2"/>-0.00185</text:p>
      <text:p text:style-name="P1">jitter for frame 15 is <text:s text:c="2"/>-0.00028</text:p>
      <text:p text:style-name="P1">jitter for frame 16 is <text:s text:c="2"/>-0.00126</text:p>
      <text:p text:style-name="P1">jitter for frame 17 is <text:s text:c="2"/>-0.00070</text:p>
      <text:p text:style-name="P1">jitter for frame 18 is <text:s text:c="2"/>-0.00151</text:p>
      <text:p text:style-name="P1">jitter for frame 19 is <text:s text:c="2"/>-0.00006</text:p>
      <text:p text:style-name="P1">jitter for frame 20 is <text:s text:c="2"/>-0.00124</text:p>
      <text:p text:style-name="P1">jitter for frame 21 is <text:s text:c="3"/>0.00262</text:p>
      <text:p text:style-name="P1">jitter for frame 22 is <text:s text:c="2"/>-0.00024</text:p>
      <text:p text:style-name="P1">jitter for frame 23 is <text:s text:c="2"/>-0.00032</text:p>
      <text:p text:style-name="P1">jitter for frame 24 is <text:s text:c="2"/>-0.00211</text:p>
      <text:p text:style-name="P1">jitter for frame 25 is <text:s text:c="2"/>-0.00193</text:p>
      <text:p text:style-name="P1">jitter for frame 26 is <text:s text:c="2"/>-0.00121</text:p>
      <text:p text:style-name="P1">jitter for frame 27 is <text:s text:c="2"/>-0.00039</text:p>
      <text:p text:style-name="P1">jitter for frame 28 is <text:s text:c="2"/>-0.00122</text:p>
      <text:p text:style-name="P1">jitter for frame 29 is <text:s text:c="2"/>-0.00007</text:p>
      <text:p text:style-name="P1">jitter for frame 30 is <text:s text:c="2"/>-0.00187</text:p>
      <text:p text:style-name="P1">jitter for frame 31 is <text:s text:c="3"/>0.00010</text:p>
      <text:p text:style-name="P1">jitter for frame 32 is <text:s text:c="2"/>-0.00069</text:p>
      <text:p text:style-name="P1">jitter for frame 33 is <text:s text:c="2"/>-0.00065</text:p>
      <text:p text:style-name="P1">jitter for frame 34 is <text:s text:c="2"/>-0.00173</text:p>
      <text:p text:style-name="P1">jitter for frame 35 is <text:s text:c="2"/>-0.00065</text:p>
      <text:p text:style-name="P1">jitter for frame 36 is <text:s text:c="2"/>-0.00225</text:p>
      <text:p text:style-name="P1">jitter for frame 37 is <text:s text:c="2"/>-0.00145</text:p>
      <text:p text:style-name="P1">jitter for frame 38 is <text:s text:c="2"/>-0.00137</text:p>
      <text:p text:style-name="P1">jitter for frame 39 is <text:s text:c="2"/>-0.00202</text:p>
      <text:p text:style-name="P1">jitter for frame 40 is <text:s text:c="2"/>-0.00182</text:p>
      <text:p text:style-name="P1">jitter for frame 41 is <text:s text:c="2"/>-0.00191</text:p>
      <text:p text:style-name="P1">jitter for frame 42 is <text:s text:c="2"/>-0.00021</text:p>
      <text:p text:style-name="P1">jitter for frame 43 is <text:s text:c="2"/>-0.00037</text:p>
      <text:p text:style-name="P1">jitter for frame 44 is <text:s text:c="3"/>0.00034</text:p>
      <text:p text:style-name="P1">jitter for frame 45 is <text:s text:c="2"/>-0.00053</text:p>
      <text:p text:style-name="P1">jitter for frame 46 is <text:s text:c="2"/>-0.00195</text:p>
      <text:p text:style-name="P1">jitter for frame 47 is <text:s text:c="2"/>-0.00189</text:p>
      <text:p text:style-name="P1">jitter for frame 48 is <text:s text:c="3"/>0.00035</text:p>
      <text:p text:style-name="P1">jitter for frame 49 is <text:s text:c="3"/>0.00000</text:p>
      <text:p text:style-name="P1">jitter for frame 50 is <text:s text:c="2"/>-0.00121</text:p>
      <text:p text:style-name="P1">jitter for frame 51 is <text:s text:c="3"/>0.00237</text:p>
      <text:p text:style-name="P1">jitter for frame 52 is <text:s text:c="2"/>-0.00186</text:p>
      <text:p text:style-name="P1">jitter for frame 53 is <text:s text:c="3"/>0.00173</text:p>
      <text:p text:style-name="P1"><text:soft-page-break/>jitter for frame 54 is <text:s text:c="2"/>-0.00145</text:p>
      <text:p text:style-name="P1">jitter for frame 55 is <text:s text:c="2"/>-0.00186</text:p>
      <text:p text:style-name="P1">jitter for frame 56 is <text:s text:c="2"/>-0.00180</text:p>
      <text:p text:style-name="P1">jitter for frame 57 is <text:s text:c="3"/>0.00082</text:p>
      <text:p text:style-name="P1">jitter for frame 58 is <text:s text:c="2"/>-0.00146</text:p>
      <text:p text:style-name="P1">jitter for frame 59 is <text:s text:c="2"/>-0.00204</text:p>
      <text:p text:style-name="P1">jitter for frame 60 is <text:s text:c="2"/>-0.00200</text:p>
      <text:p text:style-name="P1">jitter for frame 61 is <text:s text:c="3"/>0.00018</text:p>
      <text:p text:style-name="P1">jitter for frame 62 is <text:s text:c="3"/>0.00553</text:p>
      <text:p text:style-name="P1">jitter for frame 63 is <text:s text:c="2"/>-0.00103</text:p>
      <text:p text:style-name="P1">jitter for frame 64 is <text:s text:c="2"/>-0.00136</text:p>
      <text:p text:style-name="P1">jitter for frame 65 is <text:s text:c="2"/>-0.00196</text:p>
      <text:p text:style-name="P1">jitter for frame 66 is <text:s text:c="2"/>-0.00192</text:p>
      <text:p text:style-name="P1">jitter for frame 67 is <text:s text:c="2"/>-0.00215</text:p>
      <text:p text:style-name="P1">jitter for frame 68 is <text:s text:c="2"/>-0.00125</text:p>
      <text:p text:style-name="P1">jitter for frame 69 is <text:s text:c="2"/>-0.00134</text:p>
      <text:p text:style-name="P1">jitter for frame 70 is <text:s text:c="2"/>-0.00059</text:p>
      <text:p text:style-name="P1">jitter for frame 71 is <text:s text:c="2"/>-0.00195</text:p>
      <text:p text:style-name="P1">jitter for frame 72 is <text:s text:c="2"/>-0.00064</text:p>
      <text:p text:style-name="P1">jitter for frame 73 is <text:s text:c="3"/>0.00403</text:p>
      <text:p text:style-name="P1">jitter for frame 74 is <text:s text:c="2"/>-0.00224</text:p>
      <text:p text:style-name="P1">jitter for frame 75 is <text:s text:c="3"/>0.00197</text:p>
      <text:p text:style-name="P1">jitter for frame 76 is <text:s text:c="2"/>-0.00059</text:p>
      <text:p text:style-name="P1">jitter for frame 77 is <text:s text:c="2"/>-0.00012</text:p>
      <text:p text:style-name="P1">jitter for frame 78 is <text:s text:c="2"/>-0.00124</text:p>
      <text:p text:style-name="P1">jitter for frame 79 is <text:s text:c="2"/>-0.00196</text:p>
      <text:p text:style-name="P1">jitter for frame 80 is <text:s text:c="3"/>0.00043</text:p>
      <text:p text:style-name="P1">jitter for frame 81 is <text:s text:c="2"/>-0.00040</text:p>
      <text:p text:style-name="P1">jitter for frame 82 is <text:s text:c="2"/>-0.00032</text:p>
      <text:p text:style-name="P1">jitter for frame 83 is <text:s text:c="2"/>-0.00125</text:p>
      <text:p text:style-name="P1">jitter for frame 84 is <text:s text:c="2"/>-0.00192</text:p>
      <text:p text:style-name="P1">jitter for frame 85 is <text:s text:c="3"/>0.00058</text:p>
      <text:p text:style-name="P1">jitter for frame 86 is <text:s text:c="2"/>-0.00140</text:p>
      <text:p text:style-name="P1">jitter for frame 87 is <text:s text:c="2"/>-0.00214</text:p>
      <text:p text:style-name="P1">jitter for frame 88 is <text:s text:c="2"/>-0.00040</text:p>
      <text:p text:style-name="P1">jitter for frame 89 is <text:s text:c="3"/>0.00665</text:p>
      <text:p text:style-name="P1">jitter for frame 90 is <text:s text:c="2"/>-0.00012</text:p>
      <text:p text:style-name="P1">jitter for frame 91 is <text:s text:c="3"/>0.00347</text:p>
      <text:p text:style-name="P1">jitter for frame 92 is <text:s text:c="2"/>-0.00195</text:p>
      <text:p text:style-name="P1">jitter for frame 93 is <text:s text:c="2"/>-0.00058</text:p>
      <text:p text:style-name="P1">jitter for frame 94 is <text:s text:c="2"/>-0.00144</text:p>
      <text:p text:style-name="P1">jitter for frame 95 is <text:s text:c="2"/>-0.00031</text:p>
      <text:p text:style-name="P1">jitter for frame 96 is <text:s text:c="2"/>-0.00157</text:p>
      <text:p text:style-name="P1">jitter for frame 97 is <text:s text:c="2"/>-0.00177</text:p>
      <text:p text:style-name="P1">jitter for frame 98 is <text:s text:c="2"/>-0.00189</text:p>
      <text:p text:style-name="P1">jitter for frame 99 is <text:s text:c="3"/>0.00321</text:p>
      <text:p text:style-name="P1">jitter for frame 100 is <text:s text:c="3"/>0.00797</text:p>
      <text:p text:style-name="P1">jitter for frame 101 is <text:s text:c="3"/>0.00289</text:p>
      <text:p text:style-name="P1">jitter for frame 102 is <text:s text:c="3"/>0.00713</text:p>
      <text:p text:style-name="P1"><text:soft-page-break/>jitter for frame 103 is <text:s text:c="2"/>-0.00213</text:p>
      <text:p text:style-name="P1">jitter for frame 104 is <text:s text:c="3"/>0.00153</text:p>
      <text:p text:style-name="P1">jitter for frame 105 is <text:s text:c="2"/>-0.00182</text:p>
      <text:p text:style-name="P1">jitter for frame 106 is <text:s text:c="3"/>0.00412</text:p>
      <text:p text:style-name="P1">jitter for frame 107 is <text:s text:c="2"/>-0.00196</text:p>
      <text:p text:style-name="P1">jitter for frame 108 is <text:s text:c="3"/>0.00567</text:p>
      <text:p text:style-name="P1">jitter for frame 109 is <text:s text:c="2"/>-0.00088</text:p>
      <text:p text:style-name="P1">jitter for frame 110 is <text:s text:c="3"/>0.00068</text:p>
      <text:p text:style-name="P1">jitter for frame 111 is <text:s text:c="2"/>-0.00139</text:p>
      <text:p text:style-name="P1">jitter for frame 112 is <text:s text:c="3"/>0.00471</text:p>
      <text:p text:style-name="P1">jitter for frame 113 is <text:s text:c="3"/>0.00475</text:p>
      <text:p text:style-name="P1">jitter for frame 114 is <text:s text:c="3"/>0.00081</text:p>
      <text:p text:style-name="P1">jitter for frame 115 is <text:s text:c="3"/>0.00580</text:p>
      <text:p text:style-name="P1">jitter for frame 116 is <text:s text:c="3"/>0.00343</text:p>
      <text:p text:style-name="P1">jitter for frame 117 is <text:s text:c="2"/>-0.00192</text:p>
      <text:p text:style-name="P1">jitter for frame 118 is <text:s text:c="3"/>0.00361</text:p>
      <text:p text:style-name="P1">jitter for frame 119 is <text:s text:c="3"/>0.00481</text:p>
      <text:p text:style-name="P1">jitter for frame 120 is <text:s text:c="2"/>-0.00054</text:p>
      <text:p text:style-name="P1">jitter for frame 121 is <text:s text:c="3"/>0.00105</text:p>
      <text:p text:style-name="P1">jitter for frame 122 is <text:s text:c="3"/>0.00509</text:p>
      <text:p text:style-name="P1">jitter for frame 123 is <text:s text:c="3"/>0.00163</text:p>
      <text:p text:style-name="P1">jitter for frame 124 is <text:s text:c="3"/>0.00331</text:p>
      <text:p text:style-name="P1">jitter for frame 125 is <text:s text:c="2"/>-0.00168</text:p>
      <text:p text:style-name="P1">jitter for frame 126 is <text:s text:c="2"/>-0.00182</text:p>
      <text:p text:style-name="P1">jitter for frame 127 is <text:s text:c="2"/>-0.00071</text:p>
      <text:p text:style-name="P1">jitter for frame 128 is <text:s text:c="2"/>-0.00011</text:p>
      <text:p text:style-name="P1">jitter for frame 129 is <text:s text:c="2"/>-0.00024</text:p>
      <text:p text:style-name="P1">jitter for frame 130 is <text:s text:c="2"/>-0.00028</text:p>
      <text:p text:style-name="P1">jitter for frame 131 is <text:s text:c="2"/>-0.00198</text:p>
      <text:p text:style-name="P1">jitter for frame 132 is <text:s text:c="3"/>0.00174</text:p>
      <text:p text:style-name="P1">jitter for frame 133 is <text:s text:c="3"/>0.00039</text:p>
      <text:p text:style-name="P1">jitter for frame 134 is <text:s text:c="3"/>0.00919</text:p>
      <text:p text:style-name="P1">jitter for frame 135 is <text:s text:c="2"/>-0.00030</text:p>
      <text:p text:style-name="P1">jitter for frame 136 is <text:s text:c="2"/>-0.00085</text:p>
      <text:p text:style-name="P1">jitter for frame 137 is <text:s text:c="2"/>-0.00016</text:p>
      <text:p text:style-name="P1">jitter for frame 138 is <text:s text:c="3"/>0.00053</text:p>
      <text:p text:style-name="P1">jitter for frame 139 is <text:s text:c="3"/>0.00585</text:p>
      <text:p text:style-name="P1">jitter for frame 140 is <text:s text:c="3"/>0.00181</text:p>
      <text:p text:style-name="P1">jitter for frame 141 is <text:s text:c="3"/>0.00037</text:p>
      <text:p text:style-name="P1">jitter for frame 142 is <text:s text:c="3"/>0.00055</text:p>
      <text:p text:style-name="P1">jitter for frame 143 is <text:s text:c="2"/>-0.00220</text:p>
      <text:p text:style-name="P1">jitter for frame 144 is <text:s text:c="2"/>-0.00044</text:p>
      <text:p text:style-name="P1">jitter for frame 145 is <text:s text:c="3"/>0.00182</text:p>
      <text:p text:style-name="P1">jitter for frame 146 is <text:s text:c="2"/>-0.00016</text:p>
      <text:p text:style-name="P1">jitter for frame 147 is <text:s text:c="2"/>-0.00025</text:p>
      <text:p text:style-name="P1">jitter for frame 148 is <text:s text:c="3"/>0.00024</text:p>
      <text:p text:style-name="P1">jitter for frame 149 is <text:s text:c="3"/>0.00425</text:p>
      <text:p text:style-name="P1">jitter for frame 150 is <text:s text:c="3"/>0.00409</text:p>
      <text:p text:style-name="P1">jitter for frame 151 is <text:s text:c="3"/>0.00595</text:p>
      <text:p text:style-name="P1"><text:soft-page-break/>jitter for frame 152 is <text:s text:c="2"/>-0.00203</text:p>
      <text:p text:style-name="P1">jitter for frame 153 is <text:s text:c="2"/>-0.00193</text:p>
      <text:p text:style-name="P1">jitter for frame 154 is <text:s text:c="3"/>0.00587</text:p>
      <text:p text:style-name="P1">jitter for frame 155 is <text:s text:c="3"/>0.00588</text:p>
      <text:p text:style-name="P1">jitter for frame 156 is <text:s text:c="3"/>0.00182</text:p>
      <text:p text:style-name="P1">jitter for frame 157 is <text:s text:c="2"/>-0.00066</text:p>
      <text:p text:style-name="P1">jitter for frame 158 is <text:s text:c="2"/>-0.00156</text:p>
      <text:p text:style-name="P1">jitter for frame 159 is <text:s text:c="2"/>-0.00189</text:p>
      <text:p text:style-name="P1">jitter for frame 160 is <text:s text:c="3"/>0.00029</text:p>
      <text:p text:style-name="P1">jitter for frame 161 is <text:s text:c="2"/>-0.00064</text:p>
      <text:p text:style-name="P1">jitter for frame 162 is <text:s text:c="2"/>-0.00088</text:p>
      <text:p text:style-name="P1">jitter for frame 163 is <text:s text:c="3"/>0.00706</text:p>
      <text:p text:style-name="P1">jitter for frame 164 is <text:s text:c="2"/>-0.00018</text:p>
      <text:p text:style-name="P1">jitter for frame 165 is <text:s text:c="2"/>-0.00036</text:p>
      <text:p text:style-name="P1">jitter for frame 166 is <text:s text:c="2"/>-0.00137</text:p>
      <text:p text:style-name="P1">jitter for frame 167 is <text:s text:c="2"/>-0.00193</text:p>
      <text:p text:style-name="P1">jitter for frame 168 is <text:s text:c="3"/>0.00286</text:p>
      <text:p text:style-name="P1">jitter for frame 169 is <text:s text:c="3"/>0.00472</text:p>
      <text:p text:style-name="P1">jitter for frame 170 is <text:s text:c="3"/>0.00000</text:p>
      <text:p text:style-name="P1">jitter for frame 171 is <text:s text:c="3"/>0.00490</text:p>
      <text:p text:style-name="P1">jitter for frame 172 is <text:s text:c="2"/>-0.00211</text:p>
      <text:p text:style-name="P1">jitter for frame 173 is <text:s text:c="2"/>-0.00182</text:p>
      <text:p text:style-name="P1">jitter for frame 174 is <text:s text:c="2"/>-0.00039</text:p>
      <text:p text:style-name="P1">jitter for frame 175 is <text:s text:c="3"/>0.00167</text:p>
      <text:p text:style-name="P1">jitter for frame 176 is <text:s text:c="3"/>0.00329</text:p>
      <text:p text:style-name="P1">jitter for frame 177 is <text:s text:c="3"/>0.00073</text:p>
      <text:p text:style-name="P1">jitter for frame 178 is <text:s text:c="3"/>0.00712</text:p>
      <text:p text:style-name="P1">jitter for frame 179 is <text:s text:c="2"/>-0.00044</text:p>
      <text:p text:style-name="P1">jitter for frame 180 is <text:s text:c="3"/>0.00150</text:p>
      <text:p text:style-name="P1">jitter for frame 181 is <text:s text:c="2"/>-0.00110</text:p>
      <text:p text:style-name="P1">jitter for frame 182 is <text:s text:c="2"/>-0.00063</text:p>
      <text:p text:style-name="P1">jitter for frame 183 is <text:s text:c="2"/>-0.00191</text:p>
      <text:p text:style-name="P1">jitter for frame 184 is <text:s text:c="2"/>-0.00173</text:p>
      <text:p text:style-name="P1">jitter for frame 185 is <text:s text:c="2"/>-0.00054</text:p>
      <text:p text:style-name="P1">jitter for frame 186 is <text:s text:c="3"/>0.00052</text:p>
      <text:p text:style-name="P1">jitter for frame 187 is <text:s text:c="3"/>0.00038</text:p>
      <text:p text:style-name="P1">jitter for frame 188 is <text:s text:c="2"/>-0.00147</text:p>
      <text:p text:style-name="P1">jitter for frame 189 is <text:s text:c="2"/>-0.00169</text:p>
      <text:p text:style-name="P1">jitter for frame 190 is <text:s text:c="3"/>0.00517</text:p>
      <text:p text:style-name="P1">jitter for frame 191 is <text:s text:c="3"/>0.00251</text:p>
      <text:p text:style-name="P1">jitter for frame 192 is <text:s text:c="3"/>0.00459</text:p>
      <text:p text:style-name="P1">jitter for frame 193 is <text:s text:c="3"/>0.00468</text:p>
      <text:p text:style-name="P1">jitter for frame 194 is <text:s text:c="3"/>0.00196</text:p>
      <text:p text:style-name="P1">jitter for frame 195 is <text:s text:c="3"/>0.00132</text:p>
      <text:p text:style-name="P1">jitter for frame 196 is <text:s text:c="2"/>-0.00203</text:p>
      <text:p text:style-name="P1">jitter for frame 197 is <text:s text:c="3"/>0.00634</text:p>
      <text:p text:style-name="P1">jitter for frame 198 is <text:s text:c="2"/>-0.00059</text:p>
      <text:p text:style-name="P1">jitter for frame 199 is <text:s text:c="3"/>0.00510</text:p>
      <text:p text:style-name="P1">jitter for frame 200 is <text:s text:c="2"/>-0.00184</text:p>
      <text:p text:style-name="P1"><text:soft-page-break/>jitter for frame 201 is <text:s text:c="3"/>0.00286</text:p>
      <text:p text:style-name="P1">jitter for frame 202 is <text:s text:c="2"/>-0.00183</text:p>
      <text:p text:style-name="P1">jitter for frame 203 is <text:s text:c="2"/>-0.00034</text:p>
      <text:p text:style-name="P1">jitter for frame 204 is <text:s text:c="3"/>0.00279</text:p>
      <text:p text:style-name="P1">jitter for frame 205 is <text:s text:c="3"/>0.00443</text:p>
      <text:p text:style-name="P1">jitter for frame 206 is <text:s text:c="2"/>-0.00188</text:p>
      <text:p text:style-name="P1">jitter for frame 207 is <text:s text:c="3"/>0.00211</text:p>
      <text:p text:style-name="P1">jitter for frame 208 is <text:s text:c="2"/>-0.00047</text:p>
      <text:p text:style-name="P1">jitter for frame 209 is <text:s text:c="3"/>0.00770</text:p>
      <text:p text:style-name="P1">jitter for frame 210 is <text:s text:c="2"/>-0.00051</text:p>
      <text:p text:style-name="P1">jitter for frame 211 is <text:s text:c="2"/>-0.00180</text:p>
      <text:p text:style-name="P1">jitter for frame 212 is <text:s text:c="3"/>0.00146</text:p>
      <text:p text:style-name="P1">jitter for frame 213 is <text:s text:c="2"/>-0.00188</text:p>
      <text:p text:style-name="P1">jitter for frame 214 is <text:s text:c="2"/>-0.00091</text:p>
      <text:p text:style-name="P1">jitter for frame 215 is <text:s text:c="2"/>-0.00182</text:p>
      <text:p text:style-name="P1">jitter for frame 216 is <text:s text:c="2"/>-0.00113</text:p>
      <text:p text:style-name="P1">jitter for frame 217 is <text:s text:c="2"/>-0.00194</text:p>
      <text:p text:style-name="P1">jitter for frame 218 is <text:s text:c="2"/>-0.00161</text:p>
      <text:p text:style-name="P1">jitter for frame 219 is <text:s text:c="2"/>-0.00033</text:p>
      <text:p text:style-name="P1">jitter for frame 220 is <text:s text:c="3"/>0.00211</text:p>
      <text:p text:style-name="P1">jitter for frame 221 is <text:s text:c="3"/>0.00505</text:p>
      <text:p text:style-name="P1">jitter for frame 222 is <text:s text:c="2"/>-0.00022</text:p>
      <text:p text:style-name="P1">jitter for frame 223 is <text:s text:c="2"/>-0.00220</text:p>
      <text:p text:style-name="P1">jitter for frame 224 is <text:s text:c="2"/>-0.00203</text:p>
      <text:p text:style-name="P1">jitter for frame 225 is <text:s text:c="2"/>-0.00033</text:p>
      <text:p text:style-name="P1">jitter for frame 226 is <text:s text:c="2"/>-0.00179</text:p>
      <text:p text:style-name="P1">jitter for frame 227 is <text:s text:c="2"/>-0.00090</text:p>
      <text:p text:style-name="P1">jitter for frame 228 is <text:s text:c="2"/>-0.00187</text:p>
      <text:p text:style-name="P1">jitter for frame 229 is <text:s text:c="2"/>-0.00183</text:p>
      <text:p text:style-name="P1">jitter for frame 230 is <text:s text:c="2"/>-0.00207</text:p>
      <text:p text:style-name="P1">jitter for frame 231 is <text:s text:c="2"/>-0.00179</text:p>
      <text:p text:style-name="P1">jitter for frame 232 is <text:s text:c="2"/>-0.00205</text:p>
      <text:p text:style-name="P1">jitter for frame 233 is <text:s text:c="2"/>-0.00132</text:p>
      <text:p text:style-name="P1">jitter for frame 234 is <text:s text:c="2"/>-0.00192</text:p>
      <text:p text:style-name="P1">jitter for frame 235 is <text:s text:c="2"/>-0.00177</text:p>
      <text:p text:style-name="P1">jitter for frame 236 is <text:s text:c="3"/>0.00367</text:p>
      <text:p text:style-name="P1">jitter for frame 237 is <text:s text:c="2"/>-0.00203</text:p>
      <text:p text:style-name="P1">jitter for frame 238 is <text:s text:c="2"/>-0.00044</text:p>
      <text:p text:style-name="P1">jitter for frame 239 is <text:s text:c="2"/>-0.00141</text:p>
      <text:p text:style-name="P1">jitter for frame 240 is <text:s text:c="2"/>-0.00208</text:p>
      <text:p text:style-name="P1">jitter for frame 241 is <text:s text:c="2"/>-0.00193</text:p>
      <text:p text:style-name="P1">jitter for frame 242 is <text:s text:c="2"/>-0.00200</text:p>
      <text:p text:style-name="P1">jitter for frame 243 is <text:s text:c="2"/>-0.00045</text:p>
      <text:p text:style-name="P1">jitter for frame 244 is <text:s text:c="2"/>-0.00175</text:p>
      <text:p text:style-name="P1">jitter for frame 245 is <text:s text:c="2"/>-0.00016</text:p>
      <text:p text:style-name="P1">jitter for frame 246 is <text:s text:c="2"/>-0.00200</text:p>
      <text:p text:style-name="P1">jitter for frame 247 is <text:s text:c="2"/>-0.00160</text:p>
      <text:p text:style-name="P1">jitter for frame 248 is <text:s text:c="3"/>0.00262</text:p>
      <text:p text:style-name="P1">jitter for frame 249 is <text:s text:c="2"/>-0.00001</text:p>
      <text:p text:style-name="P1"><text:soft-page-break/>jitter for frame 250 is <text:s text:c="2"/>-0.00118</text:p>
      <text:p text:style-name="P1">jitter for frame 251 is <text:s text:c="2"/>-0.00175</text:p>
      <text:p text:style-name="P1">jitter for frame 252 is <text:s text:c="2"/>-0.00085</text:p>
      <text:p text:style-name="P1">jitter for frame 253 is <text:s text:c="2"/>-0.00178</text:p>
      <text:p text:style-name="P1">jitter for frame 254 is <text:s text:c="3"/>0.00033</text:p>
      <text:p text:style-name="P1">jitter for frame 255 is <text:s text:c="2"/>-0.00003</text:p>
      <text:p text:style-name="P1">jitter for frame 256 is <text:s text:c="2"/>-0.00189</text:p>
      <text:p text:style-name="P1">jitter for frame 257 is <text:s text:c="2"/>-0.00031</text:p>
      <text:p text:style-name="P1">jitter for frame 258 is <text:s text:c="2"/>-0.00200</text:p>
      <text:p text:style-name="P1">jitter for frame 259 is <text:s text:c="2"/>-0.00196</text:p>
      <text:p text:style-name="P1">jitter for frame 260 is <text:s text:c="2"/>-0.00223</text:p>
      <text:p text:style-name="P1">jitter for frame 261 is <text:s text:c="2"/>-0.00010</text:p>
      <text:p text:style-name="P1">jitter for frame 262 is <text:s text:c="2"/>-0.00004</text:p>
      <text:p text:style-name="P1">jitter for frame 263 is <text:s text:c="2"/>-0.00190</text:p>
      <text:p text:style-name="P1">jitter for frame 264 is <text:s text:c="2"/>-0.00185</text:p>
      <text:p text:style-name="P1">jitter for frame 265 is <text:s text:c="2"/>-0.00190</text:p>
      <text:p text:style-name="P1">jitter for frame 266 is <text:s text:c="2"/>-0.00160</text:p>
      <text:p text:style-name="P1">jitter for frame 267 is <text:s text:c="3"/>0.00001</text:p>
      <text:p text:style-name="P1">jitter for frame 268 is <text:s text:c="2"/>-0.00074</text:p>
      <text:p text:style-name="P1">jitter for frame 269 is <text:s text:c="2"/>-0.00063</text:p>
      <text:p text:style-name="P1">jitter for frame 270 is <text:s text:c="2"/>-0.00196</text:p>
      <text:p text:style-name="P1">jitter for frame 271 is <text:s text:c="2"/>-0.00186</text:p>
      <text:p text:style-name="P1">jitter for frame 272 is <text:s text:c="2"/>-0.00174</text:p>
      <text:p text:style-name="P1">jitter for frame 273 is <text:s text:c="2"/>-0.00158</text:p>
      <text:p text:style-name="P1">jitter for frame 274 is <text:s text:c="2"/>-0.00183</text:p>
      <text:p text:style-name="P1">jitter for frame 275 is <text:s text:c="2"/>-0.00035</text:p>
      <text:p text:style-name="P1">jitter for frame 276 is <text:s text:c="2"/>-0.00183</text:p>
      <text:p text:style-name="P1">jitter for frame 277 is <text:s text:c="2"/>-0.00127</text:p>
      <text:p text:style-name="P1">jitter for frame 278 is <text:s text:c="2"/>-0.00022</text:p>
      <text:p text:style-name="P1">jitter for frame 279 is <text:s text:c="3"/>0.00151</text:p>
      <text:p text:style-name="P1">jitter for frame 280 is <text:s text:c="2"/>-0.00168</text:p>
      <text:p text:style-name="P1">jitter for frame 281 is <text:s text:c="2"/>-0.00208</text:p>
      <text:p text:style-name="P1">jitter for frame 282 is <text:s text:c="2"/>-0.00188</text:p>
      <text:p text:style-name="P1">jitter for frame 283 is <text:s text:c="2"/>-0.00188</text:p>
      <text:p text:style-name="P1">jitter for frame 284 is <text:s text:c="2"/>-0.00134</text:p>
      <text:p text:style-name="P1">jitter for frame 285 is <text:s text:c="2"/>-0.00011</text:p>
      <text:p text:style-name="P1">jitter for frame 286 is <text:s text:c="2"/>-0.00148</text:p>
      <text:p text:style-name="P1">jitter for frame 287 is <text:s text:c="3"/>0.00201</text:p>
      <text:p text:style-name="P1">jitter for frame 288 is <text:s text:c="3"/>0.00334</text:p>
      <text:p text:style-name="P1">jitter for frame 289 is <text:s text:c="3"/>0.00427</text:p>
      <text:p text:style-name="P1">jitter for frame 290 is <text:s text:c="2"/>-0.00165</text:p>
      <text:p text:style-name="P1">jitter for frame 291 is <text:s text:c="2"/>-0.00063</text:p>
      <text:p text:style-name="P1">jitter for frame 292 is <text:s text:c="2"/>-0.00168</text:p>
      <text:p text:style-name="P1">jitter for frame 293 is <text:s text:c="2"/>-0.00001</text:p>
      <text:p text:style-name="P1">jitter for frame 294 is <text:s text:c="2"/>-0.00003</text:p>
      <text:p text:style-name="P1">jitter for frame 295 is <text:s text:c="2"/>-0.00061</text:p>
      <text:p text:style-name="P1">jitter for frame 296 is <text:s text:c="2"/>-0.00178</text:p>
      <text:p text:style-name="P1">jitter for frame 297 is <text:s text:c="3"/>0.00443</text:p>
      <text:p text:style-name="P1">jitter for frame 298 is <text:s text:c="3"/>0.00269</text:p>
      <text:p text:style-name="P1"><text:soft-page-break/>jitter for frame 299 is <text:s text:c="3"/>0.00079</text:p>
      <text:p text:style-name="P1">jitter for frame 300 is <text:s text:c="3"/>0.00655</text:p>
      <text:p text:style-name="P1">jitter for frame 301 is <text:s text:c="3"/>0.00295</text:p>
      <text:p text:style-name="P1">jitter for frame 302 is <text:s text:c="3"/>0.00087</text:p>
      <text:p text:style-name="P1">jitter for frame 303 is <text:s text:c="2"/>-0.00082</text:p>
      <text:p text:style-name="P1">jitter for frame 304 is <text:s text:c="2"/>-0.00105</text:p>
      <text:p text:style-name="P1">jitter for frame 305 is <text:s text:c="2"/>-0.00052</text:p>
      <text:p text:style-name="P1">jitter for frame 306 is <text:s text:c="2"/>-0.00203</text:p>
      <text:p text:style-name="P1">jitter for frame 307 is <text:s text:c="2"/>-0.00180</text:p>
      <text:p text:style-name="P1">jitter for frame 308 is <text:s text:c="2"/>-0.00046</text:p>
      <text:p text:style-name="P1">jitter for frame 309 is <text:s text:c="2"/>-0.00187</text:p>
      <text:p text:style-name="P1">jitter for frame 310 is <text:s text:c="2"/>-0.00196</text:p>
      <text:p text:style-name="P1">jitter for frame 311 is <text:s text:c="3"/>0.00240</text:p>
      <text:p text:style-name="P1">jitter for frame 312 is <text:s text:c="3"/>0.00174</text:p>
      <text:p text:style-name="P1">jitter for frame 313 is <text:s text:c="2"/>-0.00172</text:p>
      <text:p text:style-name="P1">jitter for frame 314 is <text:s text:c="2"/>-0.00110</text:p>
      <text:p text:style-name="P1">jitter for frame 315 is <text:s text:c="3"/>0.00187</text:p>
      <text:p text:style-name="P1">jitter for frame 316 is <text:s text:c="2"/>-0.00006</text:p>
      <text:p text:style-name="P1">jitter for frame 317 is <text:s text:c="2"/>-0.00102</text:p>
      <text:p text:style-name="P1">jitter for frame 318 is <text:s text:c="2"/>-0.00157</text:p>
      <text:p text:style-name="P1">jitter for frame 319 is <text:s text:c="2"/>-0.00179</text:p>
      <text:p text:style-name="P1">jitter for frame 320 is <text:s text:c="2"/>-0.00126</text:p>
      <text:p text:style-name="P1">jitter for frame 321 is <text:s text:c="2"/>-0.00184</text:p>
      <text:p text:style-name="P1">jitter for frame 322 is <text:s text:c="2"/>-0.00174</text:p>
      <text:p text:style-name="P1">jitter for frame 323 is <text:s text:c="2"/>-0.00101</text:p>
      <text:p text:style-name="P1">jitter for frame 324 is <text:s text:c="3"/>0.00304</text:p>
      <text:p text:style-name="P1">jitter for frame 325 is <text:s text:c="2"/>-0.00194</text:p>
      <text:p text:style-name="P1">jitter for frame 326 is <text:s text:c="2"/>-0.00149</text:p>
      <text:p text:style-name="P1">jitter for frame 327 is <text:s text:c="3"/>0.00104</text:p>
      <text:p text:style-name="P1">jitter for frame 328 is <text:s text:c="2"/>-0.00200</text:p>
      <text:p text:style-name="P1">jitter for frame 329 is <text:s text:c="2"/>-0.00198</text:p>
      <text:p text:style-name="P1">jitter for frame 330 is <text:s text:c="2"/>-0.00042</text:p>
      <text:p text:style-name="P1">jitter for frame 331 is <text:s text:c="2"/>-0.00155</text:p>
      <text:p text:style-name="P1">jitter for frame 332 is <text:s text:c="2"/>-0.00185</text:p>
      <text:p text:style-name="P1">jitter for frame 333 is <text:s text:c="2"/>-0.00156</text:p>
      <text:p text:style-name="P1">jitter for frame 334 is <text:s text:c="3"/>0.00399</text:p>
      <text:p text:style-name="P1">jitter for frame 335 is <text:s text:c="2"/>-0.00160</text:p>
      <text:p text:style-name="P1">jitter for frame 336 is <text:s text:c="3"/>0.00055</text:p>
      <text:p text:style-name="P1">jitter for frame 337 is <text:s text:c="2"/>-0.00126</text:p>
      <text:p text:style-name="P1">jitter for frame 338 is <text:s text:c="2"/>-0.00111</text:p>
      <text:p text:style-name="P1">jitter for frame 339 is <text:s text:c="2"/>-0.00156</text:p>
      <text:p text:style-name="P1">jitter for frame 340 is <text:s text:c="2"/>-0.00023</text:p>
      <text:p text:style-name="P1">jitter for frame 341 is <text:s text:c="2"/>-0.00134</text:p>
      <text:p text:style-name="P1">jitter for frame 342 is <text:s text:c="2"/>-0.00182</text:p>
      <text:p text:style-name="P1">jitter for frame 343 is <text:s text:c="2"/>-0.00196</text:p>
      <text:p text:style-name="P1">jitter for frame 344 is <text:s text:c="2"/>-0.00163</text:p>
      <text:p text:style-name="P1">jitter for frame 345 is <text:s text:c="3"/>0.00001</text:p>
      <text:p text:style-name="P1">jitter for frame 346 is <text:s text:c="2"/>-0.00010</text:p>
      <text:p text:style-name="P1">jitter for frame 347 is <text:s text:c="2"/>-0.00025</text:p>
      <text:p text:style-name="P1"><text:soft-page-break/>jitter for frame 348 is <text:s text:c="2"/>-0.00125</text:p>
      <text:p text:style-name="P1">jitter for frame 349 is <text:s text:c="2"/>-0.00008</text:p>
      <text:p text:style-name="P1">jitter for frame 350 is <text:s text:c="2"/>-0.00242</text:p>
      <text:p text:style-name="P1">jitter for frame 351 is <text:s text:c="3"/>0.00020</text:p>
      <text:p text:style-name="P1">jitter for frame 352 is <text:s text:c="2"/>-0.00070</text:p>
      <text:p text:style-name="P1">jitter for frame 353 is <text:s text:c="3"/>0.00005</text:p>
      <text:p text:style-name="P1">jitter for frame 354 is <text:s text:c="2"/>-0.00210</text:p>
      <text:p text:style-name="P1">jitter for frame 355 is <text:s text:c="2"/>-0.00235</text:p>
      <text:p text:style-name="P1">jitter for frame 356 is <text:s text:c="3"/>0.00005</text:p>
      <text:p text:style-name="P1">jitter for frame 357 is <text:s text:c="2"/>-0.00088</text:p>
      <text:p text:style-name="P1">jitter for frame 358 is <text:s text:c="2"/>-0.00207</text:p>
      <text:p text:style-name="P1">jitter for frame 359 is <text:s text:c="2"/>-0.00215</text:p>
      <text:p text:style-name="P1">jitter for frame 360 is <text:s text:c="3"/>0.00033</text:p>
      <text:p text:style-name="P1">jitter for frame 361 is <text:s text:c="2"/>-0.00036</text:p>
      <text:p text:style-name="P1">jitter for frame 362 is <text:s text:c="2"/>-0.00026</text:p>
      <text:p text:style-name="P1">jitter for frame 363 is <text:s text:c="2"/>-0.00145</text:p>
      <text:p text:style-name="P1">jitter for frame 364 is <text:s text:c="2"/>-0.00144</text:p>
      <text:p text:style-name="P1">jitter for frame 365 is <text:s text:c="2"/>-0.00044</text:p>
      <text:p text:style-name="P1">jitter for frame 366 is <text:s text:c="3"/>0.00042</text:p>
      <text:p text:style-name="P1">jitter for frame 367 is <text:s text:c="2"/>-0.00038</text:p>
      <text:p text:style-name="P1">jitter for frame 368 is <text:s text:c="2"/>-0.00184</text:p>
      <text:p text:style-name="P1">jitter for frame 369 is <text:s text:c="2"/>-0.00119</text:p>
      <text:p text:style-name="P1">jitter for frame 370 is <text:s text:c="2"/>-0.00166</text:p>
      <text:p text:style-name="P1">jitter for frame 371 is <text:s text:c="2"/>-0.00150</text:p>
      <text:p text:style-name="P1">jitter for frame 372 is <text:s text:c="2"/>-0.00235</text:p>
      <text:p text:style-name="P1">jitter for frame 373 is <text:s text:c="2"/>-0.00174</text:p>
      <text:p text:style-name="P1">jitter for frame 374 is <text:s text:c="2"/>-0.00162</text:p>
      <text:p text:style-name="P1">jitter for frame 375 is <text:s text:c="2"/>-0.00133</text:p>
      <text:p text:style-name="P1">jitter for frame 376 is <text:s text:c="2"/>-0.00041</text:p>
      <text:p text:style-name="P1">jitter for frame 377 is <text:s text:c="2"/>-0.00079</text:p>
      <text:p text:style-name="P1">jitter for frame 378 is <text:s text:c="3"/>0.00054</text:p>
      <text:p text:style-name="P1">jitter for frame 379 is <text:s text:c="3"/>0.00008</text:p>
      <text:p text:style-name="P1">jitter for frame 380 is <text:s text:c="3"/>0.00036</text:p>
      <text:p text:style-name="P1">jitter for frame 381 is <text:s text:c="3"/>0.00073</text:p>
      <text:p text:style-name="P1">jitter for frame 382 is <text:s text:c="2"/>-0.00215</text:p>
      <text:p text:style-name="P1">jitter for frame 383 is <text:s text:c="2"/>-0.00120</text:p>
      <text:p text:style-name="P1">jitter for frame 384 is <text:s text:c="3"/>0.00056</text:p>
      <text:p text:style-name="P1">jitter for frame 385 is <text:s text:c="2"/>-0.00117</text:p>
      <text:p text:style-name="P1">jitter for frame 386 is <text:s text:c="2"/>-0.00068</text:p>
      <text:p text:style-name="P1">jitter for frame 387 is <text:s text:c="2"/>-0.00186</text:p>
      <text:p text:style-name="P1">jitter for frame 388 is <text:s text:c="2"/>-0.00127</text:p>
      <text:p text:style-name="P1">jitter for frame 389 is <text:s text:c="2"/>-0.00070</text:p>
      <text:p text:style-name="P1">jitter for frame 390 is <text:s text:c="3"/>0.00024</text:p>
      <text:p text:style-name="P1">jitter for frame 391 is <text:s text:c="3"/>0.00200</text:p>
      <text:p text:style-name="P1">jitter for frame 392 is <text:s text:c="3"/>0.00030</text:p>
      <text:p text:style-name="P1">jitter for frame 393 is <text:s text:c="3"/>0.00030</text:p>
      <text:p text:style-name="P1">jitter for frame 394 is <text:s text:c="2"/>-0.00022</text:p>
      <text:p text:style-name="P1">jitter for frame 395 is <text:s text:c="2"/>-0.00120</text:p>
      <text:p text:style-name="P1">jitter for frame 396 is <text:s text:c="3"/>0.00048</text:p>
      <text:p text:style-name="P1"><text:soft-page-break/>jitter for frame 397 is <text:s text:c="3"/>0.00360</text:p>
      <text:p text:style-name="P1">jitter for frame 398 is <text:s text:c="3"/>0.00005</text:p>
      <text:p text:style-name="P1">jitter for frame 399 is <text:s text:c="3"/>0.00085</text:p>
      <text:p text:style-name="P1">jitter for frame 400 is <text:s text:c="3"/>0.00004</text:p>
      <text:p text:style-name="P1">jitter for frame 401 is <text:s text:c="2"/>-0.00084</text:p>
      <text:p text:style-name="P1">jitter for frame 402 is <text:s text:c="2"/>-0.00145</text:p>
      <text:p text:style-name="P1">jitter for frame 403 is <text:s text:c="2"/>-0.00178</text:p>
      <text:p text:style-name="P1">jitter for frame 404 is <text:s text:c="2"/>-0.00115</text:p>
      <text:p text:style-name="P1">jitter for frame 405 is <text:s text:c="2"/>-0.00165</text:p>
      <text:p text:style-name="P1">jitter for frame 406 is <text:s text:c="2"/>-0.00183</text:p>
      <text:p text:style-name="P1">jitter for frame 407 is <text:s text:c="3"/>0.00011</text:p>
      <text:p text:style-name="P1">jitter for frame 408 is <text:s text:c="2"/>-0.00078</text:p>
      <text:p text:style-name="P1">jitter for frame 409 is <text:s text:c="3"/>0.00630</text:p>
      <text:p text:style-name="P1">jitter for frame 410 is <text:s text:c="2"/>-0.00183</text:p>
      <text:p text:style-name="P1">jitter for frame 411 is <text:s text:c="2"/>-0.00186</text:p>
      <text:p text:style-name="P1">jitter for frame 412 is <text:s text:c="2"/>-0.00164</text:p>
      <text:p text:style-name="P1">jitter for frame 413 is <text:s text:c="2"/>-0.00178</text:p>
      <text:p text:style-name="P1">jitter for frame 414 is <text:s text:c="2"/>-0.00192</text:p>
      <text:p text:style-name="P1">jitter for frame 415 is <text:s text:c="2"/>-0.00210</text:p>
      <text:p text:style-name="P1">jitter for frame 416 is <text:s text:c="2"/>-0.00171</text:p>
      <text:p text:style-name="P1">jitter for frame 417 is <text:s text:c="2"/>-0.00051</text:p>
      <text:p text:style-name="P1">jitter for frame 418 is <text:s text:c="2"/>-0.00211</text:p>
      <text:p text:style-name="P1">jitter for frame 419 is <text:s text:c="2"/>-0.00201</text:p>
      <text:p text:style-name="P1">jitter for frame 420 is <text:s text:c="2"/>-0.00039</text:p>
      <text:p text:style-name="P1">jitter for frame 421 is <text:s text:c="2"/>-0.00025</text:p>
      <text:p text:style-name="P1">jitter for frame 422 is <text:s text:c="2"/>-0.00061</text:p>
      <text:p text:style-name="P1">jitter for frame 423 is <text:s text:c="2"/>-0.00192</text:p>
      <text:p text:style-name="P1">jitter for frame 424 is <text:s text:c="2"/>-0.00049</text:p>
      <text:p text:style-name="P1">jitter for frame 425 is <text:s text:c="2"/>-0.00175</text:p>
      <text:p text:style-name="P1">jitter for frame 426 is <text:s text:c="2"/>-0.00083</text:p>
      <text:p text:style-name="P1">jitter for frame 427 is <text:s text:c="2"/>-0.00178</text:p>
      <text:p text:style-name="P1">jitter for frame 428 is <text:s text:c="2"/>-0.00173</text:p>
      <text:p text:style-name="P1">jitter for frame 429 is <text:s text:c="2"/>-0.00194</text:p>
      <text:p text:style-name="P1">jitter for frame 430 is <text:s text:c="2"/>-0.00165</text:p>
      <text:p text:style-name="P1">jitter for frame 431 is <text:s text:c="2"/>-0.00195</text:p>
      <text:p text:style-name="P1">jitter for frame 432 is <text:s text:c="2"/>-0.00167</text:p>
      <text:p text:style-name="P1">jitter for frame 433 is <text:s text:c="2"/>-0.00063</text:p>
      <text:p text:style-name="P1">jitter for frame 434 is <text:s text:c="2"/>-0.00029</text:p>
      <text:p text:style-name="P1">jitter for frame 435 is <text:s text:c="2"/>-0.00222</text:p>
      <text:p text:style-name="P1">jitter for frame 436 is <text:s text:c="3"/>0.00000</text:p>
      <text:p text:style-name="P1">jitter for frame 437 is <text:s text:c="2"/>-0.00182</text:p>
      <text:p text:style-name="P1">jitter for frame 438 is <text:s text:c="2"/>-0.00100</text:p>
      <text:p text:style-name="P1">jitter for frame 439 is <text:s text:c="2"/>-0.00164</text:p>
      <text:p text:style-name="P1">jitter for frame 440 is <text:s text:c="2"/>-0.00052</text:p>
      <text:p text:style-name="P1">jitter for frame 441 is <text:s text:c="2"/>-0.00074</text:p>
      <text:p text:style-name="P1">jitter for frame 442 is <text:s text:c="2"/>-0.00178</text:p>
      <text:p text:style-name="P1">jitter for frame 443 is <text:s text:c="2"/>-0.00181</text:p>
      <text:p text:style-name="P1">jitter for frame 444 is <text:s text:c="2"/>-0.00195</text:p>
      <text:p text:style-name="P1">jitter for frame 445 is <text:s text:c="2"/>-0.00188</text:p>
      <text:p text:style-name="P1"><text:soft-page-break/>jitter for frame 446 is <text:s text:c="2"/>-0.00042</text:p>
      <text:p text:style-name="P1">jitter for frame 447 is <text:s text:c="2"/>-0.00193</text:p>
      <text:p text:style-name="P1">jitter for frame 448 is <text:s text:c="2"/>-0.00157</text:p>
      <text:p text:style-name="P1">jitter for frame 449 is <text:s text:c="2"/>-0.00204</text:p>
      <text:p text:style-name="P1">jitter for frame 450 is <text:s text:c="2"/>-0.00152</text:p>
      <text:p text:style-name="P1">jitter for frame 451 is <text:s text:c="2"/>-0.00182</text:p>
      <text:p text:style-name="P1">jitter for frame 452 is <text:s text:c="2"/>-0.00179</text:p>
      <text:p text:style-name="P1">jitter for frame 453 is <text:s text:c="2"/>-0.00189</text:p>
      <text:p text:style-name="P1">jitter for frame 454 is <text:s text:c="3"/>0.00051</text:p>
      <text:p text:style-name="P1">jitter for frame 455 is <text:s text:c="2"/>-0.00078</text:p>
      <text:p text:style-name="P1">jitter for frame 456 is <text:s text:c="2"/>-0.00175</text:p>
      <text:p text:style-name="P1">jitter for frame 457 is <text:s text:c="2"/>-0.00039</text:p>
      <text:p text:style-name="P1">jitter for frame 458 is <text:s text:c="2"/>-0.00018</text:p>
      <text:p text:style-name="P1">jitter for frame 459 is <text:s text:c="2"/>-0.00027</text:p>
      <text:p text:style-name="P1">jitter for frame 460 is <text:s text:c="2"/>-0.00195</text:p>
      <text:p text:style-name="P1">jitter for frame 461 is <text:s text:c="2"/>-0.00048</text:p>
      <text:p text:style-name="P1">jitter for frame 462 is <text:s text:c="2"/>-0.00039</text:p>
      <text:p text:style-name="P1">jitter for frame 463 is <text:s text:c="2"/>-0.00208</text:p>
      <text:p text:style-name="P1">jitter for frame 464 is <text:s text:c="2"/>-0.00211</text:p>
      <text:p text:style-name="P1">jitter for frame 465 is <text:s text:c="2"/>-0.00068</text:p>
      <text:p text:style-name="P1">jitter for frame 466 is <text:s text:c="2"/>-0.00043</text:p>
      <text:p text:style-name="P1">jitter for frame 467 is <text:s text:c="2"/>-0.00214</text:p>
      <text:p text:style-name="P1">jitter for frame 468 is <text:s text:c="2"/>-0.00046</text:p>
      <text:p text:style-name="P1">jitter for frame 469 is <text:s text:c="2"/>-0.00140</text:p>
      <text:p text:style-name="P1">jitter for frame 470 is <text:s text:c="2"/>-0.00190</text:p>
      <text:p text:style-name="P1">jitter for frame 471 is <text:s text:c="2"/>-0.00185</text:p>
      <text:p text:style-name="P1">jitter for frame 472 is <text:s text:c="2"/>-0.00098</text:p>
      <text:p text:style-name="P1">jitter for frame 473 is <text:s text:c="2"/>-0.00116</text:p>
      <text:p text:style-name="P1">jitter for frame 474 is <text:s text:c="2"/>-0.00187</text:p>
      <text:p text:style-name="P1">jitter for frame 475 is <text:s text:c="2"/>-0.00049</text:p>
      <text:p text:style-name="P1">jitter for frame 476 is <text:s text:c="2"/>-0.00066</text:p>
      <text:p text:style-name="P1">jitter for frame 477 is <text:s text:c="2"/>-0.00197</text:p>
      <text:p text:style-name="P1">jitter for frame 478 is <text:s text:c="2"/>-0.00195</text:p>
      <text:p text:style-name="P1">jitter for frame 479 is <text:s text:c="2"/>-0.00184</text:p>
      <text:p text:style-name="P1">jitter for frame 480 is <text:s text:c="2"/>-0.00178</text:p>
      <text:p text:style-name="P1">jitter for frame 481 is <text:s text:c="2"/>-0.00068</text:p>
      <text:p text:style-name="P1">jitter for frame 482 is <text:s text:c="2"/>-0.00080</text:p>
      <text:p text:style-name="P1">jitter for frame 483 is <text:s text:c="2"/>-0.00074</text:p>
      <text:p text:style-name="P1">jitter for frame 484 is <text:s text:c="3"/>0.00015</text:p>
      <text:p text:style-name="P1">jitter for frame 485 is <text:s text:c="2"/>-0.00106</text:p>
      <text:p text:style-name="P1">jitter for frame 486 is <text:s text:c="2"/>-0.00181</text:p>
      <text:p text:style-name="P1">jitter for frame 487 is <text:s text:c="2"/>-0.00201</text:p>
      <text:p text:style-name="P1">jitter for frame 488 is <text:s text:c="2"/>-0.00180</text:p>
      <text:p text:style-name="P1">jitter for frame 489 is <text:s text:c="2"/>-0.00207</text:p>
      <text:p text:style-name="P1">jitter for frame 490 is <text:s text:c="2"/>-0.00205</text:p>
      <text:p text:style-name="P1">jitter for frame 491 is <text:s text:c="3"/>0.00879</text:p>
      <text:p text:style-name="P1">jitter for frame 492 is <text:s text:c="2"/>-0.00187</text:p>
      <text:p text:style-name="P1">jitter for frame 493 is <text:s text:c="2"/>-0.00225</text:p>
      <text:p text:style-name="P1">jitter for frame 494 is <text:s text:c="2"/>-0.00167</text:p>
      <text:p text:style-name="P1"><text:soft-page-break/>jitter for frame 495 is <text:s text:c="2"/>-0.00034</text:p>
      <text:p text:style-name="P1">jitter for frame 496 is <text:s text:c="2"/>-0.00211</text:p>
      <text:p text:style-name="P1">jitter for frame 497 is <text:s text:c="2"/>-0.00176</text:p>
      <text:p text:style-name="P1">jitter for frame 498 is <text:s text:c="2"/>-0.00162</text:p>
      <text:p text:style-name="P1">jitter for frame 499 is <text:s text:c="2"/>-0.00177</text:p>
      <text:p text:style-name="P1">jitter for frame 500 is <text:s text:c="2"/>-0.00063</text:p>
      <text:p text:style-name="P1">jitter for frame 501 is <text:s text:c="2"/>-0.00202</text:p>
      <text:p text:style-name="P1">jitter for frame 502 is <text:s text:c="2"/>-0.00166</text:p>
      <text:p text:style-name="P1">jitter for frame 503 is <text:s text:c="2"/>-0.00208</text:p>
      <text:p text:style-name="P1">jitter for frame 504 is <text:s text:c="2"/>-0.00188</text:p>
      <text:p text:style-name="P1">jitter for frame 505 is <text:s text:c="2"/>-0.00217</text:p>
      <text:p text:style-name="P1">jitter for frame 506 is <text:s text:c="2"/>-0.00023</text:p>
      <text:p text:style-name="P1">jitter for frame 507 is <text:s text:c="2"/>-0.00045</text:p>
      <text:p text:style-name="P1">jitter for frame 508 is <text:s text:c="2"/>-0.00191</text:p>
      <text:p text:style-name="P1">jitter for frame 509 is <text:s text:c="2"/>-0.00204</text:p>
      <text:p text:style-name="P1">jitter for frame 510 is <text:s text:c="2"/>-0.00053</text:p>
      <text:p text:style-name="P1">jitter for frame 511 is <text:s text:c="2"/>-0.00032</text:p>
      <text:p text:style-name="P1">jitter for frame 512 is <text:s text:c="2"/>-0.00027</text:p>
      <text:p text:style-name="P1">jitter for frame 513 is <text:s text:c="2"/>-0.00216</text:p>
      <text:p text:style-name="P1">jitter for frame 514 is <text:s text:c="2"/>-0.00197</text:p>
      <text:p text:style-name="P1">jitter for frame 515 is <text:s text:c="2"/>-0.00129</text:p>
      <text:p text:style-name="P1">jitter for frame 516 is <text:s text:c="2"/>-0.00176</text:p>
      <text:p text:style-name="P1">jitter for frame 517 is <text:s text:c="2"/>-0.00182</text:p>
      <text:p text:style-name="P1">jitter for frame 518 is <text:s text:c="2"/>-0.00174</text:p>
      <text:p text:style-name="P1">jitter for frame 519 is <text:s text:c="2"/>-0.00178</text:p>
      <text:p text:style-name="P1">jitter for frame 520 is <text:s text:c="2"/>-0.00173</text:p>
      <text:p text:style-name="P1">jitter for frame 521 is <text:s text:c="2"/>-0.00114</text:p>
      <text:p text:style-name="P1">jitter for frame 522 is <text:s text:c="2"/>-0.00197</text:p>
      <text:p text:style-name="P1">jitter for frame 523 is <text:s text:c="2"/>-0.00205</text:p>
      <text:p text:style-name="P1">jitter for frame 524 is <text:s text:c="2"/>-0.00045</text:p>
      <text:p text:style-name="P1">jitter for frame 525 is <text:s text:c="2"/>-0.00051</text:p>
      <text:p text:style-name="P1">jitter for frame 526 is <text:s text:c="2"/>-0.00216</text:p>
      <text:p text:style-name="P1">jitter for frame 527 is <text:s text:c="2"/>-0.00129</text:p>
      <text:p text:style-name="P1">jitter for frame 528 is <text:s text:c="2"/>-0.00161</text:p>
      <text:p text:style-name="P1">jitter for frame 529 is <text:s text:c="2"/>-0.00182</text:p>
      <text:p text:style-name="P1">jitter for frame 530 is <text:s text:c="2"/>-0.00203</text:p>
      <text:p text:style-name="P1">jitter for frame 531 is <text:s text:c="2"/>-0.00135</text:p>
      <text:p text:style-name="P1">jitter for frame 532 is <text:s text:c="2"/>-0.00054</text:p>
      <text:p text:style-name="P1">jitter for frame 533 is <text:s text:c="2"/>-0.00045</text:p>
      <text:p text:style-name="P1">jitter for frame 534 is <text:s text:c="2"/>-0.00209</text:p>
      <text:p text:style-name="P1">jitter for frame 535 is <text:s text:c="2"/>-0.00139</text:p>
      <text:p text:style-name="P1">jitter for frame 536 is <text:s text:c="2"/>-0.00181</text:p>
      <text:p text:style-name="P1">jitter for frame 537 is <text:s text:c="2"/>-0.00186</text:p>
      <text:p text:style-name="P1">jitter for frame 538 is <text:s text:c="2"/>-0.00173</text:p>
      <text:p text:style-name="P1">jitter for frame 539 is <text:s text:c="2"/>-0.00187</text:p>
      <text:p text:style-name="P1">jitter for frame 540 is <text:s text:c="2"/>-0.00168</text:p>
      <text:p text:style-name="P1">jitter for frame 541 is <text:s text:c="2"/>-0.00206</text:p>
      <text:p text:style-name="P1">jitter for frame 542 is <text:s text:c="2"/>-0.00202</text:p>
      <text:p text:style-name="P1">jitter for frame 543 is <text:s text:c="2"/>-0.00194</text:p>
      <text:p text:style-name="P1"><text:soft-page-break/>jitter for frame 544 is <text:s text:c="2"/>-0.00193</text:p>
      <text:p text:style-name="P1">jitter for frame 545 is <text:s text:c="2"/>-0.00239</text:p>
      <text:p text:style-name="P1">jitter for frame 546 is <text:s text:c="2"/>-0.00157</text:p>
      <text:p text:style-name="P1">jitter for frame 547 is <text:s text:c="2"/>-0.00199</text:p>
      <text:p text:style-name="P1">jitter for frame 548 is <text:s text:c="2"/>-0.00010</text:p>
      <text:p text:style-name="P1">jitter for frame 549 is <text:s text:c="2"/>-0.00063</text:p>
      <text:p text:style-name="P1">jitter for frame 550 is <text:s text:c="2"/>-0.00142</text:p>
      <text:p text:style-name="P1">jitter for frame 551 is <text:s text:c="2"/>-0.00191</text:p>
      <text:p text:style-name="P1">jitter for frame 552 is <text:s text:c="2"/>-0.00109</text:p>
      <text:p text:style-name="P1">jitter for frame 553 is <text:s text:c="2"/>-0.00067</text:p>
      <text:p text:style-name="P1">jitter for frame 554 is <text:s text:c="2"/>-0.00051</text:p>
      <text:p text:style-name="P1">jitter for frame 555 is <text:s text:c="2"/>-0.00199</text:p>
      <text:p text:style-name="P1">jitter for frame 556 is <text:s text:c="2"/>-0.00114</text:p>
      <text:p text:style-name="P1">jitter for frame 557 is <text:s text:c="2"/>-0.00181</text:p>
      <text:p text:style-name="P1">jitter for frame 558 is <text:s text:c="2"/>-0.00209</text:p>
      <text:p text:style-name="P1">jitter for frame 559 is <text:s text:c="2"/>-0.00183</text:p>
      <text:p text:style-name="P1">jitter for frame 560 is <text:s text:c="2"/>-0.00221</text:p>
      <text:p text:style-name="P1">jitter for frame 561 is <text:s text:c="3"/>0.00013</text:p>
      <text:p text:style-name="P1">jitter for frame 562 is <text:s text:c="2"/>-0.00174</text:p>
      <text:p text:style-name="P1">jitter for frame 563 is <text:s text:c="2"/>-0.00196</text:p>
      <text:p text:style-name="P1">jitter for frame 564 is <text:s text:c="2"/>-0.00200</text:p>
      <text:p text:style-name="P1">jitter for frame 565 is <text:s text:c="2"/>-0.00182</text:p>
      <text:p text:style-name="P1">jitter for frame 566 is <text:s text:c="2"/>-0.00145</text:p>
      <text:p text:style-name="P1">jitter for frame 567 is <text:s text:c="2"/>-0.00159</text:p>
      <text:p text:style-name="P1">jitter for frame 568 is <text:s text:c="2"/>-0.00189</text:p>
      <text:p text:style-name="P1">jitter for frame 569 is <text:s text:c="2"/>-0.00015</text:p>
      <text:p text:style-name="P1">jitter for frame 570 is <text:s text:c="2"/>-0.00166</text:p>
      <text:p text:style-name="P1">jitter for frame 571 is <text:s text:c="2"/>-0.00195</text:p>
      <text:p text:style-name="P1">jitter for frame 572 is <text:s text:c="2"/>-0.00200</text:p>
      <text:p text:style-name="P1">jitter for frame 573 is <text:s text:c="2"/>-0.00145</text:p>
      <text:p text:style-name="P1">jitter for frame 574 is <text:s text:c="2"/>-0.00212</text:p>
      <text:p text:style-name="P1">jitter for frame 575 is <text:s text:c="2"/>-0.00131</text:p>
      <text:p text:style-name="P1">jitter for frame 576 is <text:s text:c="2"/>-0.00010</text:p>
      <text:p text:style-name="P1">jitter for frame 577 is <text:s text:c="2"/>-0.00017</text:p>
      <text:p text:style-name="P1">jitter for frame 578 is <text:s text:c="3"/>0.00018</text:p>
      <text:p text:style-name="P1">jitter for frame 579 is <text:s text:c="2"/>-0.00200</text:p>
      <text:p text:style-name="P1">jitter for frame 580 is <text:s text:c="2"/>-0.00127</text:p>
      <text:p text:style-name="P1">jitter for frame 581 is <text:s text:c="2"/>-0.00015</text:p>
      <text:p text:style-name="P1">jitter for frame 582 is <text:s text:c="2"/>-0.00098</text:p>
      <text:p text:style-name="P1">jitter for frame 583 is <text:s text:c="2"/>-0.00013</text:p>
      <text:p text:style-name="P1">jitter for frame 584 is <text:s text:c="3"/>0.00006</text:p>
      <text:p text:style-name="P1">jitter for frame 585 is <text:s text:c="2"/>-0.00175</text:p>
      <text:p text:style-name="P1">jitter for frame 586 is <text:s text:c="2"/>-0.00067</text:p>
      <text:p text:style-name="P1">jitter for frame 587 is <text:s text:c="2"/>-0.00011</text:p>
      <text:p text:style-name="P1">jitter for frame 588 is <text:s text:c="2"/>-0.00133</text:p>
      <text:p text:style-name="P1">jitter for frame 589 is <text:s text:c="2"/>-0.00186</text:p>
      <text:p text:style-name="P1">jitter for frame 590 is <text:s text:c="2"/>-0.00063</text:p>
      <text:p text:style-name="P1">jitter for frame 591 is <text:s text:c="2"/>-0.00192</text:p>
      <text:p text:style-name="P1">jitter for frame 592 is <text:s text:c="2"/>-0.00132</text:p>
      <text:p text:style-name="P1"><text:soft-page-break/>jitter for frame 593 is <text:s text:c="2"/>-0.00200</text:p>
      <text:p text:style-name="P1">jitter for frame 594 is <text:s text:c="2"/>-0.00028</text:p>
      <text:p text:style-name="P1">jitter for frame 595 is <text:s text:c="2"/>-0.00203</text:p>
      <text:p text:style-name="P1">jitter for frame 596 is <text:s text:c="2"/>-0.00044</text:p>
      <text:p text:style-name="P1">jitter for frame 597 is <text:s text:c="2"/>-0.00112</text:p>
      <text:p text:style-name="P1">jitter for frame 598 is <text:s text:c="2"/>-0.00067</text:p>
      <text:p text:style-name="P1">jitter for frame 599 is <text:s text:c="2"/>-0.00203</text:p>
      <text:p text:style-name="P1">jitter for frame 600 is <text:s text:c="2"/>-0.00169</text:p>
      <text:p text:style-name="P1">jitter for frame 601 is <text:s text:c="2"/>-0.00174</text:p>
      <text:p text:style-name="P1">jitter for frame 602 is <text:s text:c="2"/>-0.00234</text:p>
      <text:p text:style-name="P1">jitter for frame 603 is <text:s text:c="2"/>-0.00141</text:p>
      <text:p text:style-name="P1">jitter for frame 604 is <text:s text:c="3"/>0.00007</text:p>
      <text:p text:style-name="P1">jitter for frame 605 is <text:s text:c="3"/>0.00008</text:p>
      <text:p text:style-name="P1">jitter for frame 606 is <text:s text:c="2"/>-0.00144</text:p>
      <text:p text:style-name="P1">jitter for frame 607 is <text:s text:c="2"/>-0.00190</text:p>
      <text:p text:style-name="P1">jitter for frame 608 is <text:s text:c="3"/>0.00040</text:p>
      <text:p text:style-name="P1">jitter for frame 609 is <text:s text:c="2"/>-0.00088</text:p>
      <text:p text:style-name="P1">jitter for frame 610 is <text:s text:c="2"/>-0.00157</text:p>
      <text:p text:style-name="P1">jitter for frame 611 is <text:s text:c="2"/>-0.00198</text:p>
      <text:p text:style-name="P1">jitter for frame 612 is <text:s text:c="2"/>-0.00017</text:p>
      <text:p text:style-name="P1">jitter for frame 613 is <text:s text:c="2"/>-0.00209</text:p>
      <text:p text:style-name="P1">jitter for frame 614 is <text:s text:c="2"/>-0.00196</text:p>
      <text:p text:style-name="P1">jitter for frame 615 is <text:s text:c="2"/>-0.00186</text:p>
      <text:p text:style-name="P1">jitter for frame 616 is <text:s text:c="2"/>-0.00079</text:p>
      <text:p text:style-name="P1">jitter for frame 617 is <text:s text:c="2"/>-0.00052</text:p>
      <text:p text:style-name="P1">jitter for frame 618 is <text:s text:c="2"/>-0.00182</text:p>
      <text:p text:style-name="P1">jitter for frame 619 is <text:s text:c="2"/>-0.00136</text:p>
      <text:p text:style-name="P1">jitter for frame 620 is <text:s text:c="2"/>-0.00217</text:p>
      <text:p text:style-name="P1">jitter for frame 621 is <text:s text:c="2"/>-0.00180</text:p>
      <text:p text:style-name="P1">jitter for frame 622 is <text:s text:c="2"/>-0.00122</text:p>
      <text:p text:style-name="P1">jitter for frame 623 is <text:s text:c="2"/>-0.00193</text:p>
      <text:p text:style-name="P1">jitter for frame 624 is <text:s text:c="2"/>-0.00167</text:p>
      <text:p text:style-name="P1">jitter for frame 625 is <text:s text:c="3"/>0.00024</text:p>
      <text:p text:style-name="P1">jitter for frame 626 is <text:s text:c="2"/>-0.00226</text:p>
      <text:p text:style-name="P1">jitter for frame 627 is <text:s text:c="3"/>0.00020</text:p>
      <text:p text:style-name="P1">jitter for frame 628 is <text:s text:c="2"/>-0.00209</text:p>
      <text:p text:style-name="P1">jitter for frame 629 is <text:s text:c="2"/>-0.00027</text:p>
      <text:p text:style-name="P1">jitter for frame 630 is <text:s text:c="2"/>-0.00112</text:p>
      <text:p text:style-name="P1">jitter for frame 631 is <text:s text:c="2"/>-0.00191</text:p>
      <text:p text:style-name="P1">jitter for frame 632 is <text:s text:c="2"/>-0.00031</text:p>
      <text:p text:style-name="P1">jitter for frame 633 is <text:s text:c="2"/>-0.00121</text:p>
      <text:p text:style-name="P1">jitter for frame 634 is <text:s text:c="2"/>-0.00040</text:p>
      <text:p text:style-name="P1">jitter for frame 635 is <text:s text:c="2"/>-0.00203</text:p>
      <text:p text:style-name="P1">jitter for frame 636 is <text:s text:c="2"/>-0.00177</text:p>
      <text:p text:style-name="P1">jitter for frame 637 is <text:s text:c="2"/>-0.00096</text:p>
      <text:p text:style-name="P1">jitter for frame 638 is <text:s text:c="2"/>-0.00172</text:p>
      <text:p text:style-name="P1">jitter for frame 639 is <text:s text:c="2"/>-0.00155</text:p>
      <text:p text:style-name="P1">jitter for frame 640 is <text:s text:c="3"/>0.00011</text:p>
      <text:p text:style-name="P1">jitter for frame 641 is <text:s text:c="2"/>-0.00061</text:p>
      <text:p text:style-name="P1"><text:soft-page-break/>jitter for frame 642 is <text:s text:c="3"/>0.00011</text:p>
      <text:p text:style-name="P1">jitter for frame 643 is <text:s text:c="2"/>-0.00055</text:p>
      <text:p text:style-name="P1">jitter for frame 644 is <text:s text:c="2"/>-0.00072</text:p>
      <text:p text:style-name="P1">jitter for frame 645 is <text:s text:c="2"/>-0.00159</text:p>
      <text:p text:style-name="P1">jitter for frame 646 is <text:s text:c="2"/>-0.00188</text:p>
      <text:p text:style-name="P1">jitter for frame 647 is <text:s text:c="2"/>-0.00064</text:p>
      <text:p text:style-name="P1">jitter for frame 648 is <text:s text:c="2"/>-0.00139</text:p>
      <text:p text:style-name="P1">jitter for frame 649 is <text:s text:c="2"/>-0.00176</text:p>
      <text:p text:style-name="P1">jitter for frame 650 is <text:s text:c="2"/>-0.00078</text:p>
      <text:p text:style-name="P1">jitter for frame 651 is <text:s text:c="2"/>-0.00040</text:p>
      <text:p text:style-name="P1">jitter for frame 652 is <text:s text:c="3"/>0.00228</text:p>
      <text:p text:style-name="P1">jitter for frame 653 is <text:s text:c="2"/>-0.00029</text:p>
      <text:p text:style-name="P1">jitter for frame 654 is <text:s text:c="2"/>-0.00182</text:p>
      <text:p text:style-name="P1">jitter for frame 655 is <text:s text:c="3"/>0.00004</text:p>
      <text:p text:style-name="P1">jitter for frame 656 is <text:s text:c="2"/>-0.00181</text:p>
      <text:p text:style-name="P1">jitter for frame 657 is <text:s text:c="2"/>-0.00169</text:p>
      <text:p text:style-name="P1">jitter for frame 658 is <text:s text:c="2"/>-0.00129</text:p>
      <text:p text:style-name="P1">jitter for frame 659 is <text:s text:c="2"/>-0.00162</text:p>
      <text:p text:style-name="P1">jitter for frame 660 is <text:s text:c="2"/>-0.00169</text:p>
      <text:p text:style-name="P1">jitter for frame 661 is <text:s text:c="3"/>0.00042</text:p>
      <text:p text:style-name="P1">jitter for frame 662 is <text:s text:c="2"/>-0.00217</text:p>
      <text:p text:style-name="P1">jitter for frame 663 is <text:s text:c="2"/>-0.00082</text:p>
      <text:p text:style-name="P1">jitter for frame 664 is <text:s text:c="2"/>-0.00179</text:p>
      <text:p text:style-name="P1">jitter for frame 665 is <text:s text:c="2"/>-0.00166</text:p>
      <text:p text:style-name="P1">jitter for frame 666 is <text:s text:c="2"/>-0.00013</text:p>
      <text:p text:style-name="P1">jitter for frame 667 is <text:s text:c="2"/>-0.00136</text:p>
      <text:p text:style-name="P1">jitter for frame 668 is <text:s text:c="2"/>-0.00013</text:p>
      <text:p text:style-name="P1">jitter for frame 669 is <text:s text:c="2"/>-0.00200</text:p>
      <text:p text:style-name="P1">jitter for frame 670 is <text:s text:c="2"/>-0.00143</text:p>
      <text:p text:style-name="P1">jitter for frame 671 is <text:s text:c="2"/>-0.00146</text:p>
      <text:p text:style-name="P1">jitter for frame 672 is <text:s text:c="2"/>-0.00196</text:p>
      <text:p text:style-name="P1">jitter for frame 673 is <text:s text:c="2"/>-0.00141</text:p>
      <text:p text:style-name="P1">jitter for frame 674 is <text:s text:c="2"/>-0.00050</text:p>
      <text:p text:style-name="P1">jitter for frame 675 is <text:s text:c="2"/>-0.00216</text:p>
      <text:p text:style-name="P1">jitter for frame 676 is <text:s text:c="2"/>-0.00018</text:p>
      <text:p text:style-name="P1">jitter for frame 677 is <text:s text:c="2"/>-0.00145</text:p>
      <text:p text:style-name="P1">jitter for frame 678 is <text:s text:c="2"/>-0.00122</text:p>
      <text:p text:style-name="P1">jitter for frame 679 is <text:s text:c="2"/>-0.00065</text:p>
      <text:p text:style-name="P1">jitter for frame 680 is <text:s text:c="2"/>-0.00153</text:p>
      <text:p text:style-name="P1">jitter for frame 681 is <text:s text:c="2"/>-0.00211</text:p>
      <text:p text:style-name="P1">jitter for frame 682 is <text:s text:c="2"/>-0.00167</text:p>
      <text:p text:style-name="P1">jitter for frame 683 is <text:s text:c="2"/>-0.00169</text:p>
      <text:p text:style-name="P1">jitter for frame 684 is <text:s text:c="2"/>-0.00195</text:p>
      <text:p text:style-name="P1">jitter for frame 685 is <text:s text:c="2"/>-0.00219</text:p>
      <text:p text:style-name="P1">jitter for frame 686 is <text:s text:c="2"/>-0.00005</text:p>
      <text:p text:style-name="P1">jitter for frame 687 is <text:s text:c="2"/>-0.00183</text:p>
      <text:p text:style-name="P1">jitter for frame 688 is <text:s text:c="3"/>0.00005</text:p>
      <text:p text:style-name="P1">jitter for frame 689 is <text:s text:c="3"/>0.00019</text:p>
      <text:p text:style-name="P1">jitter for frame 690 is <text:s text:c="2"/>-0.00025</text:p>
      <text:p text:style-name="P1"><text:soft-page-break/>jitter for frame 691 is <text:s text:c="2"/>-0.00204</text:p>
      <text:p text:style-name="P1">jitter for frame 692 is <text:s text:c="2"/>-0.00021</text:p>
      <text:p text:style-name="P1">jitter for frame 693 is <text:s text:c="3"/>0.00004</text:p>
      <text:p text:style-name="P1">jitter for frame 694 is <text:s text:c="2"/>-0.00123</text:p>
      <text:p text:style-name="P1">jitter for frame 695 is <text:s text:c="3"/>0.00191</text:p>
      <text:p text:style-name="P1">jitter for frame 696 is <text:s text:c="2"/>-0.00218</text:p>
      <text:p text:style-name="P1">jitter for frame 697 is <text:s text:c="2"/>-0.00080</text:p>
      <text:p text:style-name="P1">jitter for frame 698 is <text:s text:c="2"/>-0.00133</text:p>
      <text:p text:style-name="P1">jitter for frame 699 is <text:s text:c="2"/>-0.00104</text:p>
      <text:p text:style-name="P1">jitter for frame 700 is <text:s text:c="3"/>0.00039</text:p>
      <text:p text:style-name="P1">jitter for frame 701 is <text:s text:c="2"/>-0.00022</text:p>
      <text:p text:style-name="P1">jitter for frame 702 is <text:s text:c="2"/>-0.00216</text:p>
      <text:p text:style-name="P1">jitter for frame 703 is <text:s text:c="2"/>-0.00186</text:p>
      <text:p text:style-name="P1">jitter for frame 704 is <text:s text:c="2"/>-0.00209</text:p>
      <text:p text:style-name="P1">jitter for frame 705 is <text:s text:c="2"/>-0.00177</text:p>
      <text:p text:style-name="P1">jitter for frame 706 is <text:s text:c="3"/>0.00009</text:p>
      <text:p text:style-name="P1">jitter for frame 707 is <text:s text:c="2"/>-0.00194</text:p>
      <text:p text:style-name="P1">jitter for frame 708 is <text:s text:c="2"/>-0.00002</text:p>
      <text:p text:style-name="P1">jitter for frame 709 is <text:s text:c="2"/>-0.00195</text:p>
      <text:p text:style-name="P1">jitter for frame 710 is <text:s text:c="2"/>-0.00030</text:p>
      <text:p text:style-name="P1">jitter for frame 711 is <text:s text:c="2"/>-0.00181</text:p>
      <text:p text:style-name="P1">jitter for frame 712 is <text:s text:c="2"/>-0.00175</text:p>
      <text:p text:style-name="P1">jitter for frame 713 is <text:s text:c="3"/>0.00007</text:p>
      <text:p text:style-name="P1">jitter for frame 714 is <text:s text:c="2"/>-0.00057</text:p>
      <text:p text:style-name="P1">jitter for frame 715 is <text:s text:c="2"/>-0.00032</text:p>
      <text:p text:style-name="P1">jitter for frame 716 is <text:s text:c="2"/>-0.00155</text:p>
      <text:p text:style-name="P1">jitter for frame 717 is <text:s text:c="2"/>-0.00182</text:p>
      <text:p text:style-name="P1">jitter for frame 718 is <text:s text:c="2"/>-0.00157</text:p>
      <text:p text:style-name="P1">jitter for frame 719 is <text:s text:c="2"/>-0.00185</text:p>
      <text:p text:style-name="P1">jitter for frame 720 is <text:s text:c="2"/>-0.00177</text:p>
      <text:p text:style-name="P1">jitter for frame 721 is <text:s text:c="2"/>-0.00194</text:p>
      <text:p text:style-name="P1">jitter for frame 722 is <text:s text:c="2"/>-0.00154</text:p>
      <text:p text:style-name="P1">jitter for frame 723 is <text:s text:c="2"/>-0.00191</text:p>
      <text:p text:style-name="P1">jitter for frame 724 is <text:s text:c="2"/>-0.00183</text:p>
      <text:p text:style-name="P1">jitter for frame 725 is <text:s text:c="3"/>0.00015</text:p>
      <text:p text:style-name="P1">jitter for frame 726 is <text:s text:c="3"/>0.00012</text:p>
      <text:p text:style-name="P1">jitter for frame 727 is <text:s text:c="2"/>-0.00202</text:p>
      <text:p text:style-name="P1">jitter for frame 728 is <text:s text:c="2"/>-0.00140</text:p>
      <text:p text:style-name="P1">jitter for frame 729 is <text:s text:c="2"/>-0.00017</text:p>
      <text:p text:style-name="P1">jitter for frame 730 is <text:s text:c="2"/>-0.00005</text:p>
      <text:p text:style-name="P1">jitter for frame 731 is <text:s text:c="2"/>-0.00101</text:p>
      <text:p text:style-name="P1">jitter for frame 732 is <text:s text:c="2"/>-0.00088</text:p>
      <text:p text:style-name="P1">jitter for frame 733 is <text:s text:c="2"/>-0.00023</text:p>
      <text:p text:style-name="P1">jitter for frame 734 is <text:s text:c="2"/>-0.00027</text:p>
      <text:p text:style-name="P1">jitter for frame 735 is <text:s text:c="2"/>-0.00172</text:p>
      <text:p text:style-name="P1">jitter for frame 736 is <text:s text:c="2"/>-0.00164</text:p>
      <text:p text:style-name="P1">jitter for frame 737 is <text:s text:c="2"/>-0.00075</text:p>
      <text:p text:style-name="P1">jitter for frame 738 is <text:s text:c="2"/>-0.00217</text:p>
      <text:p text:style-name="P1">jitter for frame 739 is <text:s text:c="2"/>-0.00200</text:p>
      <text:p text:style-name="P1"><text:soft-page-break/>jitter for frame 740 is <text:s text:c="2"/>-0.00208</text:p>
      <text:p text:style-name="P1">jitter for frame 741 is <text:s text:c="2"/>-0.00200</text:p>
      <text:p text:style-name="P1">jitter for frame 742 is <text:s text:c="2"/>-0.00023</text:p>
      <text:p text:style-name="P1">jitter for frame 743 is <text:s text:c="2"/>-0.00174</text:p>
      <text:p text:style-name="P1">jitter for frame 744 is <text:s text:c="2"/>-0.00088</text:p>
      <text:p text:style-name="P1">jitter for frame 745 is <text:s text:c="2"/>-0.00189</text:p>
      <text:p text:style-name="P1">jitter for frame 746 is <text:s text:c="2"/>-0.00214</text:p>
      <text:p text:style-name="P1">jitter for frame 747 is <text:s text:c="2"/>-0.00152</text:p>
      <text:p text:style-name="P1">jitter for frame 748 is <text:s text:c="2"/>-0.00098</text:p>
      <text:p text:style-name="P1">jitter for frame 749 is <text:s text:c="3"/>0.00002</text:p>
      <text:p text:style-name="P1">jitter for frame 750 is <text:s text:c="3"/>0.00006</text:p>
      <text:p text:style-name="P1">jitter for frame 751 is <text:s text:c="3"/>0.00029</text:p>
      <text:p text:style-name="P1">jitter for frame 752 is <text:s text:c="2"/>-0.00163</text:p>
      <text:p text:style-name="P1">jitter for frame 753 is <text:s text:c="3"/>0.00024</text:p>
      <text:p text:style-name="P1">jitter for frame 754 is <text:s text:c="2"/>-0.00159</text:p>
      <text:p text:style-name="P1">jitter for frame 755 is <text:s text:c="3"/>0.00250</text:p>
      <text:p text:style-name="P1">jitter for frame 756 is <text:s text:c="2"/>-0.00085</text:p>
      <text:p text:style-name="P1">jitter for frame 757 is <text:s text:c="2"/>-0.00009</text:p>
      <text:p text:style-name="P1">jitter for frame 758 is <text:s text:c="2"/>-0.00022</text:p>
      <text:p text:style-name="P1">jitter for frame 759 is <text:s text:c="2"/>-0.00075</text:p>
      <text:p text:style-name="P1">jitter for frame 760 is <text:s text:c="3"/>0.00033</text:p>
      <text:p text:style-name="P1">jitter for frame 761 is <text:s text:c="2"/>-0.00088</text:p>
      <text:p text:style-name="P1">jitter for frame 762 is <text:s text:c="2"/>-0.00185</text:p>
      <text:p text:style-name="P1">jitter for frame 763 is <text:s text:c="2"/>-0.00190</text:p>
      <text:p text:style-name="P1">jitter for frame 764 is <text:s text:c="2"/>-0.00041</text:p>
      <text:p text:style-name="P1">jitter for frame 765 is <text:s text:c="3"/>0.00003</text:p>
      <text:p text:style-name="P1">jitter for frame 766 is <text:s text:c="3"/>0.00009</text:p>
      <text:p text:style-name="P1">jitter for frame 767 is <text:s text:c="2"/>-0.00012</text:p>
      <text:p text:style-name="P1">jitter for frame 768 is <text:s text:c="3"/>0.00017</text:p>
      <text:p text:style-name="P1">jitter for frame 769 is <text:s text:c="3"/>0.00077</text:p>
      <text:p text:style-name="P1">jitter for frame 770 is <text:s text:c="2"/>-0.00154</text:p>
      <text:p text:style-name="P1">jitter for frame 771 is <text:s text:c="2"/>-0.00031</text:p>
      <text:p text:style-name="P1">jitter for frame 772 is <text:s text:c="3"/>0.00038</text:p>
      <text:p text:style-name="P1">jitter for frame 773 is <text:s text:c="2"/>-0.00199</text:p>
      <text:p text:style-name="P1">jitter for frame 774 is <text:s text:c="2"/>-0.00075</text:p>
      <text:p text:style-name="P1">jitter for frame 775 is <text:s text:c="2"/>-0.00178</text:p>
      <text:p text:style-name="P1">jitter for frame 776 is <text:s text:c="2"/>-0.00009</text:p>
      <text:p text:style-name="P1">jitter for frame 777 is <text:s text:c="2"/>-0.00152</text:p>
      <text:p text:style-name="P1">jitter for frame 778 is <text:s text:c="2"/>-0.00099</text:p>
      <text:p text:style-name="P1">jitter for frame 779 is <text:s text:c="3"/>0.00032</text:p>
      <text:p text:style-name="P1">jitter for frame 780 is <text:s text:c="2"/>-0.00004</text:p>
      <text:p text:style-name="P1">jitter for frame 781 is <text:s text:c="2"/>-0.00083</text:p>
      <text:p text:style-name="P1">jitter for frame 782 is <text:s text:c="2"/>-0.00186</text:p>
      <text:p text:style-name="P1">jitter for frame 783 is <text:s text:c="3"/>0.00010</text:p>
      <text:p text:style-name="P1">jitter for frame 784 is <text:s text:c="2"/>-0.00178</text:p>
      <text:p text:style-name="P1">jitter for frame 785 is <text:s text:c="3"/>0.00025</text:p>
      <text:p text:style-name="P1">jitter for frame 786 is <text:s text:c="2"/>-0.00080</text:p>
      <text:p text:style-name="P1">jitter for frame 787 is <text:s text:c="3"/>0.00038</text:p>
      <text:p text:style-name="P1">jitter for frame 788 is <text:s text:c="2"/>-0.00118</text:p>
      <text:p text:style-name="P1"><text:soft-page-break/>jitter for frame 789 is <text:s text:c="2"/>-0.00098</text:p>
      <text:p text:style-name="P1">jitter for frame 790 is <text:s text:c="2"/>-0.00063</text:p>
      <text:p text:style-name="P1">jitter for frame 791 is <text:s text:c="2"/>-0.00191</text:p>
      <text:p text:style-name="P1">jitter for frame 792 is <text:s text:c="3"/>0.00006</text:p>
      <text:p text:style-name="P1">jitter for frame 793 is <text:s text:c="3"/>0.00025</text:p>
      <text:p text:style-name="P1">jitter for frame 794 is <text:s text:c="2"/>-0.00117</text:p>
      <text:p text:style-name="P1">jitter for frame 795 is <text:s text:c="3"/>0.00018</text:p>
      <text:p text:style-name="P1">jitter for frame 796 is <text:s text:c="3"/>0.00310</text:p>
      <text:p text:style-name="P1">jitter for frame 797 is <text:s text:c="3"/>0.00009</text:p>
      <text:p text:style-name="P1">jitter for frame 798 is <text:s text:c="2"/>-0.00147</text:p>
      <text:p text:style-name="P1">jitter for frame 799 is <text:s text:c="3"/>0.00005</text:p>
      <text:p text:style-name="P1">jitter for frame 800 is <text:s text:c="3"/>0.00019</text:p>
      <text:p text:style-name="P1">jitter for frame 801 is <text:s text:c="2"/>-0.00156</text:p>
      <text:p text:style-name="P1">jitter for frame 802 is <text:s text:c="2"/>-0.00074</text:p>
      <text:p text:style-name="P1">jitter for frame 803 is <text:s text:c="3"/>0.00046</text:p>
      <text:p text:style-name="P1">jitter for frame 804 is <text:s text:c="2"/>-0.00053</text:p>
      <text:p text:style-name="P1">jitter for frame 805 is <text:s text:c="2"/>-0.00190</text:p>
      <text:p text:style-name="P1">jitter for frame 806 is <text:s text:c="2"/>-0.00189</text:p>
      <text:p text:style-name="P1">jitter for frame 807 is <text:s text:c="2"/>-0.00115</text:p>
      <text:p text:style-name="P1">jitter for frame 808 is <text:s text:c="2"/>-0.00015</text:p>
      <text:p text:style-name="P1">jitter for frame 809 is <text:s text:c="3"/>0.00037</text:p>
      <text:p text:style-name="P1">jitter for frame 810 is <text:s text:c="2"/>-0.00035</text:p>
      <text:p text:style-name="P1">jitter for frame 811 is <text:s text:c="2"/>-0.00074</text:p>
      <text:p text:style-name="P1">jitter for frame 812 is <text:s text:c="2"/>-0.00093</text:p>
      <text:p text:style-name="P1">jitter for frame 813 is <text:s text:c="2"/>-0.00003</text:p>
      <text:p text:style-name="P1">jitter for frame 814 is <text:s text:c="2"/>-0.00015</text:p>
      <text:p text:style-name="P1">jitter for frame 815 is <text:s text:c="2"/>-0.00125</text:p>
      <text:p text:style-name="P1">jitter for frame 816 is <text:s text:c="3"/>0.00052</text:p>
      <text:p text:style-name="P1">jitter for frame 817 is <text:s text:c="2"/>-0.00015</text:p>
      <text:p text:style-name="P1">jitter for frame 818 is <text:s text:c="2"/>-0.00106</text:p>
      <text:p text:style-name="P1">jitter for frame 819 is <text:s text:c="2"/>-0.00004</text:p>
      <text:p text:style-name="P1">jitter for frame 820 is <text:s text:c="2"/>-0.00010</text:p>
      <text:p text:style-name="P1">jitter for frame 821 is <text:s text:c="2"/>-0.00070</text:p>
      <text:p text:style-name="P1">jitter for frame 822 is <text:s text:c="3"/>0.00052</text:p>
      <text:p text:style-name="P1">jitter for frame 823 is <text:s text:c="3"/>0.00026</text:p>
      <text:p text:style-name="P1">jitter for frame 824 is <text:s text:c="2"/>-0.00012</text:p>
      <text:p text:style-name="P1">jitter for frame 825 is <text:s text:c="3"/>0.00078</text:p>
      <text:p text:style-name="P1">jitter for frame 826 is <text:s text:c="2"/>-0.00028</text:p>
      <text:p text:style-name="P1">jitter for frame 827 is <text:s text:c="2"/>-0.00112</text:p>
      <text:p text:style-name="P1">jitter for frame 828 is <text:s text:c="2"/>-0.00201</text:p>
      <text:p text:style-name="P1">jitter for frame 829 is <text:s text:c="3"/>0.00001</text:p>
      <text:p text:style-name="P1">jitter for frame 830 is <text:s text:c="2"/>-0.00220</text:p>
      <text:p text:style-name="P1">jitter for frame 831 is <text:s text:c="3"/>0.00001</text:p>
      <text:p text:style-name="P1">jitter for frame 832 is <text:s text:c="3"/>0.00019</text:p>
      <text:p text:style-name="P1">jitter for frame 833 is <text:s text:c="2"/>-0.00196</text:p>
      <text:p text:style-name="P1">jitter for frame 834 is <text:s text:c="2"/>-0.00168</text:p>
      <text:p text:style-name="P1">jitter for frame 835 is <text:s text:c="2"/>-0.00239</text:p>
      <text:p text:style-name="P1">jitter for frame 836 is <text:s text:c="3"/>0.00012</text:p>
      <text:p text:style-name="P1">jitter for frame 837 is <text:s text:c="2"/>-0.00010</text:p>
      <text:p text:style-name="P1"><text:soft-page-break/>jitter for frame 838 is <text:s text:c="3"/>0.00013</text:p>
      <text:p text:style-name="P1">jitter for frame 839 is <text:s text:c="2"/>-0.00011</text:p>
      <text:p text:style-name="P1">jitter for frame 840 is <text:s text:c="2"/>-0.00142</text:p>
      <text:p text:style-name="P1">jitter for frame 841 is <text:s text:c="2"/>-0.00008</text:p>
      <text:p text:style-name="P1">jitter for frame 842 is <text:s text:c="2"/>-0.00198</text:p>
      <text:p text:style-name="P1">jitter for frame 843 is <text:s text:c="3"/>0.00036</text:p>
      <text:p text:style-name="P1">jitter for frame 844 is <text:s text:c="3"/>0.00050</text:p>
      <text:p text:style-name="P1">jitter for frame 845 is <text:s text:c="2"/>-0.00210</text:p>
      <text:p text:style-name="P1">jitter for frame 846 is <text:s text:c="2"/>-0.00139</text:p>
      <text:p text:style-name="P1">jitter for frame 847 is <text:s text:c="2"/>-0.00039</text:p>
      <text:p text:style-name="P1">jitter for frame 848 is <text:s text:c="2"/>-0.00020</text:p>
      <text:p text:style-name="P1">jitter for frame 849 is <text:s text:c="2"/>-0.00025</text:p>
      <text:p text:style-name="P1">jitter for frame 850 is <text:s text:c="2"/>-0.00216</text:p>
      <text:p text:style-name="P1">jitter for frame 851 is <text:s text:c="2"/>-0.00008</text:p>
      <text:p text:style-name="P1">jitter for frame 852 is <text:s text:c="3"/>0.00289</text:p>
      <text:p text:style-name="P1">jitter for frame 853 is <text:s text:c="2"/>-0.00172</text:p>
      <text:p text:style-name="P1">jitter for frame 854 is <text:s text:c="3"/>0.00305</text:p>
      <text:p text:style-name="P1">jitter for frame 855 is <text:s text:c="2"/>-0.00185</text:p>
      <text:p text:style-name="P1">jitter for frame 856 is <text:s text:c="3"/>0.00185</text:p>
      <text:p text:style-name="P1">jitter for frame 857 is <text:s text:c="2"/>-0.00126</text:p>
      <text:p text:style-name="P1">jitter for frame 858 is <text:s text:c="2"/>-0.00185</text:p>
      <text:p text:style-name="P1">jitter for frame 859 is <text:s text:c="2"/>-0.00217</text:p>
      <text:p text:style-name="P1">jitter for frame 860 is <text:s text:c="2"/>-0.00193</text:p>
      <text:p text:style-name="P1">jitter for frame 861 is <text:s text:c="2"/>-0.00206</text:p>
      <text:p text:style-name="P1">jitter for frame 862 is <text:s text:c="3"/>0.00425</text:p>
      <text:p text:style-name="P1">jitter for frame 863 is <text:s text:c="2"/>-0.00186</text:p>
      <text:p text:style-name="P1">jitter for frame 864 is <text:s text:c="3"/>0.00454</text:p>
      <text:p text:style-name="P1">jitter for frame 865 is <text:s text:c="2"/>-0.00196</text:p>
      <text:p text:style-name="P1">jitter for frame 866 is <text:s text:c="3"/>0.00451</text:p>
      <text:p text:style-name="P1">jitter for frame 867 is <text:s text:c="2"/>-0.00210</text:p>
      <text:p text:style-name="P1">jitter for frame 868 is <text:s text:c="3"/>0.00156</text:p>
      <text:p text:style-name="P1">jitter for frame 869 is <text:s text:c="2"/>-0.00111</text:p>
      <text:p text:style-name="P1">jitter for frame 870 is <text:s text:c="3"/>0.00011</text:p>
      <text:p text:style-name="P1">jitter for frame 871 is <text:s text:c="2"/>-0.00205</text:p>
      <text:p text:style-name="P1">jitter for frame 872 is <text:s text:c="3"/>0.00012</text:p>
      <text:p text:style-name="P1">jitter for frame 873 is <text:s text:c="2"/>-0.00005</text:p>
      <text:p text:style-name="P1">jitter for frame 874 is <text:s text:c="2"/>-0.00169</text:p>
      <text:p text:style-name="P1">jitter for frame 875 is <text:s text:c="2"/>-0.00170</text:p>
      <text:p text:style-name="P1">jitter for frame 876 is <text:s text:c="2"/>-0.00129</text:p>
      <text:p text:style-name="P1">jitter for frame 877 is <text:s text:c="2"/>-0.00224</text:p>
      <text:p text:style-name="P1">jitter for frame 878 is <text:s text:c="2"/>-0.00008</text:p>
      <text:p text:style-name="P1">jitter for frame 879 is <text:s text:c="2"/>-0.00056</text:p>
      <text:p text:style-name="P1">jitter for frame 880 is <text:s text:c="2"/>-0.00204</text:p>
      <text:p text:style-name="P1">jitter for frame 881 is <text:s text:c="2"/>-0.00193</text:p>
      <text:p text:style-name="P1">jitter for frame 882 is <text:s text:c="2"/>-0.00185</text:p>
      <text:p text:style-name="P1">jitter for frame 883 is <text:s text:c="2"/>-0.00059</text:p>
      <text:p text:style-name="P1">jitter for frame 884 is <text:s text:c="3"/>0.00818</text:p>
      <text:p text:style-name="P1">jitter for frame 885 is <text:s text:c="2"/>-0.00046</text:p>
      <text:p text:style-name="P1">jitter for frame 886 is <text:s text:c="3"/>0.00764</text:p>
      <text:p text:style-name="P1"><text:soft-page-break/>jitter for frame 887 is <text:s text:c="2"/>-0.00200</text:p>
      <text:p text:style-name="P1">jitter for frame 888 is <text:s text:c="2"/>-0.00073</text:p>
      <text:p text:style-name="P1">jitter for frame 889 is <text:s text:c="3"/>0.00523</text:p>
      <text:p text:style-name="P1">jitter for frame 890 is <text:s text:c="3"/>0.00024</text:p>
      <text:p text:style-name="P1">jitter for frame 891 is <text:s text:c="3"/>0.00025</text:p>
      <text:p text:style-name="P1">jitter for frame 892 is <text:s text:c="3"/>0.00700</text:p>
      <text:p text:style-name="P1">jitter for frame 893 is <text:s text:c="3"/>0.00350</text:p>
      <text:p text:style-name="P1">jitter for frame 894 is <text:s text:c="2"/>-0.00109</text:p>
      <text:p text:style-name="P1">jitter for frame 895 is <text:s text:c="2"/>-0.00163</text:p>
      <text:p text:style-name="P1">jitter for frame 896 is <text:s text:c="3"/>0.00486</text:p>
      <text:p text:style-name="P1">jitter for frame 897 is <text:s text:c="2"/>-0.00054</text:p>
      <text:p text:style-name="P1">jitter for frame 898 is <text:s text:c="2"/>-0.00212</text:p>
      <text:p text:style-name="P1">jitter for frame 899 is <text:s text:c="3"/>0.00006</text:p>
      <text:p text:style-name="P1">jitter for frame 900 is <text:s text:c="2"/>-0.00051</text:p>
      <text:p text:style-name="P1">jitter for frame 901 is <text:s text:c="2"/>-0.00209</text:p>
      <text:p text:style-name="P1">jitter for frame 902 is <text:s text:c="3"/>0.00021</text:p>
      <text:p text:style-name="P1">jitter for frame 903 is <text:s text:c="2"/>-0.00202</text:p>
      <text:p text:style-name="P1">jitter for frame 904 is <text:s text:c="2"/>-0.00113</text:p>
      <text:p text:style-name="P1">jitter for frame 905 is <text:s text:c="3"/>0.00073</text:p>
      <text:p text:style-name="P1">jitter for frame 906 is <text:s text:c="3"/>0.00006</text:p>
      <text:p text:style-name="P1">jitter for frame 907 is <text:s text:c="2"/>-0.00217</text:p>
      <text:p text:style-name="P1">jitter for frame 908 is <text:s text:c="2"/>-0.00206</text:p>
      <text:p text:style-name="P1">jitter for frame 909 is <text:s text:c="3"/>0.00174</text:p>
      <text:p text:style-name="P1">jitter for frame 910 is <text:s text:c="2"/>-0.00206</text:p>
      <text:p text:style-name="P1">jitter for frame 911 is <text:s text:c="3"/>0.00234</text:p>
      <text:p text:style-name="P1">jitter for frame 912 is <text:s text:c="2"/>-0.00181</text:p>
      <text:p text:style-name="P1">jitter for frame 913 is <text:s text:c="2"/>-0.00167</text:p>
      <text:p text:style-name="P1">jitter for frame 914 is <text:s text:c="2"/>-0.00196</text:p>
      <text:p text:style-name="P1">jitter for frame 915 is <text:s text:c="3"/>0.00079</text:p>
      <text:p text:style-name="P1">jitter for frame 916 is <text:s text:c="2"/>-0.00091</text:p>
      <text:p text:style-name="P1">jitter for frame 917 is <text:s text:c="3"/>0.00325</text:p>
      <text:p text:style-name="P1">jitter for frame 918 is <text:s text:c="2"/>-0.00198</text:p>
      <text:p text:style-name="P1">jitter for frame 919 is <text:s text:c="2"/>-0.00026</text:p>
      <text:p text:style-name="P1">jitter for frame 920 is <text:s text:c="2"/>-0.00072</text:p>
      <text:p text:style-name="P1">jitter for frame 921 is <text:s text:c="2"/>-0.00071</text:p>
      <text:p text:style-name="P1">jitter for frame 922 is <text:s text:c="2"/>-0.00179</text:p>
      <text:p text:style-name="P1">jitter for frame 923 is <text:s text:c="2"/>-0.00072</text:p>
      <text:p text:style-name="P1">jitter for frame 924 is <text:s text:c="3"/>0.00050</text:p>
      <text:p text:style-name="P1">jitter for frame 925 is <text:s text:c="2"/>-0.00204</text:p>
      <text:p text:style-name="P1">jitter for frame 926 is <text:s text:c="2"/>-0.00095</text:p>
      <text:p text:style-name="P1">jitter for frame 927 is <text:s text:c="2"/>-0.00186</text:p>
      <text:p text:style-name="P1">jitter for frame 928 is <text:s text:c="2"/>-0.00202</text:p>
      <text:p text:style-name="P1">jitter for frame 929 is <text:s text:c="2"/>-0.00190</text:p>
      <text:p text:style-name="P1">jitter for frame 930 is <text:s text:c="2"/>-0.00188</text:p>
      <text:p text:style-name="P1">jitter for frame 931 is <text:s text:c="2"/>-0.00076</text:p>
      <text:p text:style-name="P1">jitter for frame 932 is <text:s text:c="2"/>-0.00002</text:p>
      <text:p text:style-name="P1">jitter for frame 933 is <text:s text:c="2"/>-0.00104</text:p>
      <text:p text:style-name="P1">jitter for frame 934 is <text:s text:c="2"/>-0.00223</text:p>
      <text:p text:style-name="P1">jitter for frame 935 is <text:s text:c="2"/>-0.00204</text:p>
      <text:p text:style-name="P1"><text:soft-page-break/>jitter for frame 936 is <text:s text:c="2"/>-0.00077</text:p>
      <text:p text:style-name="P1">jitter for frame 937 is <text:s text:c="2"/>-0.00208</text:p>
      <text:p text:style-name="P1">jitter for frame 938 is <text:s text:c="2"/>-0.00207</text:p>
      <text:p text:style-name="P1">jitter for frame 939 is <text:s text:c="3"/>0.00016</text:p>
      <text:p text:style-name="P1">jitter for frame 940 is <text:s text:c="2"/>-0.00125</text:p>
      <text:p text:style-name="P1">jitter for frame 941 is <text:s text:c="2"/>-0.00045</text:p>
      <text:p text:style-name="P1">jitter for frame 942 is <text:s text:c="2"/>-0.00199</text:p>
      <text:p text:style-name="P1">jitter for frame 943 is <text:s text:c="2"/>-0.00224</text:p>
      <text:p text:style-name="P1">jitter for frame 944 is <text:s text:c="3"/>0.00032</text:p>
      <text:p text:style-name="P1">jitter for frame 945 is <text:s text:c="2"/>-0.00115</text:p>
      <text:p text:style-name="P1">jitter for frame 946 is <text:s text:c="2"/>-0.00060</text:p>
      <text:p text:style-name="P1">jitter for frame 947 is <text:s text:c="3"/>0.00027</text:p>
      <text:p text:style-name="P1">jitter for frame 948 is <text:s text:c="2"/>-0.00065</text:p>
      <text:p text:style-name="P1">jitter for frame 949 is <text:s text:c="2"/>-0.00190</text:p>
      <text:p text:style-name="P1">jitter for frame 950 is <text:s text:c="2"/>-0.00016</text:p>
      <text:p text:style-name="P1">jitter for frame 951 is <text:s text:c="2"/>-0.00206</text:p>
      <text:p text:style-name="P1">jitter for frame 952 is <text:s text:c="2"/>-0.00213</text:p>
      <text:p text:style-name="P1">jitter for frame 953 is <text:s text:c="2"/>-0.00213</text:p>
      <text:p text:style-name="P1">jitter for frame 954 is <text:s text:c="3"/>0.00043</text:p>
      <text:p text:style-name="P1">jitter for frame 955 is <text:s text:c="3"/>0.00033</text:p>
      <text:p text:style-name="P1">jitter for frame 956 is <text:s text:c="3"/>0.00027</text:p>
      <text:p text:style-name="P1">jitter for frame 957 is <text:s text:c="2"/>-0.00063</text:p>
      <text:p text:style-name="P1">jitter for frame 958 is <text:s text:c="2"/>-0.00227</text:p>
      <text:p text:style-name="P1">jitter for frame 959 is <text:s text:c="2"/>-0.00221</text:p>
      <text:p text:style-name="P1">jitter for frame 960 is <text:s text:c="3"/>0.00024</text:p>
      <text:p text:style-name="P1">jitter for frame 961 is <text:s text:c="2"/>-0.00205</text:p>
      <text:p text:style-name="P1">jitter for frame 962 is <text:s text:c="3"/>0.00013</text:p>
      <text:p text:style-name="P1">jitter for frame 963 is <text:s text:c="3"/>0.00022</text:p>
      <text:p text:style-name="P1">jitter for frame 964 is <text:s text:c="3"/>0.00011</text:p>
      <text:p text:style-name="P1">jitter for frame 965 is <text:s text:c="2"/>-0.00175</text:p>
      <text:p text:style-name="P1">jitter for frame 966 is <text:s text:c="2"/>-0.00221</text:p>
      <text:p text:style-name="P1">jitter for frame 967 is <text:s text:c="2"/>-0.00015</text:p>
      <text:p text:style-name="P1">jitter for frame 968 is <text:s text:c="2"/>-0.00150</text:p>
      <text:p text:style-name="P1">jitter for frame 969 is <text:s text:c="2"/>-0.00055</text:p>
      <text:p text:style-name="P1">jitter for frame 970 is <text:s text:c="3"/>0.00007</text:p>
      <text:p text:style-name="P1">jitter for frame 971 is <text:s text:c="3"/>0.00031</text:p>
      <text:p text:style-name="P1">jitter for frame 972 is <text:s text:c="2"/>-0.00207</text:p>
      <text:p text:style-name="P1">jitter for frame 973 is <text:s text:c="2"/>-0.00195</text:p>
      <text:p text:style-name="P1">jitter for frame 974 is <text:s text:c="2"/>-0.00025</text:p>
      <text:p text:style-name="P1">jitter for frame 975 is <text:s text:c="2"/>-0.00210</text:p>
      <text:p text:style-name="P1">jitter for frame 976 is <text:s text:c="2"/>-0.00233</text:p>
      <text:p text:style-name="P1">jitter for frame 977 is <text:s text:c="2"/>-0.00205</text:p>
      <text:p text:style-name="P1">jitter for frame 978 is <text:s text:c="2"/>-0.00230</text:p>
      <text:p text:style-name="P1">jitter for frame 979 is <text:s text:c="2"/>-0.00197</text:p>
      <text:p text:style-name="P1">jitter for frame 980 is <text:s text:c="2"/>-0.00202</text:p>
      <text:p text:style-name="P1">jitter for frame 981 is <text:s text:c="2"/>-0.00206</text:p>
      <text:p text:style-name="P1">jitter for frame 982 is <text:s text:c="2"/>-0.00209</text:p>
      <text:p text:style-name="P1">jitter for frame 983 is <text:s text:c="2"/>-0.00213</text:p>
      <text:p text:style-name="P1">jitter for frame 984 is <text:s text:c="2"/>-0.00177</text:p>
      <text:p text:style-name="P1"><text:soft-page-break/>jitter for frame 985 is <text:s text:c="3"/>0.00018</text:p>
      <text:p text:style-name="P1">jitter for frame 986 is <text:s text:c="2"/>-0.00011</text:p>
      <text:p text:style-name="P1">jitter for frame 987 is <text:s text:c="2"/>-0.00182</text:p>
      <text:p text:style-name="P1">jitter for frame 988 is <text:s text:c="2"/>-0.00155</text:p>
      <text:p text:style-name="P1">jitter for frame 989 is <text:s text:c="2"/>-0.00036</text:p>
      <text:p text:style-name="P1">jitter for frame 990 is <text:s text:c="2"/>-0.00184</text:p>
      <text:p text:style-name="P1">jitter for frame 991 is <text:s text:c="2"/>-0.00214</text:p>
      <text:p text:style-name="P1">jitter for frame 992 is <text:s text:c="3"/>0.00072</text:p>
      <text:p text:style-name="P1">jitter for frame 993 is <text:s text:c="2"/>-0.00021</text:p>
      <text:p text:style-name="P1">jitter for frame 994 is <text:s text:c="2"/>-0.00113</text:p>
      <text:p text:style-name="P1">jitter for frame 995 is <text:s text:c="2"/>-0.00225</text:p>
      <text:p text:style-name="P1">jitter for frame 996 is <text:s text:c="2"/>-0.00213</text:p>
      <text:p text:style-name="P1">jitter for frame 997 is <text:s text:c="2"/>-0.00212</text:p>
      <text:p text:style-name="P1">jitter for frame 998 is <text:s text:c="3"/>0.00003</text:p>
      <text:p text:style-name="P1">jitter for frame 999 is <text:s text:c="2"/>-0.00224</text:p>
      <text:p text:style-name="P1">jitter for frame 1000 is <text:s text:c="2"/>-0.00125</text:p>
      <text:p text:style-name="P1">jitter for frame 1001 is <text:s text:c="2"/>-0.00218</text:p>
      <text:p text:style-name="P1">jitter for frame 1002 is <text:s text:c="2"/>-0.00151</text:p>
      <text:p text:style-name="P1">jitter for frame 1003 is <text:s text:c="2"/>-0.00098</text:p>
      <text:p text:style-name="P1">jitter for frame 1004 is <text:s text:c="3"/>0.00569</text:p>
      <text:p text:style-name="P1">jitter for frame 1005 is <text:s text:c="3"/>0.00023</text:p>
      <text:p text:style-name="P1">jitter for frame 1006 is <text:s text:c="3"/>0.00536</text:p>
      <text:p text:style-name="P1">jitter for frame 1007 is <text:s text:c="3"/>0.00415</text:p>
      <text:p text:style-name="P1">jitter for frame 1008 is <text:s text:c="2"/>-0.00055</text:p>
      <text:p text:style-name="P1">jitter for frame 1009 is <text:s text:c="2"/>-0.00215</text:p>
      <text:p text:style-name="P1">jitter for frame 1010 is <text:s text:c="2"/>-0.00216</text:p>
      <text:p text:style-name="P1">jitter for frame 1011 is <text:s text:c="2"/>-0.00199</text:p>
      <text:p text:style-name="P1">jitter for frame 1012 is <text:s text:c="3"/>0.00008</text:p>
      <text:p text:style-name="P1">jitter for frame 1013 is <text:s text:c="3"/>0.00292</text:p>
      <text:p text:style-name="P1">jitter for frame 1014 is <text:s text:c="2"/>-0.00208</text:p>
      <text:p text:style-name="P1">jitter for frame 1015 is <text:s text:c="2"/>-0.00218</text:p>
      <text:p text:style-name="P1">jitter for frame 1016 is <text:s text:c="2"/>-0.00216</text:p>
      <text:p text:style-name="P1">jitter for frame 1017 is <text:s text:c="3"/>0.00002</text:p>
      <text:p text:style-name="P1">jitter for frame 1018 is <text:s text:c="3"/>0.00008</text:p>
      <text:p text:style-name="P1">jitter for frame 1019 is <text:s text:c="3"/>0.00035</text:p>
      <text:p text:style-name="P1">jitter for frame 1020 is <text:s text:c="3"/>0.00204</text:p>
      <text:p text:style-name="P1">jitter for frame 1021 is <text:s text:c="3"/>0.00262</text:p>
      <text:p text:style-name="P1">jitter for frame 1022 is <text:s text:c="3"/>0.00014</text:p>
      <text:p text:style-name="P1">jitter for frame 1023 is <text:s text:c="3"/>0.00520</text:p>
      <text:p text:style-name="P1">jitter for frame 1024 is <text:s text:c="3"/>0.00221</text:p>
      <text:p text:style-name="P1">jitter for frame 1025 is <text:s text:c="3"/>0.00212</text:p>
      <text:p text:style-name="P1">jitter for frame 1026 is <text:s text:c="2"/>-0.00208</text:p>
      <text:p text:style-name="P1">jitter for frame 1027 is <text:s text:c="2"/>-0.00203</text:p>
      <text:p text:style-name="P1">jitter for frame 1028 is <text:s text:c="2"/>-0.00001</text:p>
      <text:p text:style-name="P1">jitter for frame 1029 is <text:s text:c="3"/>0.00789</text:p>
      <text:p text:style-name="P1">jitter for frame 1030 is <text:s text:c="3"/>0.00289</text:p>
      <text:p text:style-name="P1">jitter for frame 1031 is <text:s text:c="2"/>-0.00016</text:p>
      <text:p text:style-name="P1">jitter for frame 1032 is <text:s text:c="2"/>-0.00201</text:p>
      <text:p text:style-name="P1">jitter for frame 1033 is <text:s text:c="2"/>-0.00211</text:p>
      <text:p text:style-name="P1"><text:soft-page-break/>jitter for frame 1034 is <text:s text:c="2"/>-0.00195</text:p>
      <text:p text:style-name="P1">jitter for frame 1035 is <text:s text:c="2"/>-0.00172</text:p>
      <text:p text:style-name="P1">jitter for frame 1036 is <text:s text:c="3"/>0.00510</text:p>
      <text:p text:style-name="P1">jitter for frame 1037 is <text:s text:c="2"/>-0.00098</text:p>
      <text:p text:style-name="P1">jitter for frame 1038 is <text:s text:c="2"/>-0.00229</text:p>
      <text:p text:style-name="P1">jitter for frame 1039 is <text:s text:c="3"/>0.00327</text:p>
      <text:p text:style-name="P1">jitter for frame 1040 is <text:s text:c="2"/>-0.00074</text:p>
      <text:p text:style-name="P1">jitter for frame 1041 is <text:s text:c="2"/>-0.00219</text:p>
      <text:p text:style-name="P1">jitter for frame 1042 is <text:s text:c="2"/>-0.00174</text:p>
      <text:p text:style-name="P1">jitter for frame 1043 is <text:s text:c="2"/>-0.00143</text:p>
      <text:p text:style-name="P1">jitter for frame 1044 is <text:s text:c="2"/>-0.00107</text:p>
      <text:p text:style-name="P1">jitter for frame 1045 is <text:s text:c="2"/>-0.00200</text:p>
      <text:p text:style-name="P1">jitter for frame 1046 is <text:s text:c="2"/>-0.00218</text:p>
      <text:p text:style-name="P1">jitter for frame 1047 is <text:s text:c="3"/>0.00440</text:p>
      <text:p text:style-name="P1">jitter for frame 1048 is <text:s text:c="3"/>0.00292</text:p>
      <text:p text:style-name="P1">jitter for frame 1049 is <text:s text:c="3"/>0.00305</text:p>
      <text:p text:style-name="P1">jitter for frame 1050 is <text:s text:c="2"/>-0.00225</text:p>
      <text:p text:style-name="P1">jitter for frame 1051 is <text:s text:c="3"/>0.00034</text:p>
      <text:p text:style-name="P1">jitter for frame 1052 is <text:s text:c="2"/>-0.00239</text:p>
      <text:p text:style-name="P1">jitter for frame 1053 is <text:s text:c="2"/>-0.00214</text:p>
      <text:p text:style-name="P1">jitter for frame 1054 is <text:s text:c="3"/>0.00016</text:p>
      <text:p text:style-name="P1">jitter for frame 1055 is <text:s text:c="2"/>-0.00096</text:p>
      <text:p text:style-name="P1">jitter for frame 1056 is <text:s text:c="2"/>-0.00197</text:p>
      <text:p text:style-name="P1">jitter for frame 1057 is <text:s text:c="2"/>-0.00015</text:p>
      <text:p text:style-name="P1">jitter for frame 1058 is <text:s text:c="2"/>-0.00087</text:p>
      <text:p text:style-name="P1">jitter for frame 1059 is <text:s text:c="2"/>-0.00202</text:p>
      <text:p text:style-name="P1">jitter for frame 1060 is <text:s text:c="2"/>-0.00025</text:p>
      <text:p text:style-name="P1">jitter for frame 1061 is <text:s text:c="2"/>-0.00132</text:p>
      <text:p text:style-name="P1">jitter for frame 1062 is <text:s text:c="3"/>0.00003</text:p>
      <text:p text:style-name="P1">jitter for frame 1063 is <text:s text:c="3"/>0.00204</text:p>
      <text:p text:style-name="P1">jitter for frame 1064 is <text:s text:c="3"/>0.00265</text:p>
      <text:p text:style-name="P1">jitter for frame 1065 is <text:s text:c="2"/>-0.00201</text:p>
      <text:p text:style-name="P1">jitter for frame 1066 is <text:s text:c="2"/>-0.00155</text:p>
      <text:p text:style-name="P1">jitter for frame 1067 is <text:s text:c="2"/>-0.00206</text:p>
      <text:p text:style-name="P1">jitter for frame 1068 is <text:s text:c="2"/>-0.00209</text:p>
      <text:p text:style-name="P1">jitter for frame 1069 is <text:s text:c="2"/>-0.00205</text:p>
      <text:p text:style-name="P1">jitter for frame 1070 is <text:s text:c="3"/>0.00093</text:p>
      <text:p text:style-name="P1">jitter for frame 1071 is <text:s text:c="2"/>-0.00001</text:p>
      <text:p text:style-name="P1">jitter for frame 1072 is <text:s text:c="2"/>-0.00222</text:p>
      <text:p text:style-name="P1">jitter for frame 1073 is <text:s text:c="2"/>-0.00159</text:p>
      <text:p text:style-name="P1">jitter for frame 1074 is <text:s text:c="3"/>0.00004</text:p>
      <text:p text:style-name="P1">jitter for frame 1075 is <text:s text:c="2"/>-0.00206</text:p>
      <text:p text:style-name="P1">jitter for frame 1076 is <text:s text:c="2"/>-0.00000</text:p>
      <text:p text:style-name="P1">jitter for frame 1077 is <text:s text:c="2"/>-0.00211</text:p>
      <text:p text:style-name="P1">jitter for frame 1078 is <text:s text:c="2"/>-0.00207</text:p>
      <text:p text:style-name="P1">jitter for frame 1079 is <text:s text:c="2"/>-0.00023</text:p>
      <text:p text:style-name="P1">jitter for frame 1080 is <text:s text:c="2"/>-0.00065</text:p>
      <text:p text:style-name="P1">jitter for frame 1081 is <text:s text:c="3"/>0.00305</text:p>
      <text:p text:style-name="P1">jitter for frame 1082 is <text:s text:c="3"/>0.00156</text:p>
      <text:p text:style-name="P1"><text:soft-page-break/>jitter for frame 1083 is <text:s text:c="3"/>0.00184</text:p>
      <text:p text:style-name="P1">jitter for frame 1084 is <text:s text:c="3"/>0.00298</text:p>
      <text:p text:style-name="P1">jitter for frame 1085 is <text:s text:c="3"/>0.00081</text:p>
      <text:p text:style-name="P1">jitter for frame 1086 is <text:s text:c="2"/>-0.00002</text:p>
      <text:p text:style-name="P1">jitter for frame 1087 is <text:s text:c="3"/>0.00178</text:p>
      <text:p text:style-name="P1">jitter for frame 1088 is <text:s text:c="2"/>-0.00223</text:p>
      <text:p text:style-name="P1">jitter for frame 1089 is <text:s text:c="3"/>0.00044</text:p>
      <text:p text:style-name="P1">jitter for frame 1090 is <text:s text:c="3"/>0.00110</text:p>
      <text:p text:style-name="P1">jitter for frame 1091 is <text:s text:c="2"/>-0.00105</text:p>
      <text:p text:style-name="P1">jitter for frame 1092 is <text:s text:c="3"/>0.00000</text:p>
      <text:p text:style-name="P1">jitter for frame 1093 is <text:s text:c="3"/>0.00384</text:p>
      <text:p text:style-name="P1">jitter for frame 1094 is <text:s text:c="2"/>-0.00208</text:p>
      <text:p text:style-name="P1">jitter for frame 1095 is <text:s text:c="3"/>0.00036</text:p>
      <text:p text:style-name="P1">jitter for frame 1096 is <text:s text:c="2"/>-0.00208</text:p>
      <text:p text:style-name="P1">jitter for frame 1097 is <text:s text:c="2"/>-0.00215</text:p>
      <text:p text:style-name="P1">jitter for frame 1098 is <text:s text:c="2"/>-0.00174</text:p>
      <text:p text:style-name="P1">jitter for frame 1099 is <text:s text:c="3"/>0.00628</text:p>
      <text:p text:style-name="P1">jitter for frame 1100 is <text:s text:c="2"/>-0.00197</text:p>
      <text:p text:style-name="P1">jitter for frame 1101 is <text:s text:c="3"/>0.00008</text:p>
      <text:p text:style-name="P1">jitter for frame 1102 is <text:s text:c="3"/>0.00258</text:p>
      <text:p text:style-name="P1">jitter for frame 1103 is <text:s text:c="3"/>0.00009</text:p>
      <text:p text:style-name="P1">jitter for frame 1104 is <text:s text:c="2"/>-0.00223</text:p>
      <text:p text:style-name="P1">jitter for frame 1105 is <text:s text:c="3"/>0.00726</text:p>
      <text:p text:style-name="P1">jitter for frame 1106 is <text:s text:c="3"/>0.00611</text:p>
      <text:p text:style-name="P1">jitter for frame 1107 is <text:s text:c="3"/>0.00005</text:p>
      <text:p text:style-name="P1">jitter for frame 1108 is <text:s text:c="2"/>-0.00211</text:p>
      <text:p text:style-name="P1">jitter for frame 1109 is <text:s text:c="2"/>-0.00195</text:p>
      <text:p text:style-name="P1">jitter for frame 1110 is <text:s text:c="2"/>-0.00042</text:p>
      <text:p text:style-name="P1">jitter for frame 1111 is <text:s text:c="2"/>-0.00133</text:p>
      <text:p text:style-name="P1">jitter for frame 1112 is <text:s text:c="2"/>-0.00205</text:p>
      <text:p text:style-name="P1">jitter for frame 1113 is <text:s text:c="2"/>-0.00159</text:p>
      <text:p text:style-name="P1">jitter for frame 1114 is <text:s text:c="2"/>-0.00209</text:p>
      <text:p text:style-name="P1">jitter for frame 1115 is <text:s text:c="2"/>-0.00209</text:p>
      <text:p text:style-name="P1">jitter for frame 1116 is <text:s text:c="2"/>-0.00215</text:p>
      <text:p text:style-name="P1">jitter for frame 1117 is <text:s text:c="2"/>-0.00203</text:p>
      <text:p text:style-name="P1">jitter for frame 1118 is <text:s text:c="2"/>-0.00220</text:p>
      <text:p text:style-name="P1">jitter for frame 1119 is <text:s text:c="2"/>-0.00215</text:p>
      <text:p text:style-name="P1">jitter for frame 1120 is <text:s text:c="3"/>0.00125</text:p>
      <text:p text:style-name="P1">jitter for frame 1121 is <text:s text:c="3"/>0.00335</text:p>
      <text:p text:style-name="P1">jitter for frame 1122 is <text:s text:c="3"/>0.00015</text:p>
      <text:p text:style-name="P1">jitter for frame 1123 is <text:s text:c="2"/>-0.00159</text:p>
      <text:p text:style-name="P1">jitter for frame 1124 is <text:s text:c="2"/>-0.00182</text:p>
      <text:p text:style-name="P1">jitter for frame 1125 is <text:s text:c="2"/>-0.00077</text:p>
      <text:p text:style-name="P1">jitter for frame 1126 is <text:s text:c="3"/>0.00080</text:p>
      <text:p text:style-name="P1">jitter for frame 1127 is <text:s text:c="2"/>-0.00215</text:p>
      <text:p text:style-name="P1">jitter for frame 1128 is <text:s text:c="2"/>-0.00227</text:p>
      <text:p text:style-name="P1">jitter for frame 1129 is <text:s text:c="2"/>-0.00222</text:p>
      <text:p text:style-name="P1">jitter for frame 1130 is <text:s text:c="2"/>-0.00185</text:p>
      <text:p text:style-name="P1">jitter for frame 1131 is <text:s text:c="3"/>0.00576</text:p>
      <text:p text:style-name="P1"><text:soft-page-break/>jitter for frame 1132 is <text:s text:c="3"/>0.00081</text:p>
      <text:p text:style-name="P1">jitter for frame 1133 is <text:s text:c="3"/>0.00309</text:p>
      <text:p text:style-name="P1">jitter for frame 1134 is <text:s text:c="2"/>-0.00238</text:p>
      <text:p text:style-name="P1">jitter for frame 1135 is <text:s text:c="2"/>-0.00202</text:p>
      <text:p text:style-name="P1">jitter for frame 1136 is <text:s text:c="3"/>0.00204</text:p>
      <text:p text:style-name="P1">jitter for frame 1137 is <text:s text:c="2"/>-0.00016</text:p>
      <text:p text:style-name="P1">jitter for frame 1138 is <text:s text:c="2"/>-0.00104</text:p>
      <text:p text:style-name="P1">jitter for frame 1139 is <text:s text:c="2"/>-0.00218</text:p>
      <text:p text:style-name="P1">jitter for frame 1140 is <text:s text:c="2"/>-0.00163</text:p>
      <text:p text:style-name="P1">jitter for frame 1141 is <text:s text:c="2"/>-0.00211</text:p>
      <text:p text:style-name="P1">jitter for frame 1142 is <text:s text:c="3"/>0.00170</text:p>
      <text:p text:style-name="P1">jitter for frame 1143 is <text:s text:c="3"/>0.00002</text:p>
      <text:p text:style-name="P1">jitter for frame 1144 is <text:s text:c="3"/>0.00014</text:p>
      <text:p text:style-name="P1">jitter for frame 1145 is <text:s text:c="3"/>0.00082</text:p>
      <text:p text:style-name="P1">jitter for frame 1146 is <text:s text:c="2"/>-0.00214</text:p>
      <text:p text:style-name="P1">jitter for frame 1147 is <text:s text:c="2"/>-0.00097</text:p>
      <text:p text:style-name="P1">jitter for frame 1148 is <text:s text:c="3"/>0.00293</text:p>
      <text:p text:style-name="P1">jitter for frame 1149 is <text:s text:c="3"/>0.00000</text:p>
      <text:p text:style-name="P1">jitter for frame 1150 is <text:s text:c="2"/>-0.00229</text:p>
      <text:p text:style-name="P1">jitter for frame 1151 is <text:s text:c="2"/>-0.00237</text:p>
      <text:p text:style-name="P1">jitter for frame 1152 is <text:s text:c="2"/>-0.00019</text:p>
      <text:p text:style-name="P1">jitter for frame 1153 is <text:s text:c="3"/>0.00304</text:p>
      <text:p text:style-name="P1">jitter for frame 1154 is <text:s text:c="3"/>0.00545</text:p>
      <text:p text:style-name="P1">jitter for frame 1155 is <text:s text:c="2"/>-0.00219</text:p>
      <text:p text:style-name="P1">jitter for frame 1156 is <text:s text:c="3"/>0.00140</text:p>
      <text:p text:style-name="P1">jitter for frame 1157 is <text:s text:c="2"/>-0.00217</text:p>
      <text:p text:style-name="P1">jitter for frame 1158 is <text:s text:c="3"/>0.00454</text:p>
      <text:p text:style-name="P1">jitter for frame 1159 is <text:s text:c="2"/>-0.00219</text:p>
      <text:p text:style-name="P1">jitter for frame 1160 is <text:s text:c="2"/>-0.00206</text:p>
      <text:p text:style-name="P1">jitter for frame 1161 is <text:s text:c="2"/>-0.00196</text:p>
      <text:p text:style-name="P1">jitter for frame 1162 is <text:s text:c="2"/>-0.00201</text:p>
      <text:p text:style-name="P1">jitter for frame 1163 is <text:s text:c="3"/>0.00136</text:p>
      <text:p text:style-name="P1">jitter for frame 1164 is <text:s text:c="3"/>0.00292</text:p>
      <text:p text:style-name="P1">jitter for frame 1165 is <text:s text:c="2"/>-0.00209</text:p>
      <text:p text:style-name="P1">jitter for frame 1166 is <text:s text:c="3"/>0.00300</text:p>
      <text:p text:style-name="P1">jitter for frame 1167 is <text:s text:c="2"/>-0.00227</text:p>
      <text:p text:style-name="P1">jitter for frame 1168 is <text:s text:c="3"/>0.00258</text:p>
      <text:p text:style-name="P1">jitter for frame 1169 is <text:s text:c="2"/>-0.00209</text:p>
      <text:p text:style-name="P1">jitter for frame 1170 is <text:s text:c="3"/>0.00441</text:p>
      <text:p text:style-name="P1">jitter for frame 1171 is <text:s text:c="3"/>0.00251</text:p>
      <text:p text:style-name="P1">jitter for frame 1172 is <text:s text:c="3"/>0.00212</text:p>
      <text:p text:style-name="P1">jitter for frame 1173 is <text:s text:c="3"/>0.00008</text:p>
      <text:p text:style-name="P1">jitter for frame 1174 is <text:s text:c="3"/>0.00055</text:p>
      <text:p text:style-name="P1">jitter for frame 1175 is <text:s text:c="2"/>-0.00128</text:p>
      <text:p text:style-name="P1">jitter for frame 1176 is <text:s text:c="3"/>0.00337</text:p>
      <text:p text:style-name="P1">jitter for frame 1177 is <text:s text:c="3"/>0.00205</text:p>
      <text:p text:style-name="P1">jitter for frame 1178 is <text:s text:c="2"/>-0.00234</text:p>
      <text:p text:style-name="P1">jitter for frame 1179 is <text:s text:c="2"/>-0.00225</text:p>
      <text:p text:style-name="P1">jitter for frame 1180 is <text:s text:c="3"/>0.00264</text:p>
      <text:p text:style-name="P1"><text:soft-page-break/>jitter for frame 1181 is <text:s text:c="2"/>-0.00209</text:p>
      <text:p text:style-name="P1">jitter for frame 1182 is <text:s text:c="2"/>-0.00204</text:p>
      <text:p text:style-name="P1">jitter for frame 1183 is <text:s text:c="3"/>0.00297</text:p>
      <text:p text:style-name="P1">jitter for frame 1184 is <text:s text:c="3"/>0.00197</text:p>
      <text:p text:style-name="P1">jitter for frame 1185 is <text:s text:c="3"/>0.00001</text:p>
      <text:p text:style-name="P1">jitter for frame 1186 is <text:s text:c="3"/>0.00319</text:p>
      <text:p text:style-name="P1">jitter for frame 1187 is <text:s text:c="3"/>0.00301</text:p>
      <text:p text:style-name="P1">jitter for frame 1188 is <text:s text:c="2"/>-0.00029</text:p>
      <text:p text:style-name="P1">jitter for frame 1189 is <text:s text:c="3"/>0.00102</text:p>
      <text:p text:style-name="P1">jitter for frame 1190 is <text:s text:c="3"/>0.00364</text:p>
      <text:p text:style-name="P1">jitter for frame 1191 is <text:s text:c="3"/>0.00297</text:p>
      <text:p text:style-name="P1">jitter for frame 1192 is <text:s text:c="2"/>-0.00008</text:p>
      <text:p text:style-name="P1">jitter for frame 1193 is <text:s text:c="2"/>-0.00204</text:p>
      <text:p text:style-name="P1">jitter for frame 1194 is <text:s text:c="2"/>-0.00210</text:p>
      <text:p text:style-name="P1">jitter for frame 1195 is <text:s text:c="2"/>-0.00186</text:p>
      <text:p text:style-name="P1">jitter for frame 1196 is <text:s text:c="2"/>-0.00201</text:p>
      <text:p text:style-name="P1">jitter for frame 1197 is <text:s text:c="3"/>0.00190</text:p>
      <text:p text:style-name="P1">jitter for frame 1198 is <text:s text:c="2"/>-0.00225</text:p>
      <text:p text:style-name="P1">jitter for frame 1199 is <text:s text:c="2"/>-0.00179</text:p>
      <text:p text:style-name="P1">jitter for frame 1200 is <text:s text:c="3"/>0.00043</text:p>
      <text:p text:style-name="P1">jitter for frame 1201 is <text:s text:c="3"/>0.00393</text:p>
      <text:p text:style-name="P1">jitter for frame 1202 is <text:s text:c="3"/>0.00269</text:p>
      <text:p text:style-name="P1">jitter for frame 1203 is <text:s text:c="3"/>0.00137</text:p>
      <text:p text:style-name="P1">jitter for frame 1204 is <text:s text:c="3"/>0.00007</text:p>
      <text:p text:style-name="P1">jitter for frame 1205 is <text:s text:c="2"/>-0.00206</text:p>
      <text:p text:style-name="P1">jitter for frame 1206 is <text:s text:c="3"/>0.00366</text:p>
      <text:p text:style-name="P1">jitter for frame 1207 is <text:s text:c="2"/>-0.00093</text:p>
      <text:p text:style-name="P1">jitter for frame 1208 is <text:s text:c="3"/>0.00322</text:p>
      <text:p text:style-name="P1">jitter for frame 1209 is <text:s text:c="2"/>-0.00211</text:p>
      <text:p text:style-name="P1">jitter for frame 1210 is <text:s text:c="3"/>0.00375</text:p>
      <text:p text:style-name="P1">jitter for frame 1211 is <text:s text:c="2"/>-0.00111</text:p>
      <text:p text:style-name="P1">jitter for frame 1212 is <text:s text:c="2"/>-0.00120</text:p>
      <text:p text:style-name="P1">jitter for frame 1213 is <text:s text:c="2"/>-0.00214</text:p>
      <text:p text:style-name="P1">jitter for frame 1214 is <text:s text:c="2"/>-0.00173</text:p>
      <text:p text:style-name="P1">jitter for frame 1215 is <text:s text:c="2"/>-0.00211</text:p>
      <text:p text:style-name="P1">jitter for frame 1216 is <text:s text:c="2"/>-0.00214</text:p>
      <text:p text:style-name="P1">jitter for frame 1217 is <text:s text:c="2"/>-0.00100</text:p>
      <text:p text:style-name="P1">jitter for frame 1218 is <text:s text:c="2"/>-0.00106</text:p>
      <text:p text:style-name="P1">jitter for frame 1219 is <text:s text:c="3"/>0.00149</text:p>
      <text:p text:style-name="P1">jitter for frame 1220 is <text:s text:c="3"/>0.00072</text:p>
      <text:p text:style-name="P1">jitter for frame 1221 is <text:s text:c="2"/>-0.00093</text:p>
      <text:p text:style-name="P1">jitter for frame 1222 is <text:s text:c="3"/>0.00131</text:p>
      <text:p text:style-name="P1">jitter for frame 1223 is <text:s text:c="2"/>-0.00206</text:p>
      <text:p text:style-name="P1">jitter for frame 1224 is <text:s text:c="3"/>0.00077</text:p>
      <text:p text:style-name="P1">jitter for frame 1225 is <text:s text:c="2"/>-0.00224</text:p>
      <text:p text:style-name="P1">jitter for frame 1226 is <text:s text:c="2"/>-0.00212</text:p>
      <text:p text:style-name="P1">jitter for frame 1227 is <text:s text:c="2"/>-0.00215</text:p>
      <text:p text:style-name="P1">jitter for frame 1228 is <text:s text:c="2"/>-0.00211</text:p>
      <text:p text:style-name="P1">jitter for frame 1229 is <text:s text:c="2"/>-0.00118</text:p>
      <text:p text:style-name="P1"><text:soft-page-break/>jitter for frame 1230 is <text:s text:c="2"/>-0.00221</text:p>
      <text:p text:style-name="P1">jitter for frame 1231 is <text:s text:c="2"/>-0.00223</text:p>
      <text:p text:style-name="P1">jitter for frame 1232 is <text:s text:c="3"/>0.00571</text:p>
      <text:p text:style-name="P1">jitter for frame 1233 is <text:s text:c="3"/>0.00020</text:p>
      <text:p text:style-name="P1">jitter for frame 1234 is <text:s text:c="3"/>0.00111</text:p>
      <text:p text:style-name="P1">jitter for frame 1235 is <text:s text:c="2"/>-0.00114</text:p>
      <text:p text:style-name="P1">jitter for frame 1236 is <text:s text:c="2"/>-0.00211</text:p>
      <text:p text:style-name="P1">jitter for frame 1237 is <text:s text:c="3"/>0.00007</text:p>
      <text:p text:style-name="P1">jitter for frame 1238 is <text:s text:c="2"/>-0.00224</text:p>
      <text:p text:style-name="P1">jitter for frame 1239 is <text:s text:c="2"/>-0.00108</text:p>
      <text:p text:style-name="P1">jitter for frame 1240 is <text:s text:c="3"/>0.00293</text:p>
      <text:p text:style-name="P1">jitter for frame 1241 is <text:s text:c="3"/>0.00527</text:p>
      <text:p text:style-name="P1">jitter for frame 1242 is <text:s text:c="3"/>0.00308</text:p>
      <text:p text:style-name="P1">jitter for frame 1243 is <text:s text:c="3"/>0.00274</text:p>
      <text:p text:style-name="P1">jitter for frame 1244 is <text:s text:c="2"/>-0.00004</text:p>
      <text:p text:style-name="P1">jitter for frame 1245 is <text:s text:c="2"/>-0.00212</text:p>
      <text:p text:style-name="P1">jitter for frame 1246 is <text:s text:c="3"/>0.00001</text:p>
      <text:p text:style-name="P1">jitter for frame 1247 is <text:s text:c="3"/>0.00010</text:p>
      <text:p text:style-name="P1">jitter for frame 1248 is <text:s text:c="3"/>0.00003</text:p>
      <text:p text:style-name="P1">jitter for frame 1249 is <text:s text:c="3"/>0.00387</text:p>
      <text:p text:style-name="P1">jitter for frame 1250 is <text:s text:c="3"/>0.00090</text:p>
      <text:p text:style-name="P1">jitter for frame 1251 is <text:s text:c="2"/>-0.00220</text:p>
      <text:p text:style-name="P1">jitter for frame 1252 is <text:s text:c="3"/>0.00131</text:p>
      <text:p text:style-name="P1">jitter for frame 1253 is <text:s text:c="3"/>0.00082</text:p>
      <text:p text:style-name="P1">jitter for frame 1254 is <text:s text:c="2"/>-0.00210</text:p>
      <text:p text:style-name="P1">jitter for frame 1255 is <text:s text:c="2"/>-0.00209</text:p>
      <text:p text:style-name="P1">jitter for frame 1256 is <text:s text:c="2"/>-0.00210</text:p>
      <text:p text:style-name="P1">jitter for frame 1257 is <text:s text:c="2"/>-0.00210</text:p>
      <text:p text:style-name="P1">jitter for frame 1258 is <text:s text:c="2"/>-0.00212</text:p>
      <text:p text:style-name="P1">jitter for frame 1259 is <text:s text:c="2"/>-0.00211</text:p>
      <text:p text:style-name="P1">jitter for frame 1260 is <text:s text:c="2"/>-0.00211</text:p>
      <text:p text:style-name="P1">jitter for frame 1261 is <text:s text:c="3"/>0.00048</text:p>
      <text:p text:style-name="P1">jitter for frame 1262 is <text:s text:c="3"/>0.00093</text:p>
      <text:p text:style-name="P1">jitter for frame 1263 is <text:s text:c="2"/>-0.00205</text:p>
      <text:p text:style-name="P1">jitter for frame 1264 is <text:s text:c="2"/>-0.00232</text:p>
      <text:p text:style-name="P1">jitter for frame 1265 is <text:s text:c="2"/>-0.00234</text:p>
      <text:p text:style-name="P1">jitter for frame 1266 is <text:s text:c="3"/>0.00476</text:p>
      <text:p text:style-name="P1">jitter for frame 1267 is <text:s text:c="3"/>0.00251</text:p>
      <text:p text:style-name="P1">jitter for frame 1268 is <text:s text:c="3"/>0.00210</text:p>
      <text:p text:style-name="P1">jitter for frame 1269 is <text:s text:c="2"/>-0.00211</text:p>
      <text:p text:style-name="P1">jitter for frame 1270 is <text:s text:c="2"/>-0.00229</text:p>
      <text:p text:style-name="P1">jitter for frame 1271 is <text:s text:c="3"/>0.00014</text:p>
      <text:p text:style-name="P1">jitter for frame 1272 is <text:s text:c="3"/>0.00076</text:p>
      <text:p text:style-name="P1">jitter for frame 1273 is <text:s text:c="2"/>-0.00215</text:p>
      <text:p text:style-name="P1">jitter for frame 1274 is <text:s text:c="2"/>-0.00028</text:p>
      <text:p text:style-name="P1">jitter for frame 1275 is <text:s text:c="3"/>0.00042</text:p>
      <text:p text:style-name="P1">jitter for frame 1276 is <text:s text:c="3"/>0.00032</text:p>
      <text:p text:style-name="P1">jitter for frame 1277 is <text:s text:c="2"/>-0.00071</text:p>
      <text:p text:style-name="P1">jitter for frame 1278 is <text:s text:c="2"/>-0.00138</text:p>
      <text:p text:style-name="P1"><text:soft-page-break/>jitter for frame 1279 is <text:s text:c="3"/>0.00050</text:p>
      <text:p text:style-name="P1">jitter for frame 1280 is <text:s text:c="3"/>0.00052</text:p>
      <text:p text:style-name="P1">jitter for frame 1281 is <text:s text:c="2"/>-0.00051</text:p>
      <text:p text:style-name="P1">jitter for frame 1282 is <text:s text:c="2"/>-0.00115</text:p>
      <text:p text:style-name="P1">jitter for frame 1283 is <text:s text:c="3"/>0.00001</text:p>
      <text:p text:style-name="P1">jitter for frame 1284 is <text:s text:c="2"/>-0.00101</text:p>
      <text:p text:style-name="P1">jitter for frame 1285 is <text:s text:c="3"/>0.00021</text:p>
      <text:p text:style-name="P1">jitter for frame 1286 is <text:s text:c="3"/>0.00540</text:p>
      <text:p text:style-name="P1">jitter for frame 1287 is <text:s text:c="3"/>0.00361</text:p>
      <text:p text:style-name="P1">jitter for frame 1288 is <text:s text:c="3"/>0.00681</text:p>
      <text:p text:style-name="P1">jitter for frame 1289 is <text:s text:c="3"/>0.00386</text:p>
      <text:p text:style-name="P1">jitter for frame 1290 is <text:s text:c="2"/>-0.00124</text:p>
      <text:p text:style-name="P1">jitter for frame 1291 is <text:s text:c="3"/>0.00022</text:p>
      <text:p text:style-name="P1">jitter for frame 1292 is <text:s text:c="2"/>-0.00209</text:p>
      <text:p text:style-name="P1">jitter for frame 1293 is <text:s text:c="3"/>0.00032</text:p>
      <text:p text:style-name="P1">jitter for frame 1294 is <text:s text:c="3"/>0.00044</text:p>
      <text:p text:style-name="P1">jitter for frame 1295 is <text:s text:c="2"/>-0.00085</text:p>
      <text:p text:style-name="P1">jitter for frame 1296 is <text:s text:c="2"/>-0.00189</text:p>
      <text:p text:style-name="P1">jitter for frame 1297 is <text:s text:c="3"/>0.00018</text:p>
      <text:p text:style-name="P1">jitter for frame 1298 is <text:s text:c="3"/>0.00023</text:p>
      <text:p text:style-name="P1">jitter for frame 1299 is <text:s text:c="3"/>0.00042</text:p>
      <text:p text:style-name="P1">jitter for frame 1300 is <text:s text:c="2"/>-0.00101</text:p>
      <text:p text:style-name="P1">jitter for frame 1301 is <text:s text:c="3"/>0.00011</text:p>
      <text:p text:style-name="P1">jitter for frame 1302 is <text:s text:c="2"/>-0.00197</text:p>
      <text:p text:style-name="P1">jitter for frame 1303 is <text:s text:c="2"/>-0.00156</text:p>
      <text:p text:style-name="P1">jitter for frame 1304 is <text:s text:c="2"/>-0.00041</text:p>
      <text:p text:style-name="P1">jitter for frame 1305 is <text:s text:c="3"/>0.00014</text:p>
      <text:p text:style-name="P1">jitter for frame 1306 is <text:s text:c="2"/>-0.00195</text:p>
      <text:p text:style-name="P1">jitter for frame 1307 is <text:s text:c="2"/>-0.00046</text:p>
      <text:p text:style-name="P1">jitter for frame 1308 is <text:s text:c="3"/>0.00075</text:p>
      <text:p text:style-name="P1">jitter for frame 1309 is <text:s text:c="3"/>0.00029</text:p>
      <text:p text:style-name="P1">jitter for frame 1310 is <text:s text:c="3"/>0.00021</text:p>
      <text:p text:style-name="P1">jitter for frame 1311 is <text:s text:c="2"/>-0.00075</text:p>
      <text:p text:style-name="P1">jitter for frame 1312 is <text:s text:c="2"/>-0.00184</text:p>
      <text:p text:style-name="P1">jitter for frame 1313 is <text:s text:c="2"/>-0.00091</text:p>
      <text:p text:style-name="P1">jitter for frame 1314 is <text:s text:c="2"/>-0.00145</text:p>
      <text:p text:style-name="P1">jitter for frame 1315 is <text:s text:c="2"/>-0.00163</text:p>
      <text:p text:style-name="P1">jitter for frame 1316 is <text:s text:c="3"/>0.00094</text:p>
      <text:p text:style-name="P1">jitter for frame 1317 is <text:s text:c="2"/>-0.00229</text:p>
      <text:p text:style-name="P1">jitter for frame 1318 is <text:s text:c="2"/>-0.00190</text:p>
      <text:p text:style-name="P1">jitter for frame 1319 is <text:s text:c="2"/>-0.00172</text:p>
      <text:p text:style-name="P1">jitter for frame 1320 is <text:s text:c="2"/>-0.00171</text:p>
      <text:p text:style-name="P1">jitter for frame 1321 is <text:s text:c="2"/>-0.00209</text:p>
      <text:p text:style-name="P1">jitter for frame 1322 is <text:s text:c="2"/>-0.00185</text:p>
      <text:p text:style-name="P1">jitter for frame 1323 is <text:s text:c="3"/>0.00038</text:p>
      <text:p text:style-name="P1">jitter for frame 1324 is <text:s text:c="2"/>-0.00166</text:p>
      <text:p text:style-name="P1">jitter for frame 1325 is <text:s text:c="2"/>-0.00205</text:p>
      <text:p text:style-name="P1">jitter for frame 1326 is <text:s text:c="2"/>-0.00172</text:p>
      <text:p text:style-name="P1">jitter for frame 1327 is <text:s text:c="3"/>0.00538</text:p>
      <text:p text:style-name="P1"><text:soft-page-break/>jitter for frame 1328 is <text:s text:c="2"/>-0.00164</text:p>
      <text:p text:style-name="P1">jitter for frame 1329 is <text:s text:c="2"/>-0.00000</text:p>
      <text:p text:style-name="P1">jitter for frame 1330 is <text:s text:c="3"/>0.00065</text:p>
      <text:p text:style-name="P1">jitter for frame 1331 is <text:s text:c="3"/>0.00427</text:p>
      <text:p text:style-name="P1">jitter for frame 1332 is <text:s text:c="2"/>-0.00205</text:p>
      <text:p text:style-name="P1">jitter for frame 1333 is <text:s text:c="3"/>0.00037</text:p>
      <text:p text:style-name="P1">jitter for frame 1334 is <text:s text:c="3"/>0.00240</text:p>
      <text:p text:style-name="P1">jitter for frame 1335 is <text:s text:c="2"/>-0.00112</text:p>
      <text:p text:style-name="P1">jitter for frame 1336 is <text:s text:c="3"/>0.00050</text:p>
      <text:p text:style-name="P1">jitter for frame 1337 is <text:s text:c="3"/>0.01207</text:p>
      <text:p text:style-name="P1">jitter for frame 1338 is <text:s text:c="3"/>0.00032</text:p>
      <text:p text:style-name="P1">jitter for frame 1339 is <text:s text:c="3"/>0.00016</text:p>
      <text:p text:style-name="P1">jitter for frame 1340 is <text:s text:c="3"/>0.00010</text:p>
      <text:p text:style-name="P1">jitter for frame 1341 is <text:s text:c="2"/>-0.00235</text:p>
      <text:p text:style-name="P1">jitter for frame 1342 is <text:s text:c="3"/>0.00040</text:p>
      <text:p text:style-name="P1">jitter for frame 1343 is <text:s text:c="2"/>-0.00183</text:p>
      <text:p text:style-name="P1">jitter for frame 1344 is <text:s text:c="3"/>0.31125</text:p>
      <text:p text:style-name="P1">jitter for frame 1345 is <text:s text:c="2"/>-0.00214</text:p>
      <text:p text:style-name="P1">jitter for frame 1346 is <text:s text:c="2"/>-0.00079</text:p>
      <text:p text:style-name="P1">jitter for frame 1347 is <text:s text:c="2"/>-0.00052</text:p>
      <text:p text:style-name="P1">jitter for frame 1348 is <text:s text:c="2"/>-0.00170</text:p>
      <text:p text:style-name="P1">jitter for frame 1349 is <text:s text:c="2"/>-0.00120</text:p>
      <text:p text:style-name="P1">jitter for frame 1350 is <text:s text:c="3"/>0.00023</text:p>
      <text:p text:style-name="P1">jitter for frame 1351 is <text:s text:c="2"/>-0.00201</text:p>
      <text:p text:style-name="P1">jitter for frame 1352 is <text:s text:c="2"/>-0.00048</text:p>
      <text:p text:style-name="P1">jitter for frame 1353 is <text:s text:c="2"/>-0.00006</text:p>
      <text:p text:style-name="P1">jitter for frame 1354 is <text:s text:c="2"/>-0.00029</text:p>
      <text:p text:style-name="P1">jitter for frame 1355 is <text:s text:c="2"/>-0.00109</text:p>
      <text:p text:style-name="P1">jitter for frame 1356 is <text:s text:c="2"/>-0.00191</text:p>
      <text:p text:style-name="P1">jitter for frame 1357 is <text:s text:c="2"/>-0.00037</text:p>
      <text:p text:style-name="P1">jitter for frame 1358 is <text:s text:c="2"/>-0.00180</text:p>
      <text:p text:style-name="P1">jitter for frame 1359 is <text:s text:c="2"/>-0.00135</text:p>
      <text:p text:style-name="P1">jitter for frame 1360 is <text:s text:c="2"/>-0.00164</text:p>
      <text:p text:style-name="P1">jitter for frame 1361 is <text:s text:c="2"/>-0.00046</text:p>
      <text:p text:style-name="P1">jitter for frame 1362 is <text:s text:c="2"/>-0.00171</text:p>
      <text:p text:style-name="P1">jitter for frame 1363 is <text:s text:c="2"/>-0.00013</text:p>
      <text:p text:style-name="P1">jitter for frame 1364 is <text:s text:c="2"/>-0.00182</text:p>
      <text:p text:style-name="P1">jitter for frame 1365 is <text:s text:c="2"/>-0.00163</text:p>
      <text:p text:style-name="P1">jitter for frame 1366 is <text:s text:c="2"/>-0.00155</text:p>
      <text:p text:style-name="P1">jitter for frame 1367 is <text:s text:c="2"/>-0.00143</text:p>
      <text:p text:style-name="P1">jitter for frame 1368 is <text:s text:c="2"/>-0.00194</text:p>
      <text:p text:style-name="P1">jitter for frame 1369 is <text:s text:c="2"/>-0.00199</text:p>
      <text:p text:style-name="P1">jitter for frame 1370 is <text:s text:c="2"/>-0.00053</text:p>
      <text:p text:style-name="P1">jitter for frame 1371 is <text:s text:c="2"/>-0.00195</text:p>
      <text:p text:style-name="P1">jitter for frame 1372 is <text:s text:c="2"/>-0.00203</text:p>
      <text:p text:style-name="P1">jitter for frame 1373 is <text:s text:c="3"/>0.00004</text:p>
      <text:p text:style-name="P1">jitter for frame 1374 is <text:s text:c="2"/>-0.00191</text:p>
      <text:p text:style-name="P1">jitter for frame 1375 is <text:s text:c="2"/>-0.00220</text:p>
      <text:p text:style-name="P1">jitter for frame 1376 is <text:s text:c="2"/>-0.00085</text:p>
      <text:p text:style-name="P1"><text:soft-page-break/>jitter for frame 1377 is <text:s text:c="2"/>-0.00053</text:p>
      <text:p text:style-name="P1">jitter for frame 1378 is <text:s text:c="2"/>-0.00172</text:p>
      <text:p text:style-name="P1">jitter for frame 1379 is <text:s text:c="2"/>-0.00196</text:p>
      <text:p text:style-name="P1">jitter for frame 1380 is <text:s text:c="2"/>-0.00054</text:p>
      <text:p text:style-name="P1">jitter for frame 1381 is <text:s text:c="3"/>0.00429</text:p>
      <text:p text:style-name="P1">jitter for frame 1382 is <text:s text:c="2"/>-0.00213</text:p>
      <text:p text:style-name="P1">jitter for frame 1383 is <text:s text:c="2"/>-0.00156</text:p>
      <text:p text:style-name="P1">jitter for frame 1384 is <text:s text:c="2"/>-0.00032</text:p>
      <text:p text:style-name="P1">jitter for frame 1385 is <text:s text:c="2"/>-0.00029</text:p>
      <text:p text:style-name="P1">jitter for frame 1386 is <text:s text:c="2"/>-0.00063</text:p>
      <text:p text:style-name="P1">jitter for frame 1387 is <text:s text:c="2"/>-0.00197</text:p>
      <text:p text:style-name="P1">jitter for frame 1388 is <text:s text:c="2"/>-0.00063</text:p>
      <text:p text:style-name="P1">jitter for frame 1389 is <text:s text:c="2"/>-0.00173</text:p>
      <text:p text:style-name="P1">jitter for frame 1390 is <text:s text:c="2"/>-0.00177</text:p>
      <text:p text:style-name="P1">jitter for frame 1391 is <text:s text:c="3"/>0.00253</text:p>
      <text:p text:style-name="P1">jitter for frame 1392 is <text:s text:c="3"/>0.00127</text:p>
      <text:p text:style-name="P1">jitter for frame 1393 is <text:s text:c="2"/>-0.00043</text:p>
      <text:p text:style-name="P1">jitter for frame 1394 is <text:s text:c="2"/>-0.00189</text:p>
      <text:p text:style-name="P1">jitter for frame 1395 is <text:s text:c="2"/>-0.00045</text:p>
      <text:p text:style-name="P1">jitter for frame 1396 is <text:s text:c="2"/>-0.00161</text:p>
      <text:p text:style-name="P1">jitter for frame 1397 is <text:s text:c="2"/>-0.00108</text:p>
      <text:p text:style-name="P1">jitter for frame 1398 is <text:s text:c="2"/>-0.00178</text:p>
      <text:p text:style-name="P1">jitter for frame 1399 is <text:s text:c="2"/>-0.00181</text:p>
      <text:p text:style-name="P1">jitter for frame 1400 is <text:s text:c="2"/>-0.00097</text:p>
      <text:p text:style-name="P1">jitter for frame 1401 is <text:s text:c="2"/>-0.00183</text:p>
      <text:p text:style-name="P1">jitter for frame 1402 is <text:s text:c="2"/>-0.00182</text:p>
      <text:p text:style-name="P1">jitter for frame 1403 is <text:s text:c="2"/>-0.00058</text:p>
      <text:p text:style-name="P1">jitter for frame 1404 is <text:s text:c="2"/>-0.00216</text:p>
      <text:p text:style-name="P1">jitter for frame 1405 is <text:s text:c="2"/>-0.00210</text:p>
      <text:p text:style-name="P1">jitter for frame 1406 is <text:s text:c="2"/>-0.00129</text:p>
      <text:p text:style-name="P1">jitter for frame 1407 is <text:s text:c="2"/>-0.00185</text:p>
      <text:p text:style-name="P1">jitter for frame 1408 is <text:s text:c="2"/>-0.00202</text:p>
      <text:p text:style-name="P1">jitter for frame 1409 is <text:s text:c="2"/>-0.00146</text:p>
      <text:p text:style-name="P1">jitter for frame 1410 is <text:s text:c="2"/>-0.00156</text:p>
      <text:p text:style-name="P1">jitter for frame 1411 is <text:s text:c="2"/>-0.00072</text:p>
      <text:p text:style-name="P1">jitter for frame 1412 is <text:s text:c="2"/>-0.00146</text:p>
      <text:p text:style-name="P1">jitter for frame 1413 is <text:s text:c="2"/>-0.00157</text:p>
      <text:p text:style-name="P1">jitter for frame 1414 is <text:s text:c="2"/>-0.00048</text:p>
      <text:p text:style-name="P1">jitter for frame 1415 is <text:s text:c="2"/>-0.00033</text:p>
      <text:p text:style-name="P1">jitter for frame 1416 is <text:s text:c="2"/>-0.00208</text:p>
      <text:p text:style-name="P1">jitter for frame 1417 is <text:s text:c="2"/>-0.00176</text:p>
      <text:p text:style-name="P1">jitter for frame 1418 is <text:s text:c="2"/>-0.00124</text:p>
      <text:p text:style-name="P1">jitter for frame 1419 is <text:s text:c="2"/>-0.00048</text:p>
      <text:p text:style-name="P1">jitter for frame 1420 is <text:s text:c="2"/>-0.00098</text:p>
      <text:p text:style-name="P1">jitter for frame 1421 is <text:s text:c="2"/>-0.00110</text:p>
      <text:p text:style-name="P1">jitter for frame 1422 is <text:s text:c="2"/>-0.00007</text:p>
      <text:p text:style-name="P1">jitter for frame 1423 is <text:s text:c="3"/>0.00027</text:p>
      <text:p text:style-name="P1">jitter for frame 1424 is <text:s text:c="2"/>-0.00192</text:p>
      <text:p text:style-name="P1">jitter for frame 1425 is <text:s text:c="2"/>-0.00049</text:p>
      <text:p text:style-name="P1"><text:soft-page-break/>jitter for frame 1426 is <text:s text:c="2"/>-0.00125</text:p>
      <text:p text:style-name="P1">jitter for frame 1427 is <text:s text:c="3"/>0.00184</text:p>
      <text:p text:style-name="P1">jitter for frame 1428 is <text:s text:c="2"/>-0.00022</text:p>
      <text:p text:style-name="P1">jitter for frame 1429 is <text:s text:c="2"/>-0.00020</text:p>
      <text:p text:style-name="P1">jitter for frame 1430 is <text:s text:c="2"/>-0.00014</text:p>
      <text:p text:style-name="P1">jitter for frame 1431 is <text:s text:c="2"/>-0.00199</text:p>
      <text:p text:style-name="P1">jitter for frame 1432 is <text:s text:c="2"/>-0.00204</text:p>
      <text:p text:style-name="P1">jitter for frame 1433 is <text:s text:c="2"/>-0.00218</text:p>
      <text:p text:style-name="P1">jitter for frame 1434 is <text:s text:c="2"/>-0.00199</text:p>
      <text:p text:style-name="P1">jitter for frame 1435 is <text:s text:c="3"/>0.00551</text:p>
      <text:p text:style-name="P1">jitter for frame 1436 is <text:s text:c="2"/>-0.00096</text:p>
      <text:p text:style-name="P1">jitter for frame 1437 is <text:s text:c="2"/>-0.00032</text:p>
      <text:p text:style-name="P1">jitter for frame 1438 is <text:s text:c="2"/>-0.00221</text:p>
      <text:p text:style-name="P1">jitter for frame 1439 is <text:s text:c="2"/>-0.00201</text:p>
      <text:p text:style-name="P1">jitter for frame 1440 is <text:s text:c="3"/>0.00241</text:p>
      <text:p text:style-name="P1">jitter for frame 1441 is <text:s text:c="3"/>0.00417</text:p>
      <text:p text:style-name="P1">jitter for frame 1442 is <text:s text:c="2"/>-0.00079</text:p>
      <text:p text:style-name="P1">jitter for frame 1443 is <text:s text:c="2"/>-0.00202</text:p>
      <text:p text:style-name="P1">jitter for frame 1444 is <text:s text:c="2"/>-0.00236</text:p>
      <text:p text:style-name="P1">jitter for frame 1445 is <text:s text:c="3"/>0.01112</text:p>
      <text:p text:style-name="P1">jitter for frame 1446 is <text:s text:c="2"/>-0.00198</text:p>
      <text:p text:style-name="P1">jitter for frame 1447 is <text:s text:c="2"/>-0.00096</text:p>
      <text:p text:style-name="P1">jitter for frame 1448 is <text:s text:c="2"/>-0.00215</text:p>
      <text:p text:style-name="P1">jitter for frame 1449 is <text:s text:c="2"/>-0.00026</text:p>
      <text:p text:style-name="P1">jitter for frame 1450 is <text:s text:c="2"/>-0.00056</text:p>
      <text:p text:style-name="P1">jitter for frame 1451 is <text:s text:c="2"/>-0.00214</text:p>
      <text:p text:style-name="P1">jitter for frame 1452 is <text:s text:c="2"/>-0.00235</text:p>
      <text:p text:style-name="P1">jitter for frame 1453 is <text:s text:c="2"/>-0.00200</text:p>
      <text:p text:style-name="P1">jitter for frame 1454 is <text:s text:c="2"/>-0.00068</text:p>
      <text:p text:style-name="P1">jitter for frame 1455 is <text:s text:c="2"/>-0.00161</text:p>
      <text:p text:style-name="P1">jitter for frame 1456 is <text:s text:c="3"/>0.00025</text:p>
      <text:p text:style-name="P1">jitter for frame 1457 is <text:s text:c="3"/>0.00178</text:p>
      <text:p text:style-name="P1">jitter for frame 1458 is <text:s text:c="2"/>-0.00011</text:p>
      <text:p text:style-name="P1">jitter for frame 1459 is <text:s text:c="2"/>-0.00042</text:p>
      <text:p text:style-name="P1">jitter for frame 1460 is <text:s text:c="2"/>-0.00032</text:p>
      <text:p text:style-name="P1">jitter for frame 1461 is <text:s text:c="2"/>-0.00056</text:p>
      <text:p text:style-name="P1">jitter for frame 1462 is <text:s text:c="2"/>-0.00200</text:p>
      <text:p text:style-name="P1">jitter for frame 1463 is <text:s text:c="3"/>0.00063</text:p>
      <text:p text:style-name="P1">jitter for frame 1464 is <text:s text:c="3"/>0.00365</text:p>
      <text:p text:style-name="P1">jitter for frame 1465 is <text:s text:c="3"/>0.00197</text:p>
      <text:p text:style-name="P1">jitter for frame 1466 is <text:s text:c="2"/>-0.00023</text:p>
      <text:p text:style-name="P1">jitter for frame 1467 is <text:s text:c="2"/>-0.00199</text:p>
      <text:p text:style-name="P1">jitter for frame 1468 is <text:s text:c="2"/>-0.00036</text:p>
      <text:p text:style-name="P1">jitter for frame 1469 is <text:s text:c="2"/>-0.00212</text:p>
      <text:p text:style-name="P1">jitter for frame 1470 is <text:s text:c="2"/>-0.00019</text:p>
      <text:p text:style-name="P1">jitter for frame 1471 is <text:s text:c="3"/>0.00256</text:p>
      <text:p text:style-name="P1">jitter for frame 1472 is <text:s text:c="3"/>0.00782</text:p>
      <text:p text:style-name="P1">jitter for frame 1473 is <text:s text:c="3"/>0.00223</text:p>
      <text:p text:style-name="P1">jitter for frame 1474 is <text:s text:c="2"/>-0.00188</text:p>
      <text:p text:style-name="P1"><text:soft-page-break/>jitter for frame 1475 is <text:s text:c="2"/>-0.00238</text:p>
      <text:p text:style-name="P1">jitter for frame 1476 is <text:s text:c="2"/>-0.00210</text:p>
      <text:p text:style-name="P1">jitter for frame 1477 is <text:s text:c="2"/>-0.00005</text:p>
      <text:p text:style-name="P1">jitter for frame 1478 is <text:s text:c="2"/>-0.00203</text:p>
      <text:p text:style-name="P1">jitter for frame 1479 is <text:s text:c="3"/>0.00024</text:p>
      <text:p text:style-name="P1">jitter for frame 1480 is <text:s text:c="2"/>-0.00100</text:p>
      <text:p text:style-name="P1">jitter for frame 1481 is <text:s text:c="2"/>-0.00133</text:p>
      <text:p text:style-name="P1">jitter for frame 1482 is <text:s text:c="2"/>-0.00205</text:p>
      <text:p text:style-name="P1">jitter for frame 1483 is <text:s text:c="2"/>-0.00203</text:p>
      <text:p text:style-name="P1">jitter for frame 1484 is <text:s text:c="2"/>-0.00210</text:p>
      <text:p text:style-name="P1">jitter for frame 1485 is <text:s text:c="2"/>-0.00206</text:p>
      <text:p text:style-name="P1">jitter for frame 1486 is <text:s text:c="2"/>-0.00203</text:p>
      <text:p text:style-name="P1">jitter for frame 1487 is <text:s text:c="2"/>-0.00071</text:p>
      <text:p text:style-name="P1">jitter for frame 1488 is <text:s text:c="2"/>-0.00073</text:p>
      <text:p text:style-name="P1">jitter for frame 1489 is <text:s text:c="2"/>-0.00198</text:p>
      <text:p text:style-name="P1">jitter for frame 1490 is <text:s text:c="2"/>-0.00221</text:p>
      <text:p text:style-name="P1">jitter for frame 1491 is <text:s text:c="2"/>-0.00185</text:p>
      <text:p text:style-name="P1">jitter for frame 1492 is <text:s text:c="2"/>-0.00048</text:p>
      <text:p text:style-name="P1">jitter for frame 1493 is <text:s text:c="2"/>-0.00051</text:p>
      <text:p text:style-name="P1">jitter for frame 1494 is <text:s text:c="2"/>-0.00062</text:p>
      <text:p text:style-name="P1">jitter for frame 1495 is <text:s text:c="2"/>-0.00212</text:p>
      <text:p text:style-name="P1">jitter for frame 1496 is <text:s text:c="2"/>-0.00204</text:p>
      <text:p text:style-name="P1">jitter for frame 1497 is <text:s text:c="2"/>-0.00186</text:p>
      <text:p text:style-name="P1">jitter for frame 1498 is <text:s text:c="2"/>-0.00204</text:p>
      <text:p text:style-name="P1">jitter for frame 1499 is <text:s text:c="2"/>-0.00061</text:p>
      <text:p text:style-name="P1">jitter for frame 1500 is <text:s text:c="2"/>-0.00090</text:p>
      <text:p text:style-name="P1">jitter for frame 1501 is <text:s text:c="2"/>-0.00068</text:p>
      <text:p text:style-name="P1">jitter for frame 1502 is <text:s text:c="2"/>-0.00182</text:p>
      <text:p text:style-name="P1">jitter for frame 1503 is <text:s text:c="2"/>-0.00182</text:p>
      <text:p text:style-name="P1">jitter for frame 1504 is <text:s text:c="2"/>-0.00194</text:p>
      <text:p text:style-name="P1">jitter for frame 1505 is <text:s text:c="2"/>-0.00196</text:p>
      <text:p text:style-name="P1">jitter for frame 1506 is <text:s text:c="2"/>-0.00189</text:p>
      <text:p text:style-name="P1">jitter for frame 1507 is <text:s text:c="2"/>-0.00058</text:p>
      <text:p text:style-name="P1">jitter for frame 1508 is <text:s text:c="2"/>-0.00044</text:p>
      <text:p text:style-name="P1">jitter for frame 1509 is <text:s text:c="2"/>-0.00199</text:p>
      <text:p text:style-name="P1">jitter for frame 1510 is <text:s text:c="2"/>-0.00188</text:p>
      <text:p text:style-name="P1">jitter for frame 1511 is <text:s text:c="2"/>-0.00172</text:p>
      <text:p text:style-name="P1">jitter for frame 1512 is <text:s text:c="2"/>-0.00077</text:p>
      <text:p text:style-name="P1">jitter for frame 1513 is <text:s text:c="3"/>0.00023</text:p>
      <text:p text:style-name="P1">jitter for frame 1514 is <text:s text:c="2"/>-0.00204</text:p>
      <text:p text:style-name="P1">jitter for frame 1515 is <text:s text:c="2"/>-0.00054</text:p>
      <text:p text:style-name="P1">jitter for frame 1516 is <text:s text:c="2"/>-0.00204</text:p>
      <text:p text:style-name="P1">jitter for frame 1517 is <text:s text:c="2"/>-0.00193</text:p>
      <text:p text:style-name="P1">jitter for frame 1518 is <text:s text:c="2"/>-0.00198</text:p>
      <text:p text:style-name="P1">jitter for frame 1519 is <text:s text:c="2"/>-0.00136</text:p>
      <text:p text:style-name="P1">jitter for frame 1520 is <text:s text:c="2"/>-0.00126</text:p>
      <text:p text:style-name="P1">jitter for frame 1521 is <text:s text:c="2"/>-0.00058</text:p>
      <text:p text:style-name="P1">jitter for frame 1522 is <text:s text:c="2"/>-0.00138</text:p>
      <text:p text:style-name="P1">jitter for frame 1523 is <text:s text:c="2"/>-0.00204</text:p>
      <text:p text:style-name="P1"><text:soft-page-break/>jitter for frame 1524 is <text:s text:c="2"/>-0.00204</text:p>
      <text:p text:style-name="P1">jitter for frame 1525 is <text:s text:c="3"/>0.00018</text:p>
      <text:p text:style-name="P1">jitter for frame 1526 is <text:s text:c="2"/>-0.00190</text:p>
      <text:p text:style-name="P1">jitter for frame 1527 is <text:s text:c="3"/>0.01619</text:p>
      <text:p text:style-name="P1">jitter for frame 1528 is <text:s text:c="2"/>-0.00219</text:p>
      <text:p text:style-name="P1">jitter for frame 1529 is <text:s text:c="2"/>-0.00144</text:p>
      <text:p text:style-name="P1">jitter for frame 1530 is <text:s text:c="2"/>-0.00061</text:p>
      <text:p text:style-name="P1">jitter for frame 1531 is <text:s text:c="2"/>-0.00073</text:p>
      <text:p text:style-name="P1">jitter for frame 1532 is <text:s text:c="2"/>-0.00033</text:p>
      <text:p text:style-name="P1">jitter for frame 1533 is <text:s text:c="2"/>-0.00189</text:p>
      <text:p text:style-name="P1">jitter for frame 1534 is <text:s text:c="2"/>-0.00199</text:p>
      <text:p text:style-name="P1">jitter for frame 1535 is <text:s text:c="2"/>-0.00197</text:p>
      <text:p text:style-name="P1">jitter for frame 1536 is <text:s text:c="2"/>-0.00178</text:p>
      <text:p text:style-name="P1">jitter for frame 1537 is <text:s text:c="3"/>0.00024</text:p>
      <text:p text:style-name="P1">jitter for frame 1538 is <text:s text:c="2"/>-0.00216</text:p>
      <text:p text:style-name="P1">jitter for frame 1539 is <text:s text:c="2"/>-0.00057</text:p>
      <text:p text:style-name="P1">jitter for frame 1540 is <text:s text:c="2"/>-0.00115</text:p>
      <text:p text:style-name="P1">jitter for frame 1541 is <text:s text:c="3"/>0.00001</text:p>
      <text:p text:style-name="P1">jitter for frame 1542 is <text:s text:c="2"/>-0.00189</text:p>
      <text:p text:style-name="P1">jitter for frame 1543 is <text:s text:c="2"/>-0.00196</text:p>
      <text:p text:style-name="P1">jitter for frame 1544 is <text:s text:c="2"/>-0.00196</text:p>
      <text:p text:style-name="P1">jitter for frame 1545 is <text:s text:c="2"/>-0.00043</text:p>
      <text:p text:style-name="P1">jitter for frame 1546 is <text:s text:c="2"/>-0.00216</text:p>
      <text:p text:style-name="P1">jitter for frame 1547 is <text:s text:c="2"/>-0.00067</text:p>
      <text:p text:style-name="P1">jitter for frame 1548 is <text:s text:c="2"/>-0.00214</text:p>
      <text:p text:style-name="P1">jitter for frame 1549 is <text:s text:c="3"/>0.00024</text:p>
      <text:p text:style-name="P1">jitter for frame 1550 is <text:s text:c="3"/>0.00002</text:p>
      <text:p text:style-name="P1">jitter for frame 1551 is <text:s text:c="2"/>-0.00046</text:p>
      <text:p text:style-name="P1">jitter for frame 1552 is <text:s text:c="3"/>0.00022</text:p>
      <text:p text:style-name="P1">jitter for frame 1553 is <text:s text:c="2"/>-0.00046</text:p>
      <text:p text:style-name="P1">jitter for frame 1554 is <text:s text:c="3"/>0.00023</text:p>
      <text:p text:style-name="P1">jitter for frame 1555 is <text:s text:c="3"/>0.00043</text:p>
      <text:p text:style-name="P1">jitter for frame 1556 is <text:s text:c="2"/>-0.00154</text:p>
      <text:p text:style-name="P1">jitter for frame 1557 is <text:s text:c="2"/>-0.00062</text:p>
      <text:p text:style-name="P1">jitter for frame 1558 is <text:s text:c="2"/>-0.00218</text:p>
      <text:p text:style-name="P1">jitter for frame 1559 is <text:s text:c="2"/>-0.00016</text:p>
      <text:p text:style-name="P1">jitter for frame 1560 is <text:s text:c="2"/>-0.00056</text:p>
      <text:p text:style-name="P1">jitter for frame 1561 is <text:s text:c="3"/>0.00059</text:p>
      <text:p text:style-name="P1">jitter for frame 1562 is <text:s text:c="2"/>-0.00208</text:p>
      <text:p text:style-name="P1">jitter for frame 1563 is <text:s text:c="2"/>-0.00000</text:p>
      <text:p text:style-name="P1">jitter for frame 1564 is <text:s text:c="2"/>-0.00196</text:p>
      <text:p text:style-name="P1">jitter for frame 1565 is <text:s text:c="3"/>0.00210</text:p>
      <text:p text:style-name="P1">jitter for frame 1566 is <text:s text:c="2"/>-0.00062</text:p>
      <text:p text:style-name="P1">jitter for frame 1567 is <text:s text:c="3"/>0.00025</text:p>
      <text:p text:style-name="P1">jitter for frame 1568 is <text:s text:c="2"/>-0.00037</text:p>
      <text:p text:style-name="P1">jitter for frame 1569 is <text:s text:c="3"/>0.00025</text:p>
      <text:p text:style-name="P1">jitter for frame 1570 is <text:s text:c="2"/>-0.00231</text:p>
      <text:p text:style-name="P1">jitter for frame 1571 is <text:s text:c="3"/>0.00037</text:p>
      <text:p text:style-name="P1">jitter for frame 1572 is <text:s text:c="3"/>0.00037</text:p>
      <text:p text:style-name="P1"><text:soft-page-break/>jitter for frame 1573 is <text:s text:c="2"/>-0.00019</text:p>
      <text:p text:style-name="P1">jitter for frame 1574 is <text:s text:c="3"/>0.00034</text:p>
      <text:p text:style-name="P1">jitter for frame 1575 is <text:s text:c="2"/>-0.00202</text:p>
      <text:p text:style-name="P1">jitter for frame 1576 is <text:s text:c="2"/>-0.00142</text:p>
      <text:p text:style-name="P1">jitter for frame 1577 is <text:s text:c="2"/>-0.00205</text:p>
      <text:p text:style-name="P1">jitter for frame 1578 is <text:s text:c="2"/>-0.00030</text:p>
      <text:p text:style-name="P1">jitter for frame 1579 is <text:s text:c="2"/>-0.00016</text:p>
      <text:p text:style-name="P1">jitter for frame 1580 is <text:s text:c="2"/>-0.00016</text:p>
      <text:p text:style-name="P1">jitter for frame 1581 is <text:s text:c="3"/>0.00024</text:p>
      <text:p text:style-name="P1">jitter for frame 1582 is <text:s text:c="3"/>0.00008</text:p>
      <text:p text:style-name="P1">jitter for frame 1583 is <text:s text:c="2"/>-0.00024</text:p>
      <text:p text:style-name="P1">jitter for frame 1584 is <text:s text:c="2"/>-0.00034</text:p>
      <text:p text:style-name="P1">jitter for frame 1585 is <text:s text:c="2"/>-0.00003</text:p>
      <text:p text:style-name="P1">jitter for frame 1586 is <text:s text:c="2"/>-0.00017</text:p>
      <text:p text:style-name="P1">jitter for frame 1587 is <text:s text:c="2"/>-0.00040</text:p>
      <text:p text:style-name="P1">jitter for frame 1588 is <text:s text:c="2"/>-0.00239</text:p>
      <text:p text:style-name="P1">jitter for frame 1589 is <text:s text:c="2"/>-0.00006</text:p>
      <text:p text:style-name="P1">jitter for frame 1590 is <text:s text:c="2"/>-0.00207</text:p>
      <text:p text:style-name="P1">jitter for frame 1591 is <text:s text:c="2"/>-0.00095</text:p>
      <text:p text:style-name="P1">jitter for frame 1592 is <text:s text:c="2"/>-0.00206</text:p>
      <text:p text:style-name="P1">jitter for frame 1593 is <text:s text:c="2"/>-0.00003</text:p>
      <text:p text:style-name="P1">jitter for frame 1594 is <text:s text:c="3"/>0.00012</text:p>
      <text:p text:style-name="P1">jitter for frame 1595 is <text:s text:c="3"/>0.00003</text:p>
      <text:p text:style-name="P1">jitter for frame 1596 is <text:s text:c="2"/>-0.00204</text:p>
      <text:p text:style-name="P1">jitter for frame 1597 is <text:s text:c="3"/>0.00016</text:p>
      <text:p text:style-name="P1">jitter for frame 1598 is <text:s text:c="2"/>-0.00232</text:p>
      <text:p text:style-name="P1">jitter for frame 1599 is <text:s text:c="2"/>-0.00208</text:p>
      <text:p text:style-name="P1">jitter for frame 1600 is <text:s text:c="2"/>-0.00015</text:p>
      <text:p text:style-name="P1">jitter for frame 1601 is <text:s text:c="2"/>-0.00206</text:p>
      <text:p text:style-name="P1">jitter for frame 1602 is <text:s text:c="2"/>-0.00215</text:p>
      <text:p text:style-name="P1">jitter for frame 1603 is <text:s text:c="2"/>-0.00213</text:p>
      <text:p text:style-name="P1">jitter for frame 1604 is <text:s text:c="3"/>0.00016</text:p>
      <text:p text:style-name="P1">jitter for frame 1605 is <text:s text:c="2"/>-0.00216</text:p>
      <text:p text:style-name="P1">jitter for frame 1606 is <text:s text:c="2"/>-0.00147</text:p>
      <text:p text:style-name="P1">jitter for frame 1607 is <text:s text:c="3"/>0.00012</text:p>
      <text:p text:style-name="P1">jitter for frame 1608 is <text:s text:c="2"/>-0.00206</text:p>
      <text:p text:style-name="P1">jitter for frame 1609 is <text:s text:c="3"/>0.00200</text:p>
      <text:p text:style-name="P1">jitter for frame 1610 is <text:s text:c="3"/>0.00055</text:p>
      <text:p text:style-name="P1">jitter for frame 1611 is <text:s text:c="2"/>-0.00106</text:p>
      <text:p text:style-name="P1">jitter for frame 1612 is <text:s text:c="3"/>0.00049</text:p>
      <text:p text:style-name="P1">jitter for frame 1613 is <text:s text:c="3"/>0.00063</text:p>
      <text:p text:style-name="P1">jitter for frame 1614 is <text:s text:c="3"/>0.00048</text:p>
      <text:p text:style-name="P1">jitter for frame 1615 is <text:s text:c="3"/>0.00005</text:p>
      <text:p text:style-name="P1">jitter for frame 1616 is <text:s text:c="2"/>-0.00139</text:p>
      <text:p text:style-name="P1">jitter for frame 1617 is <text:s text:c="3"/>0.00030</text:p>
      <text:p text:style-name="P1">jitter for frame 1618 is <text:s text:c="2"/>-0.00028</text:p>
      <text:p text:style-name="P1">jitter for frame 1619 is <text:s text:c="2"/>-0.00181</text:p>
      <text:p text:style-name="P1">jitter for frame 1620 is <text:s text:c="3"/>0.00048</text:p>
      <text:p text:style-name="P1">jitter for frame 1621 is <text:s text:c="3"/>0.00038</text:p>
      <text:p text:style-name="P1"><text:soft-page-break/>jitter for frame 1622 is <text:s text:c="2"/>-0.00033</text:p>
      <text:p text:style-name="P1">jitter for frame 1623 is <text:s text:c="3"/>0.00000</text:p>
      <text:p text:style-name="P1">jitter for frame 1624 is <text:s text:c="3"/>0.01176</text:p>
      <text:p text:style-name="P1">jitter for frame 1625 is <text:s text:c="2"/>-0.00008</text:p>
      <text:p text:style-name="P1">jitter for frame 1626 is <text:s text:c="2"/>-0.00218</text:p>
      <text:p text:style-name="P1">jitter for frame 1627 is <text:s text:c="3"/>0.00002</text:p>
      <text:p text:style-name="P1">jitter for frame 1628 is <text:s text:c="2"/>-0.00141</text:p>
      <text:p text:style-name="P1">jitter for frame 1629 is <text:s text:c="2"/>-0.00003</text:p>
      <text:p text:style-name="P1">jitter for frame 1630 is <text:s text:c="2"/>-0.00120</text:p>
      <text:p text:style-name="P1">jitter for frame 1631 is <text:s text:c="2"/>-0.00086</text:p>
      <text:p text:style-name="P1">jitter for frame 1632 is <text:s text:c="3"/>0.00036</text:p>
      <text:p text:style-name="P1">jitter for frame 1633 is <text:s text:c="2"/>-0.00035</text:p>
      <text:p text:style-name="P1">jitter for frame 1634 is <text:s text:c="3"/>0.00002</text:p>
      <text:p text:style-name="P1">jitter for frame 1635 is <text:s text:c="3"/>0.00011</text:p>
      <text:p text:style-name="P1">jitter for frame 1636 is <text:s text:c="2"/>-0.00110</text:p>
      <text:p text:style-name="P1">jitter for frame 1637 is <text:s text:c="2"/>-0.00103</text:p>
      <text:p text:style-name="P1">jitter for frame 1638 is <text:s text:c="2"/>-0.00035</text:p>
      <text:p text:style-name="P1">jitter for frame 1639 is <text:s text:c="3"/>0.00004</text:p>
      <text:p text:style-name="P1">jitter for frame 1640 is <text:s text:c="2"/>-0.00208</text:p>
      <text:p text:style-name="P1">jitter for frame 1641 is <text:s text:c="3"/>0.00058</text:p>
      <text:p text:style-name="P1">jitter for frame 1642 is <text:s text:c="2"/>-0.00193</text:p>
      <text:p text:style-name="P1">jitter for frame 1643 is <text:s text:c="2"/>-0.00148</text:p>
      <text:p text:style-name="P1">jitter for frame 1644 is <text:s text:c="2"/>-0.00116</text:p>
      <text:p text:style-name="P1">jitter for frame 1645 is <text:s text:c="2"/>-0.00106</text:p>
      <text:p text:style-name="P1">jitter for frame 1646 is <text:s text:c="3"/>0.00006</text:p>
      <text:p text:style-name="P1">jitter for frame 1647 is <text:s text:c="2"/>-0.00098</text:p>
      <text:p text:style-name="P1">jitter for frame 1648 is <text:s text:c="2"/>-0.00181</text:p>
      <text:p text:style-name="P1">jitter for frame 1649 is <text:s text:c="3"/>0.00077</text:p>
      <text:p text:style-name="P1">jitter for frame 1650 is <text:s text:c="3"/>0.00060</text:p>
      <text:p text:style-name="P1">jitter for frame 1651 is <text:s text:c="2"/>-0.00145</text:p>
      <text:p text:style-name="P1">jitter for frame 1652 is <text:s text:c="2"/>-0.00092</text:p>
      <text:p text:style-name="P1">jitter for frame 1653 is <text:s text:c="2"/>-0.00038</text:p>
      <text:p text:style-name="P1">jitter for frame 1654 is <text:s text:c="3"/>0.00052</text:p>
      <text:p text:style-name="P1">jitter for frame 1655 is <text:s text:c="2"/>-0.00083</text:p>
      <text:p text:style-name="P1">jitter for frame 1656 is <text:s text:c="2"/>-0.00114</text:p>
      <text:p text:style-name="P1">jitter for frame 1657 is <text:s text:c="2"/>-0.00159</text:p>
      <text:p text:style-name="P1">jitter for frame 1658 is <text:s text:c="2"/>-0.00182</text:p>
      <text:p text:style-name="P1">jitter for frame 1659 is <text:s text:c="3"/>0.00153</text:p>
      <text:p text:style-name="P1">jitter for frame 1660 is <text:s text:c="2"/>-0.00235</text:p>
      <text:p text:style-name="P1">jitter for frame 1661 is <text:s text:c="3"/>0.00003</text:p>
      <text:p text:style-name="P1">jitter for frame 1662 is <text:s text:c="2"/>-0.00232</text:p>
      <text:p text:style-name="P1">jitter for frame 1663 is <text:s text:c="2"/>-0.00202</text:p>
      <text:p text:style-name="P1">jitter for frame 1664 is <text:s text:c="2"/>-0.00003</text:p>
      <text:p text:style-name="P1">jitter for frame 1665 is <text:s text:c="3"/>0.00041</text:p>
      <text:p text:style-name="P1">jitter for frame 1666 is <text:s text:c="2"/>-0.00187</text:p>
      <text:p text:style-name="P1">jitter for frame 1667 is <text:s text:c="2"/>-0.00071</text:p>
      <text:p text:style-name="P1">jitter for frame 1668 is <text:s text:c="3"/>0.00006</text:p>
      <text:p text:style-name="P1">jitter for frame 1669 is <text:s text:c="3"/>0.00028</text:p>
      <text:p text:style-name="P1">jitter for frame 1670 is <text:s text:c="3"/>0.00013</text:p>
      <text:p text:style-name="P1"><text:soft-page-break/>jitter for frame 1671 is <text:s text:c="2"/>-0.00084</text:p>
      <text:p text:style-name="P1">jitter for frame 1672 is <text:s text:c="2"/>-0.00012</text:p>
      <text:p text:style-name="P1">jitter for frame 1673 is <text:s text:c="3"/>0.00001</text:p>
      <text:p text:style-name="P1">jitter for frame 1674 is <text:s text:c="3"/>0.00033</text:p>
      <text:p text:style-name="P1">jitter for frame 1675 is <text:s text:c="3"/>0.00031</text:p>
      <text:p text:style-name="P1">jitter for frame 1676 is <text:s text:c="2"/>-0.00178</text:p>
      <text:p text:style-name="P1">jitter for frame 1677 is <text:s text:c="3"/>0.00153</text:p>
      <text:p text:style-name="P1">jitter for frame 1678 is <text:s text:c="3"/>0.00009</text:p>
      <text:p text:style-name="P1">jitter for frame 1679 is <text:s text:c="2"/>-0.00032</text:p>
      <text:p text:style-name="P1">jitter for frame 1680 is <text:s text:c="2"/>-0.00210</text:p>
      <text:p text:style-name="P1">jitter for frame 1681 is <text:s text:c="2"/>-0.00154</text:p>
      <text:p text:style-name="P1">jitter for frame 1682 is <text:s text:c="2"/>-0.00091</text:p>
      <text:p text:style-name="P1">jitter for frame 1683 is <text:s text:c="2"/>-0.00129</text:p>
      <text:p text:style-name="P1">jitter for frame 1684 is <text:s text:c="2"/>-0.00023</text:p>
      <text:p text:style-name="P1">jitter for frame 1685 is <text:s text:c="2"/>-0.00174</text:p>
      <text:p text:style-name="P1">jitter for frame 1686 is <text:s text:c="2"/>-0.00126</text:p>
      <text:p text:style-name="P1">jitter for frame 1687 is <text:s text:c="3"/>0.00007</text:p>
      <text:p text:style-name="P1">jitter for frame 1688 is <text:s text:c="2"/>-0.00131</text:p>
      <text:p text:style-name="P1">jitter for frame 1689 is <text:s text:c="2"/>-0.00103</text:p>
      <text:p text:style-name="P1">jitter for frame 1690 is <text:s text:c="3"/>0.00037</text:p>
      <text:p text:style-name="P1">jitter for frame 1691 is <text:s text:c="2"/>-0.00104</text:p>
      <text:p text:style-name="P1">jitter for frame 1692 is <text:s text:c="3"/>0.00019</text:p>
      <text:p text:style-name="P1">jitter for frame 1693 is <text:s text:c="3"/>0.00009</text:p>
      <text:p text:style-name="P1">jitter for frame 1694 is <text:s text:c="2"/>-0.00082</text:p>
      <text:p text:style-name="P1">jitter for frame 1695 is <text:s text:c="2"/>-0.00030</text:p>
      <text:p text:style-name="P1">jitter for frame 1696 is <text:s text:c="2"/>-0.00170</text:p>
      <text:p text:style-name="P1">jitter for frame 1697 is <text:s text:c="2"/>-0.00132</text:p>
      <text:p text:style-name="P1">jitter for frame 1698 is <text:s text:c="2"/>-0.00160</text:p>
      <text:p text:style-name="P1">jitter for frame 1699 is <text:s text:c="2"/>-0.00182</text:p>
      <text:p text:style-name="P1">jitter for frame 1700 is <text:s text:c="2"/>-0.00114</text:p>
      <text:p text:style-name="P1">jitter for frame 1701 is <text:s text:c="3"/>0.00020</text:p>
      <text:p text:style-name="P1">jitter for frame 1702 is <text:s text:c="3"/>0.00050</text:p>
      <text:p text:style-name="P1">jitter for frame 1703 is <text:s text:c="3"/>0.00029</text:p>
      <text:p text:style-name="P1">jitter for frame 1704 is <text:s text:c="2"/>-0.00065</text:p>
      <text:p text:style-name="P1">jitter for frame 1705 is <text:s text:c="2"/>-0.00194</text:p>
      <text:p text:style-name="P1">jitter for frame 1706 is <text:s text:c="3"/>0.00053</text:p>
      <text:p text:style-name="P1">jitter for frame 1707 is <text:s text:c="2"/>-0.00204</text:p>
      <text:p text:style-name="P1">jitter for frame 1708 is <text:s text:c="3"/>0.00018</text:p>
      <text:p text:style-name="P1">jitter for frame 1709 is <text:s text:c="2"/>-0.00146</text:p>
      <text:p text:style-name="P1">jitter for frame 1710 is <text:s text:c="2"/>-0.00200</text:p>
      <text:p text:style-name="P1">jitter for frame 1711 is <text:s text:c="2"/>-0.00108</text:p>
      <text:p text:style-name="P1">jitter for frame 1712 is <text:s text:c="2"/>-0.00200</text:p>
      <text:p text:style-name="P1">jitter for frame 1713 is <text:s text:c="2"/>-0.00226</text:p>
      <text:p text:style-name="P1">jitter for frame 1714 is <text:s text:c="3"/>0.00025</text:p>
      <text:p text:style-name="P1">jitter for frame 1715 is <text:s text:c="2"/>-0.00067</text:p>
      <text:p text:style-name="P1">jitter for frame 1716 is <text:s text:c="2"/>-0.00004</text:p>
      <text:p text:style-name="P1">jitter for frame 1717 is <text:s text:c="2"/>-0.00175</text:p>
      <text:p text:style-name="P1">jitter for frame 1718 is <text:s text:c="2"/>-0.00186</text:p>
      <text:p text:style-name="P1">jitter for frame 1719 is <text:s text:c="2"/>-0.00194</text:p>
      <text:p text:style-name="P1"><text:soft-page-break/>jitter for frame 1720 is <text:s text:c="2"/>-0.00170</text:p>
      <text:p text:style-name="P1">jitter for frame 1721 is <text:s text:c="2"/>-0.00231</text:p>
      <text:p text:style-name="P1">jitter for frame 1722 is <text:s text:c="3"/>0.00073</text:p>
      <text:p text:style-name="P1">jitter for frame 1723 is <text:s text:c="2"/>-0.00140</text:p>
      <text:p text:style-name="P1">jitter for frame 1724 is <text:s text:c="3"/>0.00019</text:p>
      <text:p text:style-name="P1">jitter for frame 1725 is <text:s text:c="3"/>0.00014</text:p>
      <text:p text:style-name="P1">jitter for frame 1726 is <text:s text:c="2"/>-0.00009</text:p>
      <text:p text:style-name="P1">jitter for frame 1727 is <text:s text:c="3"/>0.00030</text:p>
      <text:p text:style-name="P1">jitter for frame 1728 is <text:s text:c="3"/>0.00035</text:p>
      <text:p text:style-name="P1">jitter for frame 1729 is <text:s text:c="2"/>-0.00036</text:p>
      <text:p text:style-name="P1">jitter for frame 1730 is <text:s text:c="2"/>-0.00017</text:p>
      <text:p text:style-name="P1">jitter for frame 1731 is <text:s text:c="3"/>0.00014</text:p>
      <text:p text:style-name="P1">jitter for frame 1732 is <text:s text:c="2"/>-0.00005</text:p>
      <text:p text:style-name="P1">jitter for frame 1733 is <text:s text:c="2"/>-0.00036</text:p>
      <text:p text:style-name="P1">jitter for frame 1734 is <text:s text:c="2"/>-0.00064</text:p>
      <text:p text:style-name="P1">jitter for frame 1735 is <text:s text:c="3"/>0.00012</text:p>
      <text:p text:style-name="P1">jitter for frame 1736 is <text:s text:c="3"/>0.00011</text:p>
      <text:p text:style-name="P1">jitter for frame 1737 is <text:s text:c="2"/>-0.00017</text:p>
      <text:p text:style-name="P1">jitter for frame 1738 is <text:s text:c="2"/>-0.00204</text:p>
      <text:p text:style-name="P1">jitter for frame 1739 is <text:s text:c="3"/>0.00073</text:p>
      <text:p text:style-name="P1">jitter for frame 1740 is <text:s text:c="3"/>0.00016</text:p>
      <text:p text:style-name="P1">jitter for frame 1741 is <text:s text:c="3"/>0.00054</text:p>
      <text:p text:style-name="P1">jitter for frame 1742 is <text:s text:c="2"/>-0.00028</text:p>
      <text:p text:style-name="P1">jitter for frame 1743 is <text:s text:c="2"/>-0.00127</text:p>
      <text:p text:style-name="P1">jitter for frame 1744 is <text:s text:c="2"/>-0.00133</text:p>
      <text:p text:style-name="P1">jitter for frame 1745 is <text:s text:c="3"/>0.00013</text:p>
      <text:p text:style-name="P1">jitter for frame 1746 is <text:s text:c="3"/>0.00060</text:p>
      <text:p text:style-name="P1">jitter for frame 1747 is <text:s text:c="2"/>-0.00104</text:p>
      <text:p text:style-name="P1">jitter for frame 1748 is <text:s text:c="3"/>0.00029</text:p>
      <text:p text:style-name="P1">jitter for frame 1749 is <text:s text:c="3"/>0.00037</text:p>
      <text:p text:style-name="P1">jitter for frame 1750 is <text:s text:c="2"/>-0.00177</text:p>
      <text:p text:style-name="P1">jitter for frame 1751 is <text:s text:c="2"/>-0.00018</text:p>
      <text:p text:style-name="P1">jitter for frame 1752 is <text:s text:c="2"/>-0.00209</text:p>
      <text:p text:style-name="P1">jitter for frame 1753 is <text:s text:c="2"/>-0.00145</text:p>
      <text:p text:style-name="P1">jitter for frame 1754 is <text:s text:c="2"/>-0.00155</text:p>
      <text:p text:style-name="P1">jitter for frame 1755 is <text:s text:c="3"/>0.00013</text:p>
      <text:p text:style-name="P1">jitter for frame 1756 is <text:s text:c="2"/>-0.00207</text:p>
      <text:p text:style-name="P1">jitter for frame 1757 is <text:s text:c="3"/>0.00023</text:p>
      <text:p text:style-name="P1">jitter for frame 1758 is <text:s text:c="2"/>-0.00194</text:p>
      <text:p text:style-name="P1">jitter for frame 1759 is <text:s text:c="2"/>-0.00206</text:p>
      <text:p text:style-name="P1">jitter for frame 1760 is <text:s text:c="2"/>-0.00233</text:p>
      <text:p text:style-name="P1">jitter for frame 1761 is <text:s text:c="2"/>-0.00167</text:p>
      <text:p text:style-name="P1">jitter for frame 1762 is <text:s text:c="3"/>0.00018</text:p>
      <text:p text:style-name="P1">jitter for frame 1763 is <text:s text:c="2"/>-0.00032</text:p>
      <text:p text:style-name="P1">jitter for frame 1764 is <text:s text:c="2"/>-0.00181</text:p>
      <text:p text:style-name="P1">jitter for frame 1765 is <text:s text:c="2"/>-0.00202</text:p>
      <text:p text:style-name="P1">jitter for frame 1766 is <text:s text:c="3"/>0.00024</text:p>
      <text:p text:style-name="P1">jitter for frame 1767 is <text:s text:c="3"/>0.00069</text:p>
      <text:p text:style-name="P1">jitter for frame 1768 is <text:s text:c="2"/>-0.00180</text:p>
      <text:p text:style-name="P1"><text:soft-page-break/>jitter for frame 1769 is <text:s text:c="2"/>-0.00187</text:p>
      <text:p text:style-name="P1">jitter for frame 1770 is <text:s text:c="2"/>-0.00190</text:p>
      <text:p text:style-name="P1">jitter for frame 1771 is <text:s text:c="2"/>-0.00022</text:p>
      <text:p text:style-name="P1">jitter for frame 1772 is <text:s text:c="2"/>-0.00013</text:p>
      <text:p text:style-name="P1">jitter for frame 1773 is <text:s text:c="2"/>-0.00035</text:p>
      <text:p text:style-name="P1">jitter for frame 1774 is <text:s text:c="2"/>-0.00195</text:p>
      <text:p text:style-name="P1">jitter for frame 1775 is <text:s text:c="2"/>-0.00179</text:p>
      <text:p text:style-name="P1">jitter for frame 1776 is <text:s text:c="2"/>-0.00047</text:p>
      <text:p text:style-name="P1">jitter for frame 1777 is <text:s text:c="3"/>0.00005</text:p>
      <text:p text:style-name="P1">jitter for frame 1778 is <text:s text:c="2"/>-0.00158</text:p>
      <text:p text:style-name="P1">jitter for frame 1779 is <text:s text:c="3"/>0.00052</text:p>
      <text:p text:style-name="P1">jitter for frame 1780 is <text:s text:c="3"/>0.00002</text:p>
      <text:p text:style-name="P1">jitter for frame 1781 is <text:s text:c="2"/>-0.00213</text:p>
      <text:p text:style-name="P1">jitter for frame 1782 is <text:s text:c="2"/>-0.00079</text:p>
      <text:p text:style-name="P1">jitter for frame 1783 is <text:s text:c="2"/>-0.00175</text:p>
      <text:p text:style-name="P1">jitter for frame 1784 is <text:s text:c="2"/>-0.00052</text:p>
      <text:p text:style-name="P1">jitter for frame 1785 is <text:s text:c="2"/>-0.00172</text:p>
      <text:p text:style-name="P1">jitter for frame 1786 is <text:s text:c="2"/>-0.00183</text:p>
      <text:p text:style-name="P1">jitter for frame 1787 is <text:s text:c="2"/>-0.00187</text:p>
      <text:p text:style-name="P1">jitter for frame 1788 is <text:s text:c="2"/>-0.00003</text:p>
      <text:p text:style-name="P1">jitter for frame 1789 is <text:s text:c="2"/>-0.00167</text:p>
      <text:p text:style-name="P1">jitter for frame 1790 is <text:s text:c="2"/>-0.00172</text:p>
      <text:p text:style-name="P1">jitter for frame 1791 is <text:s text:c="3"/>0.00053</text:p>
      <text:p text:style-name="P1">jitter for frame 1792 is <text:s text:c="2"/>-0.00081</text:p>
      <text:p text:style-name="P1">jitter for frame 1793 is <text:s text:c="2"/>-0.00011</text:p>
      <text:p text:style-name="P1">jitter for frame 1794 is <text:s text:c="2"/>-0.00132</text:p>
      <text:p text:style-name="P1">jitter for frame 1795 is <text:s text:c="3"/>0.00006</text:p>
      <text:p text:style-name="P1">jitter for frame 1796 is <text:s text:c="2"/>-0.00030</text:p>
      <text:p text:style-name="P1">jitter for frame 1797 is <text:s text:c="2"/>-0.00165</text:p>
      <text:p text:style-name="P1">jitter for frame 1798 is <text:s text:c="2"/>-0.00180</text:p>
      <text:p text:style-name="P1">jitter for frame 1799 is <text:s text:c="2"/>-0.00189</text:p>
      <text:p text:style-name="P1">jitter for frame 1800 is <text:s text:c="2"/>-0.00038</text:p>
      <text:p text:style-name="P1">jitter for frame 1801 is <text:s text:c="3"/>0.00058</text:p>
      <text:p text:style-name="P1">jitter for frame 1802 is <text:s text:c="2"/>-0.00061</text:p>
      <text:p text:style-name="P1">jitter for frame 1803 is <text:s text:c="2"/>-0.00064</text:p>
      <text:p text:style-name="P1">jitter for frame 1804 is <text:s text:c="2"/>-0.00179</text:p>
      <text:p text:style-name="P1">jitter for frame 1805 is <text:s text:c="2"/>-0.00158</text:p>
      <text:p text:style-name="P1">jitter for frame 1806 is <text:s text:c="2"/>-0.00134</text:p>
      <text:p text:style-name="P1">Total latency= <text:s/>-0.64114</text:p>
      <text:p text:style-name="P1">average jitter = -0.000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3:17:09.135336270</meta:creation-date>
    <dc:date>2017-08-16T13:17:43.065519301</dc:date>
    <meta:editing-duration>PT35S</meta:editing-duration>
    <meta:editing-cycles>1</meta:editing-cycles>
    <meta:document-statistic meta:table-count="0" meta:image-count="0" meta:object-count="0" meta:page-count="74" meta:paragraph-count="3617" meta:word-count="21690" meta:character-count="124336" meta:non-whitespace-character-count="97916"/>
    <meta:generator>LibreOffice/5.1.6.2$Linux_X86_64 LibreOffice_project/10m0$Build-2</meta:generator>
  </office:meta>
</office:document-meta>
</file>